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075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>
      <style:text-properties style:font-name="Liberation Sans" style:font-name-asian="AR PL UMing HK" style:font-name-complex="Lohit Devanagar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3" table:default-cell-style-name="ce1"/>
        <table:table-column table:style-name="co3" table:number-columns-repeated="2" table:default-cell-style-name="Default"/>
        <table:table-column table:style-name="co3" table:default-cell-style-name="ce2"/>
        <table:table-row table:style-name="ro1">
          <table:table-cell office:value-type="string" calcext:value-type="string">
            <text:p>pairID:TEX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Predicted</text:p>
          </table:table-cell>
          <table:table-cell table:number-columns-repeated="2"/>
          <table:table-cell table:style-name="Default" office:value-type="string" calcext:value-type="string">
            <text:p>T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P</text:p>
          </table:table-cell>
          <table:table-cell table:style-name="Default" office:value-type="string" calcext:value-type="string">
            <text:p>FN</text:p>
          </table:table-cell>
        </table:table-row>
        <table:table-row table:style-name="ro1">
          <table:table-cell office:value-type="float" office:value="116738" calcext:value-type="float">
            <text:p>1167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]=[.B2];&quot;match&quot;;&quot;not&quot;)" office:value-type="string" office:string-value="match" calcext:value-type="string">
            <text:p>match</text:p>
          </table:table-cell>
          <table:table-cell table:formula="of:=IF(AND([.B2]=1;[.E2]=&quot;match&quot;);&quot;1&quot;;&quot;0&quot;)" office:value-type="string" office:string-value="0" calcext:value-type="string">
            <text:p>0</text:p>
          </table:table-cell>
          <table:table-cell table:formula="of:=IF(AND([.B2]=0;[.E2]=&quot;match&quot;);&quot;1&quot;;&quot;0&quot;)" office:value-type="string" office:string-value="1" calcext:value-type="string">
            <text:p>1</text:p>
          </table:table-cell>
          <table:table-cell table:formula="of:=IF(AND([.B2]=0;[.C2]=1);&quot;1&quot;;&quot;0&quot;)" office:value-type="string" office:string-value="0" calcext:value-type="string">
            <text:p>0</text:p>
          </table:table-cell>
          <table:table-cell table:formula="of:=IF(AND([.B2]=1;[.C2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60101" calcext:value-type="float">
            <text:p>26010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C3]=[.B3];&quot;match&quot;;&quot;not&quot;)" office:value-type="string" office:string-value="match" calcext:value-type="string">
            <text:p>match</text:p>
          </table:table-cell>
          <table:table-cell table:formula="of:=IF(AND([.B3]=1;[.E3]=&quot;match&quot;);&quot;1&quot;;&quot;0&quot;)" office:value-type="string" office:string-value="1" calcext:value-type="string">
            <text:p>1</text:p>
          </table:table-cell>
          <table:table-cell table:formula="of:=IF(AND([.B3]=0;[.E3]=&quot;match&quot;);&quot;1&quot;;&quot;0&quot;)" office:value-type="string" office:string-value="0" calcext:value-type="string">
            <text:p>0</text:p>
          </table:table-cell>
          <table:table-cell table:formula="of:=IF(AND([.B3]=0;[.C3]=1);&quot;1&quot;;&quot;0&quot;)" office:value-type="string" office:string-value="0" calcext:value-type="string">
            <text:p>0</text:p>
          </table:table-cell>
          <table:table-cell table:formula="of:=IF(AND([.B3]=1;[.C3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16742" calcext:value-type="float">
            <text:p>1167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]=[.B4];&quot;match&quot;;&quot;not&quot;)" office:value-type="string" office:string-value="match" calcext:value-type="string">
            <text:p>match</text:p>
          </table:table-cell>
          <table:table-cell table:formula="of:=IF(AND([.B4]=1;[.E4]=&quot;match&quot;);&quot;1&quot;;&quot;0&quot;)" office:value-type="string" office:string-value="0" calcext:value-type="string">
            <text:p>0</text:p>
          </table:table-cell>
          <table:table-cell table:formula="of:=IF(AND([.B4]=0;[.E4]=&quot;match&quot;);&quot;1&quot;;&quot;0&quot;)" office:value-type="string" office:string-value="1" calcext:value-type="string">
            <text:p>1</text:p>
          </table:table-cell>
          <table:table-cell table:formula="of:=IF(AND([.B4]=0;[.C4]=1);&quot;1&quot;;&quot;0&quot;)" office:value-type="string" office:string-value="0" calcext:value-type="string">
            <text:p>0</text:p>
          </table:table-cell>
          <table:table-cell table:formula="of:=IF(AND([.B4]=1;[.C4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45415" calcext:value-type="float">
            <text:p>1454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5]=[.B5];&quot;match&quot;;&quot;not&quot;)" office:value-type="string" office:string-value="not" calcext:value-type="string">
            <text:p>not</text:p>
          </table:table-cell>
          <table:table-cell table:formula="of:=IF(AND([.B5]=1;[.E5]=&quot;match&quot;);&quot;1&quot;;&quot;0&quot;)" office:value-type="string" office:string-value="0" calcext:value-type="string">
            <text:p>0</text:p>
          </table:table-cell>
          <table:table-cell table:formula="of:=IF(AND([.B5]=0;[.E5]=&quot;match&quot;);&quot;1&quot;;&quot;0&quot;)" office:value-type="string" office:string-value="0" calcext:value-type="string">
            <text:p>0</text:p>
          </table:table-cell>
          <table:table-cell table:formula="of:=IF(AND([.B5]=0;[.C5]=1);&quot;1&quot;;&quot;0&quot;)" office:value-type="string" office:string-value="0" calcext:value-type="string">
            <text:p>0</text:p>
          </table:table-cell>
          <table:table-cell table:formula="of:=IF(AND([.B5]=1;[.C5]=0);&quot;1&quot;;&quot;0&quot;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223244" calcext:value-type="float">
            <text:p>2232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6]=[.B6];&quot;match&quot;;&quot;not&quot;)" office:value-type="string" office:string-value="match" calcext:value-type="string">
            <text:p>match</text:p>
          </table:table-cell>
          <table:table-cell table:formula="of:=IF(AND([.B6]=1;[.E6]=&quot;match&quot;);&quot;1&quot;;&quot;0&quot;)" office:value-type="string" office:string-value="0" calcext:value-type="string">
            <text:p>0</text:p>
          </table:table-cell>
          <table:table-cell table:formula="of:=IF(AND([.B6]=0;[.E6]=&quot;match&quot;);&quot;1&quot;;&quot;0&quot;)" office:value-type="string" office:string-value="1" calcext:value-type="string">
            <text:p>1</text:p>
          </table:table-cell>
          <table:table-cell table:formula="of:=IF(AND([.B6]=0;[.C6]=1);&quot;1&quot;;&quot;0&quot;)" office:value-type="string" office:string-value="0" calcext:value-type="string">
            <text:p>0</text:p>
          </table:table-cell>
          <table:table-cell table:formula="of:=IF(AND([.B6]=1;[.C6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82606" calcext:value-type="float">
            <text:p>8260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7]=[.B7];&quot;match&quot;;&quot;not&quot;)" office:value-type="string" office:string-value="match" calcext:value-type="string">
            <text:p>match</text:p>
          </table:table-cell>
          <table:table-cell table:formula="of:=IF(AND([.B7]=1;[.E7]=&quot;match&quot;);&quot;1&quot;;&quot;0&quot;)" office:value-type="string" office:string-value="0" calcext:value-type="string">
            <text:p>0</text:p>
          </table:table-cell>
          <table:table-cell table:formula="of:=IF(AND([.B7]=0;[.E7]=&quot;match&quot;);&quot;1&quot;;&quot;0&quot;)" office:value-type="string" office:string-value="1" calcext:value-type="string">
            <text:p>1</text:p>
          </table:table-cell>
          <table:table-cell table:formula="of:=IF(AND([.B7]=0;[.C7]=1);&quot;1&quot;;&quot;0&quot;)" office:value-type="string" office:string-value="0" calcext:value-type="string">
            <text:p>0</text:p>
          </table:table-cell>
          <table:table-cell table:formula="of:=IF(AND([.B7]=1;[.C7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41336" calcext:value-type="float">
            <text:p>14133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C8]=[.B8];&quot;match&quot;;&quot;not&quot;)" office:value-type="string" office:string-value="match" calcext:value-type="string">
            <text:p>match</text:p>
          </table:table-cell>
          <table:table-cell table:formula="of:=IF(AND([.B8]=1;[.E8]=&quot;match&quot;);&quot;1&quot;;&quot;0&quot;)" office:value-type="string" office:string-value="1" calcext:value-type="string">
            <text:p>1</text:p>
          </table:table-cell>
          <table:table-cell table:formula="of:=IF(AND([.B8]=0;[.E8]=&quot;match&quot;);&quot;1&quot;;&quot;0&quot;)" office:value-type="string" office:string-value="0" calcext:value-type="string">
            <text:p>0</text:p>
          </table:table-cell>
          <table:table-cell table:formula="of:=IF(AND([.B8]=0;[.C8]=1);&quot;1&quot;;&quot;0&quot;)" office:value-type="string" office:string-value="0" calcext:value-type="string">
            <text:p>0</text:p>
          </table:table-cell>
          <table:table-cell table:formula="of:=IF(AND([.B8]=1;[.C8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38939" calcext:value-type="float">
            <text:p>389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9]=[.B9];&quot;match&quot;;&quot;not&quot;)" office:value-type="string" office:string-value="match" calcext:value-type="string">
            <text:p>match</text:p>
          </table:table-cell>
          <table:table-cell table:formula="of:=IF(AND([.B9]=1;[.E9]=&quot;match&quot;);&quot;1&quot;;&quot;0&quot;)" office:value-type="string" office:string-value="0" calcext:value-type="string">
            <text:p>0</text:p>
          </table:table-cell>
          <table:table-cell table:formula="of:=IF(AND([.B9]=0;[.E9]=&quot;match&quot;);&quot;1&quot;;&quot;0&quot;)" office:value-type="string" office:string-value="1" calcext:value-type="string">
            <text:p>1</text:p>
          </table:table-cell>
          <table:table-cell table:formula="of:=IF(AND([.B9]=0;[.C9]=1);&quot;1&quot;;&quot;0&quot;)" office:value-type="string" office:string-value="0" calcext:value-type="string">
            <text:p>0</text:p>
          </table:table-cell>
          <table:table-cell table:formula="of:=IF(AND([.B9]=1;[.C9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6652" calcext:value-type="float">
            <text:p>266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0]=[.B10];&quot;match&quot;;&quot;not&quot;)" office:value-type="string" office:string-value="match" calcext:value-type="string">
            <text:p>match</text:p>
          </table:table-cell>
          <table:table-cell table:formula="of:=IF(AND([.B10]=1;[.E10]=&quot;match&quot;);&quot;1&quot;;&quot;0&quot;)" office:value-type="string" office:string-value="0" calcext:value-type="string">
            <text:p>0</text:p>
          </table:table-cell>
          <table:table-cell table:formula="of:=IF(AND([.B10]=0;[.E10]=&quot;match&quot;);&quot;1&quot;;&quot;0&quot;)" office:value-type="string" office:string-value="1" calcext:value-type="string">
            <text:p>1</text:p>
          </table:table-cell>
          <table:table-cell table:formula="of:=IF(AND([.B10]=0;[.C10]=1);&quot;1&quot;;&quot;0&quot;)" office:value-type="string" office:string-value="0" calcext:value-type="string">
            <text:p>0</text:p>
          </table:table-cell>
          <table:table-cell table:formula="of:=IF(AND([.B10]=1;[.C10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41694" calcext:value-type="float">
            <text:p>24169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1]=[.B11];&quot;match&quot;;&quot;not&quot;)" office:value-type="string" office:string-value="match" calcext:value-type="string">
            <text:p>match</text:p>
          </table:table-cell>
          <table:table-cell table:formula="of:=IF(AND([.B11]=1;[.E11]=&quot;match&quot;);&quot;1&quot;;&quot;0&quot;)" office:value-type="string" office:string-value="0" calcext:value-type="string">
            <text:p>0</text:p>
          </table:table-cell>
          <table:table-cell table:formula="of:=IF(AND([.B11]=0;[.E11]=&quot;match&quot;);&quot;1&quot;;&quot;0&quot;)" office:value-type="string" office:string-value="1" calcext:value-type="string">
            <text:p>1</text:p>
          </table:table-cell>
          <table:table-cell table:formula="of:=IF(AND([.B11]=0;[.C11]=1);&quot;1&quot;;&quot;0&quot;)" office:value-type="string" office:string-value="0" calcext:value-type="string">
            <text:p>0</text:p>
          </table:table-cell>
          <table:table-cell table:formula="of:=IF(AND([.B11]=1;[.C11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98335" calcext:value-type="float">
            <text:p>983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2]=[.B12];&quot;match&quot;;&quot;not&quot;)" office:value-type="string" office:string-value="match" calcext:value-type="string">
            <text:p>match</text:p>
          </table:table-cell>
          <table:table-cell table:formula="of:=IF(AND([.B12]=1;[.E12]=&quot;match&quot;);&quot;1&quot;;&quot;0&quot;)" office:value-type="string" office:string-value="0" calcext:value-type="string">
            <text:p>0</text:p>
          </table:table-cell>
          <table:table-cell table:formula="of:=IF(AND([.B12]=0;[.E12]=&quot;match&quot;);&quot;1&quot;;&quot;0&quot;)" office:value-type="string" office:string-value="1" calcext:value-type="string">
            <text:p>1</text:p>
          </table:table-cell>
          <table:table-cell table:formula="of:=IF(AND([.B12]=0;[.C12]=1);&quot;1&quot;;&quot;0&quot;)" office:value-type="string" office:string-value="0" calcext:value-type="string">
            <text:p>0</text:p>
          </table:table-cell>
          <table:table-cell table:formula="of:=IF(AND([.B12]=1;[.C12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81956" calcext:value-type="float">
            <text:p>819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3]=[.B13];&quot;match&quot;;&quot;not&quot;)" office:value-type="string" office:string-value="match" calcext:value-type="string">
            <text:p>match</text:p>
          </table:table-cell>
          <table:table-cell table:formula="of:=IF(AND([.B13]=1;[.E13]=&quot;match&quot;);&quot;1&quot;;&quot;0&quot;)" office:value-type="string" office:string-value="0" calcext:value-type="string">
            <text:p>0</text:p>
          </table:table-cell>
          <table:table-cell table:formula="of:=IF(AND([.B13]=0;[.E13]=&quot;match&quot;);&quot;1&quot;;&quot;0&quot;)" office:value-type="string" office:string-value="1" calcext:value-type="string">
            <text:p>1</text:p>
          </table:table-cell>
          <table:table-cell table:formula="of:=IF(AND([.B13]=0;[.C13]=1);&quot;1&quot;;&quot;0&quot;)" office:value-type="string" office:string-value="0" calcext:value-type="string">
            <text:p>0</text:p>
          </table:table-cell>
          <table:table-cell table:formula="of:=IF(AND([.B13]=1;[.C13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57739" calcext:value-type="float">
            <text:p>1577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4]=[.B14];&quot;match&quot;;&quot;not&quot;)" office:value-type="string" office:string-value="match" calcext:value-type="string">
            <text:p>match</text:p>
          </table:table-cell>
          <table:table-cell table:formula="of:=IF(AND([.B14]=1;[.E14]=&quot;match&quot;);&quot;1&quot;;&quot;0&quot;)" office:value-type="string" office:string-value="0" calcext:value-type="string">
            <text:p>0</text:p>
          </table:table-cell>
          <table:table-cell table:formula="of:=IF(AND([.B14]=0;[.E14]=&quot;match&quot;);&quot;1&quot;;&quot;0&quot;)" office:value-type="string" office:string-value="1" calcext:value-type="string">
            <text:p>1</text:p>
          </table:table-cell>
          <table:table-cell table:formula="of:=IF(AND([.B14]=0;[.C14]=1);&quot;1&quot;;&quot;0&quot;)" office:value-type="string" office:string-value="0" calcext:value-type="string">
            <text:p>0</text:p>
          </table:table-cell>
          <table:table-cell table:formula="of:=IF(AND([.B14]=1;[.C14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31119" calcext:value-type="float">
            <text:p>1311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5]=[.B15];&quot;match&quot;;&quot;not&quot;)" office:value-type="string" office:string-value="match" calcext:value-type="string">
            <text:p>match</text:p>
          </table:table-cell>
          <table:table-cell table:formula="of:=IF(AND([.B15]=1;[.E15]=&quot;match&quot;);&quot;1&quot;;&quot;0&quot;)" office:value-type="string" office:string-value="0" calcext:value-type="string">
            <text:p>0</text:p>
          </table:table-cell>
          <table:table-cell table:formula="of:=IF(AND([.B15]=0;[.E15]=&quot;match&quot;);&quot;1&quot;;&quot;0&quot;)" office:value-type="string" office:string-value="1" calcext:value-type="string">
            <text:p>1</text:p>
          </table:table-cell>
          <table:table-cell table:formula="of:=IF(AND([.B15]=0;[.C15]=1);&quot;1&quot;;&quot;0&quot;)" office:value-type="string" office:string-value="0" calcext:value-type="string">
            <text:p>0</text:p>
          </table:table-cell>
          <table:table-cell table:formula="of:=IF(AND([.B15]=1;[.C15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02802" calcext:value-type="float">
            <text:p>20280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6]=[.B16];&quot;match&quot;;&quot;not&quot;)" office:value-type="string" office:string-value="match" calcext:value-type="string">
            <text:p>match</text:p>
          </table:table-cell>
          <table:table-cell table:formula="of:=IF(AND([.B16]=1;[.E16]=&quot;match&quot;);&quot;1&quot;;&quot;0&quot;)" office:value-type="string" office:string-value="0" calcext:value-type="string">
            <text:p>0</text:p>
          </table:table-cell>
          <table:table-cell table:formula="of:=IF(AND([.B16]=0;[.E16]=&quot;match&quot;);&quot;1&quot;;&quot;0&quot;)" office:value-type="string" office:string-value="1" calcext:value-type="string">
            <text:p>1</text:p>
          </table:table-cell>
          <table:table-cell table:formula="of:=IF(AND([.B16]=0;[.C16]=1);&quot;1&quot;;&quot;0&quot;)" office:value-type="string" office:string-value="0" calcext:value-type="string">
            <text:p>0</text:p>
          </table:table-cell>
          <table:table-cell table:formula="of:=IF(AND([.B16]=1;[.C16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74133" calcext:value-type="float">
            <text:p>1741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7]=[.B17];&quot;match&quot;;&quot;not&quot;)" office:value-type="string" office:string-value="match" calcext:value-type="string">
            <text:p>match</text:p>
          </table:table-cell>
          <table:table-cell table:formula="of:=IF(AND([.B17]=1;[.E17]=&quot;match&quot;);&quot;1&quot;;&quot;0&quot;)" office:value-type="string" office:string-value="0" calcext:value-type="string">
            <text:p>0</text:p>
          </table:table-cell>
          <table:table-cell table:formula="of:=IF(AND([.B17]=0;[.E17]=&quot;match&quot;);&quot;1&quot;;&quot;0&quot;)" office:value-type="string" office:string-value="1" calcext:value-type="string">
            <text:p>1</text:p>
          </table:table-cell>
          <table:table-cell table:formula="of:=IF(AND([.B17]=0;[.C17]=1);&quot;1&quot;;&quot;0&quot;)" office:value-type="string" office:string-value="0" calcext:value-type="string">
            <text:p>0</text:p>
          </table:table-cell>
          <table:table-cell table:formula="of:=IF(AND([.B17]=1;[.C17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23293" calcext:value-type="float">
            <text:p>22329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8]=[.B18];&quot;match&quot;;&quot;not&quot;)" office:value-type="string" office:string-value="match" calcext:value-type="string">
            <text:p>match</text:p>
          </table:table-cell>
          <table:table-cell table:formula="of:=IF(AND([.B18]=1;[.E18]=&quot;match&quot;);&quot;1&quot;;&quot;0&quot;)" office:value-type="string" office:string-value="0" calcext:value-type="string">
            <text:p>0</text:p>
          </table:table-cell>
          <table:table-cell table:formula="of:=IF(AND([.B18]=0;[.E18]=&quot;match&quot;);&quot;1&quot;;&quot;0&quot;)" office:value-type="string" office:string-value="1" calcext:value-type="string">
            <text:p>1</text:p>
          </table:table-cell>
          <table:table-cell table:formula="of:=IF(AND([.B18]=0;[.C18]=1);&quot;1&quot;;&quot;0&quot;)" office:value-type="string" office:string-value="0" calcext:value-type="string">
            <text:p>0</text:p>
          </table:table-cell>
          <table:table-cell table:formula="of:=IF(AND([.B18]=1;[.C18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41377" calcext:value-type="float">
            <text:p>14137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C19]=[.B19];&quot;match&quot;;&quot;not&quot;)" office:value-type="string" office:string-value="match" calcext:value-type="string">
            <text:p>match</text:p>
          </table:table-cell>
          <table:table-cell table:formula="of:=IF(AND([.B19]=1;[.E19]=&quot;match&quot;);&quot;1&quot;;&quot;0&quot;)" office:value-type="string" office:string-value="1" calcext:value-type="string">
            <text:p>1</text:p>
          </table:table-cell>
          <table:table-cell table:formula="of:=IF(AND([.B19]=0;[.E19]=&quot;match&quot;);&quot;1&quot;;&quot;0&quot;)" office:value-type="string" office:string-value="0" calcext:value-type="string">
            <text:p>0</text:p>
          </table:table-cell>
          <table:table-cell table:formula="of:=IF(AND([.B19]=0;[.C19]=1);&quot;1&quot;;&quot;0&quot;)" office:value-type="string" office:string-value="0" calcext:value-type="string">
            <text:p>0</text:p>
          </table:table-cell>
          <table:table-cell table:formula="of:=IF(AND([.B19]=1;[.C19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68008" calcext:value-type="float">
            <text:p>16800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0]=[.B20];&quot;match&quot;;&quot;not&quot;)" office:value-type="string" office:string-value="match" calcext:value-type="string">
            <text:p>match</text:p>
          </table:table-cell>
          <table:table-cell table:formula="of:=IF(AND([.B20]=1;[.E20]=&quot;match&quot;);&quot;1&quot;;&quot;0&quot;)" office:value-type="string" office:string-value="0" calcext:value-type="string">
            <text:p>0</text:p>
          </table:table-cell>
          <table:table-cell table:formula="of:=IF(AND([.B20]=0;[.E20]=&quot;match&quot;);&quot;1&quot;;&quot;0&quot;)" office:value-type="string" office:string-value="1" calcext:value-type="string">
            <text:p>1</text:p>
          </table:table-cell>
          <table:table-cell table:formula="of:=IF(AND([.B20]=0;[.C20]=1);&quot;1&quot;;&quot;0&quot;)" office:value-type="string" office:string-value="0" calcext:value-type="string">
            <text:p>0</text:p>
          </table:table-cell>
          <table:table-cell table:formula="of:=IF(AND([.B20]=1;[.C20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04521" calcext:value-type="float">
            <text:p>1045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1]=[.B21];&quot;match&quot;;&quot;not&quot;)" office:value-type="string" office:string-value="match" calcext:value-type="string">
            <text:p>match</text:p>
          </table:table-cell>
          <table:table-cell table:formula="of:=IF(AND([.B21]=1;[.E21]=&quot;match&quot;);&quot;1&quot;;&quot;0&quot;)" office:value-type="string" office:string-value="0" calcext:value-type="string">
            <text:p>0</text:p>
          </table:table-cell>
          <table:table-cell table:formula="of:=IF(AND([.B21]=0;[.E21]=&quot;match&quot;);&quot;1&quot;;&quot;0&quot;)" office:value-type="string" office:string-value="1" calcext:value-type="string">
            <text:p>1</text:p>
          </table:table-cell>
          <table:table-cell table:formula="of:=IF(AND([.B21]=0;[.C21]=1);&quot;1&quot;;&quot;0&quot;)" office:value-type="string" office:string-value="0" calcext:value-type="string">
            <text:p>0</text:p>
          </table:table-cell>
          <table:table-cell table:formula="of:=IF(AND([.B21]=1;[.C21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86445" calcext:value-type="float">
            <text:p>1864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2]=[.B22];&quot;match&quot;;&quot;not&quot;)" office:value-type="string" office:string-value="match" calcext:value-type="string">
            <text:p>match</text:p>
          </table:table-cell>
          <table:table-cell table:formula="of:=IF(AND([.B22]=1;[.E22]=&quot;match&quot;);&quot;1&quot;;&quot;0&quot;)" office:value-type="string" office:string-value="0" calcext:value-type="string">
            <text:p>0</text:p>
          </table:table-cell>
          <table:table-cell table:formula="of:=IF(AND([.B22]=0;[.E22]=&quot;match&quot;);&quot;1&quot;;&quot;0&quot;)" office:value-type="string" office:string-value="1" calcext:value-type="string">
            <text:p>1</text:p>
          </table:table-cell>
          <table:table-cell table:formula="of:=IF(AND([.B22]=0;[.C22]=1);&quot;1&quot;;&quot;0&quot;)" office:value-type="string" office:string-value="0" calcext:value-type="string">
            <text:p>0</text:p>
          </table:table-cell>
          <table:table-cell table:formula="of:=IF(AND([.B22]=1;[.C22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59478" calcext:value-type="float">
            <text:p>594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3]=[.B23];&quot;match&quot;;&quot;not&quot;)" office:value-type="string" office:string-value="match" calcext:value-type="string">
            <text:p>match</text:p>
          </table:table-cell>
          <table:table-cell table:formula="of:=IF(AND([.B23]=1;[.E23]=&quot;match&quot;);&quot;1&quot;;&quot;0&quot;)" office:value-type="string" office:string-value="0" calcext:value-type="string">
            <text:p>0</text:p>
          </table:table-cell>
          <table:table-cell table:formula="of:=IF(AND([.B23]=0;[.E23]=&quot;match&quot;);&quot;1&quot;;&quot;0&quot;)" office:value-type="string" office:string-value="1" calcext:value-type="string">
            <text:p>1</text:p>
          </table:table-cell>
          <table:table-cell table:formula="of:=IF(AND([.B23]=0;[.C23]=1);&quot;1&quot;;&quot;0&quot;)" office:value-type="string" office:string-value="0" calcext:value-type="string">
            <text:p>0</text:p>
          </table:table-cell>
          <table:table-cell table:formula="of:=IF(AND([.B23]=1;[.C23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23319" calcext:value-type="float">
            <text:p>2233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4]=[.B24];&quot;match&quot;;&quot;not&quot;)" office:value-type="string" office:string-value="match" calcext:value-type="string">
            <text:p>match</text:p>
          </table:table-cell>
          <table:table-cell table:formula="of:=IF(AND([.B24]=1;[.E24]=&quot;match&quot;);&quot;1&quot;;&quot;0&quot;)" office:value-type="string" office:string-value="0" calcext:value-type="string">
            <text:p>0</text:p>
          </table:table-cell>
          <table:table-cell table:formula="of:=IF(AND([.B24]=0;[.E24]=&quot;match&quot;);&quot;1&quot;;&quot;0&quot;)" office:value-type="string" office:string-value="1" calcext:value-type="string">
            <text:p>1</text:p>
          </table:table-cell>
          <table:table-cell table:formula="of:=IF(AND([.B24]=0;[.C24]=1);&quot;1&quot;;&quot;0&quot;)" office:value-type="string" office:string-value="0" calcext:value-type="string">
            <text:p>0</text:p>
          </table:table-cell>
          <table:table-cell table:formula="of:=IF(AND([.B24]=1;[.C24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23320" calcext:value-type="float">
            <text:p>2233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5]=[.B25];&quot;match&quot;;&quot;not&quot;)" office:value-type="string" office:string-value="match" calcext:value-type="string">
            <text:p>match</text:p>
          </table:table-cell>
          <table:table-cell table:formula="of:=IF(AND([.B25]=1;[.E25]=&quot;match&quot;);&quot;1&quot;;&quot;0&quot;)" office:value-type="string" office:string-value="0" calcext:value-type="string">
            <text:p>0</text:p>
          </table:table-cell>
          <table:table-cell table:formula="of:=IF(AND([.B25]=0;[.E25]=&quot;match&quot;);&quot;1&quot;;&quot;0&quot;)" office:value-type="string" office:string-value="1" calcext:value-type="string">
            <text:p>1</text:p>
          </table:table-cell>
          <table:table-cell table:formula="of:=IF(AND([.B25]=0;[.C25]=1);&quot;1&quot;;&quot;0&quot;)" office:value-type="string" office:string-value="0" calcext:value-type="string">
            <text:p>0</text:p>
          </table:table-cell>
          <table:table-cell table:formula="of:=IF(AND([.B25]=1;[.C25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4425" calcext:value-type="float">
            <text:p>144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6]=[.B26];&quot;match&quot;;&quot;not&quot;)" office:value-type="string" office:string-value="match" calcext:value-type="string">
            <text:p>match</text:p>
          </table:table-cell>
          <table:table-cell table:formula="of:=IF(AND([.B26]=1;[.E26]=&quot;match&quot;);&quot;1&quot;;&quot;0&quot;)" office:value-type="string" office:string-value="0" calcext:value-type="string">
            <text:p>0</text:p>
          </table:table-cell>
          <table:table-cell table:formula="of:=IF(AND([.B26]=0;[.E26]=&quot;match&quot;);&quot;1&quot;;&quot;0&quot;)" office:value-type="string" office:string-value="1" calcext:value-type="string">
            <text:p>1</text:p>
          </table:table-cell>
          <table:table-cell table:formula="of:=IF(AND([.B26]=0;[.C26]=1);&quot;1&quot;;&quot;0&quot;)" office:value-type="string" office:string-value="0" calcext:value-type="string">
            <text:p>0</text:p>
          </table:table-cell>
          <table:table-cell table:formula="of:=IF(AND([.B26]=1;[.C26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45852" calcext:value-type="float">
            <text:p>2458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7]=[.B27];&quot;match&quot;;&quot;not&quot;)" office:value-type="string" office:string-value="match" calcext:value-type="string">
            <text:p>match</text:p>
          </table:table-cell>
          <table:table-cell table:formula="of:=IF(AND([.B27]=1;[.E27]=&quot;match&quot;);&quot;1&quot;;&quot;0&quot;)" office:value-type="string" office:string-value="0" calcext:value-type="string">
            <text:p>0</text:p>
          </table:table-cell>
          <table:table-cell table:formula="of:=IF(AND([.B27]=0;[.E27]=&quot;match&quot;);&quot;1&quot;;&quot;0&quot;)" office:value-type="string" office:string-value="1" calcext:value-type="string">
            <text:p>1</text:p>
          </table:table-cell>
          <table:table-cell table:formula="of:=IF(AND([.B27]=0;[.C27]=1);&quot;1&quot;;&quot;0&quot;)" office:value-type="string" office:string-value="0" calcext:value-type="string">
            <text:p>0</text:p>
          </table:table-cell>
          <table:table-cell table:formula="of:=IF(AND([.B27]=1;[.C27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25377" calcext:value-type="float">
            <text:p>22537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8]=[.B28];&quot;match&quot;;&quot;not&quot;)" office:value-type="string" office:string-value="match" calcext:value-type="string">
            <text:p>match</text:p>
          </table:table-cell>
          <table:table-cell table:formula="of:=IF(AND([.B28]=1;[.E28]=&quot;match&quot;);&quot;1&quot;;&quot;0&quot;)" office:value-type="string" office:string-value="0" calcext:value-type="string">
            <text:p>0</text:p>
          </table:table-cell>
          <table:table-cell table:formula="of:=IF(AND([.B28]=0;[.E28]=&quot;match&quot;);&quot;1&quot;;&quot;0&quot;)" office:value-type="string" office:string-value="1" calcext:value-type="string">
            <text:p>1</text:p>
          </table:table-cell>
          <table:table-cell table:formula="of:=IF(AND([.B28]=0;[.C28]=1);&quot;1&quot;;&quot;0&quot;)" office:value-type="string" office:string-value="0" calcext:value-type="string">
            <text:p>0</text:p>
          </table:table-cell>
          <table:table-cell table:formula="of:=IF(AND([.B28]=1;[.C28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77926" calcext:value-type="float">
            <text:p>779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9]=[.B29];&quot;match&quot;;&quot;not&quot;)" office:value-type="string" office:string-value="match" calcext:value-type="string">
            <text:p>match</text:p>
          </table:table-cell>
          <table:table-cell table:formula="of:=IF(AND([.B29]=1;[.E29]=&quot;match&quot;);&quot;1&quot;;&quot;0&quot;)" office:value-type="string" office:string-value="0" calcext:value-type="string">
            <text:p>0</text:p>
          </table:table-cell>
          <table:table-cell table:formula="of:=IF(AND([.B29]=0;[.E29]=&quot;match&quot;);&quot;1&quot;;&quot;0&quot;)" office:value-type="string" office:string-value="1" calcext:value-type="string">
            <text:p>1</text:p>
          </table:table-cell>
          <table:table-cell table:formula="of:=IF(AND([.B29]=0;[.C29]=1);&quot;1&quot;;&quot;0&quot;)" office:value-type="string" office:string-value="0" calcext:value-type="string">
            <text:p>0</text:p>
          </table:table-cell>
          <table:table-cell table:formula="of:=IF(AND([.B29]=1;[.C29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31175" calcext:value-type="float">
            <text:p>13117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0]=[.B30];&quot;match&quot;;&quot;not&quot;)" office:value-type="string" office:string-value="match" calcext:value-type="string">
            <text:p>match</text:p>
          </table:table-cell>
          <table:table-cell table:formula="of:=IF(AND([.B30]=1;[.E30]=&quot;match&quot;);&quot;1&quot;;&quot;0&quot;)" office:value-type="string" office:string-value="0" calcext:value-type="string">
            <text:p>0</text:p>
          </table:table-cell>
          <table:table-cell table:formula="of:=IF(AND([.B30]=0;[.E30]=&quot;match&quot;);&quot;1&quot;;&quot;0&quot;)" office:value-type="string" office:string-value="1" calcext:value-type="string">
            <text:p>1</text:p>
          </table:table-cell>
          <table:table-cell table:formula="of:=IF(AND([.B30]=0;[.C30]=1);&quot;1&quot;;&quot;0&quot;)" office:value-type="string" office:string-value="0" calcext:value-type="string">
            <text:p>0</text:p>
          </table:table-cell>
          <table:table-cell table:formula="of:=IF(AND([.B30]=1;[.C30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53704" calcext:value-type="float">
            <text:p>15370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1]=[.B31];&quot;match&quot;;&quot;not&quot;)" office:value-type="string" office:string-value="match" calcext:value-type="string">
            <text:p>match</text:p>
          </table:table-cell>
          <table:table-cell table:formula="of:=IF(AND([.B31]=1;[.E31]=&quot;match&quot;);&quot;1&quot;;&quot;0&quot;)" office:value-type="string" office:string-value="0" calcext:value-type="string">
            <text:p>0</text:p>
          </table:table-cell>
          <table:table-cell table:formula="of:=IF(AND([.B31]=0;[.E31]=&quot;match&quot;);&quot;1&quot;;&quot;0&quot;)" office:value-type="string" office:string-value="1" calcext:value-type="string">
            <text:p>1</text:p>
          </table:table-cell>
          <table:table-cell table:formula="of:=IF(AND([.B31]=0;[.C31]=1);&quot;1&quot;;&quot;0&quot;)" office:value-type="string" office:string-value="0" calcext:value-type="string">
            <text:p>0</text:p>
          </table:table-cell>
          <table:table-cell table:formula="of:=IF(AND([.B31]=1;[.C31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63946" calcext:value-type="float">
            <text:p>1639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2]=[.B32];&quot;match&quot;;&quot;not&quot;)" office:value-type="string" office:string-value="match" calcext:value-type="string">
            <text:p>match</text:p>
          </table:table-cell>
          <table:table-cell table:formula="of:=IF(AND([.B32]=1;[.E32]=&quot;match&quot;);&quot;1&quot;;&quot;0&quot;)" office:value-type="string" office:string-value="0" calcext:value-type="string">
            <text:p>0</text:p>
          </table:table-cell>
          <table:table-cell table:formula="of:=IF(AND([.B32]=0;[.E32]=&quot;match&quot;);&quot;1&quot;;&quot;0&quot;)" office:value-type="string" office:string-value="1" calcext:value-type="string">
            <text:p>1</text:p>
          </table:table-cell>
          <table:table-cell table:formula="of:=IF(AND([.B32]=0;[.C32]=1);&quot;1&quot;;&quot;0&quot;)" office:value-type="string" office:string-value="0" calcext:value-type="string">
            <text:p>0</text:p>
          </table:table-cell>
          <table:table-cell table:formula="of:=IF(AND([.B32]=1;[.C32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47215" calcext:value-type="float">
            <text:p>472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3]=[.B33];&quot;match&quot;;&quot;not&quot;)" office:value-type="string" office:string-value="match" calcext:value-type="string">
            <text:p>match</text:p>
          </table:table-cell>
          <table:table-cell table:formula="of:=IF(AND([.B33]=1;[.E33]=&quot;match&quot;);&quot;1&quot;;&quot;0&quot;)" office:value-type="string" office:string-value="0" calcext:value-type="string">
            <text:p>0</text:p>
          </table:table-cell>
          <table:table-cell table:formula="of:=IF(AND([.B33]=0;[.E33]=&quot;match&quot;);&quot;1&quot;;&quot;0&quot;)" office:value-type="string" office:string-value="1" calcext:value-type="string">
            <text:p>1</text:p>
          </table:table-cell>
          <table:table-cell table:formula="of:=IF(AND([.B33]=0;[.C33]=1);&quot;1&quot;;&quot;0&quot;)" office:value-type="string" office:string-value="0" calcext:value-type="string">
            <text:p>0</text:p>
          </table:table-cell>
          <table:table-cell table:formula="of:=IF(AND([.B33]=1;[.C33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92625" calcext:value-type="float">
            <text:p>1926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C34]=[.B34];&quot;match&quot;;&quot;not&quot;)" office:value-type="string" office:string-value="not" calcext:value-type="string">
            <text:p>not</text:p>
          </table:table-cell>
          <table:table-cell table:formula="of:=IF(AND([.B34]=1;[.E34]=&quot;match&quot;);&quot;1&quot;;&quot;0&quot;)" office:value-type="string" office:string-value="0" calcext:value-type="string">
            <text:p>0</text:p>
          </table:table-cell>
          <table:table-cell table:formula="of:=IF(AND([.B34]=0;[.E34]=&quot;match&quot;);&quot;1&quot;;&quot;0&quot;)" office:value-type="string" office:string-value="0" calcext:value-type="string">
            <text:p>0</text:p>
          </table:table-cell>
          <table:table-cell table:formula="of:=IF(AND([.B34]=0;[.C34]=1);&quot;1&quot;;&quot;0&quot;)" office:value-type="string" office:string-value="1" calcext:value-type="string">
            <text:p>1</text:p>
          </table:table-cell>
          <table:table-cell table:formula="of:=IF(AND([.B34]=1;[.C34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06962" calcext:value-type="float">
            <text:p>20696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5]=[.B35];&quot;match&quot;;&quot;not&quot;)" office:value-type="string" office:string-value="match" calcext:value-type="string">
            <text:p>match</text:p>
          </table:table-cell>
          <table:table-cell table:formula="of:=IF(AND([.B35]=1;[.E35]=&quot;match&quot;);&quot;1&quot;;&quot;0&quot;)" office:value-type="string" office:string-value="0" calcext:value-type="string">
            <text:p>0</text:p>
          </table:table-cell>
          <table:table-cell table:formula="of:=IF(AND([.B35]=0;[.E35]=&quot;match&quot;);&quot;1&quot;;&quot;0&quot;)" office:value-type="string" office:string-value="1" calcext:value-type="string">
            <text:p>1</text:p>
          </table:table-cell>
          <table:table-cell table:formula="of:=IF(AND([.B35]=0;[.C35]=1);&quot;1&quot;;&quot;0&quot;)" office:value-type="string" office:string-value="0" calcext:value-type="string">
            <text:p>0</text:p>
          </table:table-cell>
          <table:table-cell table:formula="of:=IF(AND([.B35]=1;[.C35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52595" calcext:value-type="float">
            <text:p>15259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6]=[.B36];&quot;match&quot;;&quot;not&quot;)" office:value-type="string" office:string-value="match" calcext:value-type="string">
            <text:p>match</text:p>
          </table:table-cell>
          <table:table-cell table:formula="of:=IF(AND([.B36]=1;[.E36]=&quot;match&quot;);&quot;1&quot;;&quot;0&quot;)" office:value-type="string" office:string-value="0" calcext:value-type="string">
            <text:p>0</text:p>
          </table:table-cell>
          <table:table-cell table:formula="of:=IF(AND([.B36]=0;[.E36]=&quot;match&quot;);&quot;1&quot;;&quot;0&quot;)" office:value-type="string" office:string-value="1" calcext:value-type="string">
            <text:p>1</text:p>
          </table:table-cell>
          <table:table-cell table:formula="of:=IF(AND([.B36]=0;[.C36]=1);&quot;1&quot;;&quot;0&quot;)" office:value-type="string" office:string-value="0" calcext:value-type="string">
            <text:p>0</text:p>
          </table:table-cell>
          <table:table-cell table:formula="of:=IF(AND([.B36]=1;[.C36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2647" calcext:value-type="float">
            <text:p>226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7]=[.B37];&quot;match&quot;;&quot;not&quot;)" office:value-type="string" office:string-value="match" calcext:value-type="string">
            <text:p>match</text:p>
          </table:table-cell>
          <table:table-cell table:formula="of:=IF(AND([.B37]=1;[.E37]=&quot;match&quot;);&quot;1&quot;;&quot;0&quot;)" office:value-type="string" office:string-value="0" calcext:value-type="string">
            <text:p>0</text:p>
          </table:table-cell>
          <table:table-cell table:formula="of:=IF(AND([.B37]=0;[.E37]=&quot;match&quot;);&quot;1&quot;;&quot;0&quot;)" office:value-type="string" office:string-value="1" calcext:value-type="string">
            <text:p>1</text:p>
          </table:table-cell>
          <table:table-cell table:formula="of:=IF(AND([.B37]=0;[.C37]=1);&quot;1&quot;;&quot;0&quot;)" office:value-type="string" office:string-value="0" calcext:value-type="string">
            <text:p>0</text:p>
          </table:table-cell>
          <table:table-cell table:formula="of:=IF(AND([.B37]=1;[.C37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66012" calcext:value-type="float">
            <text:p>1660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8]=[.B38];&quot;match&quot;;&quot;not&quot;)" office:value-type="string" office:string-value="match" calcext:value-type="string">
            <text:p>match</text:p>
          </table:table-cell>
          <table:table-cell table:formula="of:=IF(AND([.B38]=1;[.E38]=&quot;match&quot;);&quot;1&quot;;&quot;0&quot;)" office:value-type="string" office:string-value="0" calcext:value-type="string">
            <text:p>0</text:p>
          </table:table-cell>
          <table:table-cell table:formula="of:=IF(AND([.B38]=0;[.E38]=&quot;match&quot;);&quot;1&quot;;&quot;0&quot;)" office:value-type="string" office:string-value="1" calcext:value-type="string">
            <text:p>1</text:p>
          </table:table-cell>
          <table:table-cell table:formula="of:=IF(AND([.B38]=0;[.C38]=1);&quot;1&quot;;&quot;0&quot;)" office:value-type="string" office:string-value="0" calcext:value-type="string">
            <text:p>0</text:p>
          </table:table-cell>
          <table:table-cell table:formula="of:=IF(AND([.B38]=1;[.C38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73854" calcext:value-type="float">
            <text:p>738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9]=[.B39];&quot;match&quot;;&quot;not&quot;)" office:value-type="string" office:string-value="match" calcext:value-type="string">
            <text:p>match</text:p>
          </table:table-cell>
          <table:table-cell table:formula="of:=IF(AND([.B39]=1;[.E39]=&quot;match&quot;);&quot;1&quot;;&quot;0&quot;)" office:value-type="string" office:string-value="0" calcext:value-type="string">
            <text:p>0</text:p>
          </table:table-cell>
          <table:table-cell table:formula="of:=IF(AND([.B39]=0;[.E39]=&quot;match&quot;);&quot;1&quot;;&quot;0&quot;)" office:value-type="string" office:string-value="1" calcext:value-type="string">
            <text:p>1</text:p>
          </table:table-cell>
          <table:table-cell table:formula="of:=IF(AND([.B39]=0;[.C39]=1);&quot;1&quot;;&quot;0&quot;)" office:value-type="string" office:string-value="0" calcext:value-type="string">
            <text:p>0</text:p>
          </table:table-cell>
          <table:table-cell table:formula="of:=IF(AND([.B39]=1;[.C39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84104" calcext:value-type="float">
            <text:p>8410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0]=[.B40];&quot;match&quot;;&quot;not&quot;)" office:value-type="string" office:string-value="match" calcext:value-type="string">
            <text:p>match</text:p>
          </table:table-cell>
          <table:table-cell table:formula="of:=IF(AND([.B40]=1;[.E40]=&quot;match&quot;);&quot;1&quot;;&quot;0&quot;)" office:value-type="string" office:string-value="0" calcext:value-type="string">
            <text:p>0</text:p>
          </table:table-cell>
          <table:table-cell table:formula="of:=IF(AND([.B40]=0;[.E40]=&quot;match&quot;);&quot;1&quot;;&quot;0&quot;)" office:value-type="string" office:string-value="1" calcext:value-type="string">
            <text:p>1</text:p>
          </table:table-cell>
          <table:table-cell table:formula="of:=IF(AND([.B40]=0;[.C40]=1);&quot;1&quot;;&quot;0&quot;)" office:value-type="string" office:string-value="0" calcext:value-type="string">
            <text:p>0</text:p>
          </table:table-cell>
          <table:table-cell table:formula="of:=IF(AND([.B40]=1;[.C40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27116" calcext:value-type="float">
            <text:p>1271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1]=[.B41];&quot;match&quot;;&quot;not&quot;)" office:value-type="string" office:string-value="match" calcext:value-type="string">
            <text:p>match</text:p>
          </table:table-cell>
          <table:table-cell table:formula="of:=IF(AND([.B41]=1;[.E41]=&quot;match&quot;);&quot;1&quot;;&quot;0&quot;)" office:value-type="string" office:string-value="0" calcext:value-type="string">
            <text:p>0</text:p>
          </table:table-cell>
          <table:table-cell table:formula="of:=IF(AND([.B41]=0;[.E41]=&quot;match&quot;);&quot;1&quot;;&quot;0&quot;)" office:value-type="string" office:string-value="1" calcext:value-type="string">
            <text:p>1</text:p>
          </table:table-cell>
          <table:table-cell table:formula="of:=IF(AND([.B41]=0;[.C41]=1);&quot;1&quot;;&quot;0&quot;)" office:value-type="string" office:string-value="0" calcext:value-type="string">
            <text:p>0</text:p>
          </table:table-cell>
          <table:table-cell table:formula="of:=IF(AND([.B41]=1;[.C41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96632" calcext:value-type="float">
            <text:p>1966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2]=[.B42];&quot;match&quot;;&quot;not&quot;)" office:value-type="string" office:string-value="match" calcext:value-type="string">
            <text:p>match</text:p>
          </table:table-cell>
          <table:table-cell table:formula="of:=IF(AND([.B42]=1;[.E42]=&quot;match&quot;);&quot;1&quot;;&quot;0&quot;)" office:value-type="string" office:string-value="0" calcext:value-type="string">
            <text:p>0</text:p>
          </table:table-cell>
          <table:table-cell table:formula="of:=IF(AND([.B42]=0;[.E42]=&quot;match&quot;);&quot;1&quot;;&quot;0&quot;)" office:value-type="string" office:string-value="1" calcext:value-type="string">
            <text:p>1</text:p>
          </table:table-cell>
          <table:table-cell table:formula="of:=IF(AND([.B42]=0;[.C42]=1);&quot;1&quot;;&quot;0&quot;)" office:value-type="string" office:string-value="0" calcext:value-type="string">
            <text:p>0</text:p>
          </table:table-cell>
          <table:table-cell table:formula="of:=IF(AND([.B42]=1;[.C42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98454" calcext:value-type="float">
            <text:p>984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3]=[.B43];&quot;match&quot;;&quot;not&quot;)" office:value-type="string" office:string-value="match" calcext:value-type="string">
            <text:p>match</text:p>
          </table:table-cell>
          <table:table-cell table:formula="of:=IF(AND([.B43]=1;[.E43]=&quot;match&quot;);&quot;1&quot;;&quot;0&quot;)" office:value-type="string" office:string-value="0" calcext:value-type="string">
            <text:p>0</text:p>
          </table:table-cell>
          <table:table-cell table:formula="of:=IF(AND([.B43]=0;[.E43]=&quot;match&quot;);&quot;1&quot;;&quot;0&quot;)" office:value-type="string" office:string-value="1" calcext:value-type="string">
            <text:p>1</text:p>
          </table:table-cell>
          <table:table-cell table:formula="of:=IF(AND([.B43]=0;[.C43]=1);&quot;1&quot;;&quot;0&quot;)" office:value-type="string" office:string-value="0" calcext:value-type="string">
            <text:p>0</text:p>
          </table:table-cell>
          <table:table-cell table:formula="of:=IF(AND([.B43]=1;[.C43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73882" calcext:value-type="float">
            <text:p>7388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4]=[.B44];&quot;match&quot;;&quot;not&quot;)" office:value-type="string" office:string-value="match" calcext:value-type="string">
            <text:p>match</text:p>
          </table:table-cell>
          <table:table-cell table:formula="of:=IF(AND([.B44]=1;[.E44]=&quot;match&quot;);&quot;1&quot;;&quot;0&quot;)" office:value-type="string" office:string-value="0" calcext:value-type="string">
            <text:p>0</text:p>
          </table:table-cell>
          <table:table-cell table:formula="of:=IF(AND([.B44]=0;[.E44]=&quot;match&quot;);&quot;1&quot;;&quot;0&quot;)" office:value-type="string" office:string-value="1" calcext:value-type="string">
            <text:p>1</text:p>
          </table:table-cell>
          <table:table-cell table:formula="of:=IF(AND([.B44]=0;[.C44]=1);&quot;1&quot;;&quot;0&quot;)" office:value-type="string" office:string-value="0" calcext:value-type="string">
            <text:p>0</text:p>
          </table:table-cell>
          <table:table-cell table:formula="of:=IF(AND([.B44]=1;[.C44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96764" calcext:value-type="float">
            <text:p>19676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5]=[.B45];&quot;match&quot;;&quot;not&quot;)" office:value-type="string" office:string-value="match" calcext:value-type="string">
            <text:p>match</text:p>
          </table:table-cell>
          <table:table-cell table:formula="of:=IF(AND([.B45]=1;[.E45]=&quot;match&quot;);&quot;1&quot;;&quot;0&quot;)" office:value-type="string" office:string-value="0" calcext:value-type="string">
            <text:p>0</text:p>
          </table:table-cell>
          <table:table-cell table:formula="of:=IF(AND([.B45]=0;[.E45]=&quot;match&quot;);&quot;1&quot;;&quot;0&quot;)" office:value-type="string" office:string-value="1" calcext:value-type="string">
            <text:p>1</text:p>
          </table:table-cell>
          <table:table-cell table:formula="of:=IF(AND([.B45]=0;[.C45]=1);&quot;1&quot;;&quot;0&quot;)" office:value-type="string" office:string-value="0" calcext:value-type="string">
            <text:p>0</text:p>
          </table:table-cell>
          <table:table-cell table:formula="of:=IF(AND([.B45]=1;[.C45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39426" calcext:value-type="float">
            <text:p>1394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6]=[.B46];&quot;match&quot;;&quot;not&quot;)" office:value-type="string" office:string-value="match" calcext:value-type="string">
            <text:p>match</text:p>
          </table:table-cell>
          <table:table-cell table:formula="of:=IF(AND([.B46]=1;[.E46]=&quot;match&quot;);&quot;1&quot;;&quot;0&quot;)" office:value-type="string" office:string-value="0" calcext:value-type="string">
            <text:p>0</text:p>
          </table:table-cell>
          <table:table-cell table:formula="of:=IF(AND([.B46]=0;[.E46]=&quot;match&quot;);&quot;1&quot;;&quot;0&quot;)" office:value-type="string" office:string-value="1" calcext:value-type="string">
            <text:p>1</text:p>
          </table:table-cell>
          <table:table-cell table:formula="of:=IF(AND([.B46]=0;[.C46]=1);&quot;1&quot;;&quot;0&quot;)" office:value-type="string" office:string-value="0" calcext:value-type="string">
            <text:p>0</text:p>
          </table:table-cell>
          <table:table-cell table:formula="of:=IF(AND([.B46]=1;[.C46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64005" calcext:value-type="float">
            <text:p>16400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7]=[.B47];&quot;match&quot;;&quot;not&quot;)" office:value-type="string" office:string-value="match" calcext:value-type="string">
            <text:p>match</text:p>
          </table:table-cell>
          <table:table-cell table:formula="of:=IF(AND([.B47]=1;[.E47]=&quot;match&quot;);&quot;1&quot;;&quot;0&quot;)" office:value-type="string" office:string-value="0" calcext:value-type="string">
            <text:p>0</text:p>
          </table:table-cell>
          <table:table-cell table:formula="of:=IF(AND([.B47]=0;[.E47]=&quot;match&quot;);&quot;1&quot;;&quot;0&quot;)" office:value-type="string" office:string-value="1" calcext:value-type="string">
            <text:p>1</text:p>
          </table:table-cell>
          <table:table-cell table:formula="of:=IF(AND([.B47]=0;[.C47]=1);&quot;1&quot;;&quot;0&quot;)" office:value-type="string" office:string-value="0" calcext:value-type="string">
            <text:p>0</text:p>
          </table:table-cell>
          <table:table-cell table:formula="of:=IF(AND([.B47]=1;[.C47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8844" calcext:value-type="float">
            <text:p>288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8]=[.B48];&quot;match&quot;;&quot;not&quot;)" office:value-type="string" office:string-value="match" calcext:value-type="string">
            <text:p>match</text:p>
          </table:table-cell>
          <table:table-cell table:formula="of:=IF(AND([.B48]=1;[.E48]=&quot;match&quot;);&quot;1&quot;;&quot;0&quot;)" office:value-type="string" office:string-value="0" calcext:value-type="string">
            <text:p>0</text:p>
          </table:table-cell>
          <table:table-cell table:formula="of:=IF(AND([.B48]=0;[.E48]=&quot;match&quot;);&quot;1&quot;;&quot;0&quot;)" office:value-type="string" office:string-value="1" calcext:value-type="string">
            <text:p>1</text:p>
          </table:table-cell>
          <table:table-cell table:formula="of:=IF(AND([.B48]=0;[.C48]=1);&quot;1&quot;;&quot;0&quot;)" office:value-type="string" office:string-value="0" calcext:value-type="string">
            <text:p>0</text:p>
          </table:table-cell>
          <table:table-cell table:formula="of:=IF(AND([.B48]=1;[.C48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50039" calcext:value-type="float">
            <text:p>2500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9]=[.B49];&quot;match&quot;;&quot;not&quot;)" office:value-type="string" office:string-value="match" calcext:value-type="string">
            <text:p>match</text:p>
          </table:table-cell>
          <table:table-cell table:formula="of:=IF(AND([.B49]=1;[.E49]=&quot;match&quot;);&quot;1&quot;;&quot;0&quot;)" office:value-type="string" office:string-value="0" calcext:value-type="string">
            <text:p>0</text:p>
          </table:table-cell>
          <table:table-cell table:formula="of:=IF(AND([.B49]=0;[.E49]=&quot;match&quot;);&quot;1&quot;;&quot;0&quot;)" office:value-type="string" office:string-value="1" calcext:value-type="string">
            <text:p>1</text:p>
          </table:table-cell>
          <table:table-cell table:formula="of:=IF(AND([.B49]=0;[.C49]=1);&quot;1&quot;;&quot;0&quot;)" office:value-type="string" office:string-value="0" calcext:value-type="string">
            <text:p>0</text:p>
          </table:table-cell>
          <table:table-cell table:formula="of:=IF(AND([.B49]=1;[.C49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57882" calcext:value-type="float">
            <text:p>15788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50]=[.B50];&quot;match&quot;;&quot;not&quot;)" office:value-type="string" office:string-value="match" calcext:value-type="string">
            <text:p>match</text:p>
          </table:table-cell>
          <table:table-cell table:formula="of:=IF(AND([.B50]=1;[.E50]=&quot;match&quot;);&quot;1&quot;;&quot;0&quot;)" office:value-type="string" office:string-value="0" calcext:value-type="string">
            <text:p>0</text:p>
          </table:table-cell>
          <table:table-cell table:formula="of:=IF(AND([.B50]=0;[.E50]=&quot;match&quot;);&quot;1&quot;;&quot;0&quot;)" office:value-type="string" office:string-value="1" calcext:value-type="string">
            <text:p>1</text:p>
          </table:table-cell>
          <table:table-cell table:formula="of:=IF(AND([.B50]=0;[.C50]=1);&quot;1&quot;;&quot;0&quot;)" office:value-type="string" office:string-value="0" calcext:value-type="string">
            <text:p>0</text:p>
          </table:table-cell>
          <table:table-cell table:formula="of:=IF(AND([.B50]=1;[.C50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80061" calcext:value-type="float">
            <text:p>800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51]=[.B51];&quot;match&quot;;&quot;not&quot;)" office:value-type="string" office:string-value="match" calcext:value-type="string">
            <text:p>match</text:p>
          </table:table-cell>
          <table:table-cell table:formula="of:=IF(AND([.B51]=1;[.E51]=&quot;match&quot;);&quot;1&quot;;&quot;0&quot;)" office:value-type="string" office:string-value="0" calcext:value-type="string">
            <text:p>0</text:p>
          </table:table-cell>
          <table:table-cell table:formula="of:=IF(AND([.B51]=0;[.E51]=&quot;match&quot;);&quot;1&quot;;&quot;0&quot;)" office:value-type="string" office:string-value="1" calcext:value-type="string">
            <text:p>1</text:p>
          </table:table-cell>
          <table:table-cell table:formula="of:=IF(AND([.B51]=0;[.C51]=1);&quot;1&quot;;&quot;0&quot;)" office:value-type="string" office:string-value="0" calcext:value-type="string">
            <text:p>0</text:p>
          </table:table-cell>
          <table:table-cell table:formula="of:=IF(AND([.B51]=1;[.C51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92705" calcext:value-type="float">
            <text:p>19270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52]=[.B52];&quot;match&quot;;&quot;not&quot;)" office:value-type="string" office:string-value="match" calcext:value-type="string">
            <text:p>match</text:p>
          </table:table-cell>
          <table:table-cell table:formula="of:=IF(AND([.B52]=1;[.E52]=&quot;match&quot;);&quot;1&quot;;&quot;0&quot;)" office:value-type="string" office:string-value="0" calcext:value-type="string">
            <text:p>0</text:p>
          </table:table-cell>
          <table:table-cell table:formula="of:=IF(AND([.B52]=0;[.E52]=&quot;match&quot;);&quot;1&quot;;&quot;0&quot;)" office:value-type="string" office:string-value="1" calcext:value-type="string">
            <text:p>1</text:p>
          </table:table-cell>
          <table:table-cell table:formula="of:=IF(AND([.B52]=0;[.C52]=1);&quot;1&quot;;&quot;0&quot;)" office:value-type="string" office:string-value="0" calcext:value-type="string">
            <text:p>0</text:p>
          </table:table-cell>
          <table:table-cell table:formula="of:=IF(AND([.B52]=1;[.C52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72230" calcext:value-type="float">
            <text:p>1722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53]=[.B53];&quot;match&quot;;&quot;not&quot;)" office:value-type="string" office:string-value="match" calcext:value-type="string">
            <text:p>match</text:p>
          </table:table-cell>
          <table:table-cell table:formula="of:=IF(AND([.B53]=1;[.E53]=&quot;match&quot;);&quot;1&quot;;&quot;0&quot;)" office:value-type="string" office:string-value="0" calcext:value-type="string">
            <text:p>0</text:p>
          </table:table-cell>
          <table:table-cell table:formula="of:=IF(AND([.B53]=0;[.E53]=&quot;match&quot;);&quot;1&quot;;&quot;0&quot;)" office:value-type="string" office:string-value="1" calcext:value-type="string">
            <text:p>1</text:p>
          </table:table-cell>
          <table:table-cell table:formula="of:=IF(AND([.B53]=0;[.C53]=1);&quot;1&quot;;&quot;0&quot;)" office:value-type="string" office:string-value="0" calcext:value-type="string">
            <text:p>0</text:p>
          </table:table-cell>
          <table:table-cell table:formula="of:=IF(AND([.B53]=1;[.C53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75977" calcext:value-type="float">
            <text:p>7597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54]=[.B54];&quot;match&quot;;&quot;not&quot;)" office:value-type="string" office:string-value="match" calcext:value-type="string">
            <text:p>match</text:p>
          </table:table-cell>
          <table:table-cell table:formula="of:=IF(AND([.B54]=1;[.E54]=&quot;match&quot;);&quot;1&quot;;&quot;0&quot;)" office:value-type="string" office:string-value="0" calcext:value-type="string">
            <text:p>0</text:p>
          </table:table-cell>
          <table:table-cell table:formula="of:=IF(AND([.B54]=0;[.E54]=&quot;match&quot;);&quot;1&quot;;&quot;0&quot;)" office:value-type="string" office:string-value="1" calcext:value-type="string">
            <text:p>1</text:p>
          </table:table-cell>
          <table:table-cell table:formula="of:=IF(AND([.B54]=0;[.C54]=1);&quot;1&quot;;&quot;0&quot;)" office:value-type="string" office:string-value="0" calcext:value-type="string">
            <text:p>0</text:p>
          </table:table-cell>
          <table:table-cell table:formula="of:=IF(AND([.B54]=1;[.C54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00554" calcext:value-type="float">
            <text:p>1005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55]=[.B55];&quot;match&quot;;&quot;not&quot;)" office:value-type="string" office:string-value="match" calcext:value-type="string">
            <text:p>match</text:p>
          </table:table-cell>
          <table:table-cell table:formula="of:=IF(AND([.B55]=1;[.E55]=&quot;match&quot;);&quot;1&quot;;&quot;0&quot;)" office:value-type="string" office:string-value="0" calcext:value-type="string">
            <text:p>0</text:p>
          </table:table-cell>
          <table:table-cell table:formula="of:=IF(AND([.B55]=0;[.E55]=&quot;match&quot;);&quot;1&quot;;&quot;0&quot;)" office:value-type="string" office:string-value="1" calcext:value-type="string">
            <text:p>1</text:p>
          </table:table-cell>
          <table:table-cell table:formula="of:=IF(AND([.B55]=0;[.C55]=1);&quot;1&quot;;&quot;0&quot;)" office:value-type="string" office:string-value="0" calcext:value-type="string">
            <text:p>0</text:p>
          </table:table-cell>
          <table:table-cell table:formula="of:=IF(AND([.B55]=1;[.C55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00907" calcext:value-type="float">
            <text:p>20090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56]=[.B56];&quot;match&quot;;&quot;not&quot;)" office:value-type="string" office:string-value="match" calcext:value-type="string">
            <text:p>match</text:p>
          </table:table-cell>
          <table:table-cell table:formula="of:=IF(AND([.B56]=1;[.E56]=&quot;match&quot;);&quot;1&quot;;&quot;0&quot;)" office:value-type="string" office:string-value="0" calcext:value-type="string">
            <text:p>0</text:p>
          </table:table-cell>
          <table:table-cell table:formula="of:=IF(AND([.B56]=0;[.E56]=&quot;match&quot;);&quot;1&quot;;&quot;0&quot;)" office:value-type="string" office:string-value="1" calcext:value-type="string">
            <text:p>1</text:p>
          </table:table-cell>
          <table:table-cell table:formula="of:=IF(AND([.B56]=0;[.C56]=1);&quot;1&quot;;&quot;0&quot;)" office:value-type="string" office:string-value="0" calcext:value-type="string">
            <text:p>0</text:p>
          </table:table-cell>
          <table:table-cell table:formula="of:=IF(AND([.B56]=1;[.C56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86577" calcext:value-type="float">
            <text:p>18657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57]=[.B57];&quot;match&quot;;&quot;not&quot;)" office:value-type="string" office:string-value="match" calcext:value-type="string">
            <text:p>match</text:p>
          </table:table-cell>
          <table:table-cell table:formula="of:=IF(AND([.B57]=1;[.E57]=&quot;match&quot;);&quot;1&quot;;&quot;0&quot;)" office:value-type="string" office:string-value="0" calcext:value-type="string">
            <text:p>0</text:p>
          </table:table-cell>
          <table:table-cell table:formula="of:=IF(AND([.B57]=0;[.E57]=&quot;match&quot;);&quot;1&quot;;&quot;0&quot;)" office:value-type="string" office:string-value="1" calcext:value-type="string">
            <text:p>1</text:p>
          </table:table-cell>
          <table:table-cell table:formula="of:=IF(AND([.B57]=0;[.C57]=1);&quot;1&quot;;&quot;0&quot;)" office:value-type="string" office:string-value="0" calcext:value-type="string">
            <text:p>0</text:p>
          </table:table-cell>
          <table:table-cell table:formula="of:=IF(AND([.B57]=1;[.C57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21396" calcext:value-type="float">
            <text:p>2213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58]=[.B58];&quot;match&quot;;&quot;not&quot;)" office:value-type="string" office:string-value="match" calcext:value-type="string">
            <text:p>match</text:p>
          </table:table-cell>
          <table:table-cell table:formula="of:=IF(AND([.B58]=1;[.E58]=&quot;match&quot;);&quot;1&quot;;&quot;0&quot;)" office:value-type="string" office:string-value="0" calcext:value-type="string">
            <text:p>0</text:p>
          </table:table-cell>
          <table:table-cell table:formula="of:=IF(AND([.B58]=0;[.E58]=&quot;match&quot;);&quot;1&quot;;&quot;0&quot;)" office:value-type="string" office:string-value="1" calcext:value-type="string">
            <text:p>1</text:p>
          </table:table-cell>
          <table:table-cell table:formula="of:=IF(AND([.B58]=0;[.C58]=1);&quot;1&quot;;&quot;0&quot;)" office:value-type="string" office:string-value="0" calcext:value-type="string">
            <text:p>0</text:p>
          </table:table-cell>
          <table:table-cell table:formula="of:=IF(AND([.B58]=1;[.C58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39481" calcext:value-type="float">
            <text:p>13948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59]=[.B59];&quot;match&quot;;&quot;not&quot;)" office:value-type="string" office:string-value="match" calcext:value-type="string">
            <text:p>match</text:p>
          </table:table-cell>
          <table:table-cell table:formula="of:=IF(AND([.B59]=1;[.E59]=&quot;match&quot;);&quot;1&quot;;&quot;0&quot;)" office:value-type="string" office:string-value="0" calcext:value-type="string">
            <text:p>0</text:p>
          </table:table-cell>
          <table:table-cell table:formula="of:=IF(AND([.B59]=0;[.E59]=&quot;match&quot;);&quot;1&quot;;&quot;0&quot;)" office:value-type="string" office:string-value="1" calcext:value-type="string">
            <text:p>1</text:p>
          </table:table-cell>
          <table:table-cell table:formula="of:=IF(AND([.B59]=0;[.C59]=1);&quot;1&quot;;&quot;0&quot;)" office:value-type="string" office:string-value="0" calcext:value-type="string">
            <text:p>0</text:p>
          </table:table-cell>
          <table:table-cell table:formula="of:=IF(AND([.B59]=1;[.C59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84538" calcext:value-type="float">
            <text:p>1845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60]=[.B60];&quot;match&quot;;&quot;not&quot;)" office:value-type="string" office:string-value="match" calcext:value-type="string">
            <text:p>match</text:p>
          </table:table-cell>
          <table:table-cell table:formula="of:=IF(AND([.B60]=1;[.E60]=&quot;match&quot;);&quot;1&quot;;&quot;0&quot;)" office:value-type="string" office:string-value="0" calcext:value-type="string">
            <text:p>0</text:p>
          </table:table-cell>
          <table:table-cell table:formula="of:=IF(AND([.B60]=0;[.E60]=&quot;match&quot;);&quot;1&quot;;&quot;0&quot;)" office:value-type="string" office:string-value="1" calcext:value-type="string">
            <text:p>1</text:p>
          </table:table-cell>
          <table:table-cell table:formula="of:=IF(AND([.B60]=0;[.C60]=1);&quot;1&quot;;&quot;0&quot;)" office:value-type="string" office:string-value="0" calcext:value-type="string">
            <text:p>0</text:p>
          </table:table-cell>
          <table:table-cell table:formula="of:=IF(AND([.B60]=1;[.C60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4800" calcext:value-type="float">
            <text:p>248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61]=[.B61];&quot;match&quot;;&quot;not&quot;)" office:value-type="string" office:string-value="match" calcext:value-type="string">
            <text:p>match</text:p>
          </table:table-cell>
          <table:table-cell table:formula="of:=IF(AND([.B61]=1;[.E61]=&quot;match&quot;);&quot;1&quot;;&quot;0&quot;)" office:value-type="string" office:string-value="0" calcext:value-type="string">
            <text:p>0</text:p>
          </table:table-cell>
          <table:table-cell table:formula="of:=IF(AND([.B61]=0;[.E61]=&quot;match&quot;);&quot;1&quot;;&quot;0&quot;)" office:value-type="string" office:string-value="1" calcext:value-type="string">
            <text:p>1</text:p>
          </table:table-cell>
          <table:table-cell table:formula="of:=IF(AND([.B61]=0;[.C61]=1);&quot;1&quot;;&quot;0&quot;)" office:value-type="string" office:string-value="0" calcext:value-type="string">
            <text:p>0</text:p>
          </table:table-cell>
          <table:table-cell table:formula="of:=IF(AND([.B61]=1;[.C61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02977" calcext:value-type="float">
            <text:p>20297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62]=[.B62];&quot;match&quot;;&quot;not&quot;)" office:value-type="string" office:string-value="match" calcext:value-type="string">
            <text:p>match</text:p>
          </table:table-cell>
          <table:table-cell table:formula="of:=IF(AND([.B62]=1;[.E62]=&quot;match&quot;);&quot;1&quot;;&quot;0&quot;)" office:value-type="string" office:string-value="0" calcext:value-type="string">
            <text:p>0</text:p>
          </table:table-cell>
          <table:table-cell table:formula="of:=IF(AND([.B62]=0;[.E62]=&quot;match&quot;);&quot;1&quot;;&quot;0&quot;)" office:value-type="string" office:string-value="1" calcext:value-type="string">
            <text:p>1</text:p>
          </table:table-cell>
          <table:table-cell table:formula="of:=IF(AND([.B62]=0;[.C62]=1);&quot;1&quot;;&quot;0&quot;)" office:value-type="string" office:string-value="0" calcext:value-type="string">
            <text:p>0</text:p>
          </table:table-cell>
          <table:table-cell table:formula="of:=IF(AND([.B62]=1;[.C62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66120" calcext:value-type="float">
            <text:p>1661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63]=[.B63];&quot;match&quot;;&quot;not&quot;)" office:value-type="string" office:string-value="match" calcext:value-type="string">
            <text:p>match</text:p>
          </table:table-cell>
          <table:table-cell table:formula="of:=IF(AND([.B63]=1;[.E63]=&quot;match&quot;);&quot;1&quot;;&quot;0&quot;)" office:value-type="string" office:string-value="0" calcext:value-type="string">
            <text:p>0</text:p>
          </table:table-cell>
          <table:table-cell table:formula="of:=IF(AND([.B63]=0;[.E63]=&quot;match&quot;);&quot;1&quot;;&quot;0&quot;)" office:value-type="string" office:string-value="1" calcext:value-type="string">
            <text:p>1</text:p>
          </table:table-cell>
          <table:table-cell table:formula="of:=IF(AND([.B63]=0;[.C63]=1);&quot;1&quot;;&quot;0&quot;)" office:value-type="string" office:string-value="0" calcext:value-type="string">
            <text:p>0</text:p>
          </table:table-cell>
          <table:table-cell table:formula="of:=IF(AND([.B63]=1;[.C63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59978" calcext:value-type="float">
            <text:p>1599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64]=[.B64];&quot;match&quot;;&quot;not&quot;)" office:value-type="string" office:string-value="match" calcext:value-type="string">
            <text:p>match</text:p>
          </table:table-cell>
          <table:table-cell table:formula="of:=IF(AND([.B64]=1;[.E64]=&quot;match&quot;);&quot;1&quot;;&quot;0&quot;)" office:value-type="string" office:string-value="0" calcext:value-type="string">
            <text:p>0</text:p>
          </table:table-cell>
          <table:table-cell table:formula="of:=IF(AND([.B64]=0;[.E64]=&quot;match&quot;);&quot;1&quot;;&quot;0&quot;)" office:value-type="string" office:string-value="1" calcext:value-type="string">
            <text:p>1</text:p>
          </table:table-cell>
          <table:table-cell table:formula="of:=IF(AND([.B64]=0;[.C64]=1);&quot;1&quot;;&quot;0&quot;)" office:value-type="string" office:string-value="0" calcext:value-type="string">
            <text:p>0</text:p>
          </table:table-cell>
          <table:table-cell table:formula="of:=IF(AND([.B64]=1;[.C64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55885" calcext:value-type="float">
            <text:p>15588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65]=[.B65];&quot;match&quot;;&quot;not&quot;)" office:value-type="string" office:string-value="match" calcext:value-type="string">
            <text:p>match</text:p>
          </table:table-cell>
          <table:table-cell table:formula="of:=IF(AND([.B65]=1;[.E65]=&quot;match&quot;);&quot;1&quot;;&quot;0&quot;)" office:value-type="string" office:string-value="0" calcext:value-type="string">
            <text:p>0</text:p>
          </table:table-cell>
          <table:table-cell table:formula="of:=IF(AND([.B65]=0;[.E65]=&quot;match&quot;);&quot;1&quot;;&quot;0&quot;)" office:value-type="string" office:string-value="1" calcext:value-type="string">
            <text:p>1</text:p>
          </table:table-cell>
          <table:table-cell table:formula="of:=IF(AND([.B65]=0;[.C65]=1);&quot;1&quot;;&quot;0&quot;)" office:value-type="string" office:string-value="0" calcext:value-type="string">
            <text:p>0</text:p>
          </table:table-cell>
          <table:table-cell table:formula="of:=IF(AND([.B65]=1;[.C65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39506" calcext:value-type="float">
            <text:p>13950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66]=[.B66];&quot;match&quot;;&quot;not&quot;)" office:value-type="string" office:string-value="match" calcext:value-type="string">
            <text:p>match</text:p>
          </table:table-cell>
          <table:table-cell table:formula="of:=IF(AND([.B66]=1;[.E66]=&quot;match&quot;);&quot;1&quot;;&quot;0&quot;)" office:value-type="string" office:string-value="0" calcext:value-type="string">
            <text:p>0</text:p>
          </table:table-cell>
          <table:table-cell table:formula="of:=IF(AND([.B66]=0;[.E66]=&quot;match&quot;);&quot;1&quot;;&quot;0&quot;)" office:value-type="string" office:string-value="1" calcext:value-type="string">
            <text:p>1</text:p>
          </table:table-cell>
          <table:table-cell table:formula="of:=IF(AND([.B66]=0;[.C66]=1);&quot;1&quot;;&quot;0&quot;)" office:value-type="string" office:string-value="0" calcext:value-type="string">
            <text:p>0</text:p>
          </table:table-cell>
          <table:table-cell table:formula="of:=IF(AND([.B66]=1;[.C66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56251" calcext:value-type="float">
            <text:p>2562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67]=[.B67];&quot;match&quot;;&quot;not&quot;)" office:value-type="string" office:string-value="match" calcext:value-type="string">
            <text:p>match</text:p>
          </table:table-cell>
          <table:table-cell table:formula="of:=IF(AND([.B67]=1;[.E67]=&quot;match&quot;);&quot;1&quot;;&quot;0&quot;)" office:value-type="string" office:string-value="0" calcext:value-type="string">
            <text:p>0</text:p>
          </table:table-cell>
          <table:table-cell table:formula="of:=IF(AND([.B67]=0;[.E67]=&quot;match&quot;);&quot;1&quot;;&quot;0&quot;)" office:value-type="string" office:string-value="1" calcext:value-type="string">
            <text:p>1</text:p>
          </table:table-cell>
          <table:table-cell table:formula="of:=IF(AND([.B67]=0;[.C67]=1);&quot;1&quot;;&quot;0&quot;)" office:value-type="string" office:string-value="0" calcext:value-type="string">
            <text:p>0</text:p>
          </table:table-cell>
          <table:table-cell table:formula="of:=IF(AND([.B67]=1;[.C67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43755" calcext:value-type="float">
            <text:p>2437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68]=[.B68];&quot;match&quot;;&quot;not&quot;)" office:value-type="string" office:string-value="match" calcext:value-type="string">
            <text:p>match</text:p>
          </table:table-cell>
          <table:table-cell table:formula="of:=IF(AND([.B68]=1;[.E68]=&quot;match&quot;);&quot;1&quot;;&quot;0&quot;)" office:value-type="string" office:string-value="0" calcext:value-type="string">
            <text:p>0</text:p>
          </table:table-cell>
          <table:table-cell table:formula="of:=IF(AND([.B68]=0;[.E68]=&quot;match&quot;);&quot;1&quot;;&quot;0&quot;)" office:value-type="string" office:string-value="1" calcext:value-type="string">
            <text:p>1</text:p>
          </table:table-cell>
          <table:table-cell table:formula="of:=IF(AND([.B68]=0;[.C68]=1);&quot;1&quot;;&quot;0&quot;)" office:value-type="string" office:string-value="0" calcext:value-type="string">
            <text:p>0</text:p>
          </table:table-cell>
          <table:table-cell table:formula="of:=IF(AND([.B68]=1;[.C68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84583" calcext:value-type="float">
            <text:p>18458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69]=[.B69];&quot;match&quot;;&quot;not&quot;)" office:value-type="string" office:string-value="match" calcext:value-type="string">
            <text:p>match</text:p>
          </table:table-cell>
          <table:table-cell table:formula="of:=IF(AND([.B69]=1;[.E69]=&quot;match&quot;);&quot;1&quot;;&quot;0&quot;)" office:value-type="string" office:string-value="0" calcext:value-type="string">
            <text:p>0</text:p>
          </table:table-cell>
          <table:table-cell table:formula="of:=IF(AND([.B69]=0;[.E69]=&quot;match&quot;);&quot;1&quot;;&quot;0&quot;)" office:value-type="string" office:string-value="1" calcext:value-type="string">
            <text:p>1</text:p>
          </table:table-cell>
          <table:table-cell table:formula="of:=IF(AND([.B69]=0;[.C69]=1);&quot;1&quot;;&quot;0&quot;)" office:value-type="string" office:string-value="0" calcext:value-type="string">
            <text:p>0</text:p>
          </table:table-cell>
          <table:table-cell table:formula="of:=IF(AND([.B69]=1;[.C69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11215" calcext:value-type="float">
            <text:p>2112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70]=[.B70];&quot;match&quot;;&quot;not&quot;)" office:value-type="string" office:string-value="match" calcext:value-type="string">
            <text:p>match</text:p>
          </table:table-cell>
          <table:table-cell table:formula="of:=IF(AND([.B70]=1;[.E70]=&quot;match&quot;);&quot;1&quot;;&quot;0&quot;)" office:value-type="string" office:string-value="0" calcext:value-type="string">
            <text:p>0</text:p>
          </table:table-cell>
          <table:table-cell table:formula="of:=IF(AND([.B70]=0;[.E70]=&quot;match&quot;);&quot;1&quot;;&quot;0&quot;)" office:value-type="string" office:string-value="1" calcext:value-type="string">
            <text:p>1</text:p>
          </table:table-cell>
          <table:table-cell table:formula="of:=IF(AND([.B70]=0;[.C70]=1);&quot;1&quot;;&quot;0&quot;)" office:value-type="string" office:string-value="0" calcext:value-type="string">
            <text:p>0</text:p>
          </table:table-cell>
          <table:table-cell table:formula="of:=IF(AND([.B70]=1;[.C70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4850" calcext:value-type="float">
            <text:p>248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71]=[.B71];&quot;match&quot;;&quot;not&quot;)" office:value-type="string" office:string-value="match" calcext:value-type="string">
            <text:p>match</text:p>
          </table:table-cell>
          <table:table-cell table:formula="of:=IF(AND([.B71]=1;[.E71]=&quot;match&quot;);&quot;1&quot;;&quot;0&quot;)" office:value-type="string" office:string-value="0" calcext:value-type="string">
            <text:p>0</text:p>
          </table:table-cell>
          <table:table-cell table:formula="of:=IF(AND([.B71]=0;[.E71]=&quot;match&quot;);&quot;1&quot;;&quot;0&quot;)" office:value-type="string" office:string-value="1" calcext:value-type="string">
            <text:p>1</text:p>
          </table:table-cell>
          <table:table-cell table:formula="of:=IF(AND([.B71]=0;[.C71]=1);&quot;1&quot;;&quot;0&quot;)" office:value-type="string" office:string-value="0" calcext:value-type="string">
            <text:p>0</text:p>
          </table:table-cell>
          <table:table-cell table:formula="of:=IF(AND([.B71]=1;[.C71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8474" calcext:value-type="float">
            <text:p>847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72]=[.B72];&quot;match&quot;;&quot;not&quot;)" office:value-type="string" office:string-value="match" calcext:value-type="string">
            <text:p>match</text:p>
          </table:table-cell>
          <table:table-cell table:formula="of:=IF(AND([.B72]=1;[.E72]=&quot;match&quot;);&quot;1&quot;;&quot;0&quot;)" office:value-type="string" office:string-value="0" calcext:value-type="string">
            <text:p>0</text:p>
          </table:table-cell>
          <table:table-cell table:formula="of:=IF(AND([.B72]=0;[.E72]=&quot;match&quot;);&quot;1&quot;;&quot;0&quot;)" office:value-type="string" office:string-value="1" calcext:value-type="string">
            <text:p>1</text:p>
          </table:table-cell>
          <table:table-cell table:formula="of:=IF(AND([.B72]=0;[.C72]=1);&quot;1&quot;;&quot;0&quot;)" office:value-type="string" office:string-value="0" calcext:value-type="string">
            <text:p>0</text:p>
          </table:table-cell>
          <table:table-cell table:formula="of:=IF(AND([.B72]=1;[.C72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80511" calcext:value-type="float">
            <text:p>1805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73]=[.B73];&quot;match&quot;;&quot;not&quot;)" office:value-type="string" office:string-value="match" calcext:value-type="string">
            <text:p>match</text:p>
          </table:table-cell>
          <table:table-cell table:formula="of:=IF(AND([.B73]=1;[.E73]=&quot;match&quot;);&quot;1&quot;;&quot;0&quot;)" office:value-type="string" office:string-value="0" calcext:value-type="string">
            <text:p>0</text:p>
          </table:table-cell>
          <table:table-cell table:formula="of:=IF(AND([.B73]=0;[.E73]=&quot;match&quot;);&quot;1&quot;;&quot;0&quot;)" office:value-type="string" office:string-value="1" calcext:value-type="string">
            <text:p>1</text:p>
          </table:table-cell>
          <table:table-cell table:formula="of:=IF(AND([.B73]=0;[.C73]=1);&quot;1&quot;;&quot;0&quot;)" office:value-type="string" office:string-value="0" calcext:value-type="string">
            <text:p>0</text:p>
          </table:table-cell>
          <table:table-cell table:formula="of:=IF(AND([.B73]=1;[.C73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44011" calcext:value-type="float">
            <text:p>2440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74]=[.B74];&quot;match&quot;;&quot;not&quot;)" office:value-type="string" office:string-value="match" calcext:value-type="string">
            <text:p>match</text:p>
          </table:table-cell>
          <table:table-cell table:formula="of:=IF(AND([.B74]=1;[.E74]=&quot;match&quot;);&quot;1&quot;;&quot;0&quot;)" office:value-type="string" office:string-value="0" calcext:value-type="string">
            <text:p>0</text:p>
          </table:table-cell>
          <table:table-cell table:formula="of:=IF(AND([.B74]=0;[.E74]=&quot;match&quot;);&quot;1&quot;;&quot;0&quot;)" office:value-type="string" office:string-value="1" calcext:value-type="string">
            <text:p>1</text:p>
          </table:table-cell>
          <table:table-cell table:formula="of:=IF(AND([.B74]=0;[.C74]=1);&quot;1&quot;;&quot;0&quot;)" office:value-type="string" office:string-value="0" calcext:value-type="string">
            <text:p>0</text:p>
          </table:table-cell>
          <table:table-cell table:formula="of:=IF(AND([.B74]=1;[.C74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42397" calcext:value-type="float">
            <text:p>24239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75]=[.B75];&quot;match&quot;;&quot;not&quot;)" office:value-type="string" office:string-value="match" calcext:value-type="string">
            <text:p>match</text:p>
          </table:table-cell>
          <table:table-cell table:formula="of:=IF(AND([.B75]=1;[.E75]=&quot;match&quot;);&quot;1&quot;;&quot;0&quot;)" office:value-type="string" office:string-value="0" calcext:value-type="string">
            <text:p>0</text:p>
          </table:table-cell>
          <table:table-cell table:formula="of:=IF(AND([.B75]=0;[.E75]=&quot;match&quot;);&quot;1&quot;;&quot;0&quot;)" office:value-type="string" office:string-value="1" calcext:value-type="string">
            <text:p>1</text:p>
          </table:table-cell>
          <table:table-cell table:formula="of:=IF(AND([.B75]=0;[.C75]=1);&quot;1&quot;;&quot;0&quot;)" office:value-type="string" office:string-value="0" calcext:value-type="string">
            <text:p>0</text:p>
          </table:table-cell>
          <table:table-cell table:formula="of:=IF(AND([.B75]=1;[.C75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03057" calcext:value-type="float">
            <text:p>20305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76]=[.B76];&quot;match&quot;;&quot;not&quot;)" office:value-type="string" office:string-value="match" calcext:value-type="string">
            <text:p>match</text:p>
          </table:table-cell>
          <table:table-cell table:formula="of:=IF(AND([.B76]=1;[.E76]=&quot;match&quot;);&quot;1&quot;;&quot;0&quot;)" office:value-type="string" office:string-value="0" calcext:value-type="string">
            <text:p>0</text:p>
          </table:table-cell>
          <table:table-cell table:formula="of:=IF(AND([.B76]=0;[.E76]=&quot;match&quot;);&quot;1&quot;;&quot;0&quot;)" office:value-type="string" office:string-value="1" calcext:value-type="string">
            <text:p>1</text:p>
          </table:table-cell>
          <table:table-cell table:formula="of:=IF(AND([.B76]=0;[.C76]=1);&quot;1&quot;;&quot;0&quot;)" office:value-type="string" office:string-value="0" calcext:value-type="string">
            <text:p>0</text:p>
          </table:table-cell>
          <table:table-cell table:formula="of:=IF(AND([.B76]=1;[.C76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72342" calcext:value-type="float">
            <text:p>1723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77]=[.B77];&quot;match&quot;;&quot;not&quot;)" office:value-type="string" office:string-value="match" calcext:value-type="string">
            <text:p>match</text:p>
          </table:table-cell>
          <table:table-cell table:formula="of:=IF(AND([.B77]=1;[.E77]=&quot;match&quot;);&quot;1&quot;;&quot;0&quot;)" office:value-type="string" office:string-value="0" calcext:value-type="string">
            <text:p>0</text:p>
          </table:table-cell>
          <table:table-cell table:formula="of:=IF(AND([.B77]=0;[.E77]=&quot;match&quot;);&quot;1&quot;;&quot;0&quot;)" office:value-type="string" office:string-value="1" calcext:value-type="string">
            <text:p>1</text:p>
          </table:table-cell>
          <table:table-cell table:formula="of:=IF(AND([.B77]=0;[.C77]=1);&quot;1&quot;;&quot;0&quot;)" office:value-type="string" office:string-value="0" calcext:value-type="string">
            <text:p>0</text:p>
          </table:table-cell>
          <table:table-cell table:formula="of:=IF(AND([.B77]=1;[.C77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40329" calcext:value-type="float">
            <text:p>403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78]=[.B78];&quot;match&quot;;&quot;not&quot;)" office:value-type="string" office:string-value="match" calcext:value-type="string">
            <text:p>match</text:p>
          </table:table-cell>
          <table:table-cell table:formula="of:=IF(AND([.B78]=1;[.E78]=&quot;match&quot;);&quot;1&quot;;&quot;0&quot;)" office:value-type="string" office:string-value="0" calcext:value-type="string">
            <text:p>0</text:p>
          </table:table-cell>
          <table:table-cell table:formula="of:=IF(AND([.B78]=0;[.E78]=&quot;match&quot;);&quot;1&quot;;&quot;0&quot;)" office:value-type="string" office:string-value="1" calcext:value-type="string">
            <text:p>1</text:p>
          </table:table-cell>
          <table:table-cell table:formula="of:=IF(AND([.B78]=0;[.C78]=1);&quot;1&quot;;&quot;0&quot;)" office:value-type="string" office:string-value="0" calcext:value-type="string">
            <text:p>0</text:p>
          </table:table-cell>
          <table:table-cell table:formula="of:=IF(AND([.B78]=1;[.C78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35129" calcext:value-type="float">
            <text:p>351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79]=[.B79];&quot;match&quot;;&quot;not&quot;)" office:value-type="string" office:string-value="match" calcext:value-type="string">
            <text:p>match</text:p>
          </table:table-cell>
          <table:table-cell table:formula="of:=IF(AND([.B79]=1;[.E79]=&quot;match&quot;);&quot;1&quot;;&quot;0&quot;)" office:value-type="string" office:string-value="0" calcext:value-type="string">
            <text:p>0</text:p>
          </table:table-cell>
          <table:table-cell table:formula="of:=IF(AND([.B79]=0;[.E79]=&quot;match&quot;);&quot;1&quot;;&quot;0&quot;)" office:value-type="string" office:string-value="1" calcext:value-type="string">
            <text:p>1</text:p>
          </table:table-cell>
          <table:table-cell table:formula="of:=IF(AND([.B79]=0;[.C79]=1);&quot;1&quot;;&quot;0&quot;)" office:value-type="string" office:string-value="0" calcext:value-type="string">
            <text:p>0</text:p>
          </table:table-cell>
          <table:table-cell table:formula="of:=IF(AND([.B79]=1;[.C79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9952" calcext:value-type="float">
            <text:p>99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80]=[.B80];&quot;match&quot;;&quot;not&quot;)" office:value-type="string" office:string-value="match" calcext:value-type="string">
            <text:p>match</text:p>
          </table:table-cell>
          <table:table-cell table:formula="of:=IF(AND([.B80]=1;[.E80]=&quot;match&quot;);&quot;1&quot;;&quot;0&quot;)" office:value-type="string" office:string-value="0" calcext:value-type="string">
            <text:p>0</text:p>
          </table:table-cell>
          <table:table-cell table:formula="of:=IF(AND([.B80]=0;[.E80]=&quot;match&quot;);&quot;1&quot;;&quot;0&quot;)" office:value-type="string" office:string-value="1" calcext:value-type="string">
            <text:p>1</text:p>
          </table:table-cell>
          <table:table-cell table:formula="of:=IF(AND([.B80]=0;[.C80]=1);&quot;1&quot;;&quot;0&quot;)" office:value-type="string" office:string-value="0" calcext:value-type="string">
            <text:p>0</text:p>
          </table:table-cell>
          <table:table-cell table:formula="of:=IF(AND([.B80]=1;[.C80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33443" calcext:value-type="float">
            <text:p>1334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81]=[.B81];&quot;match&quot;;&quot;not&quot;)" office:value-type="string" office:string-value="match" calcext:value-type="string">
            <text:p>match</text:p>
          </table:table-cell>
          <table:table-cell table:formula="of:=IF(AND([.B81]=1;[.E81]=&quot;match&quot;);&quot;1&quot;;&quot;0&quot;)" office:value-type="string" office:string-value="0" calcext:value-type="string">
            <text:p>0</text:p>
          </table:table-cell>
          <table:table-cell table:formula="of:=IF(AND([.B81]=0;[.E81]=&quot;match&quot;);&quot;1&quot;;&quot;0&quot;)" office:value-type="string" office:string-value="1" calcext:value-type="string">
            <text:p>1</text:p>
          </table:table-cell>
          <table:table-cell table:formula="of:=IF(AND([.B81]=0;[.C81]=1);&quot;1&quot;;&quot;0&quot;)" office:value-type="string" office:string-value="0" calcext:value-type="string">
            <text:p>0</text:p>
          </table:table-cell>
          <table:table-cell table:formula="of:=IF(AND([.B81]=1;[.C81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72008" calcext:value-type="float">
            <text:p>7200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82]=[.B82];&quot;match&quot;;&quot;not&quot;)" office:value-type="string" office:string-value="match" calcext:value-type="string">
            <text:p>match</text:p>
          </table:table-cell>
          <table:table-cell table:formula="of:=IF(AND([.B82]=1;[.E82]=&quot;match&quot;);&quot;1&quot;;&quot;0&quot;)" office:value-type="string" office:string-value="0" calcext:value-type="string">
            <text:p>0</text:p>
          </table:table-cell>
          <table:table-cell table:formula="of:=IF(AND([.B82]=0;[.E82]=&quot;match&quot;);&quot;1&quot;;&quot;0&quot;)" office:value-type="string" office:string-value="1" calcext:value-type="string">
            <text:p>1</text:p>
          </table:table-cell>
          <table:table-cell table:formula="of:=IF(AND([.B82]=0;[.C82]=1);&quot;1&quot;;&quot;0&quot;)" office:value-type="string" office:string-value="0" calcext:value-type="string">
            <text:p>0</text:p>
          </table:table-cell>
          <table:table-cell table:formula="of:=IF(AND([.B82]=1;[.C82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64169" calcext:value-type="float">
            <text:p>1641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83]=[.B83];&quot;match&quot;;&quot;not&quot;)" office:value-type="string" office:string-value="match" calcext:value-type="string">
            <text:p>match</text:p>
          </table:table-cell>
          <table:table-cell table:formula="of:=IF(AND([.B83]=1;[.E83]=&quot;match&quot;);&quot;1&quot;;&quot;0&quot;)" office:value-type="string" office:string-value="0" calcext:value-type="string">
            <text:p>0</text:p>
          </table:table-cell>
          <table:table-cell table:formula="of:=IF(AND([.B83]=0;[.E83]=&quot;match&quot;);&quot;1&quot;;&quot;0&quot;)" office:value-type="string" office:string-value="1" calcext:value-type="string">
            <text:p>1</text:p>
          </table:table-cell>
          <table:table-cell table:formula="of:=IF(AND([.B83]=0;[.C83]=1);&quot;1&quot;;&quot;0&quot;)" office:value-type="string" office:string-value="0" calcext:value-type="string">
            <text:p>0</text:p>
          </table:table-cell>
          <table:table-cell table:formula="of:=IF(AND([.B83]=1;[.C83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25613" calcext:value-type="float">
            <text:p>2256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84]=[.B84];&quot;match&quot;;&quot;not&quot;)" office:value-type="string" office:string-value="match" calcext:value-type="string">
            <text:p>match</text:p>
          </table:table-cell>
          <table:table-cell table:formula="of:=IF(AND([.B84]=1;[.E84]=&quot;match&quot;);&quot;1&quot;;&quot;0&quot;)" office:value-type="string" office:string-value="0" calcext:value-type="string">
            <text:p>0</text:p>
          </table:table-cell>
          <table:table-cell table:formula="of:=IF(AND([.B84]=0;[.E84]=&quot;match&quot;);&quot;1&quot;;&quot;0&quot;)" office:value-type="string" office:string-value="1" calcext:value-type="string">
            <text:p>1</text:p>
          </table:table-cell>
          <table:table-cell table:formula="of:=IF(AND([.B84]=0;[.C84]=1);&quot;1&quot;;&quot;0&quot;)" office:value-type="string" office:string-value="0" calcext:value-type="string">
            <text:p>0</text:p>
          </table:table-cell>
          <table:table-cell table:formula="of:=IF(AND([.B84]=1;[.C84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47439" calcext:value-type="float">
            <text:p>474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85]=[.B85];&quot;match&quot;;&quot;not&quot;)" office:value-type="string" office:string-value="match" calcext:value-type="string">
            <text:p>match</text:p>
          </table:table-cell>
          <table:table-cell table:formula="of:=IF(AND([.B85]=1;[.E85]=&quot;match&quot;);&quot;1&quot;;&quot;0&quot;)" office:value-type="string" office:string-value="0" calcext:value-type="string">
            <text:p>0</text:p>
          </table:table-cell>
          <table:table-cell table:formula="of:=IF(AND([.B85]=0;[.E85]=&quot;match&quot;);&quot;1&quot;;&quot;0&quot;)" office:value-type="string" office:string-value="1" calcext:value-type="string">
            <text:p>1</text:p>
          </table:table-cell>
          <table:table-cell table:formula="of:=IF(AND([.B85]=0;[.C85]=1);&quot;1&quot;;&quot;0&quot;)" office:value-type="string" office:string-value="0" calcext:value-type="string">
            <text:p>0</text:p>
          </table:table-cell>
          <table:table-cell table:formula="of:=IF(AND([.B85]=1;[.C85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86706" calcext:value-type="float">
            <text:p>18670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86]=[.B86];&quot;match&quot;;&quot;not&quot;)" office:value-type="string" office:string-value="match" calcext:value-type="string">
            <text:p>match</text:p>
          </table:table-cell>
          <table:table-cell table:formula="of:=IF(AND([.B86]=1;[.E86]=&quot;match&quot;);&quot;1&quot;;&quot;0&quot;)" office:value-type="string" office:string-value="0" calcext:value-type="string">
            <text:p>0</text:p>
          </table:table-cell>
          <table:table-cell table:formula="of:=IF(AND([.B86]=0;[.E86]=&quot;match&quot;);&quot;1&quot;;&quot;0&quot;)" office:value-type="string" office:string-value="1" calcext:value-type="string">
            <text:p>1</text:p>
          </table:table-cell>
          <table:table-cell table:formula="of:=IF(AND([.B86]=0;[.C86]=1);&quot;1&quot;;&quot;0&quot;)" office:value-type="string" office:string-value="0" calcext:value-type="string">
            <text:p>0</text:p>
          </table:table-cell>
          <table:table-cell table:formula="of:=IF(AND([.B86]=1;[.C86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29718" calcext:value-type="float">
            <text:p>2297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87]=[.B87];&quot;match&quot;;&quot;not&quot;)" office:value-type="string" office:string-value="match" calcext:value-type="string">
            <text:p>match</text:p>
          </table:table-cell>
          <table:table-cell table:formula="of:=IF(AND([.B87]=1;[.E87]=&quot;match&quot;);&quot;1&quot;;&quot;0&quot;)" office:value-type="string" office:string-value="0" calcext:value-type="string">
            <text:p>0</text:p>
          </table:table-cell>
          <table:table-cell table:formula="of:=IF(AND([.B87]=0;[.E87]=&quot;match&quot;);&quot;1&quot;;&quot;0&quot;)" office:value-type="string" office:string-value="1" calcext:value-type="string">
            <text:p>1</text:p>
          </table:table-cell>
          <table:table-cell table:formula="of:=IF(AND([.B87]=0;[.C87]=1);&quot;1&quot;;&quot;0&quot;)" office:value-type="string" office:string-value="0" calcext:value-type="string">
            <text:p>0</text:p>
          </table:table-cell>
          <table:table-cell table:formula="of:=IF(AND([.B87]=1;[.C87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70327" calcext:value-type="float">
            <text:p>1703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88]=[.B88];&quot;match&quot;;&quot;not&quot;)" office:value-type="string" office:string-value="match" calcext:value-type="string">
            <text:p>match</text:p>
          </table:table-cell>
          <table:table-cell table:formula="of:=IF(AND([.B88]=1;[.E88]=&quot;match&quot;);&quot;1&quot;;&quot;0&quot;)" office:value-type="string" office:string-value="0" calcext:value-type="string">
            <text:p>0</text:p>
          </table:table-cell>
          <table:table-cell table:formula="of:=IF(AND([.B88]=0;[.E88]=&quot;match&quot;);&quot;1&quot;;&quot;0&quot;)" office:value-type="string" office:string-value="1" calcext:value-type="string">
            <text:p>1</text:p>
          </table:table-cell>
          <table:table-cell table:formula="of:=IF(AND([.B88]=0;[.C88]=1);&quot;1&quot;;&quot;0&quot;)" office:value-type="string" office:string-value="0" calcext:value-type="string">
            <text:p>0</text:p>
          </table:table-cell>
          <table:table-cell table:formula="of:=IF(AND([.B88]=1;[.C88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08888" calcext:value-type="float">
            <text:p>10888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89]=[.B89];&quot;match&quot;;&quot;not&quot;)" office:value-type="string" office:string-value="match" calcext:value-type="string">
            <text:p>match</text:p>
          </table:table-cell>
          <table:table-cell table:formula="of:=IF(AND([.B89]=1;[.E89]=&quot;match&quot;);&quot;1&quot;;&quot;0&quot;)" office:value-type="string" office:string-value="0" calcext:value-type="string">
            <text:p>0</text:p>
          </table:table-cell>
          <table:table-cell table:formula="of:=IF(AND([.B89]=0;[.E89]=&quot;match&quot;);&quot;1&quot;;&quot;0&quot;)" office:value-type="string" office:string-value="1" calcext:value-type="string">
            <text:p>1</text:p>
          </table:table-cell>
          <table:table-cell table:formula="of:=IF(AND([.B89]=0;[.C89]=1);&quot;1&quot;;&quot;0&quot;)" office:value-type="string" office:string-value="0" calcext:value-type="string">
            <text:p>0</text:p>
          </table:table-cell>
          <table:table-cell table:formula="of:=IF(AND([.B89]=1;[.C89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41306" calcext:value-type="float">
            <text:p>4130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90]=[.B90];&quot;match&quot;;&quot;not&quot;)" office:value-type="string" office:string-value="match" calcext:value-type="string">
            <text:p>match</text:p>
          </table:table-cell>
          <table:table-cell table:formula="of:=IF(AND([.B90]=1;[.E90]=&quot;match&quot;);&quot;1&quot;;&quot;0&quot;)" office:value-type="string" office:string-value="0" calcext:value-type="string">
            <text:p>0</text:p>
          </table:table-cell>
          <table:table-cell table:formula="of:=IF(AND([.B90]=0;[.E90]=&quot;match&quot;);&quot;1&quot;;&quot;0&quot;)" office:value-type="string" office:string-value="1" calcext:value-type="string">
            <text:p>1</text:p>
          </table:table-cell>
          <table:table-cell table:formula="of:=IF(AND([.B90]=0;[.C90]=1);&quot;1&quot;;&quot;0&quot;)" office:value-type="string" office:string-value="0" calcext:value-type="string">
            <text:p>0</text:p>
          </table:table-cell>
          <table:table-cell table:formula="of:=IF(AND([.B90]=1;[.C90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82622" calcext:value-type="float">
            <text:p>1826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91]=[.B91];&quot;match&quot;;&quot;not&quot;)" office:value-type="string" office:string-value="match" calcext:value-type="string">
            <text:p>match</text:p>
          </table:table-cell>
          <table:table-cell table:formula="of:=IF(AND([.B91]=1;[.E91]=&quot;match&quot;);&quot;1&quot;;&quot;0&quot;)" office:value-type="string" office:string-value="0" calcext:value-type="string">
            <text:p>0</text:p>
          </table:table-cell>
          <table:table-cell table:formula="of:=IF(AND([.B91]=0;[.E91]=&quot;match&quot;);&quot;1&quot;;&quot;0&quot;)" office:value-type="string" office:string-value="1" calcext:value-type="string">
            <text:p>1</text:p>
          </table:table-cell>
          <table:table-cell table:formula="of:=IF(AND([.B91]=0;[.C91]=1);&quot;1&quot;;&quot;0&quot;)" office:value-type="string" office:string-value="0" calcext:value-type="string">
            <text:p>0</text:p>
          </table:table-cell>
          <table:table-cell table:formula="of:=IF(AND([.B91]=1;[.C91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33123" calcext:value-type="float">
            <text:p>331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92]=[.B92];&quot;match&quot;;&quot;not&quot;)" office:value-type="string" office:string-value="match" calcext:value-type="string">
            <text:p>match</text:p>
          </table:table-cell>
          <table:table-cell table:formula="of:=IF(AND([.B92]=1;[.E92]=&quot;match&quot;);&quot;1&quot;;&quot;0&quot;)" office:value-type="string" office:string-value="0" calcext:value-type="string">
            <text:p>0</text:p>
          </table:table-cell>
          <table:table-cell table:formula="of:=IF(AND([.B92]=0;[.E92]=&quot;match&quot;);&quot;1&quot;;&quot;0&quot;)" office:value-type="string" office:string-value="1" calcext:value-type="string">
            <text:p>1</text:p>
          </table:table-cell>
          <table:table-cell table:formula="of:=IF(AND([.B92]=0;[.C92]=1);&quot;1&quot;;&quot;0&quot;)" office:value-type="string" office:string-value="0" calcext:value-type="string">
            <text:p>0</text:p>
          </table:table-cell>
          <table:table-cell table:formula="of:=IF(AND([.B92]=1;[.C92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42720" calcext:value-type="float">
            <text:p>2427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93]=[.B93];&quot;match&quot;;&quot;not&quot;)" office:value-type="string" office:string-value="match" calcext:value-type="string">
            <text:p>match</text:p>
          </table:table-cell>
          <table:table-cell table:formula="of:=IF(AND([.B93]=1;[.E93]=&quot;match&quot;);&quot;1&quot;;&quot;0&quot;)" office:value-type="string" office:string-value="0" calcext:value-type="string">
            <text:p>0</text:p>
          </table:table-cell>
          <table:table-cell table:formula="of:=IF(AND([.B93]=0;[.E93]=&quot;match&quot;);&quot;1&quot;;&quot;0&quot;)" office:value-type="string" office:string-value="1" calcext:value-type="string">
            <text:p>1</text:p>
          </table:table-cell>
          <table:table-cell table:formula="of:=IF(AND([.B93]=0;[.C93]=1);&quot;1&quot;;&quot;0&quot;)" office:value-type="string" office:string-value="0" calcext:value-type="string">
            <text:p>0</text:p>
          </table:table-cell>
          <table:table-cell table:formula="of:=IF(AND([.B93]=1;[.C93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60106" calcext:value-type="float">
            <text:p>16010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94]=[.B94];&quot;match&quot;;&quot;not&quot;)" office:value-type="string" office:string-value="match" calcext:value-type="string">
            <text:p>match</text:p>
          </table:table-cell>
          <table:table-cell table:formula="of:=IF(AND([.B94]=1;[.E94]=&quot;match&quot;);&quot;1&quot;;&quot;0&quot;)" office:value-type="string" office:string-value="0" calcext:value-type="string">
            <text:p>0</text:p>
          </table:table-cell>
          <table:table-cell table:formula="of:=IF(AND([.B94]=0;[.E94]=&quot;match&quot;);&quot;1&quot;;&quot;0&quot;)" office:value-type="string" office:string-value="1" calcext:value-type="string">
            <text:p>1</text:p>
          </table:table-cell>
          <table:table-cell table:formula="of:=IF(AND([.B94]=0;[.C94]=1);&quot;1&quot;;&quot;0&quot;)" office:value-type="string" office:string-value="0" calcext:value-type="string">
            <text:p>0</text:p>
          </table:table-cell>
          <table:table-cell table:formula="of:=IF(AND([.B94]=1;[.C94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25643" calcext:value-type="float">
            <text:p>2256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95]=[.B95];&quot;match&quot;;&quot;not&quot;)" office:value-type="string" office:string-value="match" calcext:value-type="string">
            <text:p>match</text:p>
          </table:table-cell>
          <table:table-cell table:formula="of:=IF(AND([.B95]=1;[.E95]=&quot;match&quot;);&quot;1&quot;;&quot;0&quot;)" office:value-type="string" office:string-value="0" calcext:value-type="string">
            <text:p>0</text:p>
          </table:table-cell>
          <table:table-cell table:formula="of:=IF(AND([.B95]=0;[.E95]=&quot;match&quot;);&quot;1&quot;;&quot;0&quot;)" office:value-type="string" office:string-value="1" calcext:value-type="string">
            <text:p>1</text:p>
          </table:table-cell>
          <table:table-cell table:formula="of:=IF(AND([.B95]=0;[.C95]=1);&quot;1&quot;;&quot;0&quot;)" office:value-type="string" office:string-value="0" calcext:value-type="string">
            <text:p>0</text:p>
          </table:table-cell>
          <table:table-cell table:formula="of:=IF(AND([.B95]=1;[.C95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43725" calcext:value-type="float">
            <text:p>1437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96]=[.B96];&quot;match&quot;;&quot;not&quot;)" office:value-type="string" office:string-value="match" calcext:value-type="string">
            <text:p>match</text:p>
          </table:table-cell>
          <table:table-cell table:formula="of:=IF(AND([.B96]=1;[.E96]=&quot;match&quot;);&quot;1&quot;;&quot;0&quot;)" office:value-type="string" office:string-value="0" calcext:value-type="string">
            <text:p>0</text:p>
          </table:table-cell>
          <table:table-cell table:formula="of:=IF(AND([.B96]=0;[.E96]=&quot;match&quot;);&quot;1&quot;;&quot;0&quot;)" office:value-type="string" office:string-value="1" calcext:value-type="string">
            <text:p>1</text:p>
          </table:table-cell>
          <table:table-cell table:formula="of:=IF(AND([.B96]=0;[.C96]=1);&quot;1&quot;;&quot;0&quot;)" office:value-type="string" office:string-value="0" calcext:value-type="string">
            <text:p>0</text:p>
          </table:table-cell>
          <table:table-cell table:formula="of:=IF(AND([.B96]=1;[.C96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01071" calcext:value-type="float">
            <text:p>20107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97]=[.B97];&quot;match&quot;;&quot;not&quot;)" office:value-type="string" office:string-value="match" calcext:value-type="string">
            <text:p>match</text:p>
          </table:table-cell>
          <table:table-cell table:formula="of:=IF(AND([.B97]=1;[.E97]=&quot;match&quot;);&quot;1&quot;;&quot;0&quot;)" office:value-type="string" office:string-value="0" calcext:value-type="string">
            <text:p>0</text:p>
          </table:table-cell>
          <table:table-cell table:formula="of:=IF(AND([.B97]=0;[.E97]=&quot;match&quot;);&quot;1&quot;;&quot;0&quot;)" office:value-type="string" office:string-value="1" calcext:value-type="string">
            <text:p>1</text:p>
          </table:table-cell>
          <table:table-cell table:formula="of:=IF(AND([.B97]=0;[.C97]=1);&quot;1&quot;;&quot;0&quot;)" office:value-type="string" office:string-value="0" calcext:value-type="string">
            <text:p>0</text:p>
          </table:table-cell>
          <table:table-cell table:formula="of:=IF(AND([.B97]=1;[.C97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11325" calcext:value-type="float">
            <text:p>2113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98]=[.B98];&quot;match&quot;;&quot;not&quot;)" office:value-type="string" office:string-value="match" calcext:value-type="string">
            <text:p>match</text:p>
          </table:table-cell>
          <table:table-cell table:formula="of:=IF(AND([.B98]=1;[.E98]=&quot;match&quot;);&quot;1&quot;;&quot;0&quot;)" office:value-type="string" office:string-value="0" calcext:value-type="string">
            <text:p>0</text:p>
          </table:table-cell>
          <table:table-cell table:formula="of:=IF(AND([.B98]=0;[.E98]=&quot;match&quot;);&quot;1&quot;;&quot;0&quot;)" office:value-type="string" office:string-value="1" calcext:value-type="string">
            <text:p>1</text:p>
          </table:table-cell>
          <table:table-cell table:formula="of:=IF(AND([.B98]=0;[.C98]=1);&quot;1&quot;;&quot;0&quot;)" office:value-type="string" office:string-value="0" calcext:value-type="string">
            <text:p>0</text:p>
          </table:table-cell>
          <table:table-cell table:formula="of:=IF(AND([.B98]=1;[.C98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25310" calcext:value-type="float">
            <text:p>1253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99]=[.B99];&quot;match&quot;;&quot;not&quot;)" office:value-type="string" office:string-value="match" calcext:value-type="string">
            <text:p>match</text:p>
          </table:table-cell>
          <table:table-cell table:formula="of:=IF(AND([.B99]=1;[.E99]=&quot;match&quot;);&quot;1&quot;;&quot;0&quot;)" office:value-type="string" office:string-value="0" calcext:value-type="string">
            <text:p>0</text:p>
          </table:table-cell>
          <table:table-cell table:formula="of:=IF(AND([.B99]=0;[.E99]=&quot;match&quot;);&quot;1&quot;;&quot;0&quot;)" office:value-type="string" office:string-value="1" calcext:value-type="string">
            <text:p>1</text:p>
          </table:table-cell>
          <table:table-cell table:formula="of:=IF(AND([.B99]=0;[.C99]=1);&quot;1&quot;;&quot;0&quot;)" office:value-type="string" office:string-value="0" calcext:value-type="string">
            <text:p>0</text:p>
          </table:table-cell>
          <table:table-cell table:formula="of:=IF(AND([.B99]=1;[.C99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47487" calcext:value-type="float">
            <text:p>4748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00]=[.B100];&quot;match&quot;;&quot;not&quot;)" office:value-type="string" office:string-value="match" calcext:value-type="string">
            <text:p>match</text:p>
          </table:table-cell>
          <table:table-cell table:formula="of:=IF(AND([.B100]=1;[.E100]=&quot;match&quot;);&quot;1&quot;;&quot;0&quot;)" office:value-type="string" office:string-value="0" calcext:value-type="string">
            <text:p>0</text:p>
          </table:table-cell>
          <table:table-cell table:formula="of:=IF(AND([.B100]=0;[.E100]=&quot;match&quot;);&quot;1&quot;;&quot;0&quot;)" office:value-type="string" office:string-value="1" calcext:value-type="string">
            <text:p>1</text:p>
          </table:table-cell>
          <table:table-cell table:formula="of:=IF(AND([.B100]=0;[.C100]=1);&quot;1&quot;;&quot;0&quot;)" office:value-type="string" office:string-value="0" calcext:value-type="string">
            <text:p>0</text:p>
          </table:table-cell>
          <table:table-cell table:formula="of:=IF(AND([.B100]=1;[.C100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29770" calcext:value-type="float">
            <text:p>22977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01]=[.B101];&quot;match&quot;;&quot;not&quot;)" office:value-type="string" office:string-value="match" calcext:value-type="string">
            <text:p>match</text:p>
          </table:table-cell>
          <table:table-cell table:formula="of:=IF(AND([.B101]=1;[.E101]=&quot;match&quot;);&quot;1&quot;;&quot;0&quot;)" office:value-type="string" office:string-value="0" calcext:value-type="string">
            <text:p>0</text:p>
          </table:table-cell>
          <table:table-cell table:formula="of:=IF(AND([.B101]=0;[.E101]=&quot;match&quot;);&quot;1&quot;;&quot;0&quot;)" office:value-type="string" office:string-value="1" calcext:value-type="string">
            <text:p>1</text:p>
          </table:table-cell>
          <table:table-cell table:formula="of:=IF(AND([.B101]=0;[.C101]=1);&quot;1&quot;;&quot;0&quot;)" office:value-type="string" office:string-value="0" calcext:value-type="string">
            <text:p>0</text:p>
          </table:table-cell>
          <table:table-cell table:formula="of:=IF(AND([.B101]=1;[.C101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66284" calcext:value-type="float">
            <text:p>16628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C102]=[.B102];&quot;match&quot;;&quot;not&quot;)" office:value-type="string" office:string-value="match" calcext:value-type="string">
            <text:p>match</text:p>
          </table:table-cell>
          <table:table-cell table:formula="of:=IF(AND([.B102]=1;[.E102]=&quot;match&quot;);&quot;1&quot;;&quot;0&quot;)" office:value-type="string" office:string-value="1" calcext:value-type="string">
            <text:p>1</text:p>
          </table:table-cell>
          <table:table-cell table:formula="of:=IF(AND([.B102]=0;[.E102]=&quot;match&quot;);&quot;1&quot;;&quot;0&quot;)" office:value-type="string" office:string-value="0" calcext:value-type="string">
            <text:p>0</text:p>
          </table:table-cell>
          <table:table-cell table:formula="of:=IF(AND([.B102]=0;[.C102]=1);&quot;1&quot;;&quot;0&quot;)" office:value-type="string" office:string-value="0" calcext:value-type="string">
            <text:p>0</text:p>
          </table:table-cell>
          <table:table-cell table:formula="of:=IF(AND([.B102]=1;[.C102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27373" calcext:value-type="float">
            <text:p>12737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03]=[.B103];&quot;match&quot;;&quot;not&quot;)" office:value-type="string" office:string-value="match" calcext:value-type="string">
            <text:p>match</text:p>
          </table:table-cell>
          <table:table-cell table:formula="of:=IF(AND([.B103]=1;[.E103]=&quot;match&quot;);&quot;1&quot;;&quot;0&quot;)" office:value-type="string" office:string-value="0" calcext:value-type="string">
            <text:p>0</text:p>
          </table:table-cell>
          <table:table-cell table:formula="of:=IF(AND([.B103]=0;[.E103]=&quot;match&quot;);&quot;1&quot;;&quot;0&quot;)" office:value-type="string" office:string-value="1" calcext:value-type="string">
            <text:p>1</text:p>
          </table:table-cell>
          <table:table-cell table:formula="of:=IF(AND([.B103]=0;[.C103]=1);&quot;1&quot;;&quot;0&quot;)" office:value-type="string" office:string-value="0" calcext:value-type="string">
            <text:p>0</text:p>
          </table:table-cell>
          <table:table-cell table:formula="of:=IF(AND([.B103]=1;[.C103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19537" calcext:value-type="float">
            <text:p>2195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04]=[.B104];&quot;match&quot;;&quot;not&quot;)" office:value-type="string" office:string-value="match" calcext:value-type="string">
            <text:p>match</text:p>
          </table:table-cell>
          <table:table-cell table:formula="of:=IF(AND([.B104]=1;[.E104]=&quot;match&quot;);&quot;1&quot;;&quot;0&quot;)" office:value-type="string" office:string-value="0" calcext:value-type="string">
            <text:p>0</text:p>
          </table:table-cell>
          <table:table-cell table:formula="of:=IF(AND([.B104]=0;[.E104]=&quot;match&quot;);&quot;1&quot;;&quot;0&quot;)" office:value-type="string" office:string-value="1" calcext:value-type="string">
            <text:p>1</text:p>
          </table:table-cell>
          <table:table-cell table:formula="of:=IF(AND([.B104]=0;[.C104]=1);&quot;1&quot;;&quot;0&quot;)" office:value-type="string" office:string-value="0" calcext:value-type="string">
            <text:p>0</text:p>
          </table:table-cell>
          <table:table-cell table:formula="of:=IF(AND([.B104]=1;[.C104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46168" calcext:value-type="float">
            <text:p>24616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05]=[.B105];&quot;match&quot;;&quot;not&quot;)" office:value-type="string" office:string-value="match" calcext:value-type="string">
            <text:p>match</text:p>
          </table:table-cell>
          <table:table-cell table:formula="of:=IF(AND([.B105]=1;[.E105]=&quot;match&quot;);&quot;1&quot;;&quot;0&quot;)" office:value-type="string" office:string-value="0" calcext:value-type="string">
            <text:p>0</text:p>
          </table:table-cell>
          <table:table-cell table:formula="of:=IF(AND([.B105]=0;[.E105]=&quot;match&quot;);&quot;1&quot;;&quot;0&quot;)" office:value-type="string" office:string-value="1" calcext:value-type="string">
            <text:p>1</text:p>
          </table:table-cell>
          <table:table-cell table:formula="of:=IF(AND([.B105]=0;[.C105]=1);&quot;1&quot;;&quot;0&quot;)" office:value-type="string" office:string-value="0" calcext:value-type="string">
            <text:p>0</text:p>
          </table:table-cell>
          <table:table-cell table:formula="of:=IF(AND([.B105]=1;[.C105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0890" calcext:value-type="float">
            <text:p>2089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C106]=[.B106];&quot;match&quot;;&quot;not&quot;)" office:value-type="string" office:string-value="match" calcext:value-type="string">
            <text:p>match</text:p>
          </table:table-cell>
          <table:table-cell table:formula="of:=IF(AND([.B106]=1;[.E106]=&quot;match&quot;);&quot;1&quot;;&quot;0&quot;)" office:value-type="string" office:string-value="1" calcext:value-type="string">
            <text:p>1</text:p>
          </table:table-cell>
          <table:table-cell table:formula="of:=IF(AND([.B106]=0;[.E106]=&quot;match&quot;);&quot;1&quot;;&quot;0&quot;)" office:value-type="string" office:string-value="0" calcext:value-type="string">
            <text:p>0</text:p>
          </table:table-cell>
          <table:table-cell table:formula="of:=IF(AND([.B106]=0;[.C106]=1);&quot;1&quot;;&quot;0&quot;)" office:value-type="string" office:string-value="0" calcext:value-type="string">
            <text:p>0</text:p>
          </table:table-cell>
          <table:table-cell table:formula="of:=IF(AND([.B106]=1;[.C106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06909" calcext:value-type="float">
            <text:p>1069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07]=[.B107];&quot;match&quot;;&quot;not&quot;)" office:value-type="string" office:string-value="match" calcext:value-type="string">
            <text:p>match</text:p>
          </table:table-cell>
          <table:table-cell table:formula="of:=IF(AND([.B107]=1;[.E107]=&quot;match&quot;);&quot;1&quot;;&quot;0&quot;)" office:value-type="string" office:string-value="0" calcext:value-type="string">
            <text:p>0</text:p>
          </table:table-cell>
          <table:table-cell table:formula="of:=IF(AND([.B107]=0;[.E107]=&quot;match&quot;);&quot;1&quot;;&quot;0&quot;)" office:value-type="string" office:string-value="1" calcext:value-type="string">
            <text:p>1</text:p>
          </table:table-cell>
          <table:table-cell table:formula="of:=IF(AND([.B107]=0;[.C107]=1);&quot;1&quot;;&quot;0&quot;)" office:value-type="string" office:string-value="0" calcext:value-type="string">
            <text:p>0</text:p>
          </table:table-cell>
          <table:table-cell table:formula="of:=IF(AND([.B107]=1;[.C107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00771" calcext:value-type="float">
            <text:p>10077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08]=[.B108];&quot;match&quot;;&quot;not&quot;)" office:value-type="string" office:string-value="match" calcext:value-type="string">
            <text:p>match</text:p>
          </table:table-cell>
          <table:table-cell table:formula="of:=IF(AND([.B108]=1;[.E108]=&quot;match&quot;);&quot;1&quot;;&quot;0&quot;)" office:value-type="string" office:string-value="0" calcext:value-type="string">
            <text:p>0</text:p>
          </table:table-cell>
          <table:table-cell table:formula="of:=IF(AND([.B108]=0;[.E108]=&quot;match&quot;);&quot;1&quot;;&quot;0&quot;)" office:value-type="string" office:string-value="1" calcext:value-type="string">
            <text:p>1</text:p>
          </table:table-cell>
          <table:table-cell table:formula="of:=IF(AND([.B108]=0;[.C108]=1);&quot;1&quot;;&quot;0&quot;)" office:value-type="string" office:string-value="0" calcext:value-type="string">
            <text:p>0</text:p>
          </table:table-cell>
          <table:table-cell table:formula="of:=IF(AND([.B108]=1;[.C108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03178" calcext:value-type="float">
            <text:p>2031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09]=[.B109];&quot;match&quot;;&quot;not&quot;)" office:value-type="string" office:string-value="match" calcext:value-type="string">
            <text:p>match</text:p>
          </table:table-cell>
          <table:table-cell table:formula="of:=IF(AND([.B109]=1;[.E109]=&quot;match&quot;);&quot;1&quot;;&quot;0&quot;)" office:value-type="string" office:string-value="0" calcext:value-type="string">
            <text:p>0</text:p>
          </table:table-cell>
          <table:table-cell table:formula="of:=IF(AND([.B109]=0;[.E109]=&quot;match&quot;);&quot;1&quot;;&quot;0&quot;)" office:value-type="string" office:string-value="1" calcext:value-type="string">
            <text:p>1</text:p>
          </table:table-cell>
          <table:table-cell table:formula="of:=IF(AND([.B109]=0;[.C109]=1);&quot;1&quot;;&quot;0&quot;)" office:value-type="string" office:string-value="0" calcext:value-type="string">
            <text:p>0</text:p>
          </table:table-cell>
          <table:table-cell table:formula="of:=IF(AND([.B109]=1;[.C109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66338" calcext:value-type="float">
            <text:p>1663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10]=[.B110];&quot;match&quot;;&quot;not&quot;)" office:value-type="string" office:string-value="match" calcext:value-type="string">
            <text:p>match</text:p>
          </table:table-cell>
          <table:table-cell table:formula="of:=IF(AND([.B110]=1;[.E110]=&quot;match&quot;);&quot;1&quot;;&quot;0&quot;)" office:value-type="string" office:string-value="0" calcext:value-type="string">
            <text:p>0</text:p>
          </table:table-cell>
          <table:table-cell table:formula="of:=IF(AND([.B110]=0;[.E110]=&quot;match&quot;);&quot;1&quot;;&quot;0&quot;)" office:value-type="string" office:string-value="1" calcext:value-type="string">
            <text:p>1</text:p>
          </table:table-cell>
          <table:table-cell table:formula="of:=IF(AND([.B110]=0;[.C110]=1);&quot;1&quot;;&quot;0&quot;)" office:value-type="string" office:string-value="0" calcext:value-type="string">
            <text:p>0</text:p>
          </table:table-cell>
          <table:table-cell table:formula="of:=IF(AND([.B110]=1;[.C110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45860" calcext:value-type="float">
            <text:p>1458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11]=[.B111];&quot;match&quot;;&quot;not&quot;)" office:value-type="string" office:string-value="match" calcext:value-type="string">
            <text:p>match</text:p>
          </table:table-cell>
          <table:table-cell table:formula="of:=IF(AND([.B111]=1;[.E111]=&quot;match&quot;);&quot;1&quot;;&quot;0&quot;)" office:value-type="string" office:string-value="0" calcext:value-type="string">
            <text:p>0</text:p>
          </table:table-cell>
          <table:table-cell table:formula="of:=IF(AND([.B111]=0;[.E111]=&quot;match&quot;);&quot;1&quot;;&quot;0&quot;)" office:value-type="string" office:string-value="1" calcext:value-type="string">
            <text:p>1</text:p>
          </table:table-cell>
          <table:table-cell table:formula="of:=IF(AND([.B111]=0;[.C111]=1);&quot;1&quot;;&quot;0&quot;)" office:value-type="string" office:string-value="0" calcext:value-type="string">
            <text:p>0</text:p>
          </table:table-cell>
          <table:table-cell table:formula="of:=IF(AND([.B111]=1;[.C111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09350" calcext:value-type="float">
            <text:p>2093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12]=[.B112];&quot;match&quot;;&quot;not&quot;)" office:value-type="string" office:string-value="match" calcext:value-type="string">
            <text:p>match</text:p>
          </table:table-cell>
          <table:table-cell table:formula="of:=IF(AND([.B112]=1;[.E112]=&quot;match&quot;);&quot;1&quot;;&quot;0&quot;)" office:value-type="string" office:string-value="0" calcext:value-type="string">
            <text:p>0</text:p>
          </table:table-cell>
          <table:table-cell table:formula="of:=IF(AND([.B112]=0;[.E112]=&quot;match&quot;);&quot;1&quot;;&quot;0&quot;)" office:value-type="string" office:string-value="1" calcext:value-type="string">
            <text:p>1</text:p>
          </table:table-cell>
          <table:table-cell table:formula="of:=IF(AND([.B112]=0;[.C112]=1);&quot;1&quot;;&quot;0&quot;)" office:value-type="string" office:string-value="0" calcext:value-type="string">
            <text:p>0</text:p>
          </table:table-cell>
          <table:table-cell table:formula="of:=IF(AND([.B112]=1;[.C112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2744" calcext:value-type="float">
            <text:p>127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13]=[.B113];&quot;match&quot;;&quot;not&quot;)" office:value-type="string" office:string-value="match" calcext:value-type="string">
            <text:p>match</text:p>
          </table:table-cell>
          <table:table-cell table:formula="of:=IF(AND([.B113]=1;[.E113]=&quot;match&quot;);&quot;1&quot;;&quot;0&quot;)" office:value-type="string" office:string-value="0" calcext:value-type="string">
            <text:p>0</text:p>
          </table:table-cell>
          <table:table-cell table:formula="of:=IF(AND([.B113]=0;[.E113]=&quot;match&quot;);&quot;1&quot;;&quot;0&quot;)" office:value-type="string" office:string-value="1" calcext:value-type="string">
            <text:p>1</text:p>
          </table:table-cell>
          <table:table-cell table:formula="of:=IF(AND([.B113]=0;[.C113]=1);&quot;1&quot;;&quot;0&quot;)" office:value-type="string" office:string-value="0" calcext:value-type="string">
            <text:p>0</text:p>
          </table:table-cell>
          <table:table-cell table:formula="of:=IF(AND([.B113]=1;[.C113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39372" calcext:value-type="float">
            <text:p>3937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14]=[.B114];&quot;match&quot;;&quot;not&quot;)" office:value-type="string" office:string-value="match" calcext:value-type="string">
            <text:p>match</text:p>
          </table:table-cell>
          <table:table-cell table:formula="of:=IF(AND([.B114]=1;[.E114]=&quot;match&quot;);&quot;1&quot;;&quot;0&quot;)" office:value-type="string" office:string-value="0" calcext:value-type="string">
            <text:p>0</text:p>
          </table:table-cell>
          <table:table-cell table:formula="of:=IF(AND([.B114]=0;[.E114]=&quot;match&quot;);&quot;1&quot;;&quot;0&quot;)" office:value-type="string" office:string-value="1" calcext:value-type="string">
            <text:p>1</text:p>
          </table:table-cell>
          <table:table-cell table:formula="of:=IF(AND([.B114]=0;[.C114]=1);&quot;1&quot;;&quot;0&quot;)" office:value-type="string" office:string-value="0" calcext:value-type="string">
            <text:p>0</text:p>
          </table:table-cell>
          <table:table-cell table:formula="of:=IF(AND([.B114]=1;[.C114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15502" calcext:value-type="float">
            <text:p>21550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15]=[.B115];&quot;match&quot;;&quot;not&quot;)" office:value-type="string" office:string-value="match" calcext:value-type="string">
            <text:p>match</text:p>
          </table:table-cell>
          <table:table-cell table:formula="of:=IF(AND([.B115]=1;[.E115]=&quot;match&quot;);&quot;1&quot;;&quot;0&quot;)" office:value-type="string" office:string-value="0" calcext:value-type="string">
            <text:p>0</text:p>
          </table:table-cell>
          <table:table-cell table:formula="of:=IF(AND([.B115]=0;[.E115]=&quot;match&quot;);&quot;1&quot;;&quot;0&quot;)" office:value-type="string" office:string-value="1" calcext:value-type="string">
            <text:p>1</text:p>
          </table:table-cell>
          <table:table-cell table:formula="of:=IF(AND([.B115]=0;[.C115]=1);&quot;1&quot;;&quot;0&quot;)" office:value-type="string" office:string-value="0" calcext:value-type="string">
            <text:p>0</text:p>
          </table:table-cell>
          <table:table-cell table:formula="of:=IF(AND([.B115]=1;[.C115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78291" calcext:value-type="float">
            <text:p>7829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16]=[.B116];&quot;match&quot;;&quot;not&quot;)" office:value-type="string" office:string-value="match" calcext:value-type="string">
            <text:p>match</text:p>
          </table:table-cell>
          <table:table-cell table:formula="of:=IF(AND([.B116]=1;[.E116]=&quot;match&quot;);&quot;1&quot;;&quot;0&quot;)" office:value-type="string" office:string-value="0" calcext:value-type="string">
            <text:p>0</text:p>
          </table:table-cell>
          <table:table-cell table:formula="of:=IF(AND([.B116]=0;[.E116]=&quot;match&quot;);&quot;1&quot;;&quot;0&quot;)" office:value-type="string" office:string-value="1" calcext:value-type="string">
            <text:p>1</text:p>
          </table:table-cell>
          <table:table-cell table:formula="of:=IF(AND([.B116]=0;[.C116]=1);&quot;1&quot;;&quot;0&quot;)" office:value-type="string" office:string-value="0" calcext:value-type="string">
            <text:p>0</text:p>
          </table:table-cell>
          <table:table-cell table:formula="of:=IF(AND([.B116]=1;[.C116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21300" calcext:value-type="float">
            <text:p>1213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17]=[.B117];&quot;match&quot;;&quot;not&quot;)" office:value-type="string" office:string-value="match" calcext:value-type="string">
            <text:p>match</text:p>
          </table:table-cell>
          <table:table-cell table:formula="of:=IF(AND([.B117]=1;[.E117]=&quot;match&quot;);&quot;1&quot;;&quot;0&quot;)" office:value-type="string" office:string-value="0" calcext:value-type="string">
            <text:p>0</text:p>
          </table:table-cell>
          <table:table-cell table:formula="of:=IF(AND([.B117]=0;[.E117]=&quot;match&quot;);&quot;1&quot;;&quot;0&quot;)" office:value-type="string" office:string-value="1" calcext:value-type="string">
            <text:p>1</text:p>
          </table:table-cell>
          <table:table-cell table:formula="of:=IF(AND([.B117]=0;[.C117]=1);&quot;1&quot;;&quot;0&quot;)" office:value-type="string" office:string-value="0" calcext:value-type="string">
            <text:p>0</text:p>
          </table:table-cell>
          <table:table-cell table:formula="of:=IF(AND([.B117]=1;[.C117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35287" calcext:value-type="float">
            <text:p>352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118]=[.B118];&quot;match&quot;;&quot;not&quot;)" office:value-type="string" office:string-value="not" calcext:value-type="string">
            <text:p>not</text:p>
          </table:table-cell>
          <table:table-cell table:formula="of:=IF(AND([.B118]=1;[.E118]=&quot;match&quot;);&quot;1&quot;;&quot;0&quot;)" office:value-type="string" office:string-value="0" calcext:value-type="string">
            <text:p>0</text:p>
          </table:table-cell>
          <table:table-cell table:formula="of:=IF(AND([.B118]=0;[.E118]=&quot;match&quot;);&quot;1&quot;;&quot;0&quot;)" office:value-type="string" office:string-value="0" calcext:value-type="string">
            <text:p>0</text:p>
          </table:table-cell>
          <table:table-cell table:formula="of:=IF(AND([.B118]=0;[.C118]=1);&quot;1&quot;;&quot;0&quot;)" office:value-type="string" office:string-value="0" calcext:value-type="string">
            <text:p>0</text:p>
          </table:table-cell>
          <table:table-cell table:formula="of:=IF(AND([.B118]=1;[.C118]=0);&quot;1&quot;;&quot;0&quot;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90599" calcext:value-type="float">
            <text:p>905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19]=[.B119];&quot;match&quot;;&quot;not&quot;)" office:value-type="string" office:string-value="match" calcext:value-type="string">
            <text:p>match</text:p>
          </table:table-cell>
          <table:table-cell table:formula="of:=IF(AND([.B119]=1;[.E119]=&quot;match&quot;);&quot;1&quot;;&quot;0&quot;)" office:value-type="string" office:string-value="0" calcext:value-type="string">
            <text:p>0</text:p>
          </table:table-cell>
          <table:table-cell table:formula="of:=IF(AND([.B119]=0;[.E119]=&quot;match&quot;);&quot;1&quot;;&quot;0&quot;)" office:value-type="string" office:string-value="1" calcext:value-type="string">
            <text:p>1</text:p>
          </table:table-cell>
          <table:table-cell table:formula="of:=IF(AND([.B119]=0;[.C119]=1);&quot;1&quot;;&quot;0&quot;)" office:value-type="string" office:string-value="0" calcext:value-type="string">
            <text:p>0</text:p>
          </table:table-cell>
          <table:table-cell table:formula="of:=IF(AND([.B119]=1;[.C119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538" calcext:value-type="float">
            <text:p>25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20]=[.B120];&quot;match&quot;;&quot;not&quot;)" office:value-type="string" office:string-value="match" calcext:value-type="string">
            <text:p>match</text:p>
          </table:table-cell>
          <table:table-cell table:formula="of:=IF(AND([.B120]=1;[.E120]=&quot;match&quot;);&quot;1&quot;;&quot;0&quot;)" office:value-type="string" office:string-value="0" calcext:value-type="string">
            <text:p>0</text:p>
          </table:table-cell>
          <table:table-cell table:formula="of:=IF(AND([.B120]=0;[.E120]=&quot;match&quot;);&quot;1&quot;;&quot;0&quot;)" office:value-type="string" office:string-value="1" calcext:value-type="string">
            <text:p>1</text:p>
          </table:table-cell>
          <table:table-cell table:formula="of:=IF(AND([.B120]=0;[.C120]=1);&quot;1&quot;;&quot;0&quot;)" office:value-type="string" office:string-value="0" calcext:value-type="string">
            <text:p>0</text:p>
          </table:table-cell>
          <table:table-cell table:formula="of:=IF(AND([.B120]=1;[.C120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49996" calcext:value-type="float">
            <text:p>1499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21]=[.B121];&quot;match&quot;;&quot;not&quot;)" office:value-type="string" office:string-value="match" calcext:value-type="string">
            <text:p>match</text:p>
          </table:table-cell>
          <table:table-cell table:formula="of:=IF(AND([.B121]=1;[.E121]=&quot;match&quot;);&quot;1&quot;;&quot;0&quot;)" office:value-type="string" office:string-value="0" calcext:value-type="string">
            <text:p>0</text:p>
          </table:table-cell>
          <table:table-cell table:formula="of:=IF(AND([.B121]=0;[.E121]=&quot;match&quot;);&quot;1&quot;;&quot;0&quot;)" office:value-type="string" office:string-value="1" calcext:value-type="string">
            <text:p>1</text:p>
          </table:table-cell>
          <table:table-cell table:formula="of:=IF(AND([.B121]=0;[.C121]=1);&quot;1&quot;;&quot;0&quot;)" office:value-type="string" office:string-value="0" calcext:value-type="string">
            <text:p>0</text:p>
          </table:table-cell>
          <table:table-cell table:formula="of:=IF(AND([.B121]=1;[.C121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82765" calcext:value-type="float">
            <text:p>18276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22]=[.B122];&quot;match&quot;;&quot;not&quot;)" office:value-type="string" office:string-value="match" calcext:value-type="string">
            <text:p>match</text:p>
          </table:table-cell>
          <table:table-cell table:formula="of:=IF(AND([.B122]=1;[.E122]=&quot;match&quot;);&quot;1&quot;;&quot;0&quot;)" office:value-type="string" office:string-value="0" calcext:value-type="string">
            <text:p>0</text:p>
          </table:table-cell>
          <table:table-cell table:formula="of:=IF(AND([.B122]=0;[.E122]=&quot;match&quot;);&quot;1&quot;;&quot;0&quot;)" office:value-type="string" office:string-value="1" calcext:value-type="string">
            <text:p>1</text:p>
          </table:table-cell>
          <table:table-cell table:formula="of:=IF(AND([.B122]=0;[.C122]=1);&quot;1&quot;;&quot;0&quot;)" office:value-type="string" office:string-value="0" calcext:value-type="string">
            <text:p>0</text:p>
          </table:table-cell>
          <table:table-cell table:formula="of:=IF(AND([.B122]=1;[.C122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78322" calcext:value-type="float">
            <text:p>783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23]=[.B123];&quot;match&quot;;&quot;not&quot;)" office:value-type="string" office:string-value="match" calcext:value-type="string">
            <text:p>match</text:p>
          </table:table-cell>
          <table:table-cell table:formula="of:=IF(AND([.B123]=1;[.E123]=&quot;match&quot;);&quot;1&quot;;&quot;0&quot;)" office:value-type="string" office:string-value="0" calcext:value-type="string">
            <text:p>0</text:p>
          </table:table-cell>
          <table:table-cell table:formula="of:=IF(AND([.B123]=0;[.E123]=&quot;match&quot;);&quot;1&quot;;&quot;0&quot;)" office:value-type="string" office:string-value="1" calcext:value-type="string">
            <text:p>1</text:p>
          </table:table-cell>
          <table:table-cell table:formula="of:=IF(AND([.B123]=0;[.C123]=1);&quot;1&quot;;&quot;0&quot;)" office:value-type="string" office:string-value="0" calcext:value-type="string">
            <text:p>0</text:p>
          </table:table-cell>
          <table:table-cell table:formula="of:=IF(AND([.B123]=1;[.C123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60597" calcext:value-type="float">
            <text:p>26059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24]=[.B124];&quot;match&quot;;&quot;not&quot;)" office:value-type="string" office:string-value="match" calcext:value-type="string">
            <text:p>match</text:p>
          </table:table-cell>
          <table:table-cell table:formula="of:=IF(AND([.B124]=1;[.E124]=&quot;match&quot;);&quot;1&quot;;&quot;0&quot;)" office:value-type="string" office:string-value="0" calcext:value-type="string">
            <text:p>0</text:p>
          </table:table-cell>
          <table:table-cell table:formula="of:=IF(AND([.B124]=0;[.E124]=&quot;match&quot;);&quot;1&quot;;&quot;0&quot;)" office:value-type="string" office:string-value="1" calcext:value-type="string">
            <text:p>1</text:p>
          </table:table-cell>
          <table:table-cell table:formula="of:=IF(AND([.B124]=0;[.C124]=1);&quot;1&quot;;&quot;0&quot;)" office:value-type="string" office:string-value="0" calcext:value-type="string">
            <text:p>0</text:p>
          </table:table-cell>
          <table:table-cell table:formula="of:=IF(AND([.B124]=1;[.C124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88922" calcext:value-type="float">
            <text:p>1889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25]=[.B125];&quot;match&quot;;&quot;not&quot;)" office:value-type="string" office:string-value="match" calcext:value-type="string">
            <text:p>match</text:p>
          </table:table-cell>
          <table:table-cell table:formula="of:=IF(AND([.B125]=1;[.E125]=&quot;match&quot;);&quot;1&quot;;&quot;0&quot;)" office:value-type="string" office:string-value="0" calcext:value-type="string">
            <text:p>0</text:p>
          </table:table-cell>
          <table:table-cell table:formula="of:=IF(AND([.B125]=0;[.E125]=&quot;match&quot;);&quot;1&quot;;&quot;0&quot;)" office:value-type="string" office:string-value="1" calcext:value-type="string">
            <text:p>1</text:p>
          </table:table-cell>
          <table:table-cell table:formula="of:=IF(AND([.B125]=0;[.C125]=1);&quot;1&quot;;&quot;0&quot;)" office:value-type="string" office:string-value="0" calcext:value-type="string">
            <text:p>0</text:p>
          </table:table-cell>
          <table:table-cell table:formula="of:=IF(AND([.B125]=1;[.C125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94715" calcext:value-type="float">
            <text:p>947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26]=[.B126];&quot;match&quot;;&quot;not&quot;)" office:value-type="string" office:string-value="match" calcext:value-type="string">
            <text:p>match</text:p>
          </table:table-cell>
          <table:table-cell table:formula="of:=IF(AND([.B126]=1;[.E126]=&quot;match&quot;);&quot;1&quot;;&quot;0&quot;)" office:value-type="string" office:string-value="0" calcext:value-type="string">
            <text:p>0</text:p>
          </table:table-cell>
          <table:table-cell table:formula="of:=IF(AND([.B126]=0;[.E126]=&quot;match&quot;);&quot;1&quot;;&quot;0&quot;)" office:value-type="string" office:string-value="1" calcext:value-type="string">
            <text:p>1</text:p>
          </table:table-cell>
          <table:table-cell table:formula="of:=IF(AND([.B126]=0;[.C126]=1);&quot;1&quot;;&quot;0&quot;)" office:value-type="string" office:string-value="0" calcext:value-type="string">
            <text:p>0</text:p>
          </table:table-cell>
          <table:table-cell table:formula="of:=IF(AND([.B126]=1;[.C126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98816" calcext:value-type="float">
            <text:p>988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27]=[.B127];&quot;match&quot;;&quot;not&quot;)" office:value-type="string" office:string-value="match" calcext:value-type="string">
            <text:p>match</text:p>
          </table:table-cell>
          <table:table-cell table:formula="of:=IF(AND([.B127]=1;[.E127]=&quot;match&quot;);&quot;1&quot;;&quot;0&quot;)" office:value-type="string" office:string-value="0" calcext:value-type="string">
            <text:p>0</text:p>
          </table:table-cell>
          <table:table-cell table:formula="of:=IF(AND([.B127]=0;[.E127]=&quot;match&quot;);&quot;1&quot;;&quot;0&quot;)" office:value-type="string" office:string-value="1" calcext:value-type="string">
            <text:p>1</text:p>
          </table:table-cell>
          <table:table-cell table:formula="of:=IF(AND([.B127]=0;[.C127]=1);&quot;1&quot;;&quot;0&quot;)" office:value-type="string" office:string-value="0" calcext:value-type="string">
            <text:p>0</text:p>
          </table:table-cell>
          <table:table-cell table:formula="of:=IF(AND([.B127]=1;[.C127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03270" calcext:value-type="float">
            <text:p>20327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28]=[.B128];&quot;match&quot;;&quot;not&quot;)" office:value-type="string" office:string-value="match" calcext:value-type="string">
            <text:p>match</text:p>
          </table:table-cell>
          <table:table-cell table:formula="of:=IF(AND([.B128]=1;[.E128]=&quot;match&quot;);&quot;1&quot;;&quot;0&quot;)" office:value-type="string" office:string-value="0" calcext:value-type="string">
            <text:p>0</text:p>
          </table:table-cell>
          <table:table-cell table:formula="of:=IF(AND([.B128]=0;[.E128]=&quot;match&quot;);&quot;1&quot;;&quot;0&quot;)" office:value-type="string" office:string-value="1" calcext:value-type="string">
            <text:p>1</text:p>
          </table:table-cell>
          <table:table-cell table:formula="of:=IF(AND([.B128]=0;[.C128]=1);&quot;1&quot;;&quot;0&quot;)" office:value-type="string" office:string-value="0" calcext:value-type="string">
            <text:p>0</text:p>
          </table:table-cell>
          <table:table-cell table:formula="of:=IF(AND([.B128]=1;[.C128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5095" calcext:value-type="float">
            <text:p>2509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29]=[.B129];&quot;match&quot;;&quot;not&quot;)" office:value-type="string" office:string-value="match" calcext:value-type="string">
            <text:p>match</text:p>
          </table:table-cell>
          <table:table-cell table:formula="of:=IF(AND([.B129]=1;[.E129]=&quot;match&quot;);&quot;1&quot;;&quot;0&quot;)" office:value-type="string" office:string-value="0" calcext:value-type="string">
            <text:p>0</text:p>
          </table:table-cell>
          <table:table-cell table:formula="of:=IF(AND([.B129]=0;[.E129]=&quot;match&quot;);&quot;1&quot;;&quot;0&quot;)" office:value-type="string" office:string-value="1" calcext:value-type="string">
            <text:p>1</text:p>
          </table:table-cell>
          <table:table-cell table:formula="of:=IF(AND([.B129]=0;[.C129]=1);&quot;1&quot;;&quot;0&quot;)" office:value-type="string" office:string-value="0" calcext:value-type="string">
            <text:p>0</text:p>
          </table:table-cell>
          <table:table-cell table:formula="of:=IF(AND([.B129]=1;[.C129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31594" calcext:value-type="float">
            <text:p>13159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30]=[.B130];&quot;match&quot;;&quot;not&quot;)" office:value-type="string" office:string-value="match" calcext:value-type="string">
            <text:p>match</text:p>
          </table:table-cell>
          <table:table-cell table:formula="of:=IF(AND([.B130]=1;[.E130]=&quot;match&quot;);&quot;1&quot;;&quot;0&quot;)" office:value-type="string" office:string-value="0" calcext:value-type="string">
            <text:p>0</text:p>
          </table:table-cell>
          <table:table-cell table:formula="of:=IF(AND([.B130]=0;[.E130]=&quot;match&quot;);&quot;1&quot;;&quot;0&quot;)" office:value-type="string" office:string-value="1" calcext:value-type="string">
            <text:p>1</text:p>
          </table:table-cell>
          <table:table-cell table:formula="of:=IF(AND([.B130]=0;[.C130]=1);&quot;1&quot;;&quot;0&quot;)" office:value-type="string" office:string-value="0" calcext:value-type="string">
            <text:p>0</text:p>
          </table:table-cell>
          <table:table-cell table:formula="of:=IF(AND([.B130]=1;[.C130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90642" calcext:value-type="float">
            <text:p>906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31]=[.B131];&quot;match&quot;;&quot;not&quot;)" office:value-type="string" office:string-value="match" calcext:value-type="string">
            <text:p>match</text:p>
          </table:table-cell>
          <table:table-cell table:formula="of:=IF(AND([.B131]=1;[.E131]=&quot;match&quot;);&quot;1&quot;;&quot;0&quot;)" office:value-type="string" office:string-value="0" calcext:value-type="string">
            <text:p>0</text:p>
          </table:table-cell>
          <table:table-cell table:formula="of:=IF(AND([.B131]=0;[.E131]=&quot;match&quot;);&quot;1&quot;;&quot;0&quot;)" office:value-type="string" office:string-value="1" calcext:value-type="string">
            <text:p>1</text:p>
          </table:table-cell>
          <table:table-cell table:formula="of:=IF(AND([.B131]=0;[.C131]=1);&quot;1&quot;;&quot;0&quot;)" office:value-type="string" office:string-value="0" calcext:value-type="string">
            <text:p>0</text:p>
          </table:table-cell>
          <table:table-cell table:formula="of:=IF(AND([.B131]=1;[.C131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70521" calcext:value-type="float">
            <text:p>1705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32]=[.B132];&quot;match&quot;;&quot;not&quot;)" office:value-type="string" office:string-value="match" calcext:value-type="string">
            <text:p>match</text:p>
          </table:table-cell>
          <table:table-cell table:formula="of:=IF(AND([.B132]=1;[.E132]=&quot;match&quot;);&quot;1&quot;;&quot;0&quot;)" office:value-type="string" office:string-value="0" calcext:value-type="string">
            <text:p>0</text:p>
          </table:table-cell>
          <table:table-cell table:formula="of:=IF(AND([.B132]=0;[.E132]=&quot;match&quot;);&quot;1&quot;;&quot;0&quot;)" office:value-type="string" office:string-value="1" calcext:value-type="string">
            <text:p>1</text:p>
          </table:table-cell>
          <table:table-cell table:formula="of:=IF(AND([.B132]=0;[.C132]=1);&quot;1&quot;;&quot;0&quot;)" office:value-type="string" office:string-value="0" calcext:value-type="string">
            <text:p>0</text:p>
          </table:table-cell>
          <table:table-cell table:formula="of:=IF(AND([.B132]=1;[.C132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7163" calcext:value-type="float">
            <text:p>2716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33]=[.B133];&quot;match&quot;;&quot;not&quot;)" office:value-type="string" office:string-value="match" calcext:value-type="string">
            <text:p>match</text:p>
          </table:table-cell>
          <table:table-cell table:formula="of:=IF(AND([.B133]=1;[.E133]=&quot;match&quot;);&quot;1&quot;;&quot;0&quot;)" office:value-type="string" office:string-value="0" calcext:value-type="string">
            <text:p>0</text:p>
          </table:table-cell>
          <table:table-cell table:formula="of:=IF(AND([.B133]=0;[.E133]=&quot;match&quot;);&quot;1&quot;;&quot;0&quot;)" office:value-type="string" office:string-value="1" calcext:value-type="string">
            <text:p>1</text:p>
          </table:table-cell>
          <table:table-cell table:formula="of:=IF(AND([.B133]=0;[.C133]=1);&quot;1&quot;;&quot;0&quot;)" office:value-type="string" office:string-value="0" calcext:value-type="string">
            <text:p>0</text:p>
          </table:table-cell>
          <table:table-cell table:formula="of:=IF(AND([.B133]=1;[.C133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33663" calcext:value-type="float">
            <text:p>13366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34]=[.B134];&quot;match&quot;;&quot;not&quot;)" office:value-type="string" office:string-value="match" calcext:value-type="string">
            <text:p>match</text:p>
          </table:table-cell>
          <table:table-cell table:formula="of:=IF(AND([.B134]=1;[.E134]=&quot;match&quot;);&quot;1&quot;;&quot;0&quot;)" office:value-type="string" office:string-value="0" calcext:value-type="string">
            <text:p>0</text:p>
          </table:table-cell>
          <table:table-cell table:formula="of:=IF(AND([.B134]=0;[.E134]=&quot;match&quot;);&quot;1&quot;;&quot;0&quot;)" office:value-type="string" office:string-value="1" calcext:value-type="string">
            <text:p>1</text:p>
          </table:table-cell>
          <table:table-cell table:formula="of:=IF(AND([.B134]=0;[.C134]=1);&quot;1&quot;;&quot;0&quot;)" office:value-type="string" office:string-value="0" calcext:value-type="string">
            <text:p>0</text:p>
          </table:table-cell>
          <table:table-cell table:formula="of:=IF(AND([.B134]=1;[.C134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78720" calcext:value-type="float">
            <text:p>1787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35]=[.B135];&quot;match&quot;;&quot;not&quot;)" office:value-type="string" office:string-value="match" calcext:value-type="string">
            <text:p>match</text:p>
          </table:table-cell>
          <table:table-cell table:formula="of:=IF(AND([.B135]=1;[.E135]=&quot;match&quot;);&quot;1&quot;;&quot;0&quot;)" office:value-type="string" office:string-value="0" calcext:value-type="string">
            <text:p>0</text:p>
          </table:table-cell>
          <table:table-cell table:formula="of:=IF(AND([.B135]=0;[.E135]=&quot;match&quot;);&quot;1&quot;;&quot;0&quot;)" office:value-type="string" office:string-value="1" calcext:value-type="string">
            <text:p>1</text:p>
          </table:table-cell>
          <table:table-cell table:formula="of:=IF(AND([.B135]=0;[.C135]=1);&quot;1&quot;;&quot;0&quot;)" office:value-type="string" office:string-value="0" calcext:value-type="string">
            <text:p>0</text:p>
          </table:table-cell>
          <table:table-cell table:formula="of:=IF(AND([.B135]=1;[.C135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91021" calcext:value-type="float">
            <text:p>1910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36]=[.B136];&quot;match&quot;;&quot;not&quot;)" office:value-type="string" office:string-value="match" calcext:value-type="string">
            <text:p>match</text:p>
          </table:table-cell>
          <table:table-cell table:formula="of:=IF(AND([.B136]=1;[.E136]=&quot;match&quot;);&quot;1&quot;;&quot;0&quot;)" office:value-type="string" office:string-value="0" calcext:value-type="string">
            <text:p>0</text:p>
          </table:table-cell>
          <table:table-cell table:formula="of:=IF(AND([.B136]=0;[.E136]=&quot;match&quot;);&quot;1&quot;;&quot;0&quot;)" office:value-type="string" office:string-value="1" calcext:value-type="string">
            <text:p>1</text:p>
          </table:table-cell>
          <table:table-cell table:formula="of:=IF(AND([.B136]=0;[.C136]=1);&quot;1&quot;;&quot;0&quot;)" office:value-type="string" office:string-value="0" calcext:value-type="string">
            <text:p>0</text:p>
          </table:table-cell>
          <table:table-cell table:formula="of:=IF(AND([.B136]=1;[.C136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0798" calcext:value-type="float">
            <text:p>1079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37]=[.B137];&quot;match&quot;;&quot;not&quot;)" office:value-type="string" office:string-value="match" calcext:value-type="string">
            <text:p>match</text:p>
          </table:table-cell>
          <table:table-cell table:formula="of:=IF(AND([.B137]=1;[.E137]=&quot;match&quot;);&quot;1&quot;;&quot;0&quot;)" office:value-type="string" office:string-value="0" calcext:value-type="string">
            <text:p>0</text:p>
          </table:table-cell>
          <table:table-cell table:formula="of:=IF(AND([.B137]=0;[.E137]=&quot;match&quot;);&quot;1&quot;;&quot;0&quot;)" office:value-type="string" office:string-value="1" calcext:value-type="string">
            <text:p>1</text:p>
          </table:table-cell>
          <table:table-cell table:formula="of:=IF(AND([.B137]=0;[.C137]=1);&quot;1&quot;;&quot;0&quot;)" office:value-type="string" office:string-value="0" calcext:value-type="string">
            <text:p>0</text:p>
          </table:table-cell>
          <table:table-cell table:formula="of:=IF(AND([.B137]=1;[.C137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90674" calcext:value-type="float">
            <text:p>9067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38]=[.B138];&quot;match&quot;;&quot;not&quot;)" office:value-type="string" office:string-value="match" calcext:value-type="string">
            <text:p>match</text:p>
          </table:table-cell>
          <table:table-cell table:formula="of:=IF(AND([.B138]=1;[.E138]=&quot;match&quot;);&quot;1&quot;;&quot;0&quot;)" office:value-type="string" office:string-value="0" calcext:value-type="string">
            <text:p>0</text:p>
          </table:table-cell>
          <table:table-cell table:formula="of:=IF(AND([.B138]=0;[.E138]=&quot;match&quot;);&quot;1&quot;;&quot;0&quot;)" office:value-type="string" office:string-value="1" calcext:value-type="string">
            <text:p>1</text:p>
          </table:table-cell>
          <table:table-cell table:formula="of:=IF(AND([.B138]=0;[.C138]=1);&quot;1&quot;;&quot;0&quot;)" office:value-type="string" office:string-value="0" calcext:value-type="string">
            <text:p>0</text:p>
          </table:table-cell>
          <table:table-cell table:formula="of:=IF(AND([.B138]=1;[.C138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2854" calcext:value-type="float">
            <text:p>128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39]=[.B139];&quot;match&quot;;&quot;not&quot;)" office:value-type="string" office:string-value="match" calcext:value-type="string">
            <text:p>match</text:p>
          </table:table-cell>
          <table:table-cell table:formula="of:=IF(AND([.B139]=1;[.E139]=&quot;match&quot;);&quot;1&quot;;&quot;0&quot;)" office:value-type="string" office:string-value="0" calcext:value-type="string">
            <text:p>0</text:p>
          </table:table-cell>
          <table:table-cell table:formula="of:=IF(AND([.B139]=0;[.E139]=&quot;match&quot;);&quot;1&quot;;&quot;0&quot;)" office:value-type="string" office:string-value="1" calcext:value-type="string">
            <text:p>1</text:p>
          </table:table-cell>
          <table:table-cell table:formula="of:=IF(AND([.B139]=0;[.C139]=1);&quot;1&quot;;&quot;0&quot;)" office:value-type="string" office:string-value="0" calcext:value-type="string">
            <text:p>0</text:p>
          </table:table-cell>
          <table:table-cell table:formula="of:=IF(AND([.B139]=1;[.C139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37432" calcext:value-type="float">
            <text:p>3743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C140]=[.B140];&quot;match&quot;;&quot;not&quot;)" office:value-type="string" office:string-value="match" calcext:value-type="string">
            <text:p>match</text:p>
          </table:table-cell>
          <table:table-cell table:formula="of:=IF(AND([.B140]=1;[.E140]=&quot;match&quot;);&quot;1&quot;;&quot;0&quot;)" office:value-type="string" office:string-value="1" calcext:value-type="string">
            <text:p>1</text:p>
          </table:table-cell>
          <table:table-cell table:formula="of:=IF(AND([.B140]=0;[.E140]=&quot;match&quot;);&quot;1&quot;;&quot;0&quot;)" office:value-type="string" office:string-value="0" calcext:value-type="string">
            <text:p>0</text:p>
          </table:table-cell>
          <table:table-cell table:formula="of:=IF(AND([.B140]=0;[.C140]=1);&quot;1&quot;;&quot;0&quot;)" office:value-type="string" office:string-value="0" calcext:value-type="string">
            <text:p>0</text:p>
          </table:table-cell>
          <table:table-cell table:formula="of:=IF(AND([.B140]=1;[.C140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52474" calcext:value-type="float">
            <text:p>25247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41]=[.B141];&quot;match&quot;;&quot;not&quot;)" office:value-type="string" office:string-value="match" calcext:value-type="string">
            <text:p>match</text:p>
          </table:table-cell>
          <table:table-cell table:formula="of:=IF(AND([.B141]=1;[.E141]=&quot;match&quot;);&quot;1&quot;;&quot;0&quot;)" office:value-type="string" office:string-value="0" calcext:value-type="string">
            <text:p>0</text:p>
          </table:table-cell>
          <table:table-cell table:formula="of:=IF(AND([.B141]=0;[.E141]=&quot;match&quot;);&quot;1&quot;;&quot;0&quot;)" office:value-type="string" office:string-value="1" calcext:value-type="string">
            <text:p>1</text:p>
          </table:table-cell>
          <table:table-cell table:formula="of:=IF(AND([.B141]=0;[.C141]=1);&quot;1&quot;;&quot;0&quot;)" office:value-type="string" office:string-value="0" calcext:value-type="string">
            <text:p>0</text:p>
          </table:table-cell>
          <table:table-cell table:formula="of:=IF(AND([.B141]=1;[.C141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11166" calcext:value-type="float">
            <text:p>11116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C142]=[.B142];&quot;match&quot;;&quot;not&quot;)" office:value-type="string" office:string-value="match" calcext:value-type="string">
            <text:p>match</text:p>
          </table:table-cell>
          <table:table-cell table:formula="of:=IF(AND([.B142]=1;[.E142]=&quot;match&quot;);&quot;1&quot;;&quot;0&quot;)" office:value-type="string" office:string-value="1" calcext:value-type="string">
            <text:p>1</text:p>
          </table:table-cell>
          <table:table-cell table:formula="of:=IF(AND([.B142]=0;[.E142]=&quot;match&quot;);&quot;1&quot;;&quot;0&quot;)" office:value-type="string" office:string-value="0" calcext:value-type="string">
            <text:p>0</text:p>
          </table:table-cell>
          <table:table-cell table:formula="of:=IF(AND([.B142]=0;[.C142]=1);&quot;1&quot;;&quot;0&quot;)" office:value-type="string" office:string-value="0" calcext:value-type="string">
            <text:p>0</text:p>
          </table:table-cell>
          <table:table-cell table:formula="of:=IF(AND([.B142]=1;[.C142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54180" calcext:value-type="float">
            <text:p>15418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C143]=[.B143];&quot;match&quot;;&quot;not&quot;)" office:value-type="string" office:string-value="match" calcext:value-type="string">
            <text:p>match</text:p>
          </table:table-cell>
          <table:table-cell table:formula="of:=IF(AND([.B143]=1;[.E143]=&quot;match&quot;);&quot;1&quot;;&quot;0&quot;)" office:value-type="string" office:string-value="1" calcext:value-type="string">
            <text:p>1</text:p>
          </table:table-cell>
          <table:table-cell table:formula="of:=IF(AND([.B143]=0;[.E143]=&quot;match&quot;);&quot;1&quot;;&quot;0&quot;)" office:value-type="string" office:string-value="0" calcext:value-type="string">
            <text:p>0</text:p>
          </table:table-cell>
          <table:table-cell table:formula="of:=IF(AND([.B143]=0;[.C143]=1);&quot;1&quot;;&quot;0&quot;)" office:value-type="string" office:string-value="0" calcext:value-type="string">
            <text:p>0</text:p>
          </table:table-cell>
          <table:table-cell table:formula="of:=IF(AND([.B143]=1;[.C143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07078" calcext:value-type="float">
            <text:p>1070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44]=[.B144];&quot;match&quot;;&quot;not&quot;)" office:value-type="string" office:string-value="match" calcext:value-type="string">
            <text:p>match</text:p>
          </table:table-cell>
          <table:table-cell table:formula="of:=IF(AND([.B144]=1;[.E144]=&quot;match&quot;);&quot;1&quot;;&quot;0&quot;)" office:value-type="string" office:string-value="0" calcext:value-type="string">
            <text:p>0</text:p>
          </table:table-cell>
          <table:table-cell table:formula="of:=IF(AND([.B144]=0;[.E144]=&quot;match&quot;);&quot;1&quot;;&quot;0&quot;)" office:value-type="string" office:string-value="1" calcext:value-type="string">
            <text:p>1</text:p>
          </table:table-cell>
          <table:table-cell table:formula="of:=IF(AND([.B144]=0;[.C144]=1);&quot;1&quot;;&quot;0&quot;)" office:value-type="string" office:string-value="0" calcext:value-type="string">
            <text:p>0</text:p>
          </table:table-cell>
          <table:table-cell table:formula="of:=IF(AND([.B144]=1;[.C144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55879" calcext:value-type="float">
            <text:p>558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145]=[.B145];&quot;match&quot;;&quot;not&quot;)" office:value-type="string" office:string-value="not" calcext:value-type="string">
            <text:p>not</text:p>
          </table:table-cell>
          <table:table-cell table:formula="of:=IF(AND([.B145]=1;[.E145]=&quot;match&quot;);&quot;1&quot;;&quot;0&quot;)" office:value-type="string" office:string-value="0" calcext:value-type="string">
            <text:p>0</text:p>
          </table:table-cell>
          <table:table-cell table:formula="of:=IF(AND([.B145]=0;[.E145]=&quot;match&quot;);&quot;1&quot;;&quot;0&quot;)" office:value-type="string" office:string-value="0" calcext:value-type="string">
            <text:p>0</text:p>
          </table:table-cell>
          <table:table-cell table:formula="of:=IF(AND([.B145]=0;[.C145]=1);&quot;1&quot;;&quot;0&quot;)" office:value-type="string" office:string-value="0" calcext:value-type="string">
            <text:p>0</text:p>
          </table:table-cell>
          <table:table-cell table:formula="of:=IF(AND([.B145]=1;[.C145]=0);&quot;1&quot;;&quot;0&quot;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66127" calcext:value-type="float">
            <text:p>661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46]=[.B146];&quot;match&quot;;&quot;not&quot;)" office:value-type="string" office:string-value="match" calcext:value-type="string">
            <text:p>match</text:p>
          </table:table-cell>
          <table:table-cell table:formula="of:=IF(AND([.B146]=1;[.E146]=&quot;match&quot;);&quot;1&quot;;&quot;0&quot;)" office:value-type="string" office:string-value="0" calcext:value-type="string">
            <text:p>0</text:p>
          </table:table-cell>
          <table:table-cell table:formula="of:=IF(AND([.B146]=0;[.E146]=&quot;match&quot;);&quot;1&quot;;&quot;0&quot;)" office:value-type="string" office:string-value="1" calcext:value-type="string">
            <text:p>1</text:p>
          </table:table-cell>
          <table:table-cell table:formula="of:=IF(AND([.B146]=0;[.C146]=1);&quot;1&quot;;&quot;0&quot;)" office:value-type="string" office:string-value="0" calcext:value-type="string">
            <text:p>0</text:p>
          </table:table-cell>
          <table:table-cell table:formula="of:=IF(AND([.B146]=1;[.C146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4688" calcext:value-type="float">
            <text:p>468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47]=[.B147];&quot;match&quot;;&quot;not&quot;)" office:value-type="string" office:string-value="match" calcext:value-type="string">
            <text:p>match</text:p>
          </table:table-cell>
          <table:table-cell table:formula="of:=IF(AND([.B147]=1;[.E147]=&quot;match&quot;);&quot;1&quot;;&quot;0&quot;)" office:value-type="string" office:string-value="0" calcext:value-type="string">
            <text:p>0</text:p>
          </table:table-cell>
          <table:table-cell table:formula="of:=IF(AND([.B147]=0;[.E147]=&quot;match&quot;);&quot;1&quot;;&quot;0&quot;)" office:value-type="string" office:string-value="1" calcext:value-type="string">
            <text:p>1</text:p>
          </table:table-cell>
          <table:table-cell table:formula="of:=IF(AND([.B147]=0;[.C147]=1);&quot;1&quot;;&quot;0&quot;)" office:value-type="string" office:string-value="0" calcext:value-type="string">
            <text:p>0</text:p>
          </table:table-cell>
          <table:table-cell table:formula="of:=IF(AND([.B147]=1;[.C147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45655" calcext:value-type="float">
            <text:p>456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48]=[.B148];&quot;match&quot;;&quot;not&quot;)" office:value-type="string" office:string-value="match" calcext:value-type="string">
            <text:p>match</text:p>
          </table:table-cell>
          <table:table-cell table:formula="of:=IF(AND([.B148]=1;[.E148]=&quot;match&quot;);&quot;1&quot;;&quot;0&quot;)" office:value-type="string" office:string-value="0" calcext:value-type="string">
            <text:p>0</text:p>
          </table:table-cell>
          <table:table-cell table:formula="of:=IF(AND([.B148]=0;[.E148]=&quot;match&quot;);&quot;1&quot;;&quot;0&quot;)" office:value-type="string" office:string-value="1" calcext:value-type="string">
            <text:p>1</text:p>
          </table:table-cell>
          <table:table-cell table:formula="of:=IF(AND([.B148]=0;[.C148]=1);&quot;1&quot;;&quot;0&quot;)" office:value-type="string" office:string-value="0" calcext:value-type="string">
            <text:p>0</text:p>
          </table:table-cell>
          <table:table-cell table:formula="of:=IF(AND([.B148]=1;[.C148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29979" calcext:value-type="float">
            <text:p>22997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C149]=[.B149];&quot;match&quot;;&quot;not&quot;)" office:value-type="string" office:string-value="match" calcext:value-type="string">
            <text:p>match</text:p>
          </table:table-cell>
          <table:table-cell table:formula="of:=IF(AND([.B149]=1;[.E149]=&quot;match&quot;);&quot;1&quot;;&quot;0&quot;)" office:value-type="string" office:string-value="1" calcext:value-type="string">
            <text:p>1</text:p>
          </table:table-cell>
          <table:table-cell table:formula="of:=IF(AND([.B149]=0;[.E149]=&quot;match&quot;);&quot;1&quot;;&quot;0&quot;)" office:value-type="string" office:string-value="0" calcext:value-type="string">
            <text:p>0</text:p>
          </table:table-cell>
          <table:table-cell table:formula="of:=IF(AND([.B149]=0;[.C149]=1);&quot;1&quot;;&quot;0&quot;)" office:value-type="string" office:string-value="0" calcext:value-type="string">
            <text:p>0</text:p>
          </table:table-cell>
          <table:table-cell table:formula="of:=IF(AND([.B149]=1;[.C149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97212" calcext:value-type="float">
            <text:p>1972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50]=[.B150];&quot;match&quot;;&quot;not&quot;)" office:value-type="string" office:string-value="match" calcext:value-type="string">
            <text:p>match</text:p>
          </table:table-cell>
          <table:table-cell table:formula="of:=IF(AND([.B150]=1;[.E150]=&quot;match&quot;);&quot;1&quot;;&quot;0&quot;)" office:value-type="string" office:string-value="0" calcext:value-type="string">
            <text:p>0</text:p>
          </table:table-cell>
          <table:table-cell table:formula="of:=IF(AND([.B150]=0;[.E150]=&quot;match&quot;);&quot;1&quot;;&quot;0&quot;)" office:value-type="string" office:string-value="1" calcext:value-type="string">
            <text:p>1</text:p>
          </table:table-cell>
          <table:table-cell table:formula="of:=IF(AND([.B150]=0;[.C150]=1);&quot;1&quot;;&quot;0&quot;)" office:value-type="string" office:string-value="0" calcext:value-type="string">
            <text:p>0</text:p>
          </table:table-cell>
          <table:table-cell table:formula="of:=IF(AND([.B150]=1;[.C150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70590" calcext:value-type="float">
            <text:p>1705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51]=[.B151];&quot;match&quot;;&quot;not&quot;)" office:value-type="string" office:string-value="match" calcext:value-type="string">
            <text:p>match</text:p>
          </table:table-cell>
          <table:table-cell table:formula="of:=IF(AND([.B151]=1;[.E151]=&quot;match&quot;);&quot;1&quot;;&quot;0&quot;)" office:value-type="string" office:string-value="0" calcext:value-type="string">
            <text:p>0</text:p>
          </table:table-cell>
          <table:table-cell table:formula="of:=IF(AND([.B151]=0;[.E151]=&quot;match&quot;);&quot;1&quot;;&quot;0&quot;)" office:value-type="string" office:string-value="1" calcext:value-type="string">
            <text:p>1</text:p>
          </table:table-cell>
          <table:table-cell table:formula="of:=IF(AND([.B151]=0;[.C151]=1);&quot;1&quot;;&quot;0&quot;)" office:value-type="string" office:string-value="0" calcext:value-type="string">
            <text:p>0</text:p>
          </table:table-cell>
          <table:table-cell table:formula="of:=IF(AND([.B151]=1;[.C151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43615" calcext:value-type="float">
            <text:p>436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52]=[.B152];&quot;match&quot;;&quot;not&quot;)" office:value-type="string" office:string-value="match" calcext:value-type="string">
            <text:p>match</text:p>
          </table:table-cell>
          <table:table-cell table:formula="of:=IF(AND([.B152]=1;[.E152]=&quot;match&quot;);&quot;1&quot;;&quot;0&quot;)" office:value-type="string" office:string-value="0" calcext:value-type="string">
            <text:p>0</text:p>
          </table:table-cell>
          <table:table-cell table:formula="of:=IF(AND([.B152]=0;[.E152]=&quot;match&quot;);&quot;1&quot;;&quot;0&quot;)" office:value-type="string" office:string-value="1" calcext:value-type="string">
            <text:p>1</text:p>
          </table:table-cell>
          <table:table-cell table:formula="of:=IF(AND([.B152]=0;[.C152]=1);&quot;1&quot;;&quot;0&quot;)" office:value-type="string" office:string-value="0" calcext:value-type="string">
            <text:p>0</text:p>
          </table:table-cell>
          <table:table-cell table:formula="of:=IF(AND([.B152]=1;[.C152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68196" calcext:value-type="float">
            <text:p>681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53]=[.B153];&quot;match&quot;;&quot;not&quot;)" office:value-type="string" office:string-value="match" calcext:value-type="string">
            <text:p>match</text:p>
          </table:table-cell>
          <table:table-cell table:formula="of:=IF(AND([.B153]=1;[.E153]=&quot;match&quot;);&quot;1&quot;;&quot;0&quot;)" office:value-type="string" office:string-value="0" calcext:value-type="string">
            <text:p>0</text:p>
          </table:table-cell>
          <table:table-cell table:formula="of:=IF(AND([.B153]=0;[.E153]=&quot;match&quot;);&quot;1&quot;;&quot;0&quot;)" office:value-type="string" office:string-value="1" calcext:value-type="string">
            <text:p>1</text:p>
          </table:table-cell>
          <table:table-cell table:formula="of:=IF(AND([.B153]=0;[.C153]=1);&quot;1&quot;;&quot;0&quot;)" office:value-type="string" office:string-value="0" calcext:value-type="string">
            <text:p>0</text:p>
          </table:table-cell>
          <table:table-cell table:formula="of:=IF(AND([.B153]=1;[.C153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91084" calcext:value-type="float">
            <text:p>1910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54]=[.B154];&quot;match&quot;;&quot;not&quot;)" office:value-type="string" office:string-value="match" calcext:value-type="string">
            <text:p>match</text:p>
          </table:table-cell>
          <table:table-cell table:formula="of:=IF(AND([.B154]=1;[.E154]=&quot;match&quot;);&quot;1&quot;;&quot;0&quot;)" office:value-type="string" office:string-value="0" calcext:value-type="string">
            <text:p>0</text:p>
          </table:table-cell>
          <table:table-cell table:formula="of:=IF(AND([.B154]=0;[.E154]=&quot;match&quot;);&quot;1&quot;;&quot;0&quot;)" office:value-type="string" office:string-value="1" calcext:value-type="string">
            <text:p>1</text:p>
          </table:table-cell>
          <table:table-cell table:formula="of:=IF(AND([.B154]=0;[.C154]=1);&quot;1&quot;;&quot;0&quot;)" office:value-type="string" office:string-value="0" calcext:value-type="string">
            <text:p>0</text:p>
          </table:table-cell>
          <table:table-cell table:formula="of:=IF(AND([.B154]=1;[.C154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23503" calcext:value-type="float">
            <text:p>12350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55]=[.B155];&quot;match&quot;;&quot;not&quot;)" office:value-type="string" office:string-value="match" calcext:value-type="string">
            <text:p>match</text:p>
          </table:table-cell>
          <table:table-cell table:formula="of:=IF(AND([.B155]=1;[.E155]=&quot;match&quot;);&quot;1&quot;;&quot;0&quot;)" office:value-type="string" office:string-value="0" calcext:value-type="string">
            <text:p>0</text:p>
          </table:table-cell>
          <table:table-cell table:formula="of:=IF(AND([.B155]=0;[.E155]=&quot;match&quot;);&quot;1&quot;;&quot;0&quot;)" office:value-type="string" office:string-value="1" calcext:value-type="string">
            <text:p>1</text:p>
          </table:table-cell>
          <table:table-cell table:formula="of:=IF(AND([.B155]=0;[.C155]=1);&quot;1&quot;;&quot;0&quot;)" office:value-type="string" office:string-value="0" calcext:value-type="string">
            <text:p>0</text:p>
          </table:table-cell>
          <table:table-cell table:formula="of:=IF(AND([.B155]=1;[.C155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74711" calcext:value-type="float">
            <text:p>1747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56]=[.B156];&quot;match&quot;;&quot;not&quot;)" office:value-type="string" office:string-value="match" calcext:value-type="string">
            <text:p>match</text:p>
          </table:table-cell>
          <table:table-cell table:formula="of:=IF(AND([.B156]=1;[.E156]=&quot;match&quot;);&quot;1&quot;;&quot;0&quot;)" office:value-type="string" office:string-value="0" calcext:value-type="string">
            <text:p>0</text:p>
          </table:table-cell>
          <table:table-cell table:formula="of:=IF(AND([.B156]=0;[.E156]=&quot;match&quot;);&quot;1&quot;;&quot;0&quot;)" office:value-type="string" office:string-value="1" calcext:value-type="string">
            <text:p>1</text:p>
          </table:table-cell>
          <table:table-cell table:formula="of:=IF(AND([.B156]=0;[.C156]=1);&quot;1&quot;;&quot;0&quot;)" office:value-type="string" office:string-value="0" calcext:value-type="string">
            <text:p>0</text:p>
          </table:table-cell>
          <table:table-cell table:formula="of:=IF(AND([.B156]=1;[.C156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05082" calcext:value-type="float">
            <text:p>10508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57]=[.B157];&quot;match&quot;;&quot;not&quot;)" office:value-type="string" office:string-value="match" calcext:value-type="string">
            <text:p>match</text:p>
          </table:table-cell>
          <table:table-cell table:formula="of:=IF(AND([.B157]=1;[.E157]=&quot;match&quot;);&quot;1&quot;;&quot;0&quot;)" office:value-type="string" office:string-value="0" calcext:value-type="string">
            <text:p>0</text:p>
          </table:table-cell>
          <table:table-cell table:formula="of:=IF(AND([.B157]=0;[.E157]=&quot;match&quot;);&quot;1&quot;;&quot;0&quot;)" office:value-type="string" office:string-value="1" calcext:value-type="string">
            <text:p>1</text:p>
          </table:table-cell>
          <table:table-cell table:formula="of:=IF(AND([.B157]=0;[.C157]=1);&quot;1&quot;;&quot;0&quot;)" office:value-type="string" office:string-value="0" calcext:value-type="string">
            <text:p>0</text:p>
          </table:table-cell>
          <table:table-cell table:formula="of:=IF(AND([.B157]=1;[.C157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01339" calcext:value-type="float">
            <text:p>2013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58]=[.B158];&quot;match&quot;;&quot;not&quot;)" office:value-type="string" office:string-value="match" calcext:value-type="string">
            <text:p>match</text:p>
          </table:table-cell>
          <table:table-cell table:formula="of:=IF(AND([.B158]=1;[.E158]=&quot;match&quot;);&quot;1&quot;;&quot;0&quot;)" office:value-type="string" office:string-value="0" calcext:value-type="string">
            <text:p>0</text:p>
          </table:table-cell>
          <table:table-cell table:formula="of:=IF(AND([.B158]=0;[.E158]=&quot;match&quot;);&quot;1&quot;;&quot;0&quot;)" office:value-type="string" office:string-value="1" calcext:value-type="string">
            <text:p>1</text:p>
          </table:table-cell>
          <table:table-cell table:formula="of:=IF(AND([.B158]=0;[.C158]=1);&quot;1&quot;;&quot;0&quot;)" office:value-type="string" office:string-value="0" calcext:value-type="string">
            <text:p>0</text:p>
          </table:table-cell>
          <table:table-cell table:formula="of:=IF(AND([.B158]=1;[.C158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55941" calcext:value-type="float">
            <text:p>5594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C159]=[.B159];&quot;match&quot;;&quot;not&quot;)" office:value-type="string" office:string-value="match" calcext:value-type="string">
            <text:p>match</text:p>
          </table:table-cell>
          <table:table-cell table:formula="of:=IF(AND([.B159]=1;[.E159]=&quot;match&quot;);&quot;1&quot;;&quot;0&quot;)" office:value-type="string" office:string-value="1" calcext:value-type="string">
            <text:p>1</text:p>
          </table:table-cell>
          <table:table-cell table:formula="of:=IF(AND([.B159]=0;[.E159]=&quot;match&quot;);&quot;1&quot;;&quot;0&quot;)" office:value-type="string" office:string-value="0" calcext:value-type="string">
            <text:p>0</text:p>
          </table:table-cell>
          <table:table-cell table:formula="of:=IF(AND([.B159]=0;[.C159]=1);&quot;1&quot;;&quot;0&quot;)" office:value-type="string" office:string-value="0" calcext:value-type="string">
            <text:p>0</text:p>
          </table:table-cell>
          <table:table-cell table:formula="of:=IF(AND([.B159]=1;[.C159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03401" calcext:value-type="float">
            <text:p>2034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60]=[.B160];&quot;match&quot;;&quot;not&quot;)" office:value-type="string" office:string-value="match" calcext:value-type="string">
            <text:p>match</text:p>
          </table:table-cell>
          <table:table-cell table:formula="of:=IF(AND([.B160]=1;[.E160]=&quot;match&quot;);&quot;1&quot;;&quot;0&quot;)" office:value-type="string" office:string-value="0" calcext:value-type="string">
            <text:p>0</text:p>
          </table:table-cell>
          <table:table-cell table:formula="of:=IF(AND([.B160]=0;[.E160]=&quot;match&quot;);&quot;1&quot;;&quot;0&quot;)" office:value-type="string" office:string-value="1" calcext:value-type="string">
            <text:p>1</text:p>
          </table:table-cell>
          <table:table-cell table:formula="of:=IF(AND([.B160]=0;[.C160]=1);&quot;1&quot;;&quot;0&quot;)" office:value-type="string" office:string-value="0" calcext:value-type="string">
            <text:p>0</text:p>
          </table:table-cell>
          <table:table-cell table:formula="of:=IF(AND([.B160]=1;[.C160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89069" calcext:value-type="float">
            <text:p>1890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61]=[.B161];&quot;match&quot;;&quot;not&quot;)" office:value-type="string" office:string-value="match" calcext:value-type="string">
            <text:p>match</text:p>
          </table:table-cell>
          <table:table-cell table:formula="of:=IF(AND([.B161]=1;[.E161]=&quot;match&quot;);&quot;1&quot;;&quot;0&quot;)" office:value-type="string" office:string-value="0" calcext:value-type="string">
            <text:p>0</text:p>
          </table:table-cell>
          <table:table-cell table:formula="of:=IF(AND([.B161]=0;[.E161]=&quot;match&quot;);&quot;1&quot;;&quot;0&quot;)" office:value-type="string" office:string-value="1" calcext:value-type="string">
            <text:p>1</text:p>
          </table:table-cell>
          <table:table-cell table:formula="of:=IF(AND([.B161]=0;[.C161]=1);&quot;1&quot;;&quot;0&quot;)" office:value-type="string" office:string-value="0" calcext:value-type="string">
            <text:p>0</text:p>
          </table:table-cell>
          <table:table-cell table:formula="of:=IF(AND([.B161]=1;[.C161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50513" calcext:value-type="float">
            <text:p>2505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62]=[.B162];&quot;match&quot;;&quot;not&quot;)" office:value-type="string" office:string-value="match" calcext:value-type="string">
            <text:p>match</text:p>
          </table:table-cell>
          <table:table-cell table:formula="of:=IF(AND([.B162]=1;[.E162]=&quot;match&quot;);&quot;1&quot;;&quot;0&quot;)" office:value-type="string" office:string-value="0" calcext:value-type="string">
            <text:p>0</text:p>
          </table:table-cell>
          <table:table-cell table:formula="of:=IF(AND([.B162]=0;[.E162]=&quot;match&quot;);&quot;1&quot;;&quot;0&quot;)" office:value-type="string" office:string-value="1" calcext:value-type="string">
            <text:p>1</text:p>
          </table:table-cell>
          <table:table-cell table:formula="of:=IF(AND([.B162]=0;[.C162]=1);&quot;1&quot;;&quot;0&quot;)" office:value-type="string" office:string-value="0" calcext:value-type="string">
            <text:p>0</text:p>
          </table:table-cell>
          <table:table-cell table:formula="of:=IF(AND([.B162]=1;[.C162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35829" calcext:value-type="float">
            <text:p>13582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C163]=[.B163];&quot;match&quot;;&quot;not&quot;)" office:value-type="string" office:string-value="match" calcext:value-type="string">
            <text:p>match</text:p>
          </table:table-cell>
          <table:table-cell table:formula="of:=IF(AND([.B163]=1;[.E163]=&quot;match&quot;);&quot;1&quot;;&quot;0&quot;)" office:value-type="string" office:string-value="1" calcext:value-type="string">
            <text:p>1</text:p>
          </table:table-cell>
          <table:table-cell table:formula="of:=IF(AND([.B163]=0;[.E163]=&quot;match&quot;);&quot;1&quot;;&quot;0&quot;)" office:value-type="string" office:string-value="0" calcext:value-type="string">
            <text:p>0</text:p>
          </table:table-cell>
          <table:table-cell table:formula="of:=IF(AND([.B163]=0;[.C163]=1);&quot;1&quot;;&quot;0&quot;)" office:value-type="string" office:string-value="0" calcext:value-type="string">
            <text:p>0</text:p>
          </table:table-cell>
          <table:table-cell table:formula="of:=IF(AND([.B163]=1;[.C163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00858" calcext:value-type="float">
            <text:p>20085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64]=[.B164];&quot;match&quot;;&quot;not&quot;)" office:value-type="string" office:string-value="match" calcext:value-type="string">
            <text:p>match</text:p>
          </table:table-cell>
          <table:table-cell table:formula="of:=IF(AND([.B164]=1;[.E164]=&quot;match&quot;);&quot;1&quot;;&quot;0&quot;)" office:value-type="string" office:string-value="0" calcext:value-type="string">
            <text:p>0</text:p>
          </table:table-cell>
          <table:table-cell table:formula="of:=IF(AND([.B164]=0;[.E164]=&quot;match&quot;);&quot;1&quot;;&quot;0&quot;)" office:value-type="string" office:string-value="1" calcext:value-type="string">
            <text:p>1</text:p>
          </table:table-cell>
          <table:table-cell table:formula="of:=IF(AND([.B164]=0;[.C164]=1);&quot;1&quot;;&quot;0&quot;)" office:value-type="string" office:string-value="0" calcext:value-type="string">
            <text:p>0</text:p>
          </table:table-cell>
          <table:table-cell table:formula="of:=IF(AND([.B164]=1;[.C164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28793" calcext:value-type="float">
            <text:p>12879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65]=[.B165];&quot;match&quot;;&quot;not&quot;)" office:value-type="string" office:string-value="match" calcext:value-type="string">
            <text:p>match</text:p>
          </table:table-cell>
          <table:table-cell table:formula="of:=IF(AND([.B165]=1;[.E165]=&quot;match&quot;);&quot;1&quot;;&quot;0&quot;)" office:value-type="string" office:string-value="0" calcext:value-type="string">
            <text:p>0</text:p>
          </table:table-cell>
          <table:table-cell table:formula="of:=IF(AND([.B165]=0;[.E165]=&quot;match&quot;);&quot;1&quot;;&quot;0&quot;)" office:value-type="string" office:string-value="1" calcext:value-type="string">
            <text:p>1</text:p>
          </table:table-cell>
          <table:table-cell table:formula="of:=IF(AND([.B165]=0;[.C165]=1);&quot;1&quot;;&quot;0&quot;)" office:value-type="string" office:string-value="0" calcext:value-type="string">
            <text:p>0</text:p>
          </table:table-cell>
          <table:table-cell table:formula="of:=IF(AND([.B165]=1;[.C165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60411" calcext:value-type="float">
            <text:p>1604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66]=[.B166];&quot;match&quot;;&quot;not&quot;)" office:value-type="string" office:string-value="match" calcext:value-type="string">
            <text:p>match</text:p>
          </table:table-cell>
          <table:table-cell table:formula="of:=IF(AND([.B166]=1;[.E166]=&quot;match&quot;);&quot;1&quot;;&quot;0&quot;)" office:value-type="string" office:string-value="0" calcext:value-type="string">
            <text:p>0</text:p>
          </table:table-cell>
          <table:table-cell table:formula="of:=IF(AND([.B166]=0;[.E166]=&quot;match&quot;);&quot;1&quot;;&quot;0&quot;)" office:value-type="string" office:string-value="1" calcext:value-type="string">
            <text:p>1</text:p>
          </table:table-cell>
          <table:table-cell table:formula="of:=IF(AND([.B166]=0;[.C166]=1);&quot;1&quot;;&quot;0&quot;)" office:value-type="string" office:string-value="0" calcext:value-type="string">
            <text:p>0</text:p>
          </table:table-cell>
          <table:table-cell table:formula="of:=IF(AND([.B166]=1;[.C166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7057" calcext:value-type="float">
            <text:p>1705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67]=[.B167];&quot;match&quot;;&quot;not&quot;)" office:value-type="string" office:string-value="match" calcext:value-type="string">
            <text:p>match</text:p>
          </table:table-cell>
          <table:table-cell table:formula="of:=IF(AND([.B167]=1;[.E167]=&quot;match&quot;);&quot;1&quot;;&quot;0&quot;)" office:value-type="string" office:string-value="0" calcext:value-type="string">
            <text:p>0</text:p>
          </table:table-cell>
          <table:table-cell table:formula="of:=IF(AND([.B167]=0;[.E167]=&quot;match&quot;);&quot;1&quot;;&quot;0&quot;)" office:value-type="string" office:string-value="1" calcext:value-type="string">
            <text:p>1</text:p>
          </table:table-cell>
          <table:table-cell table:formula="of:=IF(AND([.B167]=0;[.C167]=1);&quot;1&quot;;&quot;0&quot;)" office:value-type="string" office:string-value="0" calcext:value-type="string">
            <text:p>0</text:p>
          </table:table-cell>
          <table:table-cell table:formula="of:=IF(AND([.B167]=1;[.C167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11271" calcext:value-type="float">
            <text:p>11127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C168]=[.B168];&quot;match&quot;;&quot;not&quot;)" office:value-type="string" office:string-value="match" calcext:value-type="string">
            <text:p>match</text:p>
          </table:table-cell>
          <table:table-cell table:formula="of:=IF(AND([.B168]=1;[.E168]=&quot;match&quot;);&quot;1&quot;;&quot;0&quot;)" office:value-type="string" office:string-value="1" calcext:value-type="string">
            <text:p>1</text:p>
          </table:table-cell>
          <table:table-cell table:formula="of:=IF(AND([.B168]=0;[.E168]=&quot;match&quot;);&quot;1&quot;;&quot;0&quot;)" office:value-type="string" office:string-value="0" calcext:value-type="string">
            <text:p>0</text:p>
          </table:table-cell>
          <table:table-cell table:formula="of:=IF(AND([.B168]=0;[.C168]=1);&quot;1&quot;;&quot;0&quot;)" office:value-type="string" office:string-value="0" calcext:value-type="string">
            <text:p>0</text:p>
          </table:table-cell>
          <table:table-cell table:formula="of:=IF(AND([.B168]=1;[.C168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56334" calcext:value-type="float">
            <text:p>1563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69]=[.B169];&quot;match&quot;;&quot;not&quot;)" office:value-type="string" office:string-value="match" calcext:value-type="string">
            <text:p>match</text:p>
          </table:table-cell>
          <table:table-cell table:formula="of:=IF(AND([.B169]=1;[.E169]=&quot;match&quot;);&quot;1&quot;;&quot;0&quot;)" office:value-type="string" office:string-value="0" calcext:value-type="string">
            <text:p>0</text:p>
          </table:table-cell>
          <table:table-cell table:formula="of:=IF(AND([.B169]=0;[.E169]=&quot;match&quot;);&quot;1&quot;;&quot;0&quot;)" office:value-type="string" office:string-value="1" calcext:value-type="string">
            <text:p>1</text:p>
          </table:table-cell>
          <table:table-cell table:formula="of:=IF(AND([.B169]=0;[.C169]=1);&quot;1&quot;;&quot;0&quot;)" office:value-type="string" office:string-value="0" calcext:value-type="string">
            <text:p>0</text:p>
          </table:table-cell>
          <table:table-cell table:formula="of:=IF(AND([.B169]=1;[.C169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48497" calcext:value-type="float">
            <text:p>24849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70]=[.B170];&quot;match&quot;;&quot;not&quot;)" office:value-type="string" office:string-value="match" calcext:value-type="string">
            <text:p>match</text:p>
          </table:table-cell>
          <table:table-cell table:formula="of:=IF(AND([.B170]=1;[.E170]=&quot;match&quot;);&quot;1&quot;;&quot;0&quot;)" office:value-type="string" office:string-value="0" calcext:value-type="string">
            <text:p>0</text:p>
          </table:table-cell>
          <table:table-cell table:formula="of:=IF(AND([.B170]=0;[.E170]=&quot;match&quot;);&quot;1&quot;;&quot;0&quot;)" office:value-type="string" office:string-value="1" calcext:value-type="string">
            <text:p>1</text:p>
          </table:table-cell>
          <table:table-cell table:formula="of:=IF(AND([.B170]=0;[.C170]=1);&quot;1&quot;;&quot;0&quot;)" office:value-type="string" office:string-value="0" calcext:value-type="string">
            <text:p>0</text:p>
          </table:table-cell>
          <table:table-cell table:formula="of:=IF(AND([.B170]=1;[.C170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91165" calcext:value-type="float">
            <text:p>19116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71]=[.B171];&quot;match&quot;;&quot;not&quot;)" office:value-type="string" office:string-value="match" calcext:value-type="string">
            <text:p>match</text:p>
          </table:table-cell>
          <table:table-cell table:formula="of:=IF(AND([.B171]=1;[.E171]=&quot;match&quot;);&quot;1&quot;;&quot;0&quot;)" office:value-type="string" office:string-value="0" calcext:value-type="string">
            <text:p>0</text:p>
          </table:table-cell>
          <table:table-cell table:formula="of:=IF(AND([.B171]=0;[.E171]=&quot;match&quot;);&quot;1&quot;;&quot;0&quot;)" office:value-type="string" office:string-value="1" calcext:value-type="string">
            <text:p>1</text:p>
          </table:table-cell>
          <table:table-cell table:formula="of:=IF(AND([.B171]=0;[.C171]=1);&quot;1&quot;;&quot;0&quot;)" office:value-type="string" office:string-value="0" calcext:value-type="string">
            <text:p>0</text:p>
          </table:table-cell>
          <table:table-cell table:formula="of:=IF(AND([.B171]=1;[.C171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62142" calcext:value-type="float">
            <text:p>621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72]=[.B172];&quot;match&quot;;&quot;not&quot;)" office:value-type="string" office:string-value="match" calcext:value-type="string">
            <text:p>match</text:p>
          </table:table-cell>
          <table:table-cell table:formula="of:=IF(AND([.B172]=1;[.E172]=&quot;match&quot;);&quot;1&quot;;&quot;0&quot;)" office:value-type="string" office:string-value="0" calcext:value-type="string">
            <text:p>0</text:p>
          </table:table-cell>
          <table:table-cell table:formula="of:=IF(AND([.B172]=0;[.E172]=&quot;match&quot;);&quot;1&quot;;&quot;0&quot;)" office:value-type="string" office:string-value="1" calcext:value-type="string">
            <text:p>1</text:p>
          </table:table-cell>
          <table:table-cell table:formula="of:=IF(AND([.B172]=0;[.C172]=1);&quot;1&quot;;&quot;0&quot;)" office:value-type="string" office:string-value="0" calcext:value-type="string">
            <text:p>0</text:p>
          </table:table-cell>
          <table:table-cell table:formula="of:=IF(AND([.B172]=1;[.C172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68639" calcext:value-type="float">
            <text:p>1686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73]=[.B173];&quot;match&quot;;&quot;not&quot;)" office:value-type="string" office:string-value="match" calcext:value-type="string">
            <text:p>match</text:p>
          </table:table-cell>
          <table:table-cell table:formula="of:=IF(AND([.B173]=1;[.E173]=&quot;match&quot;);&quot;1&quot;;&quot;0&quot;)" office:value-type="string" office:string-value="0" calcext:value-type="string">
            <text:p>0</text:p>
          </table:table-cell>
          <table:table-cell table:formula="of:=IF(AND([.B173]=0;[.E173]=&quot;match&quot;);&quot;1&quot;;&quot;0&quot;)" office:value-type="string" office:string-value="1" calcext:value-type="string">
            <text:p>1</text:p>
          </table:table-cell>
          <table:table-cell table:formula="of:=IF(AND([.B173]=0;[.C173]=1);&quot;1&quot;;&quot;0&quot;)" office:value-type="string" office:string-value="0" calcext:value-type="string">
            <text:p>0</text:p>
          </table:table-cell>
          <table:table-cell table:formula="of:=IF(AND([.B173]=1;[.C173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21540" calcext:value-type="float">
            <text:p>1215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74]=[.B174];&quot;match&quot;;&quot;not&quot;)" office:value-type="string" office:string-value="match" calcext:value-type="string">
            <text:p>match</text:p>
          </table:table-cell>
          <table:table-cell table:formula="of:=IF(AND([.B174]=1;[.E174]=&quot;match&quot;);&quot;1&quot;;&quot;0&quot;)" office:value-type="string" office:string-value="0" calcext:value-type="string">
            <text:p>0</text:p>
          </table:table-cell>
          <table:table-cell table:formula="of:=IF(AND([.B174]=0;[.E174]=&quot;match&quot;);&quot;1&quot;;&quot;0&quot;)" office:value-type="string" office:string-value="1" calcext:value-type="string">
            <text:p>1</text:p>
          </table:table-cell>
          <table:table-cell table:formula="of:=IF(AND([.B174]=0;[.C174]=1);&quot;1&quot;;&quot;0&quot;)" office:value-type="string" office:string-value="0" calcext:value-type="string">
            <text:p>0</text:p>
          </table:table-cell>
          <table:table-cell table:formula="of:=IF(AND([.B174]=1;[.C174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12759" calcext:value-type="float">
            <text:p>11275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75]=[.B175];&quot;match&quot;;&quot;not&quot;)" office:value-type="string" office:string-value="match" calcext:value-type="string">
            <text:p>match</text:p>
          </table:table-cell>
          <table:table-cell table:formula="of:=IF(AND([.B175]=1;[.E175]=&quot;match&quot;);&quot;1&quot;;&quot;0&quot;)" office:value-type="string" office:string-value="0" calcext:value-type="string">
            <text:p>0</text:p>
          </table:table-cell>
          <table:table-cell table:formula="of:=IF(AND([.B175]=0;[.E175]=&quot;match&quot;);&quot;1&quot;;&quot;0&quot;)" office:value-type="string" office:string-value="1" calcext:value-type="string">
            <text:p>1</text:p>
          </table:table-cell>
          <table:table-cell table:formula="of:=IF(AND([.B175]=0;[.C175]=1);&quot;1&quot;;&quot;0&quot;)" office:value-type="string" office:string-value="0" calcext:value-type="string">
            <text:p>0</text:p>
          </table:table-cell>
          <table:table-cell table:formula="of:=IF(AND([.B175]=1;[.C175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99382" calcext:value-type="float">
            <text:p>19938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76]=[.B176];&quot;match&quot;;&quot;not&quot;)" office:value-type="string" office:string-value="match" calcext:value-type="string">
            <text:p>match</text:p>
          </table:table-cell>
          <table:table-cell table:formula="of:=IF(AND([.B176]=1;[.E176]=&quot;match&quot;);&quot;1&quot;;&quot;0&quot;)" office:value-type="string" office:string-value="0" calcext:value-type="string">
            <text:p>0</text:p>
          </table:table-cell>
          <table:table-cell table:formula="of:=IF(AND([.B176]=0;[.E176]=&quot;match&quot;);&quot;1&quot;;&quot;0&quot;)" office:value-type="string" office:string-value="1" calcext:value-type="string">
            <text:p>1</text:p>
          </table:table-cell>
          <table:table-cell table:formula="of:=IF(AND([.B176]=0;[.C176]=1);&quot;1&quot;;&quot;0&quot;)" office:value-type="string" office:string-value="0" calcext:value-type="string">
            <text:p>0</text:p>
          </table:table-cell>
          <table:table-cell table:formula="of:=IF(AND([.B176]=1;[.C176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8924" calcext:value-type="float">
            <text:p>89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77]=[.B177];&quot;match&quot;;&quot;not&quot;)" office:value-type="string" office:string-value="match" calcext:value-type="string">
            <text:p>match</text:p>
          </table:table-cell>
          <table:table-cell table:formula="of:=IF(AND([.B177]=1;[.E177]=&quot;match&quot;);&quot;1&quot;;&quot;0&quot;)" office:value-type="string" office:string-value="0" calcext:value-type="string">
            <text:p>0</text:p>
          </table:table-cell>
          <table:table-cell table:formula="of:=IF(AND([.B177]=0;[.E177]=&quot;match&quot;);&quot;1&quot;;&quot;0&quot;)" office:value-type="string" office:string-value="1" calcext:value-type="string">
            <text:p>1</text:p>
          </table:table-cell>
          <table:table-cell table:formula="of:=IF(AND([.B177]=0;[.C177]=1);&quot;1&quot;;&quot;0&quot;)" office:value-type="string" office:string-value="0" calcext:value-type="string">
            <text:p>0</text:p>
          </table:table-cell>
          <table:table-cell table:formula="of:=IF(AND([.B177]=1;[.C177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03485" calcext:value-type="float">
            <text:p>20348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78]=[.B178];&quot;match&quot;;&quot;not&quot;)" office:value-type="string" office:string-value="match" calcext:value-type="string">
            <text:p>match</text:p>
          </table:table-cell>
          <table:table-cell table:formula="of:=IF(AND([.B178]=1;[.E178]=&quot;match&quot;);&quot;1&quot;;&quot;0&quot;)" office:value-type="string" office:string-value="0" calcext:value-type="string">
            <text:p>0</text:p>
          </table:table-cell>
          <table:table-cell table:formula="of:=IF(AND([.B178]=0;[.E178]=&quot;match&quot;);&quot;1&quot;;&quot;0&quot;)" office:value-type="string" office:string-value="1" calcext:value-type="string">
            <text:p>1</text:p>
          </table:table-cell>
          <table:table-cell table:formula="of:=IF(AND([.B178]=0;[.C178]=1);&quot;1&quot;;&quot;0&quot;)" office:value-type="string" office:string-value="0" calcext:value-type="string">
            <text:p>0</text:p>
          </table:table-cell>
          <table:table-cell table:formula="of:=IF(AND([.B178]=1;[.C178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17893" calcext:value-type="float">
            <text:p>21789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79]=[.B179];&quot;match&quot;;&quot;not&quot;)" office:value-type="string" office:string-value="match" calcext:value-type="string">
            <text:p>match</text:p>
          </table:table-cell>
          <table:table-cell table:formula="of:=IF(AND([.B179]=1;[.E179]=&quot;match&quot;);&quot;1&quot;;&quot;0&quot;)" office:value-type="string" office:string-value="0" calcext:value-type="string">
            <text:p>0</text:p>
          </table:table-cell>
          <table:table-cell table:formula="of:=IF(AND([.B179]=0;[.E179]=&quot;match&quot;);&quot;1&quot;;&quot;0&quot;)" office:value-type="string" office:string-value="1" calcext:value-type="string">
            <text:p>1</text:p>
          </table:table-cell>
          <table:table-cell table:formula="of:=IF(AND([.B179]=0;[.C179]=1);&quot;1&quot;;&quot;0&quot;)" office:value-type="string" office:string-value="0" calcext:value-type="string">
            <text:p>0</text:p>
          </table:table-cell>
          <table:table-cell table:formula="of:=IF(AND([.B179]=1;[.C179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88805" calcext:value-type="float">
            <text:p>8880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C180]=[.B180];&quot;match&quot;;&quot;not&quot;)" office:value-type="string" office:string-value="match" calcext:value-type="string">
            <text:p>match</text:p>
          </table:table-cell>
          <table:table-cell table:formula="of:=IF(AND([.B180]=1;[.E180]=&quot;match&quot;);&quot;1&quot;;&quot;0&quot;)" office:value-type="string" office:string-value="1" calcext:value-type="string">
            <text:p>1</text:p>
          </table:table-cell>
          <table:table-cell table:formula="of:=IF(AND([.B180]=0;[.E180]=&quot;match&quot;);&quot;1&quot;;&quot;0&quot;)" office:value-type="string" office:string-value="0" calcext:value-type="string">
            <text:p>0</text:p>
          </table:table-cell>
          <table:table-cell table:formula="of:=IF(AND([.B180]=0;[.C180]=1);&quot;1&quot;;&quot;0&quot;)" office:value-type="string" office:string-value="0" calcext:value-type="string">
            <text:p>0</text:p>
          </table:table-cell>
          <table:table-cell table:formula="of:=IF(AND([.B180]=1;[.C180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7366" calcext:value-type="float">
            <text:p>2736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81]=[.B181];&quot;match&quot;;&quot;not&quot;)" office:value-type="string" office:string-value="match" calcext:value-type="string">
            <text:p>match</text:p>
          </table:table-cell>
          <table:table-cell table:formula="of:=IF(AND([.B181]=1;[.E181]=&quot;match&quot;);&quot;1&quot;;&quot;0&quot;)" office:value-type="string" office:string-value="0" calcext:value-type="string">
            <text:p>0</text:p>
          </table:table-cell>
          <table:table-cell table:formula="of:=IF(AND([.B181]=0;[.E181]=&quot;match&quot;);&quot;1&quot;;&quot;0&quot;)" office:value-type="string" office:string-value="1" calcext:value-type="string">
            <text:p>1</text:p>
          </table:table-cell>
          <table:table-cell table:formula="of:=IF(AND([.B181]=0;[.C181]=1);&quot;1&quot;;&quot;0&quot;)" office:value-type="string" office:string-value="0" calcext:value-type="string">
            <text:p>0</text:p>
          </table:table-cell>
          <table:table-cell table:formula="of:=IF(AND([.B181]=1;[.C181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42056" calcext:value-type="float">
            <text:p>1420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82]=[.B182];&quot;match&quot;;&quot;not&quot;)" office:value-type="string" office:string-value="match" calcext:value-type="string">
            <text:p>match</text:p>
          </table:table-cell>
          <table:table-cell table:formula="of:=IF(AND([.B182]=1;[.E182]=&quot;match&quot;);&quot;1&quot;;&quot;0&quot;)" office:value-type="string" office:string-value="0" calcext:value-type="string">
            <text:p>0</text:p>
          </table:table-cell>
          <table:table-cell table:formula="of:=IF(AND([.B182]=0;[.E182]=&quot;match&quot;);&quot;1&quot;;&quot;0&quot;)" office:value-type="string" office:string-value="1" calcext:value-type="string">
            <text:p>1</text:p>
          </table:table-cell>
          <table:table-cell table:formula="of:=IF(AND([.B182]=0;[.C182]=1);&quot;1&quot;;&quot;0&quot;)" office:value-type="string" office:string-value="0" calcext:value-type="string">
            <text:p>0</text:p>
          </table:table-cell>
          <table:table-cell table:formula="of:=IF(AND([.B182]=1;[.C182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47850" calcext:value-type="float">
            <text:p>478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83]=[.B183];&quot;match&quot;;&quot;not&quot;)" office:value-type="string" office:string-value="match" calcext:value-type="string">
            <text:p>match</text:p>
          </table:table-cell>
          <table:table-cell table:formula="of:=IF(AND([.B183]=1;[.E183]=&quot;match&quot;);&quot;1&quot;;&quot;0&quot;)" office:value-type="string" office:string-value="0" calcext:value-type="string">
            <text:p>0</text:p>
          </table:table-cell>
          <table:table-cell table:formula="of:=IF(AND([.B183]=0;[.E183]=&quot;match&quot;);&quot;1&quot;;&quot;0&quot;)" office:value-type="string" office:string-value="1" calcext:value-type="string">
            <text:p>1</text:p>
          </table:table-cell>
          <table:table-cell table:formula="of:=IF(AND([.B183]=0;[.C183]=1);&quot;1&quot;;&quot;0&quot;)" office:value-type="string" office:string-value="0" calcext:value-type="string">
            <text:p>0</text:p>
          </table:table-cell>
          <table:table-cell table:formula="of:=IF(AND([.B183]=1;[.C183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60140" calcext:value-type="float">
            <text:p>601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84]=[.B184];&quot;match&quot;;&quot;not&quot;)" office:value-type="string" office:string-value="match" calcext:value-type="string">
            <text:p>match</text:p>
          </table:table-cell>
          <table:table-cell table:formula="of:=IF(AND([.B184]=1;[.E184]=&quot;match&quot;);&quot;1&quot;;&quot;0&quot;)" office:value-type="string" office:string-value="0" calcext:value-type="string">
            <text:p>0</text:p>
          </table:table-cell>
          <table:table-cell table:formula="of:=IF(AND([.B184]=0;[.E184]=&quot;match&quot;);&quot;1&quot;;&quot;0&quot;)" office:value-type="string" office:string-value="1" calcext:value-type="string">
            <text:p>1</text:p>
          </table:table-cell>
          <table:table-cell table:formula="of:=IF(AND([.B184]=0;[.C184]=1);&quot;1&quot;;&quot;0&quot;)" office:value-type="string" office:string-value="0" calcext:value-type="string">
            <text:p>0</text:p>
          </table:table-cell>
          <table:table-cell table:formula="of:=IF(AND([.B184]=1;[.C184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76528" calcext:value-type="float">
            <text:p>765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85]=[.B185];&quot;match&quot;;&quot;not&quot;)" office:value-type="string" office:string-value="match" calcext:value-type="string">
            <text:p>match</text:p>
          </table:table-cell>
          <table:table-cell table:formula="of:=IF(AND([.B185]=1;[.E185]=&quot;match&quot;);&quot;1&quot;;&quot;0&quot;)" office:value-type="string" office:string-value="0" calcext:value-type="string">
            <text:p>0</text:p>
          </table:table-cell>
          <table:table-cell table:formula="of:=IF(AND([.B185]=0;[.E185]=&quot;match&quot;);&quot;1&quot;;&quot;0&quot;)" office:value-type="string" office:string-value="1" calcext:value-type="string">
            <text:p>1</text:p>
          </table:table-cell>
          <table:table-cell table:formula="of:=IF(AND([.B185]=0;[.C185]=1);&quot;1&quot;;&quot;0&quot;)" office:value-type="string" office:string-value="0" calcext:value-type="string">
            <text:p>0</text:p>
          </table:table-cell>
          <table:table-cell table:formula="of:=IF(AND([.B185]=1;[.C185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60498" calcext:value-type="float">
            <text:p>16049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86]=[.B186];&quot;match&quot;;&quot;not&quot;)" office:value-type="string" office:string-value="match" calcext:value-type="string">
            <text:p>match</text:p>
          </table:table-cell>
          <table:table-cell table:formula="of:=IF(AND([.B186]=1;[.E186]=&quot;match&quot;);&quot;1&quot;;&quot;0&quot;)" office:value-type="string" office:string-value="0" calcext:value-type="string">
            <text:p>0</text:p>
          </table:table-cell>
          <table:table-cell table:formula="of:=IF(AND([.B186]=0;[.E186]=&quot;match&quot;);&quot;1&quot;;&quot;0&quot;)" office:value-type="string" office:string-value="1" calcext:value-type="string">
            <text:p>1</text:p>
          </table:table-cell>
          <table:table-cell table:formula="of:=IF(AND([.B186]=0;[.C186]=1);&quot;1&quot;;&quot;0&quot;)" office:value-type="string" office:string-value="0" calcext:value-type="string">
            <text:p>0</text:p>
          </table:table-cell>
          <table:table-cell table:formula="of:=IF(AND([.B186]=1;[.C186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46516" calcext:value-type="float">
            <text:p>2465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87]=[.B187];&quot;match&quot;;&quot;not&quot;)" office:value-type="string" office:string-value="match" calcext:value-type="string">
            <text:p>match</text:p>
          </table:table-cell>
          <table:table-cell table:formula="of:=IF(AND([.B187]=1;[.E187]=&quot;match&quot;);&quot;1&quot;;&quot;0&quot;)" office:value-type="string" office:string-value="0" calcext:value-type="string">
            <text:p>0</text:p>
          </table:table-cell>
          <table:table-cell table:formula="of:=IF(AND([.B187]=0;[.E187]=&quot;match&quot;);&quot;1&quot;;&quot;0&quot;)" office:value-type="string" office:string-value="1" calcext:value-type="string">
            <text:p>1</text:p>
          </table:table-cell>
          <table:table-cell table:formula="of:=IF(AND([.B187]=0;[.C187]=1);&quot;1&quot;;&quot;0&quot;)" office:value-type="string" office:string-value="0" calcext:value-type="string">
            <text:p>0</text:p>
          </table:table-cell>
          <table:table-cell table:formula="of:=IF(AND([.B187]=1;[.C187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49913" calcext:value-type="float">
            <text:p>499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88]=[.B188];&quot;match&quot;;&quot;not&quot;)" office:value-type="string" office:string-value="match" calcext:value-type="string">
            <text:p>match</text:p>
          </table:table-cell>
          <table:table-cell table:formula="of:=IF(AND([.B188]=1;[.E188]=&quot;match&quot;);&quot;1&quot;;&quot;0&quot;)" office:value-type="string" office:string-value="0" calcext:value-type="string">
            <text:p>0</text:p>
          </table:table-cell>
          <table:table-cell table:formula="of:=IF(AND([.B188]=0;[.E188]=&quot;match&quot;);&quot;1&quot;;&quot;0&quot;)" office:value-type="string" office:string-value="1" calcext:value-type="string">
            <text:p>1</text:p>
          </table:table-cell>
          <table:table-cell table:formula="of:=IF(AND([.B188]=0;[.C188]=1);&quot;1&quot;;&quot;0&quot;)" office:value-type="string" office:string-value="0" calcext:value-type="string">
            <text:p>0</text:p>
          </table:table-cell>
          <table:table-cell table:formula="of:=IF(AND([.B188]=1;[.C188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88826" calcext:value-type="float">
            <text:p>888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89]=[.B189];&quot;match&quot;;&quot;not&quot;)" office:value-type="string" office:string-value="match" calcext:value-type="string">
            <text:p>match</text:p>
          </table:table-cell>
          <table:table-cell table:formula="of:=IF(AND([.B189]=1;[.E189]=&quot;match&quot;);&quot;1&quot;;&quot;0&quot;)" office:value-type="string" office:string-value="0" calcext:value-type="string">
            <text:p>0</text:p>
          </table:table-cell>
          <table:table-cell table:formula="of:=IF(AND([.B189]=0;[.E189]=&quot;match&quot;);&quot;1&quot;;&quot;0&quot;)" office:value-type="string" office:string-value="1" calcext:value-type="string">
            <text:p>1</text:p>
          </table:table-cell>
          <table:table-cell table:formula="of:=IF(AND([.B189]=0;[.C189]=1);&quot;1&quot;;&quot;0&quot;)" office:value-type="string" office:string-value="0" calcext:value-type="string">
            <text:p>0</text:p>
          </table:table-cell>
          <table:table-cell table:formula="of:=IF(AND([.B189]=1;[.C189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07611" calcext:value-type="float">
            <text:p>2076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90]=[.B190];&quot;match&quot;;&quot;not&quot;)" office:value-type="string" office:string-value="match" calcext:value-type="string">
            <text:p>match</text:p>
          </table:table-cell>
          <table:table-cell table:formula="of:=IF(AND([.B190]=1;[.E190]=&quot;match&quot;);&quot;1&quot;;&quot;0&quot;)" office:value-type="string" office:string-value="0" calcext:value-type="string">
            <text:p>0</text:p>
          </table:table-cell>
          <table:table-cell table:formula="of:=IF(AND([.B190]=0;[.E190]=&quot;match&quot;);&quot;1&quot;;&quot;0&quot;)" office:value-type="string" office:string-value="1" calcext:value-type="string">
            <text:p>1</text:p>
          </table:table-cell>
          <table:table-cell table:formula="of:=IF(AND([.B190]=0;[.C190]=1);&quot;1&quot;;&quot;0&quot;)" office:value-type="string" office:string-value="0" calcext:value-type="string">
            <text:p>0</text:p>
          </table:table-cell>
          <table:table-cell table:formula="of:=IF(AND([.B190]=1;[.C190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23996" calcext:value-type="float">
            <text:p>2239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91]=[.B191];&quot;match&quot;;&quot;not&quot;)" office:value-type="string" office:string-value="match" calcext:value-type="string">
            <text:p>match</text:p>
          </table:table-cell>
          <table:table-cell table:formula="of:=IF(AND([.B191]=1;[.E191]=&quot;match&quot;);&quot;1&quot;;&quot;0&quot;)" office:value-type="string" office:string-value="0" calcext:value-type="string">
            <text:p>0</text:p>
          </table:table-cell>
          <table:table-cell table:formula="of:=IF(AND([.B191]=0;[.E191]=&quot;match&quot;);&quot;1&quot;;&quot;0&quot;)" office:value-type="string" office:string-value="1" calcext:value-type="string">
            <text:p>1</text:p>
          </table:table-cell>
          <table:table-cell table:formula="of:=IF(AND([.B191]=0;[.C191]=1);&quot;1&quot;;&quot;0&quot;)" office:value-type="string" office:string-value="0" calcext:value-type="string">
            <text:p>0</text:p>
          </table:table-cell>
          <table:table-cell table:formula="of:=IF(AND([.B191]=1;[.C191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89181" calcext:value-type="float">
            <text:p>18918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92]=[.B192];&quot;match&quot;;&quot;not&quot;)" office:value-type="string" office:string-value="match" calcext:value-type="string">
            <text:p>match</text:p>
          </table:table-cell>
          <table:table-cell table:formula="of:=IF(AND([.B192]=1;[.E192]=&quot;match&quot;);&quot;1&quot;;&quot;0&quot;)" office:value-type="string" office:string-value="0" calcext:value-type="string">
            <text:p>0</text:p>
          </table:table-cell>
          <table:table-cell table:formula="of:=IF(AND([.B192]=0;[.E192]=&quot;match&quot;);&quot;1&quot;;&quot;0&quot;)" office:value-type="string" office:string-value="1" calcext:value-type="string">
            <text:p>1</text:p>
          </table:table-cell>
          <table:table-cell table:formula="of:=IF(AND([.B192]=0;[.C192]=1);&quot;1&quot;;&quot;0&quot;)" office:value-type="string" office:string-value="0" calcext:value-type="string">
            <text:p>0</text:p>
          </table:table-cell>
          <table:table-cell table:formula="of:=IF(AND([.B192]=1;[.C192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44482" calcext:value-type="float">
            <text:p>24448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93]=[.B193];&quot;match&quot;;&quot;not&quot;)" office:value-type="string" office:string-value="match" calcext:value-type="string">
            <text:p>match</text:p>
          </table:table-cell>
          <table:table-cell table:formula="of:=IF(AND([.B193]=1;[.E193]=&quot;match&quot;);&quot;1&quot;;&quot;0&quot;)" office:value-type="string" office:string-value="0" calcext:value-type="string">
            <text:p>0</text:p>
          </table:table-cell>
          <table:table-cell table:formula="of:=IF(AND([.B193]=0;[.E193]=&quot;match&quot;);&quot;1&quot;;&quot;0&quot;)" office:value-type="string" office:string-value="1" calcext:value-type="string">
            <text:p>1</text:p>
          </table:table-cell>
          <table:table-cell table:formula="of:=IF(AND([.B193]=0;[.C193]=1);&quot;1&quot;;&quot;0&quot;)" office:value-type="string" office:string-value="0" calcext:value-type="string">
            <text:p>0</text:p>
          </table:table-cell>
          <table:table-cell table:formula="of:=IF(AND([.B193]=1;[.C193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21604" calcext:value-type="float">
            <text:p>12160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94]=[.B194];&quot;match&quot;;&quot;not&quot;)" office:value-type="string" office:string-value="match" calcext:value-type="string">
            <text:p>match</text:p>
          </table:table-cell>
          <table:table-cell table:formula="of:=IF(AND([.B194]=1;[.E194]=&quot;match&quot;);&quot;1&quot;;&quot;0&quot;)" office:value-type="string" office:string-value="0" calcext:value-type="string">
            <text:p>0</text:p>
          </table:table-cell>
          <table:table-cell table:formula="of:=IF(AND([.B194]=0;[.E194]=&quot;match&quot;);&quot;1&quot;;&quot;0&quot;)" office:value-type="string" office:string-value="1" calcext:value-type="string">
            <text:p>1</text:p>
          </table:table-cell>
          <table:table-cell table:formula="of:=IF(AND([.B194]=0;[.C194]=1);&quot;1&quot;;&quot;0&quot;)" office:value-type="string" office:string-value="0" calcext:value-type="string">
            <text:p>0</text:p>
          </table:table-cell>
          <table:table-cell table:formula="of:=IF(AND([.B194]=1;[.C194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97030" calcext:value-type="float">
            <text:p>970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95]=[.B195];&quot;match&quot;;&quot;not&quot;)" office:value-type="string" office:string-value="match" calcext:value-type="string">
            <text:p>match</text:p>
          </table:table-cell>
          <table:table-cell table:formula="of:=IF(AND([.B195]=1;[.E195]=&quot;match&quot;);&quot;1&quot;;&quot;0&quot;)" office:value-type="string" office:string-value="0" calcext:value-type="string">
            <text:p>0</text:p>
          </table:table-cell>
          <table:table-cell table:formula="of:=IF(AND([.B195]=0;[.E195]=&quot;match&quot;);&quot;1&quot;;&quot;0&quot;)" office:value-type="string" office:string-value="1" calcext:value-type="string">
            <text:p>1</text:p>
          </table:table-cell>
          <table:table-cell table:formula="of:=IF(AND([.B195]=0;[.C195]=1);&quot;1&quot;;&quot;0&quot;)" office:value-type="string" office:string-value="0" calcext:value-type="string">
            <text:p>0</text:p>
          </table:table-cell>
          <table:table-cell table:formula="of:=IF(AND([.B195]=1;[.C195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62219" calcext:value-type="float">
            <text:p>622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96]=[.B196];&quot;match&quot;;&quot;not&quot;)" office:value-type="string" office:string-value="match" calcext:value-type="string">
            <text:p>match</text:p>
          </table:table-cell>
          <table:table-cell table:formula="of:=IF(AND([.B196]=1;[.E196]=&quot;match&quot;);&quot;1&quot;;&quot;0&quot;)" office:value-type="string" office:string-value="0" calcext:value-type="string">
            <text:p>0</text:p>
          </table:table-cell>
          <table:table-cell table:formula="of:=IF(AND([.B196]=0;[.E196]=&quot;match&quot;);&quot;1&quot;;&quot;0&quot;)" office:value-type="string" office:string-value="1" calcext:value-type="string">
            <text:p>1</text:p>
          </table:table-cell>
          <table:table-cell table:formula="of:=IF(AND([.B196]=0;[.C196]=1);&quot;1&quot;;&quot;0&quot;)" office:value-type="string" office:string-value="0" calcext:value-type="string">
            <text:p>0</text:p>
          </table:table-cell>
          <table:table-cell table:formula="of:=IF(AND([.B196]=1;[.C196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21964" calcext:value-type="float">
            <text:p>22196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97]=[.B197];&quot;match&quot;;&quot;not&quot;)" office:value-type="string" office:string-value="match" calcext:value-type="string">
            <text:p>match</text:p>
          </table:table-cell>
          <table:table-cell table:formula="of:=IF(AND([.B197]=1;[.E197]=&quot;match&quot;);&quot;1&quot;;&quot;0&quot;)" office:value-type="string" office:string-value="0" calcext:value-type="string">
            <text:p>0</text:p>
          </table:table-cell>
          <table:table-cell table:formula="of:=IF(AND([.B197]=0;[.E197]=&quot;match&quot;);&quot;1&quot;;&quot;0&quot;)" office:value-type="string" office:string-value="1" calcext:value-type="string">
            <text:p>1</text:p>
          </table:table-cell>
          <table:table-cell table:formula="of:=IF(AND([.B197]=0;[.C197]=1);&quot;1&quot;;&quot;0&quot;)" office:value-type="string" office:string-value="0" calcext:value-type="string">
            <text:p>0</text:p>
          </table:table-cell>
          <table:table-cell table:formula="of:=IF(AND([.B197]=1;[.C197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39695" calcext:value-type="float">
            <text:p>3969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98]=[.B198];&quot;match&quot;;&quot;not&quot;)" office:value-type="string" office:string-value="match" calcext:value-type="string">
            <text:p>match</text:p>
          </table:table-cell>
          <table:table-cell table:formula="of:=IF(AND([.B198]=1;[.E198]=&quot;match&quot;);&quot;1&quot;;&quot;0&quot;)" office:value-type="string" office:string-value="0" calcext:value-type="string">
            <text:p>0</text:p>
          </table:table-cell>
          <table:table-cell table:formula="of:=IF(AND([.B198]=0;[.E198]=&quot;match&quot;);&quot;1&quot;;&quot;0&quot;)" office:value-type="string" office:string-value="1" calcext:value-type="string">
            <text:p>1</text:p>
          </table:table-cell>
          <table:table-cell table:formula="of:=IF(AND([.B198]=0;[.C198]=1);&quot;1&quot;;&quot;0&quot;)" office:value-type="string" office:string-value="0" calcext:value-type="string">
            <text:p>0</text:p>
          </table:table-cell>
          <table:table-cell table:formula="of:=IF(AND([.B198]=1;[.C198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43793" calcext:value-type="float">
            <text:p>4379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99]=[.B199];&quot;match&quot;;&quot;not&quot;)" office:value-type="string" office:string-value="match" calcext:value-type="string">
            <text:p>match</text:p>
          </table:table-cell>
          <table:table-cell table:formula="of:=IF(AND([.B199]=1;[.E199]=&quot;match&quot;);&quot;1&quot;;&quot;0&quot;)" office:value-type="string" office:string-value="0" calcext:value-type="string">
            <text:p>0</text:p>
          </table:table-cell>
          <table:table-cell table:formula="of:=IF(AND([.B199]=0;[.E199]=&quot;match&quot;);&quot;1&quot;;&quot;0&quot;)" office:value-type="string" office:string-value="1" calcext:value-type="string">
            <text:p>1</text:p>
          </table:table-cell>
          <table:table-cell table:formula="of:=IF(AND([.B199]=0;[.C199]=1);&quot;1&quot;;&quot;0&quot;)" office:value-type="string" office:string-value="0" calcext:value-type="string">
            <text:p>0</text:p>
          </table:table-cell>
          <table:table-cell table:formula="of:=IF(AND([.B199]=1;[.C199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26073" calcext:value-type="float">
            <text:p>22607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00]=[.B200];&quot;match&quot;;&quot;not&quot;)" office:value-type="string" office:string-value="match" calcext:value-type="string">
            <text:p>match</text:p>
          </table:table-cell>
          <table:table-cell table:formula="of:=IF(AND([.B200]=1;[.E200]=&quot;match&quot;);&quot;1&quot;;&quot;0&quot;)" office:value-type="string" office:string-value="0" calcext:value-type="string">
            <text:p>0</text:p>
          </table:table-cell>
          <table:table-cell table:formula="of:=IF(AND([.B200]=0;[.E200]=&quot;match&quot;);&quot;1&quot;;&quot;0&quot;)" office:value-type="string" office:string-value="1" calcext:value-type="string">
            <text:p>1</text:p>
          </table:table-cell>
          <table:table-cell table:formula="of:=IF(AND([.B200]=0;[.C200]=1);&quot;1&quot;;&quot;0&quot;)" office:value-type="string" office:string-value="0" calcext:value-type="string">
            <text:p>0</text:p>
          </table:table-cell>
          <table:table-cell table:formula="of:=IF(AND([.B200]=1;[.C200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35616" calcext:value-type="float">
            <text:p>356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01]=[.B201];&quot;match&quot;;&quot;not&quot;)" office:value-type="string" office:string-value="match" calcext:value-type="string">
            <text:p>match</text:p>
          </table:table-cell>
          <table:table-cell table:formula="of:=IF(AND([.B201]=1;[.E201]=&quot;match&quot;);&quot;1&quot;;&quot;0&quot;)" office:value-type="string" office:string-value="0" calcext:value-type="string">
            <text:p>0</text:p>
          </table:table-cell>
          <table:table-cell table:formula="of:=IF(AND([.B201]=0;[.E201]=&quot;match&quot;);&quot;1&quot;;&quot;0&quot;)" office:value-type="string" office:string-value="1" calcext:value-type="string">
            <text:p>1</text:p>
          </table:table-cell>
          <table:table-cell table:formula="of:=IF(AND([.B201]=0;[.C201]=1);&quot;1&quot;;&quot;0&quot;)" office:value-type="string" office:string-value="0" calcext:value-type="string">
            <text:p>0</text:p>
          </table:table-cell>
          <table:table-cell table:formula="of:=IF(AND([.B201]=1;[.C201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13456" calcext:value-type="float">
            <text:p>1134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02]=[.B202];&quot;match&quot;;&quot;not&quot;)" office:value-type="string" office:string-value="match" calcext:value-type="string">
            <text:p>match</text:p>
          </table:table-cell>
          <table:table-cell table:formula="of:=IF(AND([.B202]=1;[.E202]=&quot;match&quot;);&quot;1&quot;;&quot;0&quot;)" office:value-type="string" office:string-value="0" calcext:value-type="string">
            <text:p>0</text:p>
          </table:table-cell>
          <table:table-cell table:formula="of:=IF(AND([.B202]=0;[.E202]=&quot;match&quot;);&quot;1&quot;;&quot;0&quot;)" office:value-type="string" office:string-value="1" calcext:value-type="string">
            <text:p>1</text:p>
          </table:table-cell>
          <table:table-cell table:formula="of:=IF(AND([.B202]=0;[.C202]=1);&quot;1&quot;;&quot;0&quot;)" office:value-type="string" office:string-value="0" calcext:value-type="string">
            <text:p>0</text:p>
          </table:table-cell>
          <table:table-cell table:formula="of:=IF(AND([.B202]=1;[.C202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3333" calcext:value-type="float">
            <text:p>233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03]=[.B203];&quot;match&quot;;&quot;not&quot;)" office:value-type="string" office:string-value="match" calcext:value-type="string">
            <text:p>match</text:p>
          </table:table-cell>
          <table:table-cell table:formula="of:=IF(AND([.B203]=1;[.E203]=&quot;match&quot;);&quot;1&quot;;&quot;0&quot;)" office:value-type="string" office:string-value="0" calcext:value-type="string">
            <text:p>0</text:p>
          </table:table-cell>
          <table:table-cell table:formula="of:=IF(AND([.B203]=0;[.E203]=&quot;match&quot;);&quot;1&quot;;&quot;0&quot;)" office:value-type="string" office:string-value="1" calcext:value-type="string">
            <text:p>1</text:p>
          </table:table-cell>
          <table:table-cell table:formula="of:=IF(AND([.B203]=0;[.C203]=1);&quot;1&quot;;&quot;0&quot;)" office:value-type="string" office:string-value="0" calcext:value-type="string">
            <text:p>0</text:p>
          </table:table-cell>
          <table:table-cell table:formula="of:=IF(AND([.B203]=1;[.C203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87178" calcext:value-type="float">
            <text:p>1871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04]=[.B204];&quot;match&quot;;&quot;not&quot;)" office:value-type="string" office:string-value="match" calcext:value-type="string">
            <text:p>match</text:p>
          </table:table-cell>
          <table:table-cell table:formula="of:=IF(AND([.B204]=1;[.E204]=&quot;match&quot;);&quot;1&quot;;&quot;0&quot;)" office:value-type="string" office:string-value="0" calcext:value-type="string">
            <text:p>0</text:p>
          </table:table-cell>
          <table:table-cell table:formula="of:=IF(AND([.B204]=0;[.E204]=&quot;match&quot;);&quot;1&quot;;&quot;0&quot;)" office:value-type="string" office:string-value="1" calcext:value-type="string">
            <text:p>1</text:p>
          </table:table-cell>
          <table:table-cell table:formula="of:=IF(AND([.B204]=0;[.C204]=1);&quot;1&quot;;&quot;0&quot;)" office:value-type="string" office:string-value="0" calcext:value-type="string">
            <text:p>0</text:p>
          </table:table-cell>
          <table:table-cell table:formula="of:=IF(AND([.B204]=1;[.C204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84784" calcext:value-type="float">
            <text:p>847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05]=[.B205];&quot;match&quot;;&quot;not&quot;)" office:value-type="string" office:string-value="match" calcext:value-type="string">
            <text:p>match</text:p>
          </table:table-cell>
          <table:table-cell table:formula="of:=IF(AND([.B205]=1;[.E205]=&quot;match&quot;);&quot;1&quot;;&quot;0&quot;)" office:value-type="string" office:string-value="0" calcext:value-type="string">
            <text:p>0</text:p>
          </table:table-cell>
          <table:table-cell table:formula="of:=IF(AND([.B205]=0;[.E205]=&quot;match&quot;);&quot;1&quot;;&quot;0&quot;)" office:value-type="string" office:string-value="1" calcext:value-type="string">
            <text:p>1</text:p>
          </table:table-cell>
          <table:table-cell table:formula="of:=IF(AND([.B205]=0;[.C205]=1);&quot;1&quot;;&quot;0&quot;)" office:value-type="string" office:string-value="0" calcext:value-type="string">
            <text:p>0</text:p>
          </table:table-cell>
          <table:table-cell table:formula="of:=IF(AND([.B205]=1;[.C205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15859" calcext:value-type="float">
            <text:p>21585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06]=[.B206];&quot;match&quot;;&quot;not&quot;)" office:value-type="string" office:string-value="match" calcext:value-type="string">
            <text:p>match</text:p>
          </table:table-cell>
          <table:table-cell table:formula="of:=IF(AND([.B206]=1;[.E206]=&quot;match&quot;);&quot;1&quot;;&quot;0&quot;)" office:value-type="string" office:string-value="0" calcext:value-type="string">
            <text:p>0</text:p>
          </table:table-cell>
          <table:table-cell table:formula="of:=IF(AND([.B206]=0;[.E206]=&quot;match&quot;);&quot;1&quot;;&quot;0&quot;)" office:value-type="string" office:string-value="1" calcext:value-type="string">
            <text:p>1</text:p>
          </table:table-cell>
          <table:table-cell table:formula="of:=IF(AND([.B206]=0;[.C206]=1);&quot;1&quot;;&quot;0&quot;)" office:value-type="string" office:string-value="0" calcext:value-type="string">
            <text:p>0</text:p>
          </table:table-cell>
          <table:table-cell table:formula="of:=IF(AND([.B206]=1;[.C206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34306" calcext:value-type="float">
            <text:p>23430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07]=[.B207];&quot;match&quot;;&quot;not&quot;)" office:value-type="string" office:string-value="match" calcext:value-type="string">
            <text:p>match</text:p>
          </table:table-cell>
          <table:table-cell table:formula="of:=IF(AND([.B207]=1;[.E207]=&quot;match&quot;);&quot;1&quot;;&quot;0&quot;)" office:value-type="string" office:string-value="0" calcext:value-type="string">
            <text:p>0</text:p>
          </table:table-cell>
          <table:table-cell table:formula="of:=IF(AND([.B207]=0;[.E207]=&quot;match&quot;);&quot;1&quot;;&quot;0&quot;)" office:value-type="string" office:string-value="1" calcext:value-type="string">
            <text:p>1</text:p>
          </table:table-cell>
          <table:table-cell table:formula="of:=IF(AND([.B207]=0;[.C207]=1);&quot;1&quot;;&quot;0&quot;)" office:value-type="string" office:string-value="0" calcext:value-type="string">
            <text:p>0</text:p>
          </table:table-cell>
          <table:table-cell table:formula="of:=IF(AND([.B207]=1;[.C207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36006" calcext:value-type="float">
            <text:p>13600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08]=[.B208];&quot;match&quot;;&quot;not&quot;)" office:value-type="string" office:string-value="match" calcext:value-type="string">
            <text:p>match</text:p>
          </table:table-cell>
          <table:table-cell table:formula="of:=IF(AND([.B208]=1;[.E208]=&quot;match&quot;);&quot;1&quot;;&quot;0&quot;)" office:value-type="string" office:string-value="0" calcext:value-type="string">
            <text:p>0</text:p>
          </table:table-cell>
          <table:table-cell table:formula="of:=IF(AND([.B208]=0;[.E208]=&quot;match&quot;);&quot;1&quot;;&quot;0&quot;)" office:value-type="string" office:string-value="1" calcext:value-type="string">
            <text:p>1</text:p>
          </table:table-cell>
          <table:table-cell table:formula="of:=IF(AND([.B208]=0;[.C208]=1);&quot;1&quot;;&quot;0&quot;)" office:value-type="string" office:string-value="0" calcext:value-type="string">
            <text:p>0</text:p>
          </table:table-cell>
          <table:table-cell table:formula="of:=IF(AND([.B208]=1;[.C208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36008" calcext:value-type="float">
            <text:p>13600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09]=[.B209];&quot;match&quot;;&quot;not&quot;)" office:value-type="string" office:string-value="match" calcext:value-type="string">
            <text:p>match</text:p>
          </table:table-cell>
          <table:table-cell table:formula="of:=IF(AND([.B209]=1;[.E209]=&quot;match&quot;);&quot;1&quot;;&quot;0&quot;)" office:value-type="string" office:string-value="0" calcext:value-type="string">
            <text:p>0</text:p>
          </table:table-cell>
          <table:table-cell table:formula="of:=IF(AND([.B209]=0;[.E209]=&quot;match&quot;);&quot;1&quot;;&quot;0&quot;)" office:value-type="string" office:string-value="1" calcext:value-type="string">
            <text:p>1</text:p>
          </table:table-cell>
          <table:table-cell table:formula="of:=IF(AND([.B209]=0;[.C209]=1);&quot;1&quot;;&quot;0&quot;)" office:value-type="string" office:string-value="0" calcext:value-type="string">
            <text:p>0</text:p>
          </table:table-cell>
          <table:table-cell table:formula="of:=IF(AND([.B209]=1;[.C209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76619" calcext:value-type="float">
            <text:p>766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10]=[.B210];&quot;match&quot;;&quot;not&quot;)" office:value-type="string" office:string-value="match" calcext:value-type="string">
            <text:p>match</text:p>
          </table:table-cell>
          <table:table-cell table:formula="of:=IF(AND([.B210]=1;[.E210]=&quot;match&quot;);&quot;1&quot;;&quot;0&quot;)" office:value-type="string" office:string-value="0" calcext:value-type="string">
            <text:p>0</text:p>
          </table:table-cell>
          <table:table-cell table:formula="of:=IF(AND([.B210]=0;[.E210]=&quot;match&quot;);&quot;1&quot;;&quot;0&quot;)" office:value-type="string" office:string-value="1" calcext:value-type="string">
            <text:p>1</text:p>
          </table:table-cell>
          <table:table-cell table:formula="of:=IF(AND([.B210]=0;[.C210]=1);&quot;1&quot;;&quot;0&quot;)" office:value-type="string" office:string-value="0" calcext:value-type="string">
            <text:p>0</text:p>
          </table:table-cell>
          <table:table-cell table:formula="of:=IF(AND([.B210]=1;[.C210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17938" calcext:value-type="float">
            <text:p>2179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11]=[.B211];&quot;match&quot;;&quot;not&quot;)" office:value-type="string" office:string-value="match" calcext:value-type="string">
            <text:p>match</text:p>
          </table:table-cell>
          <table:table-cell table:formula="of:=IF(AND([.B211]=1;[.E211]=&quot;match&quot;);&quot;1&quot;;&quot;0&quot;)" office:value-type="string" office:string-value="0" calcext:value-type="string">
            <text:p>0</text:p>
          </table:table-cell>
          <table:table-cell table:formula="of:=IF(AND([.B211]=0;[.E211]=&quot;match&quot;);&quot;1&quot;;&quot;0&quot;)" office:value-type="string" office:string-value="1" calcext:value-type="string">
            <text:p>1</text:p>
          </table:table-cell>
          <table:table-cell table:formula="of:=IF(AND([.B211]=0;[.C211]=1);&quot;1&quot;;&quot;0&quot;)" office:value-type="string" office:string-value="0" calcext:value-type="string">
            <text:p>0</text:p>
          </table:table-cell>
          <table:table-cell table:formula="of:=IF(AND([.B211]=1;[.C211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80729" calcext:value-type="float">
            <text:p>807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12]=[.B212];&quot;match&quot;;&quot;not&quot;)" office:value-type="string" office:string-value="match" calcext:value-type="string">
            <text:p>match</text:p>
          </table:table-cell>
          <table:table-cell table:formula="of:=IF(AND([.B212]=1;[.E212]=&quot;match&quot;);&quot;1&quot;;&quot;0&quot;)" office:value-type="string" office:string-value="0" calcext:value-type="string">
            <text:p>0</text:p>
          </table:table-cell>
          <table:table-cell table:formula="of:=IF(AND([.B212]=0;[.E212]=&quot;match&quot;);&quot;1&quot;;&quot;0&quot;)" office:value-type="string" office:string-value="1" calcext:value-type="string">
            <text:p>1</text:p>
          </table:table-cell>
          <table:table-cell table:formula="of:=IF(AND([.B212]=0;[.C212]=1);&quot;1&quot;;&quot;0&quot;)" office:value-type="string" office:string-value="0" calcext:value-type="string">
            <text:p>0</text:p>
          </table:table-cell>
          <table:table-cell table:formula="of:=IF(AND([.B212]=1;[.C212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96069" calcext:value-type="float">
            <text:p>1960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13]=[.B213];&quot;match&quot;;&quot;not&quot;)" office:value-type="string" office:string-value="match" calcext:value-type="string">
            <text:p>match</text:p>
          </table:table-cell>
          <table:table-cell table:formula="of:=IF(AND([.B213]=1;[.E213]=&quot;match&quot;);&quot;1&quot;;&quot;0&quot;)" office:value-type="string" office:string-value="0" calcext:value-type="string">
            <text:p>0</text:p>
          </table:table-cell>
          <table:table-cell table:formula="of:=IF(AND([.B213]=0;[.E213]=&quot;match&quot;);&quot;1&quot;;&quot;0&quot;)" office:value-type="string" office:string-value="1" calcext:value-type="string">
            <text:p>1</text:p>
          </table:table-cell>
          <table:table-cell table:formula="of:=IF(AND([.B213]=0;[.C213]=1);&quot;1&quot;;&quot;0&quot;)" office:value-type="string" office:string-value="0" calcext:value-type="string">
            <text:p>0</text:p>
          </table:table-cell>
          <table:table-cell table:formula="of:=IF(AND([.B213]=1;[.C213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11460" calcext:value-type="float">
            <text:p>1114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14]=[.B214];&quot;match&quot;;&quot;not&quot;)" office:value-type="string" office:string-value="match" calcext:value-type="string">
            <text:p>match</text:p>
          </table:table-cell>
          <table:table-cell table:formula="of:=IF(AND([.B214]=1;[.E214]=&quot;match&quot;);&quot;1&quot;;&quot;0&quot;)" office:value-type="string" office:string-value="0" calcext:value-type="string">
            <text:p>0</text:p>
          </table:table-cell>
          <table:table-cell table:formula="of:=IF(AND([.B214]=0;[.E214]=&quot;match&quot;);&quot;1&quot;;&quot;0&quot;)" office:value-type="string" office:string-value="1" calcext:value-type="string">
            <text:p>1</text:p>
          </table:table-cell>
          <table:table-cell table:formula="of:=IF(AND([.B214]=0;[.C214]=1);&quot;1&quot;;&quot;0&quot;)" office:value-type="string" office:string-value="0" calcext:value-type="string">
            <text:p>0</text:p>
          </table:table-cell>
          <table:table-cell table:formula="of:=IF(AND([.B214]=1;[.C214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38087" calcext:value-type="float">
            <text:p>13808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15]=[.B215];&quot;match&quot;;&quot;not&quot;)" office:value-type="string" office:string-value="match" calcext:value-type="string">
            <text:p>match</text:p>
          </table:table-cell>
          <table:table-cell table:formula="of:=IF(AND([.B215]=1;[.E215]=&quot;match&quot;);&quot;1&quot;;&quot;0&quot;)" office:value-type="string" office:string-value="0" calcext:value-type="string">
            <text:p>0</text:p>
          </table:table-cell>
          <table:table-cell table:formula="of:=IF(AND([.B215]=0;[.E215]=&quot;match&quot;);&quot;1&quot;;&quot;0&quot;)" office:value-type="string" office:string-value="1" calcext:value-type="string">
            <text:p>1</text:p>
          </table:table-cell>
          <table:table-cell table:formula="of:=IF(AND([.B215]=0;[.C215]=1);&quot;1&quot;;&quot;0&quot;)" office:value-type="string" office:string-value="0" calcext:value-type="string">
            <text:p>0</text:p>
          </table:table-cell>
          <table:table-cell table:formula="of:=IF(AND([.B215]=1;[.C215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38088" calcext:value-type="float">
            <text:p>13808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16]=[.B216];&quot;match&quot;;&quot;not&quot;)" office:value-type="string" office:string-value="match" calcext:value-type="string">
            <text:p>match</text:p>
          </table:table-cell>
          <table:table-cell table:formula="of:=IF(AND([.B216]=1;[.E216]=&quot;match&quot;);&quot;1&quot;;&quot;0&quot;)" office:value-type="string" office:string-value="0" calcext:value-type="string">
            <text:p>0</text:p>
          </table:table-cell>
          <table:table-cell table:formula="of:=IF(AND([.B216]=0;[.E216]=&quot;match&quot;);&quot;1&quot;;&quot;0&quot;)" office:value-type="string" office:string-value="1" calcext:value-type="string">
            <text:p>1</text:p>
          </table:table-cell>
          <table:table-cell table:formula="of:=IF(AND([.B216]=0;[.C216]=1);&quot;1&quot;;&quot;0&quot;)" office:value-type="string" office:string-value="0" calcext:value-type="string">
            <text:p>0</text:p>
          </table:table-cell>
          <table:table-cell table:formula="of:=IF(AND([.B216]=1;[.C216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32297" calcext:value-type="float">
            <text:p>23229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17]=[.B217];&quot;match&quot;;&quot;not&quot;)" office:value-type="string" office:string-value="match" calcext:value-type="string">
            <text:p>match</text:p>
          </table:table-cell>
          <table:table-cell table:formula="of:=IF(AND([.B217]=1;[.E217]=&quot;match&quot;);&quot;1&quot;;&quot;0&quot;)" office:value-type="string" office:string-value="0" calcext:value-type="string">
            <text:p>0</text:p>
          </table:table-cell>
          <table:table-cell table:formula="of:=IF(AND([.B217]=0;[.E217]=&quot;match&quot;);&quot;1&quot;;&quot;0&quot;)" office:value-type="string" office:string-value="1" calcext:value-type="string">
            <text:p>1</text:p>
          </table:table-cell>
          <table:table-cell table:formula="of:=IF(AND([.B217]=0;[.C217]=1);&quot;1&quot;;&quot;0&quot;)" office:value-type="string" office:string-value="0" calcext:value-type="string">
            <text:p>0</text:p>
          </table:table-cell>
          <table:table-cell table:formula="of:=IF(AND([.B217]=1;[.C217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56877" calcext:value-type="float">
            <text:p>25687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C218]=[.B218];&quot;match&quot;;&quot;not&quot;)" office:value-type="string" office:string-value="match" calcext:value-type="string">
            <text:p>match</text:p>
          </table:table-cell>
          <table:table-cell table:formula="of:=IF(AND([.B218]=1;[.E218]=&quot;match&quot;);&quot;1&quot;;&quot;0&quot;)" office:value-type="string" office:string-value="1" calcext:value-type="string">
            <text:p>1</text:p>
          </table:table-cell>
          <table:table-cell table:formula="of:=IF(AND([.B218]=0;[.E218]=&quot;match&quot;);&quot;1&quot;;&quot;0&quot;)" office:value-type="string" office:string-value="0" calcext:value-type="string">
            <text:p>0</text:p>
          </table:table-cell>
          <table:table-cell table:formula="of:=IF(AND([.B218]=0;[.C218]=1);&quot;1&quot;;&quot;0&quot;)" office:value-type="string" office:string-value="0" calcext:value-type="string">
            <text:p>0</text:p>
          </table:table-cell>
          <table:table-cell table:formula="of:=IF(AND([.B218]=1;[.C218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01585" calcext:value-type="float">
            <text:p>20158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19]=[.B219];&quot;match&quot;;&quot;not&quot;)" office:value-type="string" office:string-value="match" calcext:value-type="string">
            <text:p>match</text:p>
          </table:table-cell>
          <table:table-cell table:formula="of:=IF(AND([.B219]=1;[.E219]=&quot;match&quot;);&quot;1&quot;;&quot;0&quot;)" office:value-type="string" office:string-value="0" calcext:value-type="string">
            <text:p>0</text:p>
          </table:table-cell>
          <table:table-cell table:formula="of:=IF(AND([.B219]=0;[.E219]=&quot;match&quot;);&quot;1&quot;;&quot;0&quot;)" office:value-type="string" office:string-value="1" calcext:value-type="string">
            <text:p>1</text:p>
          </table:table-cell>
          <table:table-cell table:formula="of:=IF(AND([.B219]=0;[.C219]=1);&quot;1&quot;;&quot;0&quot;)" office:value-type="string" office:string-value="0" calcext:value-type="string">
            <text:p>0</text:p>
          </table:table-cell>
          <table:table-cell table:formula="of:=IF(AND([.B219]=1;[.C219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10068" calcext:value-type="float">
            <text:p>21006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20]=[.B220];&quot;match&quot;;&quot;not&quot;)" office:value-type="string" office:string-value="match" calcext:value-type="string">
            <text:p>match</text:p>
          </table:table-cell>
          <table:table-cell table:formula="of:=IF(AND([.B220]=1;[.E220]=&quot;match&quot;);&quot;1&quot;;&quot;0&quot;)" office:value-type="string" office:string-value="0" calcext:value-type="string">
            <text:p>0</text:p>
          </table:table-cell>
          <table:table-cell table:formula="of:=IF(AND([.B220]=0;[.E220]=&quot;match&quot;);&quot;1&quot;;&quot;0&quot;)" office:value-type="string" office:string-value="1" calcext:value-type="string">
            <text:p>1</text:p>
          </table:table-cell>
          <table:table-cell table:formula="of:=IF(AND([.B220]=0;[.C220]=1);&quot;1&quot;;&quot;0&quot;)" office:value-type="string" office:string-value="0" calcext:value-type="string">
            <text:p>0</text:p>
          </table:table-cell>
          <table:table-cell table:formula="of:=IF(AND([.B220]=1;[.C220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91002" calcext:value-type="float">
            <text:p>9100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21]=[.B221];&quot;match&quot;;&quot;not&quot;)" office:value-type="string" office:string-value="match" calcext:value-type="string">
            <text:p>match</text:p>
          </table:table-cell>
          <table:table-cell table:formula="of:=IF(AND([.B221]=1;[.E221]=&quot;match&quot;);&quot;1&quot;;&quot;0&quot;)" office:value-type="string" office:string-value="0" calcext:value-type="string">
            <text:p>0</text:p>
          </table:table-cell>
          <table:table-cell table:formula="of:=IF(AND([.B221]=0;[.E221]=&quot;match&quot;);&quot;1&quot;;&quot;0&quot;)" office:value-type="string" office:string-value="1" calcext:value-type="string">
            <text:p>1</text:p>
          </table:table-cell>
          <table:table-cell table:formula="of:=IF(AND([.B221]=0;[.C221]=1);&quot;1&quot;;&quot;0&quot;)" office:value-type="string" office:string-value="0" calcext:value-type="string">
            <text:p>0</text:p>
          </table:table-cell>
          <table:table-cell table:formula="of:=IF(AND([.B221]=1;[.C221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70526" calcext:value-type="float">
            <text:p>705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22]=[.B222];&quot;match&quot;;&quot;not&quot;)" office:value-type="string" office:string-value="match" calcext:value-type="string">
            <text:p>match</text:p>
          </table:table-cell>
          <table:table-cell table:formula="of:=IF(AND([.B222]=1;[.E222]=&quot;match&quot;);&quot;1&quot;;&quot;0&quot;)" office:value-type="string" office:string-value="0" calcext:value-type="string">
            <text:p>0</text:p>
          </table:table-cell>
          <table:table-cell table:formula="of:=IF(AND([.B222]=0;[.E222]=&quot;match&quot;);&quot;1&quot;;&quot;0&quot;)" office:value-type="string" office:string-value="1" calcext:value-type="string">
            <text:p>1</text:p>
          </table:table-cell>
          <table:table-cell table:formula="of:=IF(AND([.B222]=0;[.C222]=1);&quot;1&quot;;&quot;0&quot;)" office:value-type="string" office:string-value="0" calcext:value-type="string">
            <text:p>0</text:p>
          </table:table-cell>
          <table:table-cell table:formula="of:=IF(AND([.B222]=1;[.C222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58944" calcext:value-type="float">
            <text:p>2589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23]=[.B223];&quot;match&quot;;&quot;not&quot;)" office:value-type="string" office:string-value="match" calcext:value-type="string">
            <text:p>match</text:p>
          </table:table-cell>
          <table:table-cell table:formula="of:=IF(AND([.B223]=1;[.E223]=&quot;match&quot;);&quot;1&quot;;&quot;0&quot;)" office:value-type="string" office:string-value="0" calcext:value-type="string">
            <text:p>0</text:p>
          </table:table-cell>
          <table:table-cell table:formula="of:=IF(AND([.B223]=0;[.E223]=&quot;match&quot;);&quot;1&quot;;&quot;0&quot;)" office:value-type="string" office:string-value="1" calcext:value-type="string">
            <text:p>1</text:p>
          </table:table-cell>
          <table:table-cell table:formula="of:=IF(AND([.B223]=0;[.C223]=1);&quot;1&quot;;&quot;0&quot;)" office:value-type="string" office:string-value="0" calcext:value-type="string">
            <text:p>0</text:p>
          </table:table-cell>
          <table:table-cell table:formula="of:=IF(AND([.B223]=1;[.C223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78725" calcext:value-type="float">
            <text:p>787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24]=[.B224];&quot;match&quot;;&quot;not&quot;)" office:value-type="string" office:string-value="match" calcext:value-type="string">
            <text:p>match</text:p>
          </table:table-cell>
          <table:table-cell table:formula="of:=IF(AND([.B224]=1;[.E224]=&quot;match&quot;);&quot;1&quot;;&quot;0&quot;)" office:value-type="string" office:string-value="0" calcext:value-type="string">
            <text:p>0</text:p>
          </table:table-cell>
          <table:table-cell table:formula="of:=IF(AND([.B224]=0;[.E224]=&quot;match&quot;);&quot;1&quot;;&quot;0&quot;)" office:value-type="string" office:string-value="1" calcext:value-type="string">
            <text:p>1</text:p>
          </table:table-cell>
          <table:table-cell table:formula="of:=IF(AND([.B224]=0;[.C224]=1);&quot;1&quot;;&quot;0&quot;)" office:value-type="string" office:string-value="0" calcext:value-type="string">
            <text:p>0</text:p>
          </table:table-cell>
          <table:table-cell table:formula="of:=IF(AND([.B224]=1;[.C224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28231" calcext:value-type="float">
            <text:p>2282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25]=[.B225];&quot;match&quot;;&quot;not&quot;)" office:value-type="string" office:string-value="match" calcext:value-type="string">
            <text:p>match</text:p>
          </table:table-cell>
          <table:table-cell table:formula="of:=IF(AND([.B225]=1;[.E225]=&quot;match&quot;);&quot;1&quot;;&quot;0&quot;)" office:value-type="string" office:string-value="0" calcext:value-type="string">
            <text:p>0</text:p>
          </table:table-cell>
          <table:table-cell table:formula="of:=IF(AND([.B225]=0;[.E225]=&quot;match&quot;);&quot;1&quot;;&quot;0&quot;)" office:value-type="string" office:string-value="1" calcext:value-type="string">
            <text:p>1</text:p>
          </table:table-cell>
          <table:table-cell table:formula="of:=IF(AND([.B225]=0;[.C225]=1);&quot;1&quot;;&quot;0&quot;)" office:value-type="string" office:string-value="0" calcext:value-type="string">
            <text:p>0</text:p>
          </table:table-cell>
          <table:table-cell table:formula="of:=IF(AND([.B225]=1;[.C225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40171" calcext:value-type="float">
            <text:p>14017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26]=[.B226];&quot;match&quot;;&quot;not&quot;)" office:value-type="string" office:string-value="match" calcext:value-type="string">
            <text:p>match</text:p>
          </table:table-cell>
          <table:table-cell table:formula="of:=IF(AND([.B226]=1;[.E226]=&quot;match&quot;);&quot;1&quot;;&quot;0&quot;)" office:value-type="string" office:string-value="0" calcext:value-type="string">
            <text:p>0</text:p>
          </table:table-cell>
          <table:table-cell table:formula="of:=IF(AND([.B226]=0;[.E226]=&quot;match&quot;);&quot;1&quot;;&quot;0&quot;)" office:value-type="string" office:string-value="1" calcext:value-type="string">
            <text:p>1</text:p>
          </table:table-cell>
          <table:table-cell table:formula="of:=IF(AND([.B226]=0;[.C226]=1);&quot;1&quot;;&quot;0&quot;)" office:value-type="string" office:string-value="0" calcext:value-type="string">
            <text:p>0</text:p>
          </table:table-cell>
          <table:table-cell table:formula="of:=IF(AND([.B226]=1;[.C226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66798" calcext:value-type="float">
            <text:p>16679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27]=[.B227];&quot;match&quot;;&quot;not&quot;)" office:value-type="string" office:string-value="match" calcext:value-type="string">
            <text:p>match</text:p>
          </table:table-cell>
          <table:table-cell table:formula="of:=IF(AND([.B227]=1;[.E227]=&quot;match&quot;);&quot;1&quot;;&quot;0&quot;)" office:value-type="string" office:string-value="0" calcext:value-type="string">
            <text:p>0</text:p>
          </table:table-cell>
          <table:table-cell table:formula="of:=IF(AND([.B227]=0;[.E227]=&quot;match&quot;);&quot;1&quot;;&quot;0&quot;)" office:value-type="string" office:string-value="1" calcext:value-type="string">
            <text:p>1</text:p>
          </table:table-cell>
          <table:table-cell table:formula="of:=IF(AND([.B227]=0;[.C227]=1);&quot;1&quot;;&quot;0&quot;)" office:value-type="string" office:string-value="0" calcext:value-type="string">
            <text:p>0</text:p>
          </table:table-cell>
          <table:table-cell table:formula="of:=IF(AND([.B227]=1;[.C227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01273" calcext:value-type="float">
            <text:p>10127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28]=[.B228];&quot;match&quot;;&quot;not&quot;)" office:value-type="string" office:string-value="match" calcext:value-type="string">
            <text:p>match</text:p>
          </table:table-cell>
          <table:table-cell table:formula="of:=IF(AND([.B228]=1;[.E228]=&quot;match&quot;);&quot;1&quot;;&quot;0&quot;)" office:value-type="string" office:string-value="0" calcext:value-type="string">
            <text:p>0</text:p>
          </table:table-cell>
          <table:table-cell table:formula="of:=IF(AND([.B228]=0;[.E228]=&quot;match&quot;);&quot;1&quot;;&quot;0&quot;)" office:value-type="string" office:string-value="1" calcext:value-type="string">
            <text:p>1</text:p>
          </table:table-cell>
          <table:table-cell table:formula="of:=IF(AND([.B228]=0;[.C228]=1);&quot;1&quot;;&quot;0&quot;)" office:value-type="string" office:string-value="0" calcext:value-type="string">
            <text:p>0</text:p>
          </table:table-cell>
          <table:table-cell table:formula="of:=IF(AND([.B228]=1;[.C228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72186" calcext:value-type="float">
            <text:p>17218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29]=[.B229];&quot;match&quot;;&quot;not&quot;)" office:value-type="string" office:string-value="match" calcext:value-type="string">
            <text:p>match</text:p>
          </table:table-cell>
          <table:table-cell table:formula="of:=IF(AND([.B229]=1;[.E229]=&quot;match&quot;);&quot;1&quot;;&quot;0&quot;)" office:value-type="string" office:string-value="0" calcext:value-type="string">
            <text:p>0</text:p>
          </table:table-cell>
          <table:table-cell table:formula="of:=IF(AND([.B229]=0;[.E229]=&quot;match&quot;);&quot;1&quot;;&quot;0&quot;)" office:value-type="string" office:string-value="1" calcext:value-type="string">
            <text:p>1</text:p>
          </table:table-cell>
          <table:table-cell table:formula="of:=IF(AND([.B229]=0;[.C229]=1);&quot;1&quot;;&quot;0&quot;)" office:value-type="string" office:string-value="0" calcext:value-type="string">
            <text:p>0</text:p>
          </table:table-cell>
          <table:table-cell table:formula="of:=IF(AND([.B229]=1;[.C229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33694" calcext:value-type="float">
            <text:p>3369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30]=[.B230];&quot;match&quot;;&quot;not&quot;)" office:value-type="string" office:string-value="match" calcext:value-type="string">
            <text:p>match</text:p>
          </table:table-cell>
          <table:table-cell table:formula="of:=IF(AND([.B230]=1;[.E230]=&quot;match&quot;);&quot;1&quot;;&quot;0&quot;)" office:value-type="string" office:string-value="0" calcext:value-type="string">
            <text:p>0</text:p>
          </table:table-cell>
          <table:table-cell table:formula="of:=IF(AND([.B230]=0;[.E230]=&quot;match&quot;);&quot;1&quot;;&quot;0&quot;)" office:value-type="string" office:string-value="1" calcext:value-type="string">
            <text:p>1</text:p>
          </table:table-cell>
          <table:table-cell table:formula="of:=IF(AND([.B230]=0;[.C230]=1);&quot;1&quot;;&quot;0&quot;)" office:value-type="string" office:string-value="0" calcext:value-type="string">
            <text:p>0</text:p>
          </table:table-cell>
          <table:table-cell table:formula="of:=IF(AND([.B230]=1;[.C230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01633" calcext:value-type="float">
            <text:p>2016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31]=[.B231];&quot;match&quot;;&quot;not&quot;)" office:value-type="string" office:string-value="match" calcext:value-type="string">
            <text:p>match</text:p>
          </table:table-cell>
          <table:table-cell table:formula="of:=IF(AND([.B231]=1;[.E231]=&quot;match&quot;);&quot;1&quot;;&quot;0&quot;)" office:value-type="string" office:string-value="0" calcext:value-type="string">
            <text:p>0</text:p>
          </table:table-cell>
          <table:table-cell table:formula="of:=IF(AND([.B231]=0;[.E231]=&quot;match&quot;);&quot;1&quot;;&quot;0&quot;)" office:value-type="string" office:string-value="1" calcext:value-type="string">
            <text:p>1</text:p>
          </table:table-cell>
          <table:table-cell table:formula="of:=IF(AND([.B231]=0;[.C231]=1);&quot;1&quot;;&quot;0&quot;)" office:value-type="string" office:string-value="0" calcext:value-type="string">
            <text:p>0</text:p>
          </table:table-cell>
          <table:table-cell table:formula="of:=IF(AND([.B231]=1;[.C231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58281" calcext:value-type="float">
            <text:p>5828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32]=[.B232];&quot;match&quot;;&quot;not&quot;)" office:value-type="string" office:string-value="match" calcext:value-type="string">
            <text:p>match</text:p>
          </table:table-cell>
          <table:table-cell table:formula="of:=IF(AND([.B232]=1;[.E232]=&quot;match&quot;);&quot;1&quot;;&quot;0&quot;)" office:value-type="string" office:string-value="0" calcext:value-type="string">
            <text:p>0</text:p>
          </table:table-cell>
          <table:table-cell table:formula="of:=IF(AND([.B232]=0;[.E232]=&quot;match&quot;);&quot;1&quot;;&quot;0&quot;)" office:value-type="string" office:string-value="1" calcext:value-type="string">
            <text:p>1</text:p>
          </table:table-cell>
          <table:table-cell table:formula="of:=IF(AND([.B232]=0;[.C232]=1);&quot;1&quot;;&quot;0&quot;)" office:value-type="string" office:string-value="0" calcext:value-type="string">
            <text:p>0</text:p>
          </table:table-cell>
          <table:table-cell table:formula="of:=IF(AND([.B232]=1;[.C232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11530" calcext:value-type="float">
            <text:p>1115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33]=[.B233];&quot;match&quot;;&quot;not&quot;)" office:value-type="string" office:string-value="match" calcext:value-type="string">
            <text:p>match</text:p>
          </table:table-cell>
          <table:table-cell table:formula="of:=IF(AND([.B233]=1;[.E233]=&quot;match&quot;);&quot;1&quot;;&quot;0&quot;)" office:value-type="string" office:string-value="0" calcext:value-type="string">
            <text:p>0</text:p>
          </table:table-cell>
          <table:table-cell table:formula="of:=IF(AND([.B233]=0;[.E233]=&quot;match&quot;);&quot;1&quot;;&quot;0&quot;)" office:value-type="string" office:string-value="1" calcext:value-type="string">
            <text:p>1</text:p>
          </table:table-cell>
          <table:table-cell table:formula="of:=IF(AND([.B233]=0;[.C233]=1);&quot;1&quot;;&quot;0&quot;)" office:value-type="string" office:string-value="0" calcext:value-type="string">
            <text:p>0</text:p>
          </table:table-cell>
          <table:table-cell table:formula="of:=IF(AND([.B233]=1;[.C233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56498" calcext:value-type="float">
            <text:p>25649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C234]=[.B234];&quot;match&quot;;&quot;not&quot;)" office:value-type="string" office:string-value="match" calcext:value-type="string">
            <text:p>match</text:p>
          </table:table-cell>
          <table:table-cell table:formula="of:=IF(AND([.B234]=1;[.E234]=&quot;match&quot;);&quot;1&quot;;&quot;0&quot;)" office:value-type="string" office:string-value="1" calcext:value-type="string">
            <text:p>1</text:p>
          </table:table-cell>
          <table:table-cell table:formula="of:=IF(AND([.B234]=0;[.E234]=&quot;match&quot;);&quot;1&quot;;&quot;0&quot;)" office:value-type="string" office:string-value="0" calcext:value-type="string">
            <text:p>0</text:p>
          </table:table-cell>
          <table:table-cell table:formula="of:=IF(AND([.B234]=0;[.C234]=1);&quot;1&quot;;&quot;0&quot;)" office:value-type="string" office:string-value="0" calcext:value-type="string">
            <text:p>0</text:p>
          </table:table-cell>
          <table:table-cell table:formula="of:=IF(AND([.B234]=1;[.C234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7087" calcext:value-type="float">
            <text:p>708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35]=[.B235];&quot;match&quot;;&quot;not&quot;)" office:value-type="string" office:string-value="match" calcext:value-type="string">
            <text:p>match</text:p>
          </table:table-cell>
          <table:table-cell table:formula="of:=IF(AND([.B235]=1;[.E235]=&quot;match&quot;);&quot;1&quot;;&quot;0&quot;)" office:value-type="string" office:string-value="0" calcext:value-type="string">
            <text:p>0</text:p>
          </table:table-cell>
          <table:table-cell table:formula="of:=IF(AND([.B235]=0;[.E235]=&quot;match&quot;);&quot;1&quot;;&quot;0&quot;)" office:value-type="string" office:string-value="1" calcext:value-type="string">
            <text:p>1</text:p>
          </table:table-cell>
          <table:table-cell table:formula="of:=IF(AND([.B235]=0;[.C235]=1);&quot;1&quot;;&quot;0&quot;)" office:value-type="string" office:string-value="0" calcext:value-type="string">
            <text:p>0</text:p>
          </table:table-cell>
          <table:table-cell table:formula="of:=IF(AND([.B235]=1;[.C235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11888" calcext:value-type="float">
            <text:p>21188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C236]=[.B236];&quot;match&quot;;&quot;not&quot;)" office:value-type="string" office:string-value="match" calcext:value-type="string">
            <text:p>match</text:p>
          </table:table-cell>
          <table:table-cell table:formula="of:=IF(AND([.B236]=1;[.E236]=&quot;match&quot;);&quot;1&quot;;&quot;0&quot;)" office:value-type="string" office:string-value="1" calcext:value-type="string">
            <text:p>1</text:p>
          </table:table-cell>
          <table:table-cell table:formula="of:=IF(AND([.B236]=0;[.E236]=&quot;match&quot;);&quot;1&quot;;&quot;0&quot;)" office:value-type="string" office:string-value="0" calcext:value-type="string">
            <text:p>0</text:p>
          </table:table-cell>
          <table:table-cell table:formula="of:=IF(AND([.B236]=0;[.C236]=1);&quot;1&quot;;&quot;0&quot;)" office:value-type="string" office:string-value="0" calcext:value-type="string">
            <text:p>0</text:p>
          </table:table-cell>
          <table:table-cell table:formula="of:=IF(AND([.B236]=1;[.C236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5282" calcext:value-type="float">
            <text:p>1528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37]=[.B237];&quot;match&quot;;&quot;not&quot;)" office:value-type="string" office:string-value="match" calcext:value-type="string">
            <text:p>match</text:p>
          </table:table-cell>
          <table:table-cell table:formula="of:=IF(AND([.B237]=1;[.E237]=&quot;match&quot;);&quot;1&quot;;&quot;0&quot;)" office:value-type="string" office:string-value="0" calcext:value-type="string">
            <text:p>0</text:p>
          </table:table-cell>
          <table:table-cell table:formula="of:=IF(AND([.B237]=0;[.E237]=&quot;match&quot;);&quot;1&quot;;&quot;0&quot;)" office:value-type="string" office:string-value="1" calcext:value-type="string">
            <text:p>1</text:p>
          </table:table-cell>
          <table:table-cell table:formula="of:=IF(AND([.B237]=0;[.C237]=1);&quot;1&quot;;&quot;0&quot;)" office:value-type="string" office:string-value="0" calcext:value-type="string">
            <text:p>0</text:p>
          </table:table-cell>
          <table:table-cell table:formula="of:=IF(AND([.B237]=1;[.C237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52502" calcext:value-type="float">
            <text:p>15250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38]=[.B238];&quot;match&quot;;&quot;not&quot;)" office:value-type="string" office:string-value="match" calcext:value-type="string">
            <text:p>match</text:p>
          </table:table-cell>
          <table:table-cell table:formula="of:=IF(AND([.B238]=1;[.E238]=&quot;match&quot;);&quot;1&quot;;&quot;0&quot;)" office:value-type="string" office:string-value="0" calcext:value-type="string">
            <text:p>0</text:p>
          </table:table-cell>
          <table:table-cell table:formula="of:=IF(AND([.B238]=0;[.E238]=&quot;match&quot;);&quot;1&quot;;&quot;0&quot;)" office:value-type="string" office:string-value="1" calcext:value-type="string">
            <text:p>1</text:p>
          </table:table-cell>
          <table:table-cell table:formula="of:=IF(AND([.B238]=0;[.C238]=1);&quot;1&quot;;&quot;0&quot;)" office:value-type="string" office:string-value="0" calcext:value-type="string">
            <text:p>0</text:p>
          </table:table-cell>
          <table:table-cell table:formula="of:=IF(AND([.B238]=1;[.C238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33720" calcext:value-type="float">
            <text:p>337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39]=[.B239];&quot;match&quot;;&quot;not&quot;)" office:value-type="string" office:string-value="match" calcext:value-type="string">
            <text:p>match</text:p>
          </table:table-cell>
          <table:table-cell table:formula="of:=IF(AND([.B239]=1;[.E239]=&quot;match&quot;);&quot;1&quot;;&quot;0&quot;)" office:value-type="string" office:string-value="0" calcext:value-type="string">
            <text:p>0</text:p>
          </table:table-cell>
          <table:table-cell table:formula="of:=IF(AND([.B239]=0;[.E239]=&quot;match&quot;);&quot;1&quot;;&quot;0&quot;)" office:value-type="string" office:string-value="1" calcext:value-type="string">
            <text:p>1</text:p>
          </table:table-cell>
          <table:table-cell table:formula="of:=IF(AND([.B239]=0;[.C239]=1);&quot;1&quot;;&quot;0&quot;)" office:value-type="string" office:string-value="0" calcext:value-type="string">
            <text:p>0</text:p>
          </table:table-cell>
          <table:table-cell table:formula="of:=IF(AND([.B239]=1;[.C239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00522" calcext:value-type="float">
            <text:p>2005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40]=[.B240];&quot;match&quot;;&quot;not&quot;)" office:value-type="string" office:string-value="match" calcext:value-type="string">
            <text:p>match</text:p>
          </table:table-cell>
          <table:table-cell table:formula="of:=IF(AND([.B240]=1;[.E240]=&quot;match&quot;);&quot;1&quot;;&quot;0&quot;)" office:value-type="string" office:string-value="0" calcext:value-type="string">
            <text:p>0</text:p>
          </table:table-cell>
          <table:table-cell table:formula="of:=IF(AND([.B240]=0;[.E240]=&quot;match&quot;);&quot;1&quot;;&quot;0&quot;)" office:value-type="string" office:string-value="1" calcext:value-type="string">
            <text:p>1</text:p>
          </table:table-cell>
          <table:table-cell table:formula="of:=IF(AND([.B240]=0;[.C240]=1);&quot;1&quot;;&quot;0&quot;)" office:value-type="string" office:string-value="0" calcext:value-type="string">
            <text:p>0</text:p>
          </table:table-cell>
          <table:table-cell table:formula="of:=IF(AND([.B240]=1;[.C240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62754" calcext:value-type="float">
            <text:p>1627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41]=[.B241];&quot;match&quot;;&quot;not&quot;)" office:value-type="string" office:string-value="match" calcext:value-type="string">
            <text:p>match</text:p>
          </table:table-cell>
          <table:table-cell table:formula="of:=IF(AND([.B241]=1;[.E241]=&quot;match&quot;);&quot;1&quot;;&quot;0&quot;)" office:value-type="string" office:string-value="0" calcext:value-type="string">
            <text:p>0</text:p>
          </table:table-cell>
          <table:table-cell table:formula="of:=IF(AND([.B241]=0;[.E241]=&quot;match&quot;);&quot;1&quot;;&quot;0&quot;)" office:value-type="string" office:string-value="1" calcext:value-type="string">
            <text:p>1</text:p>
          </table:table-cell>
          <table:table-cell table:formula="of:=IF(AND([.B241]=0;[.C241]=1);&quot;1&quot;;&quot;0&quot;)" office:value-type="string" office:string-value="0" calcext:value-type="string">
            <text:p>0</text:p>
          </table:table-cell>
          <table:table-cell table:formula="of:=IF(AND([.B241]=1;[.C241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09860" calcext:value-type="float">
            <text:p>2098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42]=[.B242];&quot;match&quot;;&quot;not&quot;)" office:value-type="string" office:string-value="match" calcext:value-type="string">
            <text:p>match</text:p>
          </table:table-cell>
          <table:table-cell table:formula="of:=IF(AND([.B242]=1;[.E242]=&quot;match&quot;);&quot;1&quot;;&quot;0&quot;)" office:value-type="string" office:string-value="0" calcext:value-type="string">
            <text:p>0</text:p>
          </table:table-cell>
          <table:table-cell table:formula="of:=IF(AND([.B242]=0;[.E242]=&quot;match&quot;);&quot;1&quot;;&quot;0&quot;)" office:value-type="string" office:string-value="1" calcext:value-type="string">
            <text:p>1</text:p>
          </table:table-cell>
          <table:table-cell table:formula="of:=IF(AND([.B242]=0;[.C242]=1);&quot;1&quot;;&quot;0&quot;)" office:value-type="string" office:string-value="0" calcext:value-type="string">
            <text:p>0</text:p>
          </table:table-cell>
          <table:table-cell table:formula="of:=IF(AND([.B242]=1;[.C242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36486" calcext:value-type="float">
            <text:p>23648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43]=[.B243];&quot;match&quot;;&quot;not&quot;)" office:value-type="string" office:string-value="match" calcext:value-type="string">
            <text:p>match</text:p>
          </table:table-cell>
          <table:table-cell table:formula="of:=IF(AND([.B243]=1;[.E243]=&quot;match&quot;);&quot;1&quot;;&quot;0&quot;)" office:value-type="string" office:string-value="0" calcext:value-type="string">
            <text:p>0</text:p>
          </table:table-cell>
          <table:table-cell table:formula="of:=IF(AND([.B243]=0;[.E243]=&quot;match&quot;);&quot;1&quot;;&quot;0&quot;)" office:value-type="string" office:string-value="1" calcext:value-type="string">
            <text:p>1</text:p>
          </table:table-cell>
          <table:table-cell table:formula="of:=IF(AND([.B243]=0;[.C243]=1);&quot;1&quot;;&quot;0&quot;)" office:value-type="string" office:string-value="0" calcext:value-type="string">
            <text:p>0</text:p>
          </table:table-cell>
          <table:table-cell table:formula="of:=IF(AND([.B243]=1;[.C243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48423" calcext:value-type="float">
            <text:p>1484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44]=[.B244];&quot;match&quot;;&quot;not&quot;)" office:value-type="string" office:string-value="match" calcext:value-type="string">
            <text:p>match</text:p>
          </table:table-cell>
          <table:table-cell table:formula="of:=IF(AND([.B244]=1;[.E244]=&quot;match&quot;);&quot;1&quot;;&quot;0&quot;)" office:value-type="string" office:string-value="0" calcext:value-type="string">
            <text:p>0</text:p>
          </table:table-cell>
          <table:table-cell table:formula="of:=IF(AND([.B244]=0;[.E244]=&quot;match&quot;);&quot;1&quot;;&quot;0&quot;)" office:value-type="string" office:string-value="1" calcext:value-type="string">
            <text:p>1</text:p>
          </table:table-cell>
          <table:table-cell table:formula="of:=IF(AND([.B244]=0;[.C244]=1);&quot;1&quot;;&quot;0&quot;)" office:value-type="string" office:string-value="0" calcext:value-type="string">
            <text:p>0</text:p>
          </table:table-cell>
          <table:table-cell table:formula="of:=IF(AND([.B244]=1;[.C244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79146" calcext:value-type="float">
            <text:p>1791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45]=[.B245];&quot;match&quot;;&quot;not&quot;)" office:value-type="string" office:string-value="match" calcext:value-type="string">
            <text:p>match</text:p>
          </table:table-cell>
          <table:table-cell table:formula="of:=IF(AND([.B245]=1;[.E245]=&quot;match&quot;);&quot;1&quot;;&quot;0&quot;)" office:value-type="string" office:string-value="0" calcext:value-type="string">
            <text:p>0</text:p>
          </table:table-cell>
          <table:table-cell table:formula="of:=IF(AND([.B245]=0;[.E245]=&quot;match&quot;);&quot;1&quot;;&quot;0&quot;)" office:value-type="string" office:string-value="1" calcext:value-type="string">
            <text:p>1</text:p>
          </table:table-cell>
          <table:table-cell table:formula="of:=IF(AND([.B245]=0;[.C245]=1);&quot;1&quot;;&quot;0&quot;)" office:value-type="string" office:string-value="0" calcext:value-type="string">
            <text:p>0</text:p>
          </table:table-cell>
          <table:table-cell table:formula="of:=IF(AND([.B245]=1;[.C245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03728" calcext:value-type="float">
            <text:p>2037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46]=[.B246];&quot;match&quot;;&quot;not&quot;)" office:value-type="string" office:string-value="match" calcext:value-type="string">
            <text:p>match</text:p>
          </table:table-cell>
          <table:table-cell table:formula="of:=IF(AND([.B246]=1;[.E246]=&quot;match&quot;);&quot;1&quot;;&quot;0&quot;)" office:value-type="string" office:string-value="0" calcext:value-type="string">
            <text:p>0</text:p>
          </table:table-cell>
          <table:table-cell table:formula="of:=IF(AND([.B246]=0;[.E246]=&quot;match&quot;);&quot;1&quot;;&quot;0&quot;)" office:value-type="string" office:string-value="1" calcext:value-type="string">
            <text:p>1</text:p>
          </table:table-cell>
          <table:table-cell table:formula="of:=IF(AND([.B246]=0;[.C246]=1);&quot;1&quot;;&quot;0&quot;)" office:value-type="string" office:string-value="0" calcext:value-type="string">
            <text:p>0</text:p>
          </table:table-cell>
          <table:table-cell table:formula="of:=IF(AND([.B246]=1;[.C246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9422" calcext:value-type="float">
            <text:p>194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47]=[.B247];&quot;match&quot;;&quot;not&quot;)" office:value-type="string" office:string-value="match" calcext:value-type="string">
            <text:p>match</text:p>
          </table:table-cell>
          <table:table-cell table:formula="of:=IF(AND([.B247]=1;[.E247]=&quot;match&quot;);&quot;1&quot;;&quot;0&quot;)" office:value-type="string" office:string-value="0" calcext:value-type="string">
            <text:p>0</text:p>
          </table:table-cell>
          <table:table-cell table:formula="of:=IF(AND([.B247]=0;[.E247]=&quot;match&quot;);&quot;1&quot;;&quot;0&quot;)" office:value-type="string" office:string-value="1" calcext:value-type="string">
            <text:p>1</text:p>
          </table:table-cell>
          <table:table-cell table:formula="of:=IF(AND([.B247]=0;[.C247]=1);&quot;1&quot;;&quot;0&quot;)" office:value-type="string" office:string-value="0" calcext:value-type="string">
            <text:p>0</text:p>
          </table:table-cell>
          <table:table-cell table:formula="of:=IF(AND([.B247]=1;[.C247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91115" calcext:value-type="float">
            <text:p>911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48]=[.B248];&quot;match&quot;;&quot;not&quot;)" office:value-type="string" office:string-value="match" calcext:value-type="string">
            <text:p>match</text:p>
          </table:table-cell>
          <table:table-cell table:formula="of:=IF(AND([.B248]=1;[.E248]=&quot;match&quot;);&quot;1&quot;;&quot;0&quot;)" office:value-type="string" office:string-value="0" calcext:value-type="string">
            <text:p>0</text:p>
          </table:table-cell>
          <table:table-cell table:formula="of:=IF(AND([.B248]=0;[.E248]=&quot;match&quot;);&quot;1&quot;;&quot;0&quot;)" office:value-type="string" office:string-value="1" calcext:value-type="string">
            <text:p>1</text:p>
          </table:table-cell>
          <table:table-cell table:formula="of:=IF(AND([.B248]=0;[.C248]=1);&quot;1&quot;;&quot;0&quot;)" office:value-type="string" office:string-value="0" calcext:value-type="string">
            <text:p>0</text:p>
          </table:table-cell>
          <table:table-cell table:formula="of:=IF(AND([.B248]=1;[.C248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63150" calcext:value-type="float">
            <text:p>2631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49]=[.B249];&quot;match&quot;;&quot;not&quot;)" office:value-type="string" office:string-value="match" calcext:value-type="string">
            <text:p>match</text:p>
          </table:table-cell>
          <table:table-cell table:formula="of:=IF(AND([.B249]=1;[.E249]=&quot;match&quot;);&quot;1&quot;;&quot;0&quot;)" office:value-type="string" office:string-value="0" calcext:value-type="string">
            <text:p>0</text:p>
          </table:table-cell>
          <table:table-cell table:formula="of:=IF(AND([.B249]=0;[.E249]=&quot;match&quot;);&quot;1&quot;;&quot;0&quot;)" office:value-type="string" office:string-value="1" calcext:value-type="string">
            <text:p>1</text:p>
          </table:table-cell>
          <table:table-cell table:formula="of:=IF(AND([.B249]=0;[.C249]=1);&quot;1&quot;;&quot;0&quot;)" office:value-type="string" office:string-value="0" calcext:value-type="string">
            <text:p>0</text:p>
          </table:table-cell>
          <table:table-cell table:formula="of:=IF(AND([.B249]=1;[.C249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11607" calcext:value-type="float">
            <text:p>11160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50]=[.B250];&quot;match&quot;;&quot;not&quot;)" office:value-type="string" office:string-value="match" calcext:value-type="string">
            <text:p>match</text:p>
          </table:table-cell>
          <table:table-cell table:formula="of:=IF(AND([.B250]=1;[.E250]=&quot;match&quot;);&quot;1&quot;;&quot;0&quot;)" office:value-type="string" office:string-value="0" calcext:value-type="string">
            <text:p>0</text:p>
          </table:table-cell>
          <table:table-cell table:formula="of:=IF(AND([.B250]=0;[.E250]=&quot;match&quot;);&quot;1&quot;;&quot;0&quot;)" office:value-type="string" office:string-value="1" calcext:value-type="string">
            <text:p>1</text:p>
          </table:table-cell>
          <table:table-cell table:formula="of:=IF(AND([.B250]=0;[.C250]=1);&quot;1&quot;;&quot;0&quot;)" office:value-type="string" office:string-value="0" calcext:value-type="string">
            <text:p>0</text:p>
          </table:table-cell>
          <table:table-cell table:formula="of:=IF(AND([.B250]=1;[.C250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3064" calcext:value-type="float">
            <text:p>306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51]=[.B251];&quot;match&quot;;&quot;not&quot;)" office:value-type="string" office:string-value="match" calcext:value-type="string">
            <text:p>match</text:p>
          </table:table-cell>
          <table:table-cell table:formula="of:=IF(AND([.B251]=1;[.E251]=&quot;match&quot;);&quot;1&quot;;&quot;0&quot;)" office:value-type="string" office:string-value="0" calcext:value-type="string">
            <text:p>0</text:p>
          </table:table-cell>
          <table:table-cell table:formula="of:=IF(AND([.B251]=0;[.E251]=&quot;match&quot;);&quot;1&quot;;&quot;0&quot;)" office:value-type="string" office:string-value="1" calcext:value-type="string">
            <text:p>1</text:p>
          </table:table-cell>
          <table:table-cell table:formula="of:=IF(AND([.B251]=0;[.C251]=1);&quot;1&quot;;&quot;0&quot;)" office:value-type="string" office:string-value="0" calcext:value-type="string">
            <text:p>0</text:p>
          </table:table-cell>
          <table:table-cell table:formula="of:=IF(AND([.B251]=1;[.C251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85340" calcext:value-type="float">
            <text:p>1853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52]=[.B252];&quot;match&quot;;&quot;not&quot;)" office:value-type="string" office:string-value="match" calcext:value-type="string">
            <text:p>match</text:p>
          </table:table-cell>
          <table:table-cell table:formula="of:=IF(AND([.B252]=1;[.E252]=&quot;match&quot;);&quot;1&quot;;&quot;0&quot;)" office:value-type="string" office:string-value="0" calcext:value-type="string">
            <text:p>0</text:p>
          </table:table-cell>
          <table:table-cell table:formula="of:=IF(AND([.B252]=0;[.E252]=&quot;match&quot;);&quot;1&quot;;&quot;0&quot;)" office:value-type="string" office:string-value="1" calcext:value-type="string">
            <text:p>1</text:p>
          </table:table-cell>
          <table:table-cell table:formula="of:=IF(AND([.B252]=0;[.C252]=1);&quot;1&quot;;&quot;0&quot;)" office:value-type="string" office:string-value="0" calcext:value-type="string">
            <text:p>0</text:p>
          </table:table-cell>
          <table:table-cell table:formula="of:=IF(AND([.B252]=1;[.C252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66564" calcext:value-type="float">
            <text:p>6656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53]=[.B253];&quot;match&quot;;&quot;not&quot;)" office:value-type="string" office:string-value="match" calcext:value-type="string">
            <text:p>match</text:p>
          </table:table-cell>
          <table:table-cell table:formula="of:=IF(AND([.B253]=1;[.E253]=&quot;match&quot;);&quot;1&quot;;&quot;0&quot;)" office:value-type="string" office:string-value="0" calcext:value-type="string">
            <text:p>0</text:p>
          </table:table-cell>
          <table:table-cell table:formula="of:=IF(AND([.B253]=0;[.E253]=&quot;match&quot;);&quot;1&quot;;&quot;0&quot;)" office:value-type="string" office:string-value="1" calcext:value-type="string">
            <text:p>1</text:p>
          </table:table-cell>
          <table:table-cell table:formula="of:=IF(AND([.B253]=0;[.C253]=1);&quot;1&quot;;&quot;0&quot;)" office:value-type="string" office:string-value="0" calcext:value-type="string">
            <text:p>0</text:p>
          </table:table-cell>
          <table:table-cell table:formula="of:=IF(AND([.B253]=1;[.C253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7660" calcext:value-type="float">
            <text:p>276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54]=[.B254];&quot;match&quot;;&quot;not&quot;)" office:value-type="string" office:string-value="match" calcext:value-type="string">
            <text:p>match</text:p>
          </table:table-cell>
          <table:table-cell table:formula="of:=IF(AND([.B254]=1;[.E254]=&quot;match&quot;);&quot;1&quot;;&quot;0&quot;)" office:value-type="string" office:string-value="0" calcext:value-type="string">
            <text:p>0</text:p>
          </table:table-cell>
          <table:table-cell table:formula="of:=IF(AND([.B254]=0;[.E254]=&quot;match&quot;);&quot;1&quot;;&quot;0&quot;)" office:value-type="string" office:string-value="1" calcext:value-type="string">
            <text:p>1</text:p>
          </table:table-cell>
          <table:table-cell table:formula="of:=IF(AND([.B254]=0;[.C254]=1);&quot;1&quot;;&quot;0&quot;)" office:value-type="string" office:string-value="0" calcext:value-type="string">
            <text:p>0</text:p>
          </table:table-cell>
          <table:table-cell table:formula="of:=IF(AND([.B254]=1;[.C254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39955" calcext:value-type="float">
            <text:p>399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55]=[.B255];&quot;match&quot;;&quot;not&quot;)" office:value-type="string" office:string-value="match" calcext:value-type="string">
            <text:p>match</text:p>
          </table:table-cell>
          <table:table-cell table:formula="of:=IF(AND([.B255]=1;[.E255]=&quot;match&quot;);&quot;1&quot;;&quot;0&quot;)" office:value-type="string" office:string-value="0" calcext:value-type="string">
            <text:p>0</text:p>
          </table:table-cell>
          <table:table-cell table:formula="of:=IF(AND([.B255]=0;[.E255]=&quot;match&quot;);&quot;1&quot;;&quot;0&quot;)" office:value-type="string" office:string-value="1" calcext:value-type="string">
            <text:p>1</text:p>
          </table:table-cell>
          <table:table-cell table:formula="of:=IF(AND([.B255]=0;[.C255]=1);&quot;1&quot;;&quot;0&quot;)" office:value-type="string" office:string-value="0" calcext:value-type="string">
            <text:p>0</text:p>
          </table:table-cell>
          <table:table-cell table:formula="of:=IF(AND([.B255]=1;[.C255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01749" calcext:value-type="float">
            <text:p>2017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56]=[.B256];&quot;match&quot;;&quot;not&quot;)" office:value-type="string" office:string-value="match" calcext:value-type="string">
            <text:p>match</text:p>
          </table:table-cell>
          <table:table-cell table:formula="of:=IF(AND([.B256]=1;[.E256]=&quot;match&quot;);&quot;1&quot;;&quot;0&quot;)" office:value-type="string" office:string-value="0" calcext:value-type="string">
            <text:p>0</text:p>
          </table:table-cell>
          <table:table-cell table:formula="of:=IF(AND([.B256]=0;[.E256]=&quot;match&quot;);&quot;1&quot;;&quot;0&quot;)" office:value-type="string" office:string-value="1" calcext:value-type="string">
            <text:p>1</text:p>
          </table:table-cell>
          <table:table-cell table:formula="of:=IF(AND([.B256]=0;[.C256]=1);&quot;1&quot;;&quot;0&quot;)" office:value-type="string" office:string-value="0" calcext:value-type="string">
            <text:p>0</text:p>
          </table:table-cell>
          <table:table-cell table:formula="of:=IF(AND([.B256]=1;[.C256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34166" calcext:value-type="float">
            <text:p>13416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57]=[.B257];&quot;match&quot;;&quot;not&quot;)" office:value-type="string" office:string-value="match" calcext:value-type="string">
            <text:p>match</text:p>
          </table:table-cell>
          <table:table-cell table:formula="of:=IF(AND([.B257]=1;[.E257]=&quot;match&quot;);&quot;1&quot;;&quot;0&quot;)" office:value-type="string" office:string-value="0" calcext:value-type="string">
            <text:p>0</text:p>
          </table:table-cell>
          <table:table-cell table:formula="of:=IF(AND([.B257]=0;[.E257]=&quot;match&quot;);&quot;1&quot;;&quot;0&quot;)" office:value-type="string" office:string-value="1" calcext:value-type="string">
            <text:p>1</text:p>
          </table:table-cell>
          <table:table-cell table:formula="of:=IF(AND([.B257]=0;[.C257]=1);&quot;1&quot;;&quot;0&quot;)" office:value-type="string" office:string-value="0" calcext:value-type="string">
            <text:p>0</text:p>
          </table:table-cell>
          <table:table-cell table:formula="of:=IF(AND([.B257]=1;[.C257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66585" calcext:value-type="float">
            <text:p>6658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58]=[.B258];&quot;match&quot;;&quot;not&quot;)" office:value-type="string" office:string-value="match" calcext:value-type="string">
            <text:p>match</text:p>
          </table:table-cell>
          <table:table-cell table:formula="of:=IF(AND([.B258]=1;[.E258]=&quot;match&quot;);&quot;1&quot;;&quot;0&quot;)" office:value-type="string" office:string-value="0" calcext:value-type="string">
            <text:p>0</text:p>
          </table:table-cell>
          <table:table-cell table:formula="of:=IF(AND([.B258]=0;[.E258]=&quot;match&quot;);&quot;1&quot;;&quot;0&quot;)" office:value-type="string" office:string-value="1" calcext:value-type="string">
            <text:p>1</text:p>
          </table:table-cell>
          <table:table-cell table:formula="of:=IF(AND([.B258]=0;[.C258]=1);&quot;1&quot;;&quot;0&quot;)" office:value-type="string" office:string-value="0" calcext:value-type="string">
            <text:p>0</text:p>
          </table:table-cell>
          <table:table-cell table:formula="of:=IF(AND([.B258]=1;[.C258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15742" calcext:value-type="float">
            <text:p>1157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59]=[.B259];&quot;match&quot;;&quot;not&quot;)" office:value-type="string" office:string-value="match" calcext:value-type="string">
            <text:p>match</text:p>
          </table:table-cell>
          <table:table-cell table:formula="of:=IF(AND([.B259]=1;[.E259]=&quot;match&quot;);&quot;1&quot;;&quot;0&quot;)" office:value-type="string" office:string-value="0" calcext:value-type="string">
            <text:p>0</text:p>
          </table:table-cell>
          <table:table-cell table:formula="of:=IF(AND([.B259]=0;[.E259]=&quot;match&quot;);&quot;1&quot;;&quot;0&quot;)" office:value-type="string" office:string-value="1" calcext:value-type="string">
            <text:p>1</text:p>
          </table:table-cell>
          <table:table-cell table:formula="of:=IF(AND([.B259]=0;[.C259]=1);&quot;1&quot;;&quot;0&quot;)" office:value-type="string" office:string-value="0" calcext:value-type="string">
            <text:p>0</text:p>
          </table:table-cell>
          <table:table-cell table:formula="of:=IF(AND([.B259]=1;[.C259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15744" calcext:value-type="float">
            <text:p>1157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60]=[.B260];&quot;match&quot;;&quot;not&quot;)" office:value-type="string" office:string-value="match" calcext:value-type="string">
            <text:p>match</text:p>
          </table:table-cell>
          <table:table-cell table:formula="of:=IF(AND([.B260]=1;[.E260]=&quot;match&quot;);&quot;1&quot;;&quot;0&quot;)" office:value-type="string" office:string-value="0" calcext:value-type="string">
            <text:p>0</text:p>
          </table:table-cell>
          <table:table-cell table:formula="of:=IF(AND([.B260]=0;[.E260]=&quot;match&quot;);&quot;1&quot;;&quot;0&quot;)" office:value-type="string" office:string-value="1" calcext:value-type="string">
            <text:p>1</text:p>
          </table:table-cell>
          <table:table-cell table:formula="of:=IF(AND([.B260]=0;[.C260]=1);&quot;1&quot;;&quot;0&quot;)" office:value-type="string" office:string-value="0" calcext:value-type="string">
            <text:p>0</text:p>
          </table:table-cell>
          <table:table-cell table:formula="of:=IF(AND([.B260]=1;[.C260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64552" calcext:value-type="float">
            <text:p>645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61]=[.B261];&quot;match&quot;;&quot;not&quot;)" office:value-type="string" office:string-value="match" calcext:value-type="string">
            <text:p>match</text:p>
          </table:table-cell>
          <table:table-cell table:formula="of:=IF(AND([.B261]=1;[.E261]=&quot;match&quot;);&quot;1&quot;;&quot;0&quot;)" office:value-type="string" office:string-value="0" calcext:value-type="string">
            <text:p>0</text:p>
          </table:table-cell>
          <table:table-cell table:formula="of:=IF(AND([.B261]=0;[.E261]=&quot;match&quot;);&quot;1&quot;;&quot;0&quot;)" office:value-type="string" office:string-value="1" calcext:value-type="string">
            <text:p>1</text:p>
          </table:table-cell>
          <table:table-cell table:formula="of:=IF(AND([.B261]=0;[.C261]=1);&quot;1&quot;;&quot;0&quot;)" office:value-type="string" office:string-value="0" calcext:value-type="string">
            <text:p>0</text:p>
          </table:table-cell>
          <table:table-cell table:formula="of:=IF(AND([.B261]=1;[.C261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38637" calcext:value-type="float">
            <text:p>2386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62]=[.B262];&quot;match&quot;;&quot;not&quot;)" office:value-type="string" office:string-value="match" calcext:value-type="string">
            <text:p>match</text:p>
          </table:table-cell>
          <table:table-cell table:formula="of:=IF(AND([.B262]=1;[.E262]=&quot;match&quot;);&quot;1&quot;;&quot;0&quot;)" office:value-type="string" office:string-value="0" calcext:value-type="string">
            <text:p>0</text:p>
          </table:table-cell>
          <table:table-cell table:formula="of:=IF(AND([.B262]=0;[.E262]=&quot;match&quot;);&quot;1&quot;;&quot;0&quot;)" office:value-type="string" office:string-value="1" calcext:value-type="string">
            <text:p>1</text:p>
          </table:table-cell>
          <table:table-cell table:formula="of:=IF(AND([.B262]=0;[.C262]=1);&quot;1&quot;;&quot;0&quot;)" office:value-type="string" office:string-value="0" calcext:value-type="string">
            <text:p>0</text:p>
          </table:table-cell>
          <table:table-cell table:formula="of:=IF(AND([.B262]=1;[.C262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5170" calcext:value-type="float">
            <text:p>517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63]=[.B263];&quot;match&quot;;&quot;not&quot;)" office:value-type="string" office:string-value="match" calcext:value-type="string">
            <text:p>match</text:p>
          </table:table-cell>
          <table:table-cell table:formula="of:=IF(AND([.B263]=1;[.E263]=&quot;match&quot;);&quot;1&quot;;&quot;0&quot;)" office:value-type="string" office:string-value="0" calcext:value-type="string">
            <text:p>0</text:p>
          </table:table-cell>
          <table:table-cell table:formula="of:=IF(AND([.B263]=0;[.E263]=&quot;match&quot;);&quot;1&quot;;&quot;0&quot;)" office:value-type="string" office:string-value="1" calcext:value-type="string">
            <text:p>1</text:p>
          </table:table-cell>
          <table:table-cell table:formula="of:=IF(AND([.B263]=0;[.C263]=1);&quot;1&quot;;&quot;0&quot;)" office:value-type="string" office:string-value="0" calcext:value-type="string">
            <text:p>0</text:p>
          </table:table-cell>
          <table:table-cell table:formula="of:=IF(AND([.B263]=1;[.C263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1315" calcext:value-type="float">
            <text:p>113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64]=[.B264];&quot;match&quot;;&quot;not&quot;)" office:value-type="string" office:string-value="match" calcext:value-type="string">
            <text:p>match</text:p>
          </table:table-cell>
          <table:table-cell table:formula="of:=IF(AND([.B264]=1;[.E264]=&quot;match&quot;);&quot;1&quot;;&quot;0&quot;)" office:value-type="string" office:string-value="0" calcext:value-type="string">
            <text:p>0</text:p>
          </table:table-cell>
          <table:table-cell table:formula="of:=IF(AND([.B264]=0;[.E264]=&quot;match&quot;);&quot;1&quot;;&quot;0&quot;)" office:value-type="string" office:string-value="1" calcext:value-type="string">
            <text:p>1</text:p>
          </table:table-cell>
          <table:table-cell table:formula="of:=IF(AND([.B264]=0;[.C264]=1);&quot;1&quot;;&quot;0&quot;)" office:value-type="string" office:string-value="0" calcext:value-type="string">
            <text:p>0</text:p>
          </table:table-cell>
          <table:table-cell table:formula="of:=IF(AND([.B264]=1;[.C264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59126" calcext:value-type="float">
            <text:p>2591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65]=[.B265];&quot;match&quot;;&quot;not&quot;)" office:value-type="string" office:string-value="match" calcext:value-type="string">
            <text:p>match</text:p>
          </table:table-cell>
          <table:table-cell table:formula="of:=IF(AND([.B265]=1;[.E265]=&quot;match&quot;);&quot;1&quot;;&quot;0&quot;)" office:value-type="string" office:string-value="0" calcext:value-type="string">
            <text:p>0</text:p>
          </table:table-cell>
          <table:table-cell table:formula="of:=IF(AND([.B265]=0;[.E265]=&quot;match&quot;);&quot;1&quot;;&quot;0&quot;)" office:value-type="string" office:string-value="1" calcext:value-type="string">
            <text:p>1</text:p>
          </table:table-cell>
          <table:table-cell table:formula="of:=IF(AND([.B265]=0;[.C265]=1);&quot;1&quot;;&quot;0&quot;)" office:value-type="string" office:string-value="0" calcext:value-type="string">
            <text:p>0</text:p>
          </table:table-cell>
          <table:table-cell table:formula="of:=IF(AND([.B265]=1;[.C265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24095" calcext:value-type="float">
            <text:p>22409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66]=[.B266];&quot;match&quot;;&quot;not&quot;)" office:value-type="string" office:string-value="match" calcext:value-type="string">
            <text:p>match</text:p>
          </table:table-cell>
          <table:table-cell table:formula="of:=IF(AND([.B266]=1;[.E266]=&quot;match&quot;);&quot;1&quot;;&quot;0&quot;)" office:value-type="string" office:string-value="0" calcext:value-type="string">
            <text:p>0</text:p>
          </table:table-cell>
          <table:table-cell table:formula="of:=IF(AND([.B266]=0;[.E266]=&quot;match&quot;);&quot;1&quot;;&quot;0&quot;)" office:value-type="string" office:string-value="1" calcext:value-type="string">
            <text:p>1</text:p>
          </table:table-cell>
          <table:table-cell table:formula="of:=IF(AND([.B266]=0;[.C266]=1);&quot;1&quot;;&quot;0&quot;)" office:value-type="string" office:string-value="0" calcext:value-type="string">
            <text:p>0</text:p>
          </table:table-cell>
          <table:table-cell table:formula="of:=IF(AND([.B266]=1;[.C266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16125" calcext:value-type="float">
            <text:p>2161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67]=[.B267];&quot;match&quot;;&quot;not&quot;)" office:value-type="string" office:string-value="match" calcext:value-type="string">
            <text:p>match</text:p>
          </table:table-cell>
          <table:table-cell table:formula="of:=IF(AND([.B267]=1;[.E267]=&quot;match&quot;);&quot;1&quot;;&quot;0&quot;)" office:value-type="string" office:string-value="0" calcext:value-type="string">
            <text:p>0</text:p>
          </table:table-cell>
          <table:table-cell table:formula="of:=IF(AND([.B267]=0;[.E267]=&quot;match&quot;);&quot;1&quot;;&quot;0&quot;)" office:value-type="string" office:string-value="1" calcext:value-type="string">
            <text:p>1</text:p>
          </table:table-cell>
          <table:table-cell table:formula="of:=IF(AND([.B267]=0;[.C267]=1);&quot;1&quot;;&quot;0&quot;)" office:value-type="string" office:string-value="0" calcext:value-type="string">
            <text:p>0</text:p>
          </table:table-cell>
          <table:table-cell table:formula="of:=IF(AND([.B267]=1;[.C267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69025" calcext:value-type="float">
            <text:p>1690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68]=[.B268];&quot;match&quot;;&quot;not&quot;)" office:value-type="string" office:string-value="match" calcext:value-type="string">
            <text:p>match</text:p>
          </table:table-cell>
          <table:table-cell table:formula="of:=IF(AND([.B268]=1;[.E268]=&quot;match&quot;);&quot;1&quot;;&quot;0&quot;)" office:value-type="string" office:string-value="0" calcext:value-type="string">
            <text:p>0</text:p>
          </table:table-cell>
          <table:table-cell table:formula="of:=IF(AND([.B268]=0;[.E268]=&quot;match&quot;);&quot;1&quot;;&quot;0&quot;)" office:value-type="string" office:string-value="1" calcext:value-type="string">
            <text:p>1</text:p>
          </table:table-cell>
          <table:table-cell table:formula="of:=IF(AND([.B268]=0;[.C268]=1);&quot;1&quot;;&quot;0&quot;)" office:value-type="string" office:string-value="0" calcext:value-type="string">
            <text:p>0</text:p>
          </table:table-cell>
          <table:table-cell table:formula="of:=IF(AND([.B268]=1;[.C268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97349" calcext:value-type="float">
            <text:p>973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69]=[.B269];&quot;match&quot;;&quot;not&quot;)" office:value-type="string" office:string-value="match" calcext:value-type="string">
            <text:p>match</text:p>
          </table:table-cell>
          <table:table-cell table:formula="of:=IF(AND([.B269]=1;[.E269]=&quot;match&quot;);&quot;1&quot;;&quot;0&quot;)" office:value-type="string" office:string-value="0" calcext:value-type="string">
            <text:p>0</text:p>
          </table:table-cell>
          <table:table-cell table:formula="of:=IF(AND([.B269]=0;[.E269]=&quot;match&quot;);&quot;1&quot;;&quot;0&quot;)" office:value-type="string" office:string-value="1" calcext:value-type="string">
            <text:p>1</text:p>
          </table:table-cell>
          <table:table-cell table:formula="of:=IF(AND([.B269]=0;[.C269]=1);&quot;1&quot;;&quot;0&quot;)" office:value-type="string" office:string-value="0" calcext:value-type="string">
            <text:p>0</text:p>
          </table:table-cell>
          <table:table-cell table:formula="of:=IF(AND([.B269]=1;[.C269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46505" calcext:value-type="float">
            <text:p>14650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70]=[.B270];&quot;match&quot;;&quot;not&quot;)" office:value-type="string" office:string-value="match" calcext:value-type="string">
            <text:p>match</text:p>
          </table:table-cell>
          <table:table-cell table:formula="of:=IF(AND([.B270]=1;[.E270]=&quot;match&quot;);&quot;1&quot;;&quot;0&quot;)" office:value-type="string" office:string-value="0" calcext:value-type="string">
            <text:p>0</text:p>
          </table:table-cell>
          <table:table-cell table:formula="of:=IF(AND([.B270]=0;[.E270]=&quot;match&quot;);&quot;1&quot;;&quot;0&quot;)" office:value-type="string" office:string-value="1" calcext:value-type="string">
            <text:p>1</text:p>
          </table:table-cell>
          <table:table-cell table:formula="of:=IF(AND([.B270]=0;[.C270]=1);&quot;1&quot;;&quot;0&quot;)" office:value-type="string" office:string-value="0" calcext:value-type="string">
            <text:p>0</text:p>
          </table:table-cell>
          <table:table-cell table:formula="of:=IF(AND([.B270]=1;[.C270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21932" calcext:value-type="float">
            <text:p>1219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71]=[.B271];&quot;match&quot;;&quot;not&quot;)" office:value-type="string" office:string-value="match" calcext:value-type="string">
            <text:p>match</text:p>
          </table:table-cell>
          <table:table-cell table:formula="of:=IF(AND([.B271]=1;[.E271]=&quot;match&quot;);&quot;1&quot;;&quot;0&quot;)" office:value-type="string" office:string-value="0" calcext:value-type="string">
            <text:p>0</text:p>
          </table:table-cell>
          <table:table-cell table:formula="of:=IF(AND([.B271]=0;[.E271]=&quot;match&quot;);&quot;1&quot;;&quot;0&quot;)" office:value-type="string" office:string-value="1" calcext:value-type="string">
            <text:p>1</text:p>
          </table:table-cell>
          <table:table-cell table:formula="of:=IF(AND([.B271]=0;[.C271]=1);&quot;1&quot;;&quot;0&quot;)" office:value-type="string" office:string-value="0" calcext:value-type="string">
            <text:p>0</text:p>
          </table:table-cell>
          <table:table-cell table:formula="of:=IF(AND([.B271]=1;[.C271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42770" calcext:value-type="float">
            <text:p>24277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72]=[.B272];&quot;match&quot;;&quot;not&quot;)" office:value-type="string" office:string-value="match" calcext:value-type="string">
            <text:p>match</text:p>
          </table:table-cell>
          <table:table-cell table:formula="of:=IF(AND([.B272]=1;[.E272]=&quot;match&quot;);&quot;1&quot;;&quot;0&quot;)" office:value-type="string" office:string-value="0" calcext:value-type="string">
            <text:p>0</text:p>
          </table:table-cell>
          <table:table-cell table:formula="of:=IF(AND([.B272]=0;[.E272]=&quot;match&quot;);&quot;1&quot;;&quot;0&quot;)" office:value-type="string" office:string-value="1" calcext:value-type="string">
            <text:p>1</text:p>
          </table:table-cell>
          <table:table-cell table:formula="of:=IF(AND([.B272]=0;[.C272]=1);&quot;1&quot;;&quot;0&quot;)" office:value-type="string" office:string-value="0" calcext:value-type="string">
            <text:p>0</text:p>
          </table:table-cell>
          <table:table-cell table:formula="of:=IF(AND([.B272]=1;[.C272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5450" calcext:value-type="float">
            <text:p>154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73]=[.B273];&quot;match&quot;;&quot;not&quot;)" office:value-type="string" office:string-value="match" calcext:value-type="string">
            <text:p>match</text:p>
          </table:table-cell>
          <table:table-cell table:formula="of:=IF(AND([.B273]=1;[.E273]=&quot;match&quot;);&quot;1&quot;;&quot;0&quot;)" office:value-type="string" office:string-value="0" calcext:value-type="string">
            <text:p>0</text:p>
          </table:table-cell>
          <table:table-cell table:formula="of:=IF(AND([.B273]=0;[.E273]=&quot;match&quot;);&quot;1&quot;;&quot;0&quot;)" office:value-type="string" office:string-value="1" calcext:value-type="string">
            <text:p>1</text:p>
          </table:table-cell>
          <table:table-cell table:formula="of:=IF(AND([.B273]=0;[.C273]=1);&quot;1&quot;;&quot;0&quot;)" office:value-type="string" office:string-value="0" calcext:value-type="string">
            <text:p>0</text:p>
          </table:table-cell>
          <table:table-cell table:formula="of:=IF(AND([.B273]=1;[.C273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05916" calcext:value-type="float">
            <text:p>2059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74]=[.B274];&quot;match&quot;;&quot;not&quot;)" office:value-type="string" office:string-value="match" calcext:value-type="string">
            <text:p>match</text:p>
          </table:table-cell>
          <table:table-cell table:formula="of:=IF(AND([.B274]=1;[.E274]=&quot;match&quot;);&quot;1&quot;;&quot;0&quot;)" office:value-type="string" office:string-value="0" calcext:value-type="string">
            <text:p>0</text:p>
          </table:table-cell>
          <table:table-cell table:formula="of:=IF(AND([.B274]=0;[.E274]=&quot;match&quot;);&quot;1&quot;;&quot;0&quot;)" office:value-type="string" office:string-value="1" calcext:value-type="string">
            <text:p>1</text:p>
          </table:table-cell>
          <table:table-cell table:formula="of:=IF(AND([.B274]=0;[.C274]=1);&quot;1&quot;;&quot;0&quot;)" office:value-type="string" office:string-value="0" calcext:value-type="string">
            <text:p>0</text:p>
          </table:table-cell>
          <table:table-cell table:formula="of:=IF(AND([.B274]=1;[.C274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71866" calcext:value-type="float">
            <text:p>7186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75]=[.B275];&quot;match&quot;;&quot;not&quot;)" office:value-type="string" office:string-value="match" calcext:value-type="string">
            <text:p>match</text:p>
          </table:table-cell>
          <table:table-cell table:formula="of:=IF(AND([.B275]=1;[.E275]=&quot;match&quot;);&quot;1&quot;;&quot;0&quot;)" office:value-type="string" office:string-value="0" calcext:value-type="string">
            <text:p>0</text:p>
          </table:table-cell>
          <table:table-cell table:formula="of:=IF(AND([.B275]=0;[.E275]=&quot;match&quot;);&quot;1&quot;;&quot;0&quot;)" office:value-type="string" office:string-value="1" calcext:value-type="string">
            <text:p>1</text:p>
          </table:table-cell>
          <table:table-cell table:formula="of:=IF(AND([.B275]=0;[.C275]=1);&quot;1&quot;;&quot;0&quot;)" office:value-type="string" office:string-value="0" calcext:value-type="string">
            <text:p>0</text:p>
          </table:table-cell>
          <table:table-cell table:formula="of:=IF(AND([.B275]=1;[.C275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11713" calcext:value-type="float">
            <text:p>1117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76]=[.B276];&quot;match&quot;;&quot;not&quot;)" office:value-type="string" office:string-value="match" calcext:value-type="string">
            <text:p>match</text:p>
          </table:table-cell>
          <table:table-cell table:formula="of:=IF(AND([.B276]=1;[.E276]=&quot;match&quot;);&quot;1&quot;;&quot;0&quot;)" office:value-type="string" office:string-value="0" calcext:value-type="string">
            <text:p>0</text:p>
          </table:table-cell>
          <table:table-cell table:formula="of:=IF(AND([.B276]=0;[.E276]=&quot;match&quot;);&quot;1&quot;;&quot;0&quot;)" office:value-type="string" office:string-value="1" calcext:value-type="string">
            <text:p>1</text:p>
          </table:table-cell>
          <table:table-cell table:formula="of:=IF(AND([.B276]=0;[.C276]=1);&quot;1&quot;;&quot;0&quot;)" office:value-type="string" office:string-value="0" calcext:value-type="string">
            <text:p>0</text:p>
          </table:table-cell>
          <table:table-cell table:formula="of:=IF(AND([.B276]=1;[.C276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64963" calcext:value-type="float">
            <text:p>16496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77]=[.B277];&quot;match&quot;;&quot;not&quot;)" office:value-type="string" office:string-value="match" calcext:value-type="string">
            <text:p>match</text:p>
          </table:table-cell>
          <table:table-cell table:formula="of:=IF(AND([.B277]=1;[.E277]=&quot;match&quot;);&quot;1&quot;;&quot;0&quot;)" office:value-type="string" office:string-value="0" calcext:value-type="string">
            <text:p>0</text:p>
          </table:table-cell>
          <table:table-cell table:formula="of:=IF(AND([.B277]=0;[.E277]=&quot;match&quot;);&quot;1&quot;;&quot;0&quot;)" office:value-type="string" office:string-value="1" calcext:value-type="string">
            <text:p>1</text:p>
          </table:table-cell>
          <table:table-cell table:formula="of:=IF(AND([.B277]=0;[.C277]=1);&quot;1&quot;;&quot;0&quot;)" office:value-type="string" office:string-value="0" calcext:value-type="string">
            <text:p>0</text:p>
          </table:table-cell>
          <table:table-cell table:formula="of:=IF(AND([.B277]=1;[.C277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9063" calcext:value-type="float">
            <text:p>906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78]=[.B278];&quot;match&quot;;&quot;not&quot;)" office:value-type="string" office:string-value="match" calcext:value-type="string">
            <text:p>match</text:p>
          </table:table-cell>
          <table:table-cell table:formula="of:=IF(AND([.B278]=1;[.E278]=&quot;match&quot;);&quot;1&quot;;&quot;0&quot;)" office:value-type="string" office:string-value="0" calcext:value-type="string">
            <text:p>0</text:p>
          </table:table-cell>
          <table:table-cell table:formula="of:=IF(AND([.B278]=0;[.E278]=&quot;match&quot;);&quot;1&quot;;&quot;0&quot;)" office:value-type="string" office:string-value="1" calcext:value-type="string">
            <text:p>1</text:p>
          </table:table-cell>
          <table:table-cell table:formula="of:=IF(AND([.B278]=0;[.C278]=1);&quot;1&quot;;&quot;0&quot;)" office:value-type="string" office:string-value="0" calcext:value-type="string">
            <text:p>0</text:p>
          </table:table-cell>
          <table:table-cell table:formula="of:=IF(AND([.B278]=1;[.C278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54733" calcext:value-type="float">
            <text:p>1547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79]=[.B279];&quot;match&quot;;&quot;not&quot;)" office:value-type="string" office:string-value="match" calcext:value-type="string">
            <text:p>match</text:p>
          </table:table-cell>
          <table:table-cell table:formula="of:=IF(AND([.B279]=1;[.E279]=&quot;match&quot;);&quot;1&quot;;&quot;0&quot;)" office:value-type="string" office:string-value="0" calcext:value-type="string">
            <text:p>0</text:p>
          </table:table-cell>
          <table:table-cell table:formula="of:=IF(AND([.B279]=0;[.E279]=&quot;match&quot;);&quot;1&quot;;&quot;0&quot;)" office:value-type="string" office:string-value="1" calcext:value-type="string">
            <text:p>1</text:p>
          </table:table-cell>
          <table:table-cell table:formula="of:=IF(AND([.B279]=0;[.C279]=1);&quot;1&quot;;&quot;0&quot;)" office:value-type="string" office:string-value="0" calcext:value-type="string">
            <text:p>0</text:p>
          </table:table-cell>
          <table:table-cell table:formula="of:=IF(AND([.B279]=1;[.C279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81437" calcext:value-type="float">
            <text:p>1814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80]=[.B280];&quot;match&quot;;&quot;not&quot;)" office:value-type="string" office:string-value="match" calcext:value-type="string">
            <text:p>match</text:p>
          </table:table-cell>
          <table:table-cell table:formula="of:=IF(AND([.B280]=1;[.E280]=&quot;match&quot;);&quot;1&quot;;&quot;0&quot;)" office:value-type="string" office:string-value="0" calcext:value-type="string">
            <text:p>0</text:p>
          </table:table-cell>
          <table:table-cell table:formula="of:=IF(AND([.B280]=0;[.E280]=&quot;match&quot;);&quot;1&quot;;&quot;0&quot;)" office:value-type="string" office:string-value="1" calcext:value-type="string">
            <text:p>1</text:p>
          </table:table-cell>
          <table:table-cell table:formula="of:=IF(AND([.B280]=0;[.C280]=1);&quot;1&quot;;&quot;0&quot;)" office:value-type="string" office:string-value="0" calcext:value-type="string">
            <text:p>0</text:p>
          </table:table-cell>
          <table:table-cell table:formula="of:=IF(AND([.B280]=1;[.C280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17960" calcext:value-type="float">
            <text:p>2179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81]=[.B281];&quot;match&quot;;&quot;not&quot;)" office:value-type="string" office:string-value="match" calcext:value-type="string">
            <text:p>match</text:p>
          </table:table-cell>
          <table:table-cell table:formula="of:=IF(AND([.B281]=1;[.E281]=&quot;match&quot;);&quot;1&quot;;&quot;0&quot;)" office:value-type="string" office:string-value="0" calcext:value-type="string">
            <text:p>0</text:p>
          </table:table-cell>
          <table:table-cell table:formula="of:=IF(AND([.B281]=0;[.E281]=&quot;match&quot;);&quot;1&quot;;&quot;0&quot;)" office:value-type="string" office:string-value="1" calcext:value-type="string">
            <text:p>1</text:p>
          </table:table-cell>
          <table:table-cell table:formula="of:=IF(AND([.B281]=0;[.C281]=1);&quot;1&quot;;&quot;0&quot;)" office:value-type="string" office:string-value="0" calcext:value-type="string">
            <text:p>0</text:p>
          </table:table-cell>
          <table:table-cell table:formula="of:=IF(AND([.B281]=1;[.C281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40405" calcext:value-type="float">
            <text:p>14040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82]=[.B282];&quot;match&quot;;&quot;not&quot;)" office:value-type="string" office:string-value="match" calcext:value-type="string">
            <text:p>match</text:p>
          </table:table-cell>
          <table:table-cell table:formula="of:=IF(AND([.B282]=1;[.E282]=&quot;match&quot;);&quot;1&quot;;&quot;0&quot;)" office:value-type="string" office:string-value="0" calcext:value-type="string">
            <text:p>0</text:p>
          </table:table-cell>
          <table:table-cell table:formula="of:=IF(AND([.B282]=0;[.E282]=&quot;match&quot;);&quot;1&quot;;&quot;0&quot;)" office:value-type="string" office:string-value="1" calcext:value-type="string">
            <text:p>1</text:p>
          </table:table-cell>
          <table:table-cell table:formula="of:=IF(AND([.B282]=0;[.C282]=1);&quot;1&quot;;&quot;0&quot;)" office:value-type="string" office:string-value="0" calcext:value-type="string">
            <text:p>0</text:p>
          </table:table-cell>
          <table:table-cell table:formula="of:=IF(AND([.B282]=1;[.C282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12087" calcext:value-type="float">
            <text:p>21208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C283]=[.B283];&quot;match&quot;;&quot;not&quot;)" office:value-type="string" office:string-value="match" calcext:value-type="string">
            <text:p>match</text:p>
          </table:table-cell>
          <table:table-cell table:formula="of:=IF(AND([.B283]=1;[.E283]=&quot;match&quot;);&quot;1&quot;;&quot;0&quot;)" office:value-type="string" office:string-value="1" calcext:value-type="string">
            <text:p>1</text:p>
          </table:table-cell>
          <table:table-cell table:formula="of:=IF(AND([.B283]=0;[.E283]=&quot;match&quot;);&quot;1&quot;;&quot;0&quot;)" office:value-type="string" office:string-value="0" calcext:value-type="string">
            <text:p>0</text:p>
          </table:table-cell>
          <table:table-cell table:formula="of:=IF(AND([.B283]=0;[.C283]=1);&quot;1&quot;;&quot;0&quot;)" office:value-type="string" office:string-value="0" calcext:value-type="string">
            <text:p>0</text:p>
          </table:table-cell>
          <table:table-cell table:formula="of:=IF(AND([.B283]=1;[.C283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09690" calcext:value-type="float">
            <text:p>1096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84]=[.B284];&quot;match&quot;;&quot;not&quot;)" office:value-type="string" office:string-value="match" calcext:value-type="string">
            <text:p>match</text:p>
          </table:table-cell>
          <table:table-cell table:formula="of:=IF(AND([.B284]=1;[.E284]=&quot;match&quot;);&quot;1&quot;;&quot;0&quot;)" office:value-type="string" office:string-value="0" calcext:value-type="string">
            <text:p>0</text:p>
          </table:table-cell>
          <table:table-cell table:formula="of:=IF(AND([.B284]=0;[.E284]=&quot;match&quot;);&quot;1&quot;;&quot;0&quot;)" office:value-type="string" office:string-value="1" calcext:value-type="string">
            <text:p>1</text:p>
          </table:table-cell>
          <table:table-cell table:formula="of:=IF(AND([.B284]=0;[.C284]=1);&quot;1&quot;;&quot;0&quot;)" office:value-type="string" office:string-value="0" calcext:value-type="string">
            <text:p>0</text:p>
          </table:table-cell>
          <table:table-cell table:formula="of:=IF(AND([.B284]=1;[.C284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7553" calcext:value-type="float">
            <text:p>175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85]=[.B285];&quot;match&quot;;&quot;not&quot;)" office:value-type="string" office:string-value="match" calcext:value-type="string">
            <text:p>match</text:p>
          </table:table-cell>
          <table:table-cell table:formula="of:=IF(AND([.B285]=1;[.E285]=&quot;match&quot;);&quot;1&quot;;&quot;0&quot;)" office:value-type="string" office:string-value="0" calcext:value-type="string">
            <text:p>0</text:p>
          </table:table-cell>
          <table:table-cell table:formula="of:=IF(AND([.B285]=0;[.E285]=&quot;match&quot;);&quot;1&quot;;&quot;0&quot;)" office:value-type="string" office:string-value="1" calcext:value-type="string">
            <text:p>1</text:p>
          </table:table-cell>
          <table:table-cell table:formula="of:=IF(AND([.B285]=0;[.C285]=1);&quot;1&quot;;&quot;0&quot;)" office:value-type="string" office:string-value="0" calcext:value-type="string">
            <text:p>0</text:p>
          </table:table-cell>
          <table:table-cell table:formula="of:=IF(AND([.B285]=1;[.C285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67060" calcext:value-type="float">
            <text:p>1670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86]=[.B286];&quot;match&quot;;&quot;not&quot;)" office:value-type="string" office:string-value="match" calcext:value-type="string">
            <text:p>match</text:p>
          </table:table-cell>
          <table:table-cell table:formula="of:=IF(AND([.B286]=1;[.E286]=&quot;match&quot;);&quot;1&quot;;&quot;0&quot;)" office:value-type="string" office:string-value="0" calcext:value-type="string">
            <text:p>0</text:p>
          </table:table-cell>
          <table:table-cell table:formula="of:=IF(AND([.B286]=0;[.E286]=&quot;match&quot;);&quot;1&quot;;&quot;0&quot;)" office:value-type="string" office:string-value="1" calcext:value-type="string">
            <text:p>1</text:p>
          </table:table-cell>
          <table:table-cell table:formula="of:=IF(AND([.B286]=0;[.C286]=1);&quot;1&quot;;&quot;0&quot;)" office:value-type="string" office:string-value="0" calcext:value-type="string">
            <text:p>0</text:p>
          </table:table-cell>
          <table:table-cell table:formula="of:=IF(AND([.B286]=1;[.C286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11770" calcext:value-type="float">
            <text:p>11177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87]=[.B287];&quot;match&quot;;&quot;not&quot;)" office:value-type="string" office:string-value="match" calcext:value-type="string">
            <text:p>match</text:p>
          </table:table-cell>
          <table:table-cell table:formula="of:=IF(AND([.B287]=1;[.E287]=&quot;match&quot;);&quot;1&quot;;&quot;0&quot;)" office:value-type="string" office:string-value="0" calcext:value-type="string">
            <text:p>0</text:p>
          </table:table-cell>
          <table:table-cell table:formula="of:=IF(AND([.B287]=0;[.E287]=&quot;match&quot;);&quot;1&quot;;&quot;0&quot;)" office:value-type="string" office:string-value="1" calcext:value-type="string">
            <text:p>1</text:p>
          </table:table-cell>
          <table:table-cell table:formula="of:=IF(AND([.B287]=0;[.C287]=1);&quot;1&quot;;&quot;0&quot;)" office:value-type="string" office:string-value="0" calcext:value-type="string">
            <text:p>0</text:p>
          </table:table-cell>
          <table:table-cell table:formula="of:=IF(AND([.B287]=1;[.C287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79005" calcext:value-type="float">
            <text:p>7900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88]=[.B288];&quot;match&quot;;&quot;not&quot;)" office:value-type="string" office:string-value="match" calcext:value-type="string">
            <text:p>match</text:p>
          </table:table-cell>
          <table:table-cell table:formula="of:=IF(AND([.B288]=1;[.E288]=&quot;match&quot;);&quot;1&quot;;&quot;0&quot;)" office:value-type="string" office:string-value="0" calcext:value-type="string">
            <text:p>0</text:p>
          </table:table-cell>
          <table:table-cell table:formula="of:=IF(AND([.B288]=0;[.E288]=&quot;match&quot;);&quot;1&quot;;&quot;0&quot;)" office:value-type="string" office:string-value="1" calcext:value-type="string">
            <text:p>1</text:p>
          </table:table-cell>
          <table:table-cell table:formula="of:=IF(AND([.B288]=0;[.C288]=1);&quot;1&quot;;&quot;0&quot;)" office:value-type="string" office:string-value="0" calcext:value-type="string">
            <text:p>0</text:p>
          </table:table-cell>
          <table:table-cell table:formula="of:=IF(AND([.B288]=1;[.C288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95748" calcext:value-type="float">
            <text:p>1957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89]=[.B289];&quot;match&quot;;&quot;not&quot;)" office:value-type="string" office:string-value="match" calcext:value-type="string">
            <text:p>match</text:p>
          </table:table-cell>
          <table:table-cell table:formula="of:=IF(AND([.B289]=1;[.E289]=&quot;match&quot;);&quot;1&quot;;&quot;0&quot;)" office:value-type="string" office:string-value="0" calcext:value-type="string">
            <text:p>0</text:p>
          </table:table-cell>
          <table:table-cell table:formula="of:=IF(AND([.B289]=0;[.E289]=&quot;match&quot;);&quot;1&quot;;&quot;0&quot;)" office:value-type="string" office:string-value="1" calcext:value-type="string">
            <text:p>1</text:p>
          </table:table-cell>
          <table:table-cell table:formula="of:=IF(AND([.B289]=0;[.C289]=1);&quot;1&quot;;&quot;0&quot;)" office:value-type="string" office:string-value="0" calcext:value-type="string">
            <text:p>0</text:p>
          </table:table-cell>
          <table:table-cell table:formula="of:=IF(AND([.B289]=1;[.C289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61292" calcext:value-type="float">
            <text:p>26129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90]=[.B290];&quot;match&quot;;&quot;not&quot;)" office:value-type="string" office:string-value="match" calcext:value-type="string">
            <text:p>match</text:p>
          </table:table-cell>
          <table:table-cell table:formula="of:=IF(AND([.B290]=1;[.E290]=&quot;match&quot;);&quot;1&quot;;&quot;0&quot;)" office:value-type="string" office:string-value="0" calcext:value-type="string">
            <text:p>0</text:p>
          </table:table-cell>
          <table:table-cell table:formula="of:=IF(AND([.B290]=0;[.E290]=&quot;match&quot;);&quot;1&quot;;&quot;0&quot;)" office:value-type="string" office:string-value="1" calcext:value-type="string">
            <text:p>1</text:p>
          </table:table-cell>
          <table:table-cell table:formula="of:=IF(AND([.B290]=0;[.C290]=1);&quot;1&quot;;&quot;0&quot;)" office:value-type="string" office:string-value="0" calcext:value-type="string">
            <text:p>0</text:p>
          </table:table-cell>
          <table:table-cell table:formula="of:=IF(AND([.B290]=1;[.C290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31920" calcext:value-type="float">
            <text:p>319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91]=[.B291];&quot;match&quot;;&quot;not&quot;)" office:value-type="string" office:string-value="match" calcext:value-type="string">
            <text:p>match</text:p>
          </table:table-cell>
          <table:table-cell table:formula="of:=IF(AND([.B291]=1;[.E291]=&quot;match&quot;);&quot;1&quot;;&quot;0&quot;)" office:value-type="string" office:string-value="0" calcext:value-type="string">
            <text:p>0</text:p>
          </table:table-cell>
          <table:table-cell table:formula="of:=IF(AND([.B291]=0;[.E291]=&quot;match&quot;);&quot;1&quot;;&quot;0&quot;)" office:value-type="string" office:string-value="1" calcext:value-type="string">
            <text:p>1</text:p>
          </table:table-cell>
          <table:table-cell table:formula="of:=IF(AND([.B291]=0;[.C291]=1);&quot;1&quot;;&quot;0&quot;)" office:value-type="string" office:string-value="0" calcext:value-type="string">
            <text:p>0</text:p>
          </table:table-cell>
          <table:table-cell table:formula="of:=IF(AND([.B291]=1;[.C291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70834" calcext:value-type="float">
            <text:p>708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92]=[.B292];&quot;match&quot;;&quot;not&quot;)" office:value-type="string" office:string-value="match" calcext:value-type="string">
            <text:p>match</text:p>
          </table:table-cell>
          <table:table-cell table:formula="of:=IF(AND([.B292]=1;[.E292]=&quot;match&quot;);&quot;1&quot;;&quot;0&quot;)" office:value-type="string" office:string-value="0" calcext:value-type="string">
            <text:p>0</text:p>
          </table:table-cell>
          <table:table-cell table:formula="of:=IF(AND([.B292]=0;[.E292]=&quot;match&quot;);&quot;1&quot;;&quot;0&quot;)" office:value-type="string" office:string-value="1" calcext:value-type="string">
            <text:p>1</text:p>
          </table:table-cell>
          <table:table-cell table:formula="of:=IF(AND([.B292]=0;[.C292]=1);&quot;1&quot;;&quot;0&quot;)" office:value-type="string" office:string-value="0" calcext:value-type="string">
            <text:p>0</text:p>
          </table:table-cell>
          <table:table-cell table:formula="of:=IF(AND([.B292]=1;[.C292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06698" calcext:value-type="float">
            <text:p>10669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93]=[.B293];&quot;match&quot;;&quot;not&quot;)" office:value-type="string" office:string-value="match" calcext:value-type="string">
            <text:p>match</text:p>
          </table:table-cell>
          <table:table-cell table:formula="of:=IF(AND([.B293]=1;[.E293]=&quot;match&quot;);&quot;1&quot;;&quot;0&quot;)" office:value-type="string" office:string-value="0" calcext:value-type="string">
            <text:p>0</text:p>
          </table:table-cell>
          <table:table-cell table:formula="of:=IF(AND([.B293]=0;[.E293]=&quot;match&quot;);&quot;1&quot;;&quot;0&quot;)" office:value-type="string" office:string-value="1" calcext:value-type="string">
            <text:p>1</text:p>
          </table:table-cell>
          <table:table-cell table:formula="of:=IF(AND([.B293]=0;[.C293]=1);&quot;1&quot;;&quot;0&quot;)" office:value-type="string" office:string-value="0" calcext:value-type="string">
            <text:p>0</text:p>
          </table:table-cell>
          <table:table-cell table:formula="of:=IF(AND([.B293]=1;[.C293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16256" calcext:value-type="float">
            <text:p>2162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94]=[.B294];&quot;match&quot;;&quot;not&quot;)" office:value-type="string" office:string-value="match" calcext:value-type="string">
            <text:p>match</text:p>
          </table:table-cell>
          <table:table-cell table:formula="of:=IF(AND([.B294]=1;[.E294]=&quot;match&quot;);&quot;1&quot;;&quot;0&quot;)" office:value-type="string" office:string-value="0" calcext:value-type="string">
            <text:p>0</text:p>
          </table:table-cell>
          <table:table-cell table:formula="of:=IF(AND([.B294]=0;[.E294]=&quot;match&quot;);&quot;1&quot;;&quot;0&quot;)" office:value-type="string" office:string-value="1" calcext:value-type="string">
            <text:p>1</text:p>
          </table:table-cell>
          <table:table-cell table:formula="of:=IF(AND([.B294]=0;[.C294]=1);&quot;1&quot;;&quot;0&quot;)" office:value-type="string" office:string-value="0" calcext:value-type="string">
            <text:p>0</text:p>
          </table:table-cell>
          <table:table-cell table:formula="of:=IF(AND([.B294]=1;[.C294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83489" calcext:value-type="float">
            <text:p>1834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95]=[.B295];&quot;match&quot;;&quot;not&quot;)" office:value-type="string" office:string-value="match" calcext:value-type="string">
            <text:p>match</text:p>
          </table:table-cell>
          <table:table-cell table:formula="of:=IF(AND([.B295]=1;[.E295]=&quot;match&quot;);&quot;1&quot;;&quot;0&quot;)" office:value-type="string" office:string-value="0" calcext:value-type="string">
            <text:p>0</text:p>
          </table:table-cell>
          <table:table-cell table:formula="of:=IF(AND([.B295]=0;[.E295]=&quot;match&quot;);&quot;1&quot;;&quot;0&quot;)" office:value-type="string" office:string-value="1" calcext:value-type="string">
            <text:p>1</text:p>
          </table:table-cell>
          <table:table-cell table:formula="of:=IF(AND([.B295]=0;[.C295]=1);&quot;1&quot;;&quot;0&quot;)" office:value-type="string" office:string-value="0" calcext:value-type="string">
            <text:p>0</text:p>
          </table:table-cell>
          <table:table-cell table:formula="of:=IF(AND([.B295]=1;[.C295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63011" calcext:value-type="float">
            <text:p>1630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96]=[.B296];&quot;match&quot;;&quot;not&quot;)" office:value-type="string" office:string-value="match" calcext:value-type="string">
            <text:p>match</text:p>
          </table:table-cell>
          <table:table-cell table:formula="of:=IF(AND([.B296]=1;[.E296]=&quot;match&quot;);&quot;1&quot;;&quot;0&quot;)" office:value-type="string" office:string-value="0" calcext:value-type="string">
            <text:p>0</text:p>
          </table:table-cell>
          <table:table-cell table:formula="of:=IF(AND([.B296]=0;[.E296]=&quot;match&quot;);&quot;1&quot;;&quot;0&quot;)" office:value-type="string" office:string-value="1" calcext:value-type="string">
            <text:p>1</text:p>
          </table:table-cell>
          <table:table-cell table:formula="of:=IF(AND([.B296]=0;[.C296]=1);&quot;1&quot;;&quot;0&quot;)" office:value-type="string" office:string-value="0" calcext:value-type="string">
            <text:p>0</text:p>
          </table:table-cell>
          <table:table-cell table:formula="of:=IF(AND([.B296]=1;[.C296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76996" calcext:value-type="float">
            <text:p>769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97]=[.B297];&quot;match&quot;;&quot;not&quot;)" office:value-type="string" office:string-value="match" calcext:value-type="string">
            <text:p>match</text:p>
          </table:table-cell>
          <table:table-cell table:formula="of:=IF(AND([.B297]=1;[.E297]=&quot;match&quot;);&quot;1&quot;;&quot;0&quot;)" office:value-type="string" office:string-value="0" calcext:value-type="string">
            <text:p>0</text:p>
          </table:table-cell>
          <table:table-cell table:formula="of:=IF(AND([.B297]=0;[.E297]=&quot;match&quot;);&quot;1&quot;;&quot;0&quot;)" office:value-type="string" office:string-value="1" calcext:value-type="string">
            <text:p>1</text:p>
          </table:table-cell>
          <table:table-cell table:formula="of:=IF(AND([.B297]=0;[.C297]=1);&quot;1&quot;;&quot;0&quot;)" office:value-type="string" office:string-value="0" calcext:value-type="string">
            <text:p>0</text:p>
          </table:table-cell>
          <table:table-cell table:formula="of:=IF(AND([.B297]=1;[.C297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48326" calcext:value-type="float">
            <text:p>483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98]=[.B298];&quot;match&quot;;&quot;not&quot;)" office:value-type="string" office:string-value="match" calcext:value-type="string">
            <text:p>match</text:p>
          </table:table-cell>
          <table:table-cell table:formula="of:=IF(AND([.B298]=1;[.E298]=&quot;match&quot;);&quot;1&quot;;&quot;0&quot;)" office:value-type="string" office:string-value="0" calcext:value-type="string">
            <text:p>0</text:p>
          </table:table-cell>
          <table:table-cell table:formula="of:=IF(AND([.B298]=0;[.E298]=&quot;match&quot;);&quot;1&quot;;&quot;0&quot;)" office:value-type="string" office:string-value="1" calcext:value-type="string">
            <text:p>1</text:p>
          </table:table-cell>
          <table:table-cell table:formula="of:=IF(AND([.B298]=0;[.C298]=1);&quot;1&quot;;&quot;0&quot;)" office:value-type="string" office:string-value="0" calcext:value-type="string">
            <text:p>0</text:p>
          </table:table-cell>
          <table:table-cell table:formula="of:=IF(AND([.B298]=1;[.C298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62666" calcext:value-type="float">
            <text:p>6266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299]=[.B299];&quot;match&quot;;&quot;not&quot;)" office:value-type="string" office:string-value="match" calcext:value-type="string">
            <text:p>match</text:p>
          </table:table-cell>
          <table:table-cell table:formula="of:=IF(AND([.B299]=1;[.E299]=&quot;match&quot;);&quot;1&quot;;&quot;0&quot;)" office:value-type="string" office:string-value="0" calcext:value-type="string">
            <text:p>0</text:p>
          </table:table-cell>
          <table:table-cell table:formula="of:=IF(AND([.B299]=0;[.E299]=&quot;match&quot;);&quot;1&quot;;&quot;0&quot;)" office:value-type="string" office:string-value="1" calcext:value-type="string">
            <text:p>1</text:p>
          </table:table-cell>
          <table:table-cell table:formula="of:=IF(AND([.B299]=0;[.C299]=1);&quot;1&quot;;&quot;0&quot;)" office:value-type="string" office:string-value="0" calcext:value-type="string">
            <text:p>0</text:p>
          </table:table-cell>
          <table:table-cell table:formula="of:=IF(AND([.B299]=1;[.C299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08079" calcext:value-type="float">
            <text:p>20807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00]=[.B300];&quot;match&quot;;&quot;not&quot;)" office:value-type="string" office:string-value="match" calcext:value-type="string">
            <text:p>match</text:p>
          </table:table-cell>
          <table:table-cell table:formula="of:=IF(AND([.B300]=1;[.E300]=&quot;match&quot;);&quot;1&quot;;&quot;0&quot;)" office:value-type="string" office:string-value="0" calcext:value-type="string">
            <text:p>0</text:p>
          </table:table-cell>
          <table:table-cell table:formula="of:=IF(AND([.B300]=0;[.E300]=&quot;match&quot;);&quot;1&quot;;&quot;0&quot;)" office:value-type="string" office:string-value="1" calcext:value-type="string">
            <text:p>1</text:p>
          </table:table-cell>
          <table:table-cell table:formula="of:=IF(AND([.B300]=0;[.C300]=1);&quot;1&quot;;&quot;0&quot;)" office:value-type="string" office:string-value="0" calcext:value-type="string">
            <text:p>0</text:p>
          </table:table-cell>
          <table:table-cell table:formula="of:=IF(AND([.B300]=1;[.C300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51092" calcext:value-type="float">
            <text:p>25109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01]=[.B301];&quot;match&quot;;&quot;not&quot;)" office:value-type="string" office:string-value="match" calcext:value-type="string">
            <text:p>match</text:p>
          </table:table-cell>
          <table:table-cell table:formula="of:=IF(AND([.B301]=1;[.E301]=&quot;match&quot;);&quot;1&quot;;&quot;0&quot;)" office:value-type="string" office:string-value="0" calcext:value-type="string">
            <text:p>0</text:p>
          </table:table-cell>
          <table:table-cell table:formula="of:=IF(AND([.B301]=0;[.E301]=&quot;match&quot;);&quot;1&quot;;&quot;0&quot;)" office:value-type="string" office:string-value="1" calcext:value-type="string">
            <text:p>1</text:p>
          </table:table-cell>
          <table:table-cell table:formula="of:=IF(AND([.B301]=0;[.C301]=1);&quot;1&quot;;&quot;0&quot;)" office:value-type="string" office:string-value="0" calcext:value-type="string">
            <text:p>0</text:p>
          </table:table-cell>
          <table:table-cell table:formula="of:=IF(AND([.B301]=1;[.C301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02]=[.B302];&quot;match&quot;;&quot;not&quot;)" office:value-type="string" office:string-value="match" calcext:value-type="string">
            <text:p>match</text:p>
          </table:table-cell>
          <table:table-cell table:formula="of:=IF(AND([.B302]=1;[.E302]=&quot;match&quot;);&quot;1&quot;;&quot;0&quot;)" office:value-type="string" office:string-value="0" calcext:value-type="string">
            <text:p>0</text:p>
          </table:table-cell>
          <table:table-cell table:formula="of:=IF(AND([.B302]=0;[.E302]=&quot;match&quot;);&quot;1&quot;;&quot;0&quot;)" office:value-type="string" office:string-value="1" calcext:value-type="string">
            <text:p>1</text:p>
          </table:table-cell>
          <table:table-cell table:formula="of:=IF(AND([.B302]=0;[.C302]=1);&quot;1&quot;;&quot;0&quot;)" office:value-type="string" office:string-value="0" calcext:value-type="string">
            <text:p>0</text:p>
          </table:table-cell>
          <table:table-cell table:formula="of:=IF(AND([.B302]=1;[.C302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7629" calcext:value-type="float">
            <text:p>176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03]=[.B303];&quot;match&quot;;&quot;not&quot;)" office:value-type="string" office:string-value="match" calcext:value-type="string">
            <text:p>match</text:p>
          </table:table-cell>
          <table:table-cell table:formula="of:=IF(AND([.B303]=1;[.E303]=&quot;match&quot;);&quot;1&quot;;&quot;0&quot;)" office:value-type="string" office:string-value="0" calcext:value-type="string">
            <text:p>0</text:p>
          </table:table-cell>
          <table:table-cell table:formula="of:=IF(AND([.B303]=0;[.E303]=&quot;match&quot;);&quot;1&quot;;&quot;0&quot;)" office:value-type="string" office:string-value="1" calcext:value-type="string">
            <text:p>1</text:p>
          </table:table-cell>
          <table:table-cell table:formula="of:=IF(AND([.B303]=0;[.C303]=1);&quot;1&quot;;&quot;0&quot;)" office:value-type="string" office:string-value="0" calcext:value-type="string">
            <text:p>0</text:p>
          </table:table-cell>
          <table:table-cell table:formula="of:=IF(AND([.B303]=1;[.C303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07745" calcext:value-type="float">
            <text:p>1077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04]=[.B304];&quot;match&quot;;&quot;not&quot;)" office:value-type="string" office:string-value="match" calcext:value-type="string">
            <text:p>match</text:p>
          </table:table-cell>
          <table:table-cell table:formula="of:=IF(AND([.B304]=1;[.E304]=&quot;match&quot;);&quot;1&quot;;&quot;0&quot;)" office:value-type="string" office:string-value="0" calcext:value-type="string">
            <text:p>0</text:p>
          </table:table-cell>
          <table:table-cell table:formula="of:=IF(AND([.B304]=0;[.E304]=&quot;match&quot;);&quot;1&quot;;&quot;0&quot;)" office:value-type="string" office:string-value="1" calcext:value-type="string">
            <text:p>1</text:p>
          </table:table-cell>
          <table:table-cell table:formula="of:=IF(AND([.B304]=0;[.C304]=1);&quot;1&quot;;&quot;0&quot;)" office:value-type="string" office:string-value="0" calcext:value-type="string">
            <text:p>0</text:p>
          </table:table-cell>
          <table:table-cell table:formula="of:=IF(AND([.B304]=1;[.C304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05]=[.B305];&quot;match&quot;;&quot;not&quot;)" office:value-type="string" office:string-value="match" calcext:value-type="string">
            <text:p>match</text:p>
          </table:table-cell>
          <table:table-cell table:formula="of:=IF(AND([.B305]=1;[.E305]=&quot;match&quot;);&quot;1&quot;;&quot;0&quot;)" office:value-type="string" office:string-value="0" calcext:value-type="string">
            <text:p>0</text:p>
          </table:table-cell>
          <table:table-cell table:formula="of:=IF(AND([.B305]=0;[.E305]=&quot;match&quot;);&quot;1&quot;;&quot;0&quot;)" office:value-type="string" office:string-value="1" calcext:value-type="string">
            <text:p>1</text:p>
          </table:table-cell>
          <table:table-cell table:formula="of:=IF(AND([.B305]=0;[.C305]=1);&quot;1&quot;;&quot;0&quot;)" office:value-type="string" office:string-value="0" calcext:value-type="string">
            <text:p>0</text:p>
          </table:table-cell>
          <table:table-cell table:formula="of:=IF(AND([.B305]=1;[.C305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81135" calcext:value-type="float">
            <text:p>811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06]=[.B306];&quot;match&quot;;&quot;not&quot;)" office:value-type="string" office:string-value="match" calcext:value-type="string">
            <text:p>match</text:p>
          </table:table-cell>
          <table:table-cell table:formula="of:=IF(AND([.B306]=1;[.E306]=&quot;match&quot;);&quot;1&quot;;&quot;0&quot;)" office:value-type="string" office:string-value="0" calcext:value-type="string">
            <text:p>0</text:p>
          </table:table-cell>
          <table:table-cell table:formula="of:=IF(AND([.B306]=0;[.E306]=&quot;match&quot;);&quot;1&quot;;&quot;0&quot;)" office:value-type="string" office:string-value="1" calcext:value-type="string">
            <text:p>1</text:p>
          </table:table-cell>
          <table:table-cell table:formula="of:=IF(AND([.B306]=0;[.C306]=1);&quot;1&quot;;&quot;0&quot;)" office:value-type="string" office:string-value="0" calcext:value-type="string">
            <text:p>0</text:p>
          </table:table-cell>
          <table:table-cell table:formula="of:=IF(AND([.B306]=1;[.C306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67156" calcext:value-type="float">
            <text:p>1671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07]=[.B307];&quot;match&quot;;&quot;not&quot;)" office:value-type="string" office:string-value="match" calcext:value-type="string">
            <text:p>match</text:p>
          </table:table-cell>
          <table:table-cell table:formula="of:=IF(AND([.B307]=1;[.E307]=&quot;match&quot;);&quot;1&quot;;&quot;0&quot;)" office:value-type="string" office:string-value="0" calcext:value-type="string">
            <text:p>0</text:p>
          </table:table-cell>
          <table:table-cell table:formula="of:=IF(AND([.B307]=0;[.E307]=&quot;match&quot;);&quot;1&quot;;&quot;0&quot;)" office:value-type="string" office:string-value="1" calcext:value-type="string">
            <text:p>1</text:p>
          </table:table-cell>
          <table:table-cell table:formula="of:=IF(AND([.B307]=0;[.C307]=1);&quot;1&quot;;&quot;0&quot;)" office:value-type="string" office:string-value="0" calcext:value-type="string">
            <text:p>0</text:p>
          </table:table-cell>
          <table:table-cell table:formula="of:=IF(AND([.B307]=1;[.C307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71258" calcext:value-type="float">
            <text:p>17125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08]=[.B308];&quot;match&quot;;&quot;not&quot;)" office:value-type="string" office:string-value="match" calcext:value-type="string">
            <text:p>match</text:p>
          </table:table-cell>
          <table:table-cell table:formula="of:=IF(AND([.B308]=1;[.E308]=&quot;match&quot;);&quot;1&quot;;&quot;0&quot;)" office:value-type="string" office:string-value="0" calcext:value-type="string">
            <text:p>0</text:p>
          </table:table-cell>
          <table:table-cell table:formula="of:=IF(AND([.B308]=0;[.E308]=&quot;match&quot;);&quot;1&quot;;&quot;0&quot;)" office:value-type="string" office:string-value="1" calcext:value-type="string">
            <text:p>1</text:p>
          </table:table-cell>
          <table:table-cell table:formula="of:=IF(AND([.B308]=0;[.C308]=1);&quot;1&quot;;&quot;0&quot;)" office:value-type="string" office:string-value="0" calcext:value-type="string">
            <text:p>0</text:p>
          </table:table-cell>
          <table:table-cell table:formula="of:=IF(AND([.B308]=1;[.C308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51775" calcext:value-type="float">
            <text:p>25177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09]=[.B309];&quot;match&quot;;&quot;not&quot;)" office:value-type="string" office:string-value="match" calcext:value-type="string">
            <text:p>match</text:p>
          </table:table-cell>
          <table:table-cell table:formula="of:=IF(AND([.B309]=1;[.E309]=&quot;match&quot;);&quot;1&quot;;&quot;0&quot;)" office:value-type="string" office:string-value="0" calcext:value-type="string">
            <text:p>0</text:p>
          </table:table-cell>
          <table:table-cell table:formula="of:=IF(AND([.B309]=0;[.E309]=&quot;match&quot;);&quot;1&quot;;&quot;0&quot;)" office:value-type="string" office:string-value="1" calcext:value-type="string">
            <text:p>1</text:p>
          </table:table-cell>
          <table:table-cell table:formula="of:=IF(AND([.B309]=0;[.C309]=1);&quot;1&quot;;&quot;0&quot;)" office:value-type="string" office:string-value="0" calcext:value-type="string">
            <text:p>0</text:p>
          </table:table-cell>
          <table:table-cell table:formula="of:=IF(AND([.B309]=1;[.C309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57276" calcext:value-type="float">
            <text:p>2572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10]=[.B310];&quot;match&quot;;&quot;not&quot;)" office:value-type="string" office:string-value="match" calcext:value-type="string">
            <text:p>match</text:p>
          </table:table-cell>
          <table:table-cell table:formula="of:=IF(AND([.B310]=1;[.E310]=&quot;match&quot;);&quot;1&quot;;&quot;0&quot;)" office:value-type="string" office:string-value="0" calcext:value-type="string">
            <text:p>0</text:p>
          </table:table-cell>
          <table:table-cell table:formula="of:=IF(AND([.B310]=0;[.E310]=&quot;match&quot;);&quot;1&quot;;&quot;0&quot;)" office:value-type="string" office:string-value="1" calcext:value-type="string">
            <text:p>1</text:p>
          </table:table-cell>
          <table:table-cell table:formula="of:=IF(AND([.B310]=0;[.C310]=1);&quot;1&quot;;&quot;0&quot;)" office:value-type="string" office:string-value="0" calcext:value-type="string">
            <text:p>0</text:p>
          </table:table-cell>
          <table:table-cell table:formula="of:=IF(AND([.B310]=1;[.C310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14269" calcext:value-type="float">
            <text:p>2142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11]=[.B311];&quot;match&quot;;&quot;not&quot;)" office:value-type="string" office:string-value="match" calcext:value-type="string">
            <text:p>match</text:p>
          </table:table-cell>
          <table:table-cell table:formula="of:=IF(AND([.B311]=1;[.E311]=&quot;match&quot;);&quot;1&quot;;&quot;0&quot;)" office:value-type="string" office:string-value="0" calcext:value-type="string">
            <text:p>0</text:p>
          </table:table-cell>
          <table:table-cell table:formula="of:=IF(AND([.B311]=0;[.E311]=&quot;match&quot;);&quot;1&quot;;&quot;0&quot;)" office:value-type="string" office:string-value="1" calcext:value-type="string">
            <text:p>1</text:p>
          </table:table-cell>
          <table:table-cell table:formula="of:=IF(AND([.B311]=0;[.C311]=1);&quot;1&quot;;&quot;0&quot;)" office:value-type="string" office:string-value="0" calcext:value-type="string">
            <text:p>0</text:p>
          </table:table-cell>
          <table:table-cell table:formula="of:=IF(AND([.B311]=1;[.C311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18367" calcext:value-type="float">
            <text:p>2183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12]=[.B312];&quot;match&quot;;&quot;not&quot;)" office:value-type="string" office:string-value="match" calcext:value-type="string">
            <text:p>match</text:p>
          </table:table-cell>
          <table:table-cell table:formula="of:=IF(AND([.B312]=1;[.E312]=&quot;match&quot;);&quot;1&quot;;&quot;0&quot;)" office:value-type="string" office:string-value="0" calcext:value-type="string">
            <text:p>0</text:p>
          </table:table-cell>
          <table:table-cell table:formula="of:=IF(AND([.B312]=0;[.E312]=&quot;match&quot;);&quot;1&quot;;&quot;0&quot;)" office:value-type="string" office:string-value="1" calcext:value-type="string">
            <text:p>1</text:p>
          </table:table-cell>
          <table:table-cell table:formula="of:=IF(AND([.B312]=0;[.C312]=1);&quot;1&quot;;&quot;0&quot;)" office:value-type="string" office:string-value="0" calcext:value-type="string">
            <text:p>0</text:p>
          </table:table-cell>
          <table:table-cell table:formula="of:=IF(AND([.B312]=1;[.C312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11877" calcext:value-type="float">
            <text:p>11187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13]=[.B313];&quot;match&quot;;&quot;not&quot;)" office:value-type="string" office:string-value="match" calcext:value-type="string">
            <text:p>match</text:p>
          </table:table-cell>
          <table:table-cell table:formula="of:=IF(AND([.B313]=1;[.E313]=&quot;match&quot;);&quot;1&quot;;&quot;0&quot;)" office:value-type="string" office:string-value="0" calcext:value-type="string">
            <text:p>0</text:p>
          </table:table-cell>
          <table:table-cell table:formula="of:=IF(AND([.B313]=0;[.E313]=&quot;match&quot;);&quot;1&quot;;&quot;0&quot;)" office:value-type="string" office:string-value="1" calcext:value-type="string">
            <text:p>1</text:p>
          </table:table-cell>
          <table:table-cell table:formula="of:=IF(AND([.B313]=0;[.C313]=1);&quot;1&quot;;&quot;0&quot;)" office:value-type="string" office:string-value="0" calcext:value-type="string">
            <text:p>0</text:p>
          </table:table-cell>
          <table:table-cell table:formula="of:=IF(AND([.B313]=1;[.C313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58982" calcext:value-type="float">
            <text:p>15898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14]=[.B314];&quot;match&quot;;&quot;not&quot;)" office:value-type="string" office:string-value="match" calcext:value-type="string">
            <text:p>match</text:p>
          </table:table-cell>
          <table:table-cell table:formula="of:=IF(AND([.B314]=1;[.E314]=&quot;match&quot;);&quot;1&quot;;&quot;0&quot;)" office:value-type="string" office:string-value="0" calcext:value-type="string">
            <text:p>0</text:p>
          </table:table-cell>
          <table:table-cell table:formula="of:=IF(AND([.B314]=0;[.E314]=&quot;match&quot;);&quot;1&quot;;&quot;0&quot;)" office:value-type="string" office:string-value="1" calcext:value-type="string">
            <text:p>1</text:p>
          </table:table-cell>
          <table:table-cell table:formula="of:=IF(AND([.B314]=0;[.C314]=1);&quot;1&quot;;&quot;0&quot;)" office:value-type="string" office:string-value="0" calcext:value-type="string">
            <text:p>0</text:p>
          </table:table-cell>
          <table:table-cell table:formula="of:=IF(AND([.B314]=1;[.C314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73319" calcext:value-type="float">
            <text:p>1733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15]=[.B315];&quot;match&quot;;&quot;not&quot;)" office:value-type="string" office:string-value="match" calcext:value-type="string">
            <text:p>match</text:p>
          </table:table-cell>
          <table:table-cell table:formula="of:=IF(AND([.B315]=1;[.E315]=&quot;match&quot;);&quot;1&quot;;&quot;0&quot;)" office:value-type="string" office:string-value="0" calcext:value-type="string">
            <text:p>0</text:p>
          </table:table-cell>
          <table:table-cell table:formula="of:=IF(AND([.B315]=0;[.E315]=&quot;match&quot;);&quot;1&quot;;&quot;0&quot;)" office:value-type="string" office:string-value="1" calcext:value-type="string">
            <text:p>1</text:p>
          </table:table-cell>
          <table:table-cell table:formula="of:=IF(AND([.B315]=0;[.C315]=1);&quot;1&quot;;&quot;0&quot;)" office:value-type="string" office:string-value="0" calcext:value-type="string">
            <text:p>0</text:p>
          </table:table-cell>
          <table:table-cell table:formula="of:=IF(AND([.B315]=1;[.C315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34770" calcext:value-type="float">
            <text:p>23477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16]=[.B316];&quot;match&quot;;&quot;not&quot;)" office:value-type="string" office:string-value="match" calcext:value-type="string">
            <text:p>match</text:p>
          </table:table-cell>
          <table:table-cell table:formula="of:=IF(AND([.B316]=1;[.E316]=&quot;match&quot;);&quot;1&quot;;&quot;0&quot;)" office:value-type="string" office:string-value="0" calcext:value-type="string">
            <text:p>0</text:p>
          </table:table-cell>
          <table:table-cell table:formula="of:=IF(AND([.B316]=0;[.E316]=&quot;match&quot;);&quot;1&quot;;&quot;0&quot;)" office:value-type="string" office:string-value="1" calcext:value-type="string">
            <text:p>1</text:p>
          </table:table-cell>
          <table:table-cell table:formula="of:=IF(AND([.B316]=0;[.C316]=1);&quot;1&quot;;&quot;0&quot;)" office:value-type="string" office:string-value="0" calcext:value-type="string">
            <text:p>0</text:p>
          </table:table-cell>
          <table:table-cell table:formula="of:=IF(AND([.B316]=1;[.C316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34423" calcext:value-type="float">
            <text:p>1344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17]=[.B317];&quot;match&quot;;&quot;not&quot;)" office:value-type="string" office:string-value="match" calcext:value-type="string">
            <text:p>match</text:p>
          </table:table-cell>
          <table:table-cell table:formula="of:=IF(AND([.B317]=1;[.E317]=&quot;match&quot;);&quot;1&quot;;&quot;0&quot;)" office:value-type="string" office:string-value="0" calcext:value-type="string">
            <text:p>0</text:p>
          </table:table-cell>
          <table:table-cell table:formula="of:=IF(AND([.B317]=0;[.E317]=&quot;match&quot;);&quot;1&quot;;&quot;0&quot;)" office:value-type="string" office:string-value="1" calcext:value-type="string">
            <text:p>1</text:p>
          </table:table-cell>
          <table:table-cell table:formula="of:=IF(AND([.B317]=0;[.C317]=1);&quot;1&quot;;&quot;0&quot;)" office:value-type="string" office:string-value="0" calcext:value-type="string">
            <text:p>0</text:p>
          </table:table-cell>
          <table:table-cell table:formula="of:=IF(AND([.B317]=1;[.C317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91418" calcext:value-type="float">
            <text:p>914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18]=[.B318];&quot;match&quot;;&quot;not&quot;)" office:value-type="string" office:string-value="match" calcext:value-type="string">
            <text:p>match</text:p>
          </table:table-cell>
          <table:table-cell table:formula="of:=IF(AND([.B318]=1;[.E318]=&quot;match&quot;);&quot;1&quot;;&quot;0&quot;)" office:value-type="string" office:string-value="0" calcext:value-type="string">
            <text:p>0</text:p>
          </table:table-cell>
          <table:table-cell table:formula="of:=IF(AND([.B318]=0;[.E318]=&quot;match&quot;);&quot;1&quot;;&quot;0&quot;)" office:value-type="string" office:string-value="1" calcext:value-type="string">
            <text:p>1</text:p>
          </table:table-cell>
          <table:table-cell table:formula="of:=IF(AND([.B318]=0;[.C318]=1);&quot;1&quot;;&quot;0&quot;)" office:value-type="string" office:string-value="0" calcext:value-type="string">
            <text:p>0</text:p>
          </table:table-cell>
          <table:table-cell table:formula="of:=IF(AND([.B318]=1;[.C318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67195" calcext:value-type="float">
            <text:p>16719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19]=[.B319];&quot;match&quot;;&quot;not&quot;)" office:value-type="string" office:string-value="match" calcext:value-type="string">
            <text:p>match</text:p>
          </table:table-cell>
          <table:table-cell table:formula="of:=IF(AND([.B319]=1;[.E319]=&quot;match&quot;);&quot;1&quot;;&quot;0&quot;)" office:value-type="string" office:string-value="0" calcext:value-type="string">
            <text:p>0</text:p>
          </table:table-cell>
          <table:table-cell table:formula="of:=IF(AND([.B319]=0;[.E319]=&quot;match&quot;);&quot;1&quot;;&quot;0&quot;)" office:value-type="string" office:string-value="1" calcext:value-type="string">
            <text:p>1</text:p>
          </table:table-cell>
          <table:table-cell table:formula="of:=IF(AND([.B319]=0;[.C319]=1);&quot;1&quot;;&quot;0&quot;)" office:value-type="string" office:string-value="0" calcext:value-type="string">
            <text:p>0</text:p>
          </table:table-cell>
          <table:table-cell table:formula="of:=IF(AND([.B319]=1;[.C319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64410" calcext:value-type="float">
            <text:p>2644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20]=[.B320];&quot;match&quot;;&quot;not&quot;)" office:value-type="string" office:string-value="match" calcext:value-type="string">
            <text:p>match</text:p>
          </table:table-cell>
          <table:table-cell table:formula="of:=IF(AND([.B320]=1;[.E320]=&quot;match&quot;);&quot;1&quot;;&quot;0&quot;)" office:value-type="string" office:string-value="0" calcext:value-type="string">
            <text:p>0</text:p>
          </table:table-cell>
          <table:table-cell table:formula="of:=IF(AND([.B320]=0;[.E320]=&quot;match&quot;);&quot;1&quot;;&quot;0&quot;)" office:value-type="string" office:string-value="1" calcext:value-type="string">
            <text:p>1</text:p>
          </table:table-cell>
          <table:table-cell table:formula="of:=IF(AND([.B320]=0;[.C320]=1);&quot;1&quot;;&quot;0&quot;)" office:value-type="string" office:string-value="0" calcext:value-type="string">
            <text:p>0</text:p>
          </table:table-cell>
          <table:table-cell table:formula="of:=IF(AND([.B320]=1;[.C320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70943" calcext:value-type="float">
            <text:p>709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21]=[.B321];&quot;match&quot;;&quot;not&quot;)" office:value-type="string" office:string-value="match" calcext:value-type="string">
            <text:p>match</text:p>
          </table:table-cell>
          <table:table-cell table:formula="of:=IF(AND([.B321]=1;[.E321]=&quot;match&quot;);&quot;1&quot;;&quot;0&quot;)" office:value-type="string" office:string-value="0" calcext:value-type="string">
            <text:p>0</text:p>
          </table:table-cell>
          <table:table-cell table:formula="of:=IF(AND([.B321]=0;[.E321]=&quot;match&quot;);&quot;1&quot;;&quot;0&quot;)" office:value-type="string" office:string-value="1" calcext:value-type="string">
            <text:p>1</text:p>
          </table:table-cell>
          <table:table-cell table:formula="of:=IF(AND([.B321]=0;[.C321]=1);&quot;1&quot;;&quot;0&quot;)" office:value-type="string" office:string-value="0" calcext:value-type="string">
            <text:p>0</text:p>
          </table:table-cell>
          <table:table-cell table:formula="of:=IF(AND([.B321]=1;[.C321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57312" calcext:value-type="float">
            <text:p>2573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22]=[.B322];&quot;match&quot;;&quot;not&quot;)" office:value-type="string" office:string-value="match" calcext:value-type="string">
            <text:p>match</text:p>
          </table:table-cell>
          <table:table-cell table:formula="of:=IF(AND([.B322]=1;[.E322]=&quot;match&quot;);&quot;1&quot;;&quot;0&quot;)" office:value-type="string" office:string-value="0" calcext:value-type="string">
            <text:p>0</text:p>
          </table:table-cell>
          <table:table-cell table:formula="of:=IF(AND([.B322]=0;[.E322]=&quot;match&quot;);&quot;1&quot;;&quot;0&quot;)" office:value-type="string" office:string-value="1" calcext:value-type="string">
            <text:p>1</text:p>
          </table:table-cell>
          <table:table-cell table:formula="of:=IF(AND([.B322]=0;[.C322]=1);&quot;1&quot;;&quot;0&quot;)" office:value-type="string" office:string-value="0" calcext:value-type="string">
            <text:p>0</text:p>
          </table:table-cell>
          <table:table-cell table:formula="of:=IF(AND([.B322]=1;[.C322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12264" calcext:value-type="float">
            <text:p>21226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C323]=[.B323];&quot;match&quot;;&quot;not&quot;)" office:value-type="string" office:string-value="match" calcext:value-type="string">
            <text:p>match</text:p>
          </table:table-cell>
          <table:table-cell table:formula="of:=IF(AND([.B323]=1;[.E323]=&quot;match&quot;);&quot;1&quot;;&quot;0&quot;)" office:value-type="string" office:string-value="1" calcext:value-type="string">
            <text:p>1</text:p>
          </table:table-cell>
          <table:table-cell table:formula="of:=IF(AND([.B323]=0;[.E323]=&quot;match&quot;);&quot;1&quot;;&quot;0&quot;)" office:value-type="string" office:string-value="0" calcext:value-type="string">
            <text:p>0</text:p>
          </table:table-cell>
          <table:table-cell table:formula="of:=IF(AND([.B323]=0;[.C323]=1);&quot;1&quot;;&quot;0&quot;)" office:value-type="string" office:string-value="0" calcext:value-type="string">
            <text:p>0</text:p>
          </table:table-cell>
          <table:table-cell table:formula="of:=IF(AND([.B323]=1;[.C323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07818" calcext:value-type="float">
            <text:p>1078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24]=[.B324];&quot;match&quot;;&quot;not&quot;)" office:value-type="string" office:string-value="match" calcext:value-type="string">
            <text:p>match</text:p>
          </table:table-cell>
          <table:table-cell table:formula="of:=IF(AND([.B324]=1;[.E324]=&quot;match&quot;);&quot;1&quot;;&quot;0&quot;)" office:value-type="string" office:string-value="0" calcext:value-type="string">
            <text:p>0</text:p>
          </table:table-cell>
          <table:table-cell table:formula="of:=IF(AND([.B324]=0;[.E324]=&quot;match&quot;);&quot;1&quot;;&quot;0&quot;)" office:value-type="string" office:string-value="1" calcext:value-type="string">
            <text:p>1</text:p>
          </table:table-cell>
          <table:table-cell table:formula="of:=IF(AND([.B324]=0;[.C324]=1);&quot;1&quot;;&quot;0&quot;)" office:value-type="string" office:string-value="0" calcext:value-type="string">
            <text:p>0</text:p>
          </table:table-cell>
          <table:table-cell table:formula="of:=IF(AND([.B324]=1;[.C324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32413" calcext:value-type="float">
            <text:p>1324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25]=[.B325];&quot;match&quot;;&quot;not&quot;)" office:value-type="string" office:string-value="match" calcext:value-type="string">
            <text:p>match</text:p>
          </table:table-cell>
          <table:table-cell table:formula="of:=IF(AND([.B325]=1;[.E325]=&quot;match&quot;);&quot;1&quot;;&quot;0&quot;)" office:value-type="string" office:string-value="0" calcext:value-type="string">
            <text:p>0</text:p>
          </table:table-cell>
          <table:table-cell table:formula="of:=IF(AND([.B325]=0;[.E325]=&quot;match&quot;);&quot;1&quot;;&quot;0&quot;)" office:value-type="string" office:string-value="1" calcext:value-type="string">
            <text:p>1</text:p>
          </table:table-cell>
          <table:table-cell table:formula="of:=IF(AND([.B325]=0;[.C325]=1);&quot;1&quot;;&quot;0&quot;)" office:value-type="string" office:string-value="0" calcext:value-type="string">
            <text:p>0</text:p>
          </table:table-cell>
          <table:table-cell table:formula="of:=IF(AND([.B325]=1;[.C325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26177" calcext:value-type="float">
            <text:p>12617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26]=[.B326];&quot;match&quot;;&quot;not&quot;)" office:value-type="string" office:string-value="match" calcext:value-type="string">
            <text:p>match</text:p>
          </table:table-cell>
          <table:table-cell table:formula="of:=IF(AND([.B326]=1;[.E326]=&quot;match&quot;);&quot;1&quot;;&quot;0&quot;)" office:value-type="string" office:string-value="0" calcext:value-type="string">
            <text:p>0</text:p>
          </table:table-cell>
          <table:table-cell table:formula="of:=IF(AND([.B326]=0;[.E326]=&quot;match&quot;);&quot;1&quot;;&quot;0&quot;)" office:value-type="string" office:string-value="1" calcext:value-type="string">
            <text:p>1</text:p>
          </table:table-cell>
          <table:table-cell table:formula="of:=IF(AND([.B326]=0;[.C326]=1);&quot;1&quot;;&quot;0&quot;)" office:value-type="string" office:string-value="0" calcext:value-type="string">
            <text:p>0</text:p>
          </table:table-cell>
          <table:table-cell table:formula="of:=IF(AND([.B326]=1;[.C326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75432" calcext:value-type="float">
            <text:p>1754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27]=[.B327];&quot;match&quot;;&quot;not&quot;)" office:value-type="string" office:string-value="match" calcext:value-type="string">
            <text:p>match</text:p>
          </table:table-cell>
          <table:table-cell table:formula="of:=IF(AND([.B327]=1;[.E327]=&quot;match&quot;);&quot;1&quot;;&quot;0&quot;)" office:value-type="string" office:string-value="0" calcext:value-type="string">
            <text:p>0</text:p>
          </table:table-cell>
          <table:table-cell table:formula="of:=IF(AND([.B327]=0;[.E327]=&quot;match&quot;);&quot;1&quot;;&quot;0&quot;)" office:value-type="string" office:string-value="1" calcext:value-type="string">
            <text:p>1</text:p>
          </table:table-cell>
          <table:table-cell table:formula="of:=IF(AND([.B327]=0;[.C327]=1);&quot;1&quot;;&quot;0&quot;)" office:value-type="string" office:string-value="0" calcext:value-type="string">
            <text:p>0</text:p>
          </table:table-cell>
          <table:table-cell table:formula="of:=IF(AND([.B327]=1;[.C327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99895" calcext:value-type="float">
            <text:p>9989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28]=[.B328];&quot;match&quot;;&quot;not&quot;)" office:value-type="string" office:string-value="match" calcext:value-type="string">
            <text:p>match</text:p>
          </table:table-cell>
          <table:table-cell table:formula="of:=IF(AND([.B328]=1;[.E328]=&quot;match&quot;);&quot;1&quot;;&quot;0&quot;)" office:value-type="string" office:string-value="0" calcext:value-type="string">
            <text:p>0</text:p>
          </table:table-cell>
          <table:table-cell table:formula="of:=IF(AND([.B328]=0;[.E328]=&quot;match&quot;);&quot;1&quot;;&quot;0&quot;)" office:value-type="string" office:string-value="1" calcext:value-type="string">
            <text:p>1</text:p>
          </table:table-cell>
          <table:table-cell table:formula="of:=IF(AND([.B328]=0;[.C328]=1);&quot;1&quot;;&quot;0&quot;)" office:value-type="string" office:string-value="0" calcext:value-type="string">
            <text:p>0</text:p>
          </table:table-cell>
          <table:table-cell table:formula="of:=IF(AND([.B328]=1;[.C328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61454" calcext:value-type="float">
            <text:p>2614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29]=[.B329];&quot;match&quot;;&quot;not&quot;)" office:value-type="string" office:string-value="match" calcext:value-type="string">
            <text:p>match</text:p>
          </table:table-cell>
          <table:table-cell table:formula="of:=IF(AND([.B329]=1;[.E329]=&quot;match&quot;);&quot;1&quot;;&quot;0&quot;)" office:value-type="string" office:string-value="0" calcext:value-type="string">
            <text:p>0</text:p>
          </table:table-cell>
          <table:table-cell table:formula="of:=IF(AND([.B329]=0;[.E329]=&quot;match&quot;);&quot;1&quot;;&quot;0&quot;)" office:value-type="string" office:string-value="1" calcext:value-type="string">
            <text:p>1</text:p>
          </table:table-cell>
          <table:table-cell table:formula="of:=IF(AND([.B329]=0;[.C329]=1);&quot;1&quot;;&quot;0&quot;)" office:value-type="string" office:string-value="0" calcext:value-type="string">
            <text:p>0</text:p>
          </table:table-cell>
          <table:table-cell table:formula="of:=IF(AND([.B329]=1;[.C329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58616" calcext:value-type="float">
            <text:p>2586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30]=[.B330];&quot;match&quot;;&quot;not&quot;)" office:value-type="string" office:string-value="match" calcext:value-type="string">
            <text:p>match</text:p>
          </table:table-cell>
          <table:table-cell table:formula="of:=IF(AND([.B330]=1;[.E330]=&quot;match&quot;);&quot;1&quot;;&quot;0&quot;)" office:value-type="string" office:string-value="0" calcext:value-type="string">
            <text:p>0</text:p>
          </table:table-cell>
          <table:table-cell table:formula="of:=IF(AND([.B330]=0;[.E330]=&quot;match&quot;);&quot;1&quot;;&quot;0&quot;)" office:value-type="string" office:string-value="1" calcext:value-type="string">
            <text:p>1</text:p>
          </table:table-cell>
          <table:table-cell table:formula="of:=IF(AND([.B330]=0;[.C330]=1);&quot;1&quot;;&quot;0&quot;)" office:value-type="string" office:string-value="0" calcext:value-type="string">
            <text:p>0</text:p>
          </table:table-cell>
          <table:table-cell table:formula="of:=IF(AND([.B330]=1;[.C330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54862" calcext:value-type="float">
            <text:p>25486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31]=[.B331];&quot;match&quot;;&quot;not&quot;)" office:value-type="string" office:string-value="match" calcext:value-type="string">
            <text:p>match</text:p>
          </table:table-cell>
          <table:table-cell table:formula="of:=IF(AND([.B331]=1;[.E331]=&quot;match&quot;);&quot;1&quot;;&quot;0&quot;)" office:value-type="string" office:string-value="0" calcext:value-type="string">
            <text:p>0</text:p>
          </table:table-cell>
          <table:table-cell table:formula="of:=IF(AND([.B331]=0;[.E331]=&quot;match&quot;);&quot;1&quot;;&quot;0&quot;)" office:value-type="string" office:string-value="1" calcext:value-type="string">
            <text:p>1</text:p>
          </table:table-cell>
          <table:table-cell table:formula="of:=IF(AND([.B331]=0;[.C331]=1);&quot;1&quot;;&quot;0&quot;)" office:value-type="string" office:string-value="0" calcext:value-type="string">
            <text:p>0</text:p>
          </table:table-cell>
          <table:table-cell table:formula="of:=IF(AND([.B331]=1;[.C331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5705" calcext:value-type="float">
            <text:p>1570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32]=[.B332];&quot;match&quot;;&quot;not&quot;)" office:value-type="string" office:string-value="match" calcext:value-type="string">
            <text:p>match</text:p>
          </table:table-cell>
          <table:table-cell table:formula="of:=IF(AND([.B332]=1;[.E332]=&quot;match&quot;);&quot;1&quot;;&quot;0&quot;)" office:value-type="string" office:string-value="0" calcext:value-type="string">
            <text:p>0</text:p>
          </table:table-cell>
          <table:table-cell table:formula="of:=IF(AND([.B332]=0;[.E332]=&quot;match&quot;);&quot;1&quot;;&quot;0&quot;)" office:value-type="string" office:string-value="1" calcext:value-type="string">
            <text:p>1</text:p>
          </table:table-cell>
          <table:table-cell table:formula="of:=IF(AND([.B332]=0;[.C332]=1);&quot;1&quot;;&quot;0&quot;)" office:value-type="string" office:string-value="0" calcext:value-type="string">
            <text:p>0</text:p>
          </table:table-cell>
          <table:table-cell table:formula="of:=IF(AND([.B332]=1;[.C332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32096" calcext:value-type="float">
            <text:p>320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33]=[.B333];&quot;match&quot;;&quot;not&quot;)" office:value-type="string" office:string-value="match" calcext:value-type="string">
            <text:p>match</text:p>
          </table:table-cell>
          <table:table-cell table:formula="of:=IF(AND([.B333]=1;[.E333]=&quot;match&quot;);&quot;1&quot;;&quot;0&quot;)" office:value-type="string" office:string-value="0" calcext:value-type="string">
            <text:p>0</text:p>
          </table:table-cell>
          <table:table-cell table:formula="of:=IF(AND([.B333]=0;[.E333]=&quot;match&quot;);&quot;1&quot;;&quot;0&quot;)" office:value-type="string" office:string-value="1" calcext:value-type="string">
            <text:p>1</text:p>
          </table:table-cell>
          <table:table-cell table:formula="of:=IF(AND([.B333]=0;[.C333]=1);&quot;1&quot;;&quot;0&quot;)" office:value-type="string" office:string-value="0" calcext:value-type="string">
            <text:p>0</text:p>
          </table:table-cell>
          <table:table-cell table:formula="of:=IF(AND([.B333]=1;[.C333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48487" calcext:value-type="float">
            <text:p>4848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34]=[.B334];&quot;match&quot;;&quot;not&quot;)" office:value-type="string" office:string-value="match" calcext:value-type="string">
            <text:p>match</text:p>
          </table:table-cell>
          <table:table-cell table:formula="of:=IF(AND([.B334]=1;[.E334]=&quot;match&quot;);&quot;1&quot;;&quot;0&quot;)" office:value-type="string" office:string-value="0" calcext:value-type="string">
            <text:p>0</text:p>
          </table:table-cell>
          <table:table-cell table:formula="of:=IF(AND([.B334]=0;[.E334]=&quot;match&quot;);&quot;1&quot;;&quot;0&quot;)" office:value-type="string" office:string-value="1" calcext:value-type="string">
            <text:p>1</text:p>
          </table:table-cell>
          <table:table-cell table:formula="of:=IF(AND([.B334]=0;[.C334]=1);&quot;1&quot;;&quot;0&quot;)" office:value-type="string" office:string-value="0" calcext:value-type="string">
            <text:p>0</text:p>
          </table:table-cell>
          <table:table-cell table:formula="of:=IF(AND([.B334]=1;[.C334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87753" calcext:value-type="float">
            <text:p>1877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35]=[.B335];&quot;match&quot;;&quot;not&quot;)" office:value-type="string" office:string-value="match" calcext:value-type="string">
            <text:p>match</text:p>
          </table:table-cell>
          <table:table-cell table:formula="of:=IF(AND([.B335]=1;[.E335]=&quot;match&quot;);&quot;1&quot;;&quot;0&quot;)" office:value-type="string" office:string-value="0" calcext:value-type="string">
            <text:p>0</text:p>
          </table:table-cell>
          <table:table-cell table:formula="of:=IF(AND([.B335]=0;[.E335]=&quot;match&quot;);&quot;1&quot;;&quot;0&quot;)" office:value-type="string" office:string-value="1" calcext:value-type="string">
            <text:p>1</text:p>
          </table:table-cell>
          <table:table-cell table:formula="of:=IF(AND([.B335]=0;[.C335]=1);&quot;1&quot;;&quot;0&quot;)" office:value-type="string" office:string-value="0" calcext:value-type="string">
            <text:p>0</text:p>
          </table:table-cell>
          <table:table-cell table:formula="of:=IF(AND([.B335]=1;[.C335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07422" calcext:value-type="float">
            <text:p>2074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36]=[.B336];&quot;match&quot;;&quot;not&quot;)" office:value-type="string" office:string-value="match" calcext:value-type="string">
            <text:p>match</text:p>
          </table:table-cell>
          <table:table-cell table:formula="of:=IF(AND([.B336]=1;[.E336]=&quot;match&quot;);&quot;1&quot;;&quot;0&quot;)" office:value-type="string" office:string-value="0" calcext:value-type="string">
            <text:p>0</text:p>
          </table:table-cell>
          <table:table-cell table:formula="of:=IF(AND([.B336]=0;[.E336]=&quot;match&quot;);&quot;1&quot;;&quot;0&quot;)" office:value-type="string" office:string-value="1" calcext:value-type="string">
            <text:p>1</text:p>
          </table:table-cell>
          <table:table-cell table:formula="of:=IF(AND([.B336]=0;[.C336]=1);&quot;1&quot;;&quot;0&quot;)" office:value-type="string" office:string-value="0" calcext:value-type="string">
            <text:p>0</text:p>
          </table:table-cell>
          <table:table-cell table:formula="of:=IF(AND([.B336]=1;[.C336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30071" calcext:value-type="float">
            <text:p>3007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37]=[.B337];&quot;match&quot;;&quot;not&quot;)" office:value-type="string" office:string-value="match" calcext:value-type="string">
            <text:p>match</text:p>
          </table:table-cell>
          <table:table-cell table:formula="of:=IF(AND([.B337]=1;[.E337]=&quot;match&quot;);&quot;1&quot;;&quot;0&quot;)" office:value-type="string" office:string-value="0" calcext:value-type="string">
            <text:p>0</text:p>
          </table:table-cell>
          <table:table-cell table:formula="of:=IF(AND([.B337]=0;[.E337]=&quot;match&quot;);&quot;1&quot;;&quot;0&quot;)" office:value-type="string" office:string-value="1" calcext:value-type="string">
            <text:p>1</text:p>
          </table:table-cell>
          <table:table-cell table:formula="of:=IF(AND([.B337]=0;[.C337]=1);&quot;1&quot;;&quot;0&quot;)" office:value-type="string" office:string-value="0" calcext:value-type="string">
            <text:p>0</text:p>
          </table:table-cell>
          <table:table-cell table:formula="of:=IF(AND([.B337]=1;[.C337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66941" calcext:value-type="float">
            <text:p>669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38]=[.B338];&quot;match&quot;;&quot;not&quot;)" office:value-type="string" office:string-value="match" calcext:value-type="string">
            <text:p>match</text:p>
          </table:table-cell>
          <table:table-cell table:formula="of:=IF(AND([.B338]=1;[.E338]=&quot;match&quot;);&quot;1&quot;;&quot;0&quot;)" office:value-type="string" office:string-value="0" calcext:value-type="string">
            <text:p>0</text:p>
          </table:table-cell>
          <table:table-cell table:formula="of:=IF(AND([.B338]=0;[.E338]=&quot;match&quot;);&quot;1&quot;;&quot;0&quot;)" office:value-type="string" office:string-value="1" calcext:value-type="string">
            <text:p>1</text:p>
          </table:table-cell>
          <table:table-cell table:formula="of:=IF(AND([.B338]=0;[.C338]=1);&quot;1&quot;;&quot;0&quot;)" office:value-type="string" office:string-value="0" calcext:value-type="string">
            <text:p>0</text:p>
          </table:table-cell>
          <table:table-cell table:formula="of:=IF(AND([.B338]=1;[.C338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98016" calcext:value-type="float">
            <text:p>1980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39]=[.B339];&quot;match&quot;;&quot;not&quot;)" office:value-type="string" office:string-value="match" calcext:value-type="string">
            <text:p>match</text:p>
          </table:table-cell>
          <table:table-cell table:formula="of:=IF(AND([.B339]=1;[.E339]=&quot;match&quot;);&quot;1&quot;;&quot;0&quot;)" office:value-type="string" office:string-value="0" calcext:value-type="string">
            <text:p>0</text:p>
          </table:table-cell>
          <table:table-cell table:formula="of:=IF(AND([.B339]=0;[.E339]=&quot;match&quot;);&quot;1&quot;;&quot;0&quot;)" office:value-type="string" office:string-value="1" calcext:value-type="string">
            <text:p>1</text:p>
          </table:table-cell>
          <table:table-cell table:formula="of:=IF(AND([.B339]=0;[.C339]=1);&quot;1&quot;;&quot;0&quot;)" office:value-type="string" office:string-value="0" calcext:value-type="string">
            <text:p>0</text:p>
          </table:table-cell>
          <table:table-cell table:formula="of:=IF(AND([.B339]=1;[.C339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42377" calcext:value-type="float">
            <text:p>4237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C340]=[.B340];&quot;match&quot;;&quot;not&quot;)" office:value-type="string" office:string-value="match" calcext:value-type="string">
            <text:p>match</text:p>
          </table:table-cell>
          <table:table-cell table:formula="of:=IF(AND([.B340]=1;[.E340]=&quot;match&quot;);&quot;1&quot;;&quot;0&quot;)" office:value-type="string" office:string-value="1" calcext:value-type="string">
            <text:p>1</text:p>
          </table:table-cell>
          <table:table-cell table:formula="of:=IF(AND([.B340]=0;[.E340]=&quot;match&quot;);&quot;1&quot;;&quot;0&quot;)" office:value-type="string" office:string-value="0" calcext:value-type="string">
            <text:p>0</text:p>
          </table:table-cell>
          <table:table-cell table:formula="of:=IF(AND([.B340]=0;[.C340]=1);&quot;1&quot;;&quot;0&quot;)" office:value-type="string" office:string-value="0" calcext:value-type="string">
            <text:p>0</text:p>
          </table:table-cell>
          <table:table-cell table:formula="of:=IF(AND([.B340]=1;[.C340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71052" calcext:value-type="float">
            <text:p>710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41]=[.B341];&quot;match&quot;;&quot;not&quot;)" office:value-type="string" office:string-value="match" calcext:value-type="string">
            <text:p>match</text:p>
          </table:table-cell>
          <table:table-cell table:formula="of:=IF(AND([.B341]=1;[.E341]=&quot;match&quot;);&quot;1&quot;;&quot;0&quot;)" office:value-type="string" office:string-value="0" calcext:value-type="string">
            <text:p>0</text:p>
          </table:table-cell>
          <table:table-cell table:formula="of:=IF(AND([.B341]=0;[.E341]=&quot;match&quot;);&quot;1&quot;;&quot;0&quot;)" office:value-type="string" office:string-value="1" calcext:value-type="string">
            <text:p>1</text:p>
          </table:table-cell>
          <table:table-cell table:formula="of:=IF(AND([.B341]=0;[.C341]=1);&quot;1&quot;;&quot;0&quot;)" office:value-type="string" office:string-value="0" calcext:value-type="string">
            <text:p>0</text:p>
          </table:table-cell>
          <table:table-cell table:formula="of:=IF(AND([.B341]=1;[.C341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42]=[.B342];&quot;match&quot;;&quot;not&quot;)" office:value-type="string" office:string-value="match" calcext:value-type="string">
            <text:p>match</text:p>
          </table:table-cell>
          <table:table-cell table:formula="of:=IF(AND([.B342]=1;[.E342]=&quot;match&quot;);&quot;1&quot;;&quot;0&quot;)" office:value-type="string" office:string-value="0" calcext:value-type="string">
            <text:p>0</text:p>
          </table:table-cell>
          <table:table-cell table:formula="of:=IF(AND([.B342]=0;[.E342]=&quot;match&quot;);&quot;1&quot;;&quot;0&quot;)" office:value-type="string" office:string-value="1" calcext:value-type="string">
            <text:p>1</text:p>
          </table:table-cell>
          <table:table-cell table:formula="of:=IF(AND([.B342]=0;[.C342]=1);&quot;1&quot;;&quot;0&quot;)" office:value-type="string" office:string-value="0" calcext:value-type="string">
            <text:p>0</text:p>
          </table:table-cell>
          <table:table-cell table:formula="of:=IF(AND([.B342]=1;[.C342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34192" calcext:value-type="float">
            <text:p>3419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43]=[.B343];&quot;match&quot;;&quot;not&quot;)" office:value-type="string" office:string-value="match" calcext:value-type="string">
            <text:p>match</text:p>
          </table:table-cell>
          <table:table-cell table:formula="of:=IF(AND([.B343]=1;[.E343]=&quot;match&quot;);&quot;1&quot;;&quot;0&quot;)" office:value-type="string" office:string-value="0" calcext:value-type="string">
            <text:p>0</text:p>
          </table:table-cell>
          <table:table-cell table:formula="of:=IF(AND([.B343]=0;[.E343]=&quot;match&quot;);&quot;1&quot;;&quot;0&quot;)" office:value-type="string" office:string-value="1" calcext:value-type="string">
            <text:p>1</text:p>
          </table:table-cell>
          <table:table-cell table:formula="of:=IF(AND([.B343]=0;[.C343]=1);&quot;1&quot;;&quot;0&quot;)" office:value-type="string" office:string-value="0" calcext:value-type="string">
            <text:p>0</text:p>
          </table:table-cell>
          <table:table-cell table:formula="of:=IF(AND([.B343]=1;[.C343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44785" calcext:value-type="float">
            <text:p>14478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44]=[.B344];&quot;match&quot;;&quot;not&quot;)" office:value-type="string" office:string-value="match" calcext:value-type="string">
            <text:p>match</text:p>
          </table:table-cell>
          <table:table-cell table:formula="of:=IF(AND([.B344]=1;[.E344]=&quot;match&quot;);&quot;1&quot;;&quot;0&quot;)" office:value-type="string" office:string-value="0" calcext:value-type="string">
            <text:p>0</text:p>
          </table:table-cell>
          <table:table-cell table:formula="of:=IF(AND([.B344]=0;[.E344]=&quot;match&quot;);&quot;1&quot;;&quot;0&quot;)" office:value-type="string" office:string-value="1" calcext:value-type="string">
            <text:p>1</text:p>
          </table:table-cell>
          <table:table-cell table:formula="of:=IF(AND([.B344]=0;[.C344]=1);&quot;1&quot;;&quot;0&quot;)" office:value-type="string" office:string-value="0" calcext:value-type="string">
            <text:p>0</text:p>
          </table:table-cell>
          <table:table-cell table:formula="of:=IF(AND([.B344]=1;[.C344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5522" calcext:value-type="float">
            <text:p>55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45]=[.B345];&quot;match&quot;;&quot;not&quot;)" office:value-type="string" office:string-value="match" calcext:value-type="string">
            <text:p>match</text:p>
          </table:table-cell>
          <table:table-cell table:formula="of:=IF(AND([.B345]=1;[.E345]=&quot;match&quot;);&quot;1&quot;;&quot;0&quot;)" office:value-type="string" office:string-value="0" calcext:value-type="string">
            <text:p>0</text:p>
          </table:table-cell>
          <table:table-cell table:formula="of:=IF(AND([.B345]=0;[.E345]=&quot;match&quot;);&quot;1&quot;;&quot;0&quot;)" office:value-type="string" office:string-value="1" calcext:value-type="string">
            <text:p>1</text:p>
          </table:table-cell>
          <table:table-cell table:formula="of:=IF(AND([.B345]=0;[.C345]=1);&quot;1&quot;;&quot;0&quot;)" office:value-type="string" office:string-value="0" calcext:value-type="string">
            <text:p>0</text:p>
          </table:table-cell>
          <table:table-cell table:formula="of:=IF(AND([.B345]=1;[.C345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65267" calcext:value-type="float">
            <text:p>1652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46]=[.B346];&quot;match&quot;;&quot;not&quot;)" office:value-type="string" office:string-value="match" calcext:value-type="string">
            <text:p>match</text:p>
          </table:table-cell>
          <table:table-cell table:formula="of:=IF(AND([.B346]=1;[.E346]=&quot;match&quot;);&quot;1&quot;;&quot;0&quot;)" office:value-type="string" office:string-value="0" calcext:value-type="string">
            <text:p>0</text:p>
          </table:table-cell>
          <table:table-cell table:formula="of:=IF(AND([.B346]=0;[.E346]=&quot;match&quot;);&quot;1&quot;;&quot;0&quot;)" office:value-type="string" office:string-value="1" calcext:value-type="string">
            <text:p>1</text:p>
          </table:table-cell>
          <table:table-cell table:formula="of:=IF(AND([.B346]=0;[.C346]=1);&quot;1&quot;;&quot;0&quot;)" office:value-type="string" office:string-value="0" calcext:value-type="string">
            <text:p>0</text:p>
          </table:table-cell>
          <table:table-cell table:formula="of:=IF(AND([.B346]=1;[.C346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52983" calcext:value-type="float">
            <text:p>15298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47]=[.B347];&quot;match&quot;;&quot;not&quot;)" office:value-type="string" office:string-value="match" calcext:value-type="string">
            <text:p>match</text:p>
          </table:table-cell>
          <table:table-cell table:formula="of:=IF(AND([.B347]=1;[.E347]=&quot;match&quot;);&quot;1&quot;;&quot;0&quot;)" office:value-type="string" office:string-value="0" calcext:value-type="string">
            <text:p>0</text:p>
          </table:table-cell>
          <table:table-cell table:formula="of:=IF(AND([.B347]=0;[.E347]=&quot;match&quot;);&quot;1&quot;;&quot;0&quot;)" office:value-type="string" office:string-value="1" calcext:value-type="string">
            <text:p>1</text:p>
          </table:table-cell>
          <table:table-cell table:formula="of:=IF(AND([.B347]=0;[.C347]=1);&quot;1&quot;;&quot;0&quot;)" office:value-type="string" office:string-value="0" calcext:value-type="string">
            <text:p>0</text:p>
          </table:table-cell>
          <table:table-cell table:formula="of:=IF(AND([.B347]=1;[.C347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06234" calcext:value-type="float">
            <text:p>2062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48]=[.B348];&quot;match&quot;;&quot;not&quot;)" office:value-type="string" office:string-value="match" calcext:value-type="string">
            <text:p>match</text:p>
          </table:table-cell>
          <table:table-cell table:formula="of:=IF(AND([.B348]=1;[.E348]=&quot;match&quot;);&quot;1&quot;;&quot;0&quot;)" office:value-type="string" office:string-value="0" calcext:value-type="string">
            <text:p>0</text:p>
          </table:table-cell>
          <table:table-cell table:formula="of:=IF(AND([.B348]=0;[.E348]=&quot;match&quot;);&quot;1&quot;;&quot;0&quot;)" office:value-type="string" office:string-value="1" calcext:value-type="string">
            <text:p>1</text:p>
          </table:table-cell>
          <table:table-cell table:formula="of:=IF(AND([.B348]=0;[.C348]=1);&quot;1&quot;;&quot;0&quot;)" office:value-type="string" office:string-value="0" calcext:value-type="string">
            <text:p>0</text:p>
          </table:table-cell>
          <table:table-cell table:formula="of:=IF(AND([.B348]=1;[.C348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44448" calcext:value-type="float">
            <text:p>444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49]=[.B349];&quot;match&quot;;&quot;not&quot;)" office:value-type="string" office:string-value="match" calcext:value-type="string">
            <text:p>match</text:p>
          </table:table-cell>
          <table:table-cell table:formula="of:=IF(AND([.B349]=1;[.E349]=&quot;match&quot;);&quot;1&quot;;&quot;0&quot;)" office:value-type="string" office:string-value="0" calcext:value-type="string">
            <text:p>0</text:p>
          </table:table-cell>
          <table:table-cell table:formula="of:=IF(AND([.B349]=0;[.E349]=&quot;match&quot;);&quot;1&quot;;&quot;0&quot;)" office:value-type="string" office:string-value="1" calcext:value-type="string">
            <text:p>1</text:p>
          </table:table-cell>
          <table:table-cell table:formula="of:=IF(AND([.B349]=0;[.C349]=1);&quot;1&quot;;&quot;0&quot;)" office:value-type="string" office:string-value="0" calcext:value-type="string">
            <text:p>0</text:p>
          </table:table-cell>
          <table:table-cell table:formula="of:=IF(AND([.B349]=1;[.C349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18539" calcext:value-type="float">
            <text:p>2185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50]=[.B350];&quot;match&quot;;&quot;not&quot;)" office:value-type="string" office:string-value="match" calcext:value-type="string">
            <text:p>match</text:p>
          </table:table-cell>
          <table:table-cell table:formula="of:=IF(AND([.B350]=1;[.E350]=&quot;match&quot;);&quot;1&quot;;&quot;0&quot;)" office:value-type="string" office:string-value="0" calcext:value-type="string">
            <text:p>0</text:p>
          </table:table-cell>
          <table:table-cell table:formula="of:=IF(AND([.B350]=0;[.E350]=&quot;match&quot;);&quot;1&quot;;&quot;0&quot;)" office:value-type="string" office:string-value="1" calcext:value-type="string">
            <text:p>1</text:p>
          </table:table-cell>
          <table:table-cell table:formula="of:=IF(AND([.B350]=0;[.C350]=1);&quot;1&quot;;&quot;0&quot;)" office:value-type="string" office:string-value="0" calcext:value-type="string">
            <text:p>0</text:p>
          </table:table-cell>
          <table:table-cell table:formula="of:=IF(AND([.B350]=1;[.C350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14445" calcext:value-type="float">
            <text:p>2144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51]=[.B351];&quot;match&quot;;&quot;not&quot;)" office:value-type="string" office:string-value="match" calcext:value-type="string">
            <text:p>match</text:p>
          </table:table-cell>
          <table:table-cell table:formula="of:=IF(AND([.B351]=1;[.E351]=&quot;match&quot;);&quot;1&quot;;&quot;0&quot;)" office:value-type="string" office:string-value="0" calcext:value-type="string">
            <text:p>0</text:p>
          </table:table-cell>
          <table:table-cell table:formula="of:=IF(AND([.B351]=0;[.E351]=&quot;match&quot;);&quot;1&quot;;&quot;0&quot;)" office:value-type="string" office:string-value="1" calcext:value-type="string">
            <text:p>1</text:p>
          </table:table-cell>
          <table:table-cell table:formula="of:=IF(AND([.B351]=0;[.C351]=1);&quot;1&quot;;&quot;0&quot;)" office:value-type="string" office:string-value="0" calcext:value-type="string">
            <text:p>0</text:p>
          </table:table-cell>
          <table:table-cell table:formula="of:=IF(AND([.B351]=1;[.C351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83730" calcext:value-type="float">
            <text:p>1837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52]=[.B352];&quot;match&quot;;&quot;not&quot;)" office:value-type="string" office:string-value="match" calcext:value-type="string">
            <text:p>match</text:p>
          </table:table-cell>
          <table:table-cell table:formula="of:=IF(AND([.B352]=1;[.E352]=&quot;match&quot;);&quot;1&quot;;&quot;0&quot;)" office:value-type="string" office:string-value="0" calcext:value-type="string">
            <text:p>0</text:p>
          </table:table-cell>
          <table:table-cell table:formula="of:=IF(AND([.B352]=0;[.E352]=&quot;match&quot;);&quot;1&quot;;&quot;0&quot;)" office:value-type="string" office:string-value="1" calcext:value-type="string">
            <text:p>1</text:p>
          </table:table-cell>
          <table:table-cell table:formula="of:=IF(AND([.B352]=0;[.C352]=1);&quot;1&quot;;&quot;0&quot;)" office:value-type="string" office:string-value="0" calcext:value-type="string">
            <text:p>0</text:p>
          </table:table-cell>
          <table:table-cell table:formula="of:=IF(AND([.B352]=1;[.C352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58919" calcext:value-type="float">
            <text:p>2589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53]=[.B353];&quot;match&quot;;&quot;not&quot;)" office:value-type="string" office:string-value="match" calcext:value-type="string">
            <text:p>match</text:p>
          </table:table-cell>
          <table:table-cell table:formula="of:=IF(AND([.B353]=1;[.E353]=&quot;match&quot;);&quot;1&quot;;&quot;0&quot;)" office:value-type="string" office:string-value="0" calcext:value-type="string">
            <text:p>0</text:p>
          </table:table-cell>
          <table:table-cell table:formula="of:=IF(AND([.B353]=0;[.E353]=&quot;match&quot;);&quot;1&quot;;&quot;0&quot;)" office:value-type="string" office:string-value="1" calcext:value-type="string">
            <text:p>1</text:p>
          </table:table-cell>
          <table:table-cell table:formula="of:=IF(AND([.B353]=0;[.C353]=1);&quot;1&quot;;&quot;0&quot;)" office:value-type="string" office:string-value="0" calcext:value-type="string">
            <text:p>0</text:p>
          </table:table-cell>
          <table:table-cell table:formula="of:=IF(AND([.B353]=1;[.C353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26390" calcext:value-type="float">
            <text:p>1263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54]=[.B354];&quot;match&quot;;&quot;not&quot;)" office:value-type="string" office:string-value="match" calcext:value-type="string">
            <text:p>match</text:p>
          </table:table-cell>
          <table:table-cell table:formula="of:=IF(AND([.B354]=1;[.E354]=&quot;match&quot;);&quot;1&quot;;&quot;0&quot;)" office:value-type="string" office:string-value="0" calcext:value-type="string">
            <text:p>0</text:p>
          </table:table-cell>
          <table:table-cell table:formula="of:=IF(AND([.B354]=0;[.E354]=&quot;match&quot;);&quot;1&quot;;&quot;0&quot;)" office:value-type="string" office:string-value="1" calcext:value-type="string">
            <text:p>1</text:p>
          </table:table-cell>
          <table:table-cell table:formula="of:=IF(AND([.B354]=0;[.C354]=1);&quot;1&quot;;&quot;0&quot;)" office:value-type="string" office:string-value="0" calcext:value-type="string">
            <text:p>0</text:p>
          </table:table-cell>
          <table:table-cell table:formula="of:=IF(AND([.B354]=1;[.C354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4023" calcext:value-type="float">
            <text:p>240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55]=[.B355];&quot;match&quot;;&quot;not&quot;)" office:value-type="string" office:string-value="match" calcext:value-type="string">
            <text:p>match</text:p>
          </table:table-cell>
          <table:table-cell table:formula="of:=IF(AND([.B355]=1;[.E355]=&quot;match&quot;);&quot;1&quot;;&quot;0&quot;)" office:value-type="string" office:string-value="0" calcext:value-type="string">
            <text:p>0</text:p>
          </table:table-cell>
          <table:table-cell table:formula="of:=IF(AND([.B355]=0;[.E355]=&quot;match&quot;);&quot;1&quot;;&quot;0&quot;)" office:value-type="string" office:string-value="1" calcext:value-type="string">
            <text:p>1</text:p>
          </table:table-cell>
          <table:table-cell table:formula="of:=IF(AND([.B355]=0;[.C355]=1);&quot;1&quot;;&quot;0&quot;)" office:value-type="string" office:string-value="0" calcext:value-type="string">
            <text:p>0</text:p>
          </table:table-cell>
          <table:table-cell table:formula="of:=IF(AND([.B355]=1;[.C355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12449" calcext:value-type="float">
            <text:p>2124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56]=[.B356];&quot;match&quot;;&quot;not&quot;)" office:value-type="string" office:string-value="match" calcext:value-type="string">
            <text:p>match</text:p>
          </table:table-cell>
          <table:table-cell table:formula="of:=IF(AND([.B356]=1;[.E356]=&quot;match&quot;);&quot;1&quot;;&quot;0&quot;)" office:value-type="string" office:string-value="0" calcext:value-type="string">
            <text:p>0</text:p>
          </table:table-cell>
          <table:table-cell table:formula="of:=IF(AND([.B356]=0;[.E356]=&quot;match&quot;);&quot;1&quot;;&quot;0&quot;)" office:value-type="string" office:string-value="1" calcext:value-type="string">
            <text:p>1</text:p>
          </table:table-cell>
          <table:table-cell table:formula="of:=IF(AND([.B356]=0;[.C356]=1);&quot;1&quot;;&quot;0&quot;)" office:value-type="string" office:string-value="0" calcext:value-type="string">
            <text:p>0</text:p>
          </table:table-cell>
          <table:table-cell table:formula="of:=IF(AND([.B356]=1;[.C356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91971" calcext:value-type="float">
            <text:p>19197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57]=[.B357];&quot;match&quot;;&quot;not&quot;)" office:value-type="string" office:string-value="match" calcext:value-type="string">
            <text:p>match</text:p>
          </table:table-cell>
          <table:table-cell table:formula="of:=IF(AND([.B357]=1;[.E357]=&quot;match&quot;);&quot;1&quot;;&quot;0&quot;)" office:value-type="string" office:string-value="0" calcext:value-type="string">
            <text:p>0</text:p>
          </table:table-cell>
          <table:table-cell table:formula="of:=IF(AND([.B357]=0;[.E357]=&quot;match&quot;);&quot;1&quot;;&quot;0&quot;)" office:value-type="string" office:string-value="1" calcext:value-type="string">
            <text:p>1</text:p>
          </table:table-cell>
          <table:table-cell table:formula="of:=IF(AND([.B357]=0;[.C357]=1);&quot;1&quot;;&quot;0&quot;)" office:value-type="string" office:string-value="0" calcext:value-type="string">
            <text:p>0</text:p>
          </table:table-cell>
          <table:table-cell table:formula="of:=IF(AND([.B357]=1;[.C357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46917" calcext:value-type="float">
            <text:p>1469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58]=[.B358];&quot;match&quot;;&quot;not&quot;)" office:value-type="string" office:string-value="match" calcext:value-type="string">
            <text:p>match</text:p>
          </table:table-cell>
          <table:table-cell table:formula="of:=IF(AND([.B358]=1;[.E358]=&quot;match&quot;);&quot;1&quot;;&quot;0&quot;)" office:value-type="string" office:string-value="0" calcext:value-type="string">
            <text:p>0</text:p>
          </table:table-cell>
          <table:table-cell table:formula="of:=IF(AND([.B358]=0;[.E358]=&quot;match&quot;);&quot;1&quot;;&quot;0&quot;)" office:value-type="string" office:string-value="1" calcext:value-type="string">
            <text:p>1</text:p>
          </table:table-cell>
          <table:table-cell table:formula="of:=IF(AND([.B358]=0;[.C358]=1);&quot;1&quot;;&quot;0&quot;)" office:value-type="string" office:string-value="0" calcext:value-type="string">
            <text:p>0</text:p>
          </table:table-cell>
          <table:table-cell table:formula="of:=IF(AND([.B358]=1;[.C358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73556" calcext:value-type="float">
            <text:p>17355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C359]=[.B359];&quot;match&quot;;&quot;not&quot;)" office:value-type="string" office:string-value="match" calcext:value-type="string">
            <text:p>match</text:p>
          </table:table-cell>
          <table:table-cell table:formula="of:=IF(AND([.B359]=1;[.E359]=&quot;match&quot;);&quot;1&quot;;&quot;0&quot;)" office:value-type="string" office:string-value="1" calcext:value-type="string">
            <text:p>1</text:p>
          </table:table-cell>
          <table:table-cell table:formula="of:=IF(AND([.B359]=0;[.E359]=&quot;match&quot;);&quot;1&quot;;&quot;0&quot;)" office:value-type="string" office:string-value="0" calcext:value-type="string">
            <text:p>0</text:p>
          </table:table-cell>
          <table:table-cell table:formula="of:=IF(AND([.B359]=0;[.C359]=1);&quot;1&quot;;&quot;0&quot;)" office:value-type="string" office:string-value="0" calcext:value-type="string">
            <text:p>0</text:p>
          </table:table-cell>
          <table:table-cell table:formula="of:=IF(AND([.B359]=1;[.C359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5621" calcext:value-type="float">
            <text:p>56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60]=[.B360];&quot;match&quot;;&quot;not&quot;)" office:value-type="string" office:string-value="match" calcext:value-type="string">
            <text:p>match</text:p>
          </table:table-cell>
          <table:table-cell table:formula="of:=IF(AND([.B360]=1;[.E360]=&quot;match&quot;);&quot;1&quot;;&quot;0&quot;)" office:value-type="string" office:string-value="0" calcext:value-type="string">
            <text:p>0</text:p>
          </table:table-cell>
          <table:table-cell table:formula="of:=IF(AND([.B360]=0;[.E360]=&quot;match&quot;);&quot;1&quot;;&quot;0&quot;)" office:value-type="string" office:string-value="1" calcext:value-type="string">
            <text:p>1</text:p>
          </table:table-cell>
          <table:table-cell table:formula="of:=IF(AND([.B360]=0;[.C360]=1);&quot;1&quot;;&quot;0&quot;)" office:value-type="string" office:string-value="0" calcext:value-type="string">
            <text:p>0</text:p>
          </table:table-cell>
          <table:table-cell table:formula="of:=IF(AND([.B360]=1;[.C360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18265" calcext:value-type="float">
            <text:p>11826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61]=[.B361];&quot;match&quot;;&quot;not&quot;)" office:value-type="string" office:string-value="match" calcext:value-type="string">
            <text:p>match</text:p>
          </table:table-cell>
          <table:table-cell table:formula="of:=IF(AND([.B361]=1;[.E361]=&quot;match&quot;);&quot;1&quot;;&quot;0&quot;)" office:value-type="string" office:string-value="0" calcext:value-type="string">
            <text:p>0</text:p>
          </table:table-cell>
          <table:table-cell table:formula="of:=IF(AND([.B361]=0;[.E361]=&quot;match&quot;);&quot;1&quot;;&quot;0&quot;)" office:value-type="string" office:string-value="1" calcext:value-type="string">
            <text:p>1</text:p>
          </table:table-cell>
          <table:table-cell table:formula="of:=IF(AND([.B361]=0;[.C361]=1);&quot;1&quot;;&quot;0&quot;)" office:value-type="string" office:string-value="0" calcext:value-type="string">
            <text:p>0</text:p>
          </table:table-cell>
          <table:table-cell table:formula="of:=IF(AND([.B361]=1;[.C361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99594" calcext:value-type="float">
            <text:p>19959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62]=[.B362];&quot;match&quot;;&quot;not&quot;)" office:value-type="string" office:string-value="match" calcext:value-type="string">
            <text:p>match</text:p>
          </table:table-cell>
          <table:table-cell table:formula="of:=IF(AND([.B362]=1;[.E362]=&quot;match&quot;);&quot;1&quot;;&quot;0&quot;)" office:value-type="string" office:string-value="0" calcext:value-type="string">
            <text:p>0</text:p>
          </table:table-cell>
          <table:table-cell table:formula="of:=IF(AND([.B362]=0;[.E362]=&quot;match&quot;);&quot;1&quot;;&quot;0&quot;)" office:value-type="string" office:string-value="1" calcext:value-type="string">
            <text:p>1</text:p>
          </table:table-cell>
          <table:table-cell table:formula="of:=IF(AND([.B362]=0;[.C362]=1);&quot;1&quot;;&quot;0&quot;)" office:value-type="string" office:string-value="0" calcext:value-type="string">
            <text:p>0</text:p>
          </table:table-cell>
          <table:table-cell table:formula="of:=IF(AND([.B362]=1;[.C362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44904" calcext:value-type="float">
            <text:p>14490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63]=[.B363];&quot;match&quot;;&quot;not&quot;)" office:value-type="string" office:string-value="match" calcext:value-type="string">
            <text:p>match</text:p>
          </table:table-cell>
          <table:table-cell table:formula="of:=IF(AND([.B363]=1;[.E363]=&quot;match&quot;);&quot;1&quot;;&quot;0&quot;)" office:value-type="string" office:string-value="0" calcext:value-type="string">
            <text:p>0</text:p>
          </table:table-cell>
          <table:table-cell table:formula="of:=IF(AND([.B363]=0;[.E363]=&quot;match&quot;);&quot;1&quot;;&quot;0&quot;)" office:value-type="string" office:string-value="1" calcext:value-type="string">
            <text:p>1</text:p>
          </table:table-cell>
          <table:table-cell table:formula="of:=IF(AND([.B363]=0;[.C363]=1);&quot;1&quot;;&quot;0&quot;)" office:value-type="string" office:string-value="0" calcext:value-type="string">
            <text:p>0</text:p>
          </table:table-cell>
          <table:table-cell table:formula="of:=IF(AND([.B363]=1;[.C363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24784" calcext:value-type="float">
            <text:p>2247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64]=[.B364];&quot;match&quot;;&quot;not&quot;)" office:value-type="string" office:string-value="match" calcext:value-type="string">
            <text:p>match</text:p>
          </table:table-cell>
          <table:table-cell table:formula="of:=IF(AND([.B364]=1;[.E364]=&quot;match&quot;);&quot;1&quot;;&quot;0&quot;)" office:value-type="string" office:string-value="0" calcext:value-type="string">
            <text:p>0</text:p>
          </table:table-cell>
          <table:table-cell table:formula="of:=IF(AND([.B364]=0;[.E364]=&quot;match&quot;);&quot;1&quot;;&quot;0&quot;)" office:value-type="string" office:string-value="1" calcext:value-type="string">
            <text:p>1</text:p>
          </table:table-cell>
          <table:table-cell table:formula="of:=IF(AND([.B364]=0;[.C364]=1);&quot;1&quot;;&quot;0&quot;)" office:value-type="string" office:string-value="0" calcext:value-type="string">
            <text:p>0</text:p>
          </table:table-cell>
          <table:table-cell table:formula="of:=IF(AND([.B364]=1;[.C364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36723" calcext:value-type="float">
            <text:p>1367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65]=[.B365];&quot;match&quot;;&quot;not&quot;)" office:value-type="string" office:string-value="match" calcext:value-type="string">
            <text:p>match</text:p>
          </table:table-cell>
          <table:table-cell table:formula="of:=IF(AND([.B365]=1;[.E365]=&quot;match&quot;);&quot;1&quot;;&quot;0&quot;)" office:value-type="string" office:string-value="0" calcext:value-type="string">
            <text:p>0</text:p>
          </table:table-cell>
          <table:table-cell table:formula="of:=IF(AND([.B365]=0;[.E365]=&quot;match&quot;);&quot;1&quot;;&quot;0&quot;)" office:value-type="string" office:string-value="1" calcext:value-type="string">
            <text:p>1</text:p>
          </table:table-cell>
          <table:table-cell table:formula="of:=IF(AND([.B365]=0;[.C365]=1);&quot;1&quot;;&quot;0&quot;)" office:value-type="string" office:string-value="0" calcext:value-type="string">
            <text:p>0</text:p>
          </table:table-cell>
          <table:table-cell table:formula="of:=IF(AND([.B365]=1;[.C365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18294" calcext:value-type="float">
            <text:p>11829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66]=[.B366];&quot;match&quot;;&quot;not&quot;)" office:value-type="string" office:string-value="match" calcext:value-type="string">
            <text:p>match</text:p>
          </table:table-cell>
          <table:table-cell table:formula="of:=IF(AND([.B366]=1;[.E366]=&quot;match&quot;);&quot;1&quot;;&quot;0&quot;)" office:value-type="string" office:string-value="0" calcext:value-type="string">
            <text:p>0</text:p>
          </table:table-cell>
          <table:table-cell table:formula="of:=IF(AND([.B366]=0;[.E366]=&quot;match&quot;);&quot;1&quot;;&quot;0&quot;)" office:value-type="string" office:string-value="1" calcext:value-type="string">
            <text:p>1</text:p>
          </table:table-cell>
          <table:table-cell table:formula="of:=IF(AND([.B366]=0;[.C366]=1);&quot;1&quot;;&quot;0&quot;)" office:value-type="string" office:string-value="0" calcext:value-type="string">
            <text:p>0</text:p>
          </table:table-cell>
          <table:table-cell table:formula="of:=IF(AND([.B366]=1;[.C366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20343" calcext:value-type="float">
            <text:p>1203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67]=[.B367];&quot;match&quot;;&quot;not&quot;)" office:value-type="string" office:string-value="match" calcext:value-type="string">
            <text:p>match</text:p>
          </table:table-cell>
          <table:table-cell table:formula="of:=IF(AND([.B367]=1;[.E367]=&quot;match&quot;);&quot;1&quot;;&quot;0&quot;)" office:value-type="string" office:string-value="0" calcext:value-type="string">
            <text:p>0</text:p>
          </table:table-cell>
          <table:table-cell table:formula="of:=IF(AND([.B367]=0;[.E367]=&quot;match&quot;);&quot;1&quot;;&quot;0&quot;)" office:value-type="string" office:string-value="1" calcext:value-type="string">
            <text:p>1</text:p>
          </table:table-cell>
          <table:table-cell table:formula="of:=IF(AND([.B367]=0;[.C367]=1);&quot;1&quot;;&quot;0&quot;)" office:value-type="string" office:string-value="0" calcext:value-type="string">
            <text:p>0</text:p>
          </table:table-cell>
          <table:table-cell table:formula="of:=IF(AND([.B367]=1;[.C367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40836" calcext:value-type="float">
            <text:p>1408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68]=[.B368];&quot;match&quot;;&quot;not&quot;)" office:value-type="string" office:string-value="match" calcext:value-type="string">
            <text:p>match</text:p>
          </table:table-cell>
          <table:table-cell table:formula="of:=IF(AND([.B368]=1;[.E368]=&quot;match&quot;);&quot;1&quot;;&quot;0&quot;)" office:value-type="string" office:string-value="0" calcext:value-type="string">
            <text:p>0</text:p>
          </table:table-cell>
          <table:table-cell table:formula="of:=IF(AND([.B368]=0;[.E368]=&quot;match&quot;);&quot;1&quot;;&quot;0&quot;)" office:value-type="string" office:string-value="1" calcext:value-type="string">
            <text:p>1</text:p>
          </table:table-cell>
          <table:table-cell table:formula="of:=IF(AND([.B368]=0;[.C368]=1);&quot;1&quot;;&quot;0&quot;)" office:value-type="string" office:string-value="0" calcext:value-type="string">
            <text:p>0</text:p>
          </table:table-cell>
          <table:table-cell table:formula="of:=IF(AND([.B368]=1;[.C368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58630" calcext:value-type="float">
            <text:p>586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69]=[.B369];&quot;match&quot;;&quot;not&quot;)" office:value-type="string" office:string-value="match" calcext:value-type="string">
            <text:p>match</text:p>
          </table:table-cell>
          <table:table-cell table:formula="of:=IF(AND([.B369]=1;[.E369]=&quot;match&quot;);&quot;1&quot;;&quot;0&quot;)" office:value-type="string" office:string-value="0" calcext:value-type="string">
            <text:p>0</text:p>
          </table:table-cell>
          <table:table-cell table:formula="of:=IF(AND([.B369]=0;[.E369]=&quot;match&quot;);&quot;1&quot;;&quot;0&quot;)" office:value-type="string" office:string-value="1" calcext:value-type="string">
            <text:p>1</text:p>
          </table:table-cell>
          <table:table-cell table:formula="of:=IF(AND([.B369]=0;[.C369]=1);&quot;1&quot;;&quot;0&quot;)" office:value-type="string" office:string-value="0" calcext:value-type="string">
            <text:p>0</text:p>
          </table:table-cell>
          <table:table-cell table:formula="of:=IF(AND([.B369]=1;[.C369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08070" calcext:value-type="float">
            <text:p>10807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70]=[.B370];&quot;match&quot;;&quot;not&quot;)" office:value-type="string" office:string-value="match" calcext:value-type="string">
            <text:p>match</text:p>
          </table:table-cell>
          <table:table-cell table:formula="of:=IF(AND([.B370]=1;[.E370]=&quot;match&quot;);&quot;1&quot;;&quot;0&quot;)" office:value-type="string" office:string-value="0" calcext:value-type="string">
            <text:p>0</text:p>
          </table:table-cell>
          <table:table-cell table:formula="of:=IF(AND([.B370]=0;[.E370]=&quot;match&quot;);&quot;1&quot;;&quot;0&quot;)" office:value-type="string" office:string-value="1" calcext:value-type="string">
            <text:p>1</text:p>
          </table:table-cell>
          <table:table-cell table:formula="of:=IF(AND([.B370]=0;[.C370]=1);&quot;1&quot;;&quot;0&quot;)" office:value-type="string" office:string-value="0" calcext:value-type="string">
            <text:p>0</text:p>
          </table:table-cell>
          <table:table-cell table:formula="of:=IF(AND([.B370]=1;[.C370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71]=[.B371];&quot;match&quot;;&quot;not&quot;)" office:value-type="string" office:string-value="match" calcext:value-type="string">
            <text:p>match</text:p>
          </table:table-cell>
          <table:table-cell table:formula="of:=IF(AND([.B371]=1;[.E371]=&quot;match&quot;);&quot;1&quot;;&quot;0&quot;)" office:value-type="string" office:string-value="0" calcext:value-type="string">
            <text:p>0</text:p>
          </table:table-cell>
          <table:table-cell table:formula="of:=IF(AND([.B371]=0;[.E371]=&quot;match&quot;);&quot;1&quot;;&quot;0&quot;)" office:value-type="string" office:string-value="1" calcext:value-type="string">
            <text:p>1</text:p>
          </table:table-cell>
          <table:table-cell table:formula="of:=IF(AND([.B371]=0;[.C371]=1);&quot;1&quot;;&quot;0&quot;)" office:value-type="string" office:string-value="0" calcext:value-type="string">
            <text:p>0</text:p>
          </table:table-cell>
          <table:table-cell table:formula="of:=IF(AND([.B371]=1;[.C371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28956" calcext:value-type="float">
            <text:p>2289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72]=[.B372];&quot;match&quot;;&quot;not&quot;)" office:value-type="string" office:string-value="match" calcext:value-type="string">
            <text:p>match</text:p>
          </table:table-cell>
          <table:table-cell table:formula="of:=IF(AND([.B372]=1;[.E372]=&quot;match&quot;);&quot;1&quot;;&quot;0&quot;)" office:value-type="string" office:string-value="0" calcext:value-type="string">
            <text:p>0</text:p>
          </table:table-cell>
          <table:table-cell table:formula="of:=IF(AND([.B372]=0;[.E372]=&quot;match&quot;);&quot;1&quot;;&quot;0&quot;)" office:value-type="string" office:string-value="1" calcext:value-type="string">
            <text:p>1</text:p>
          </table:table-cell>
          <table:table-cell table:formula="of:=IF(AND([.B372]=0;[.C372]=1);&quot;1&quot;;&quot;0&quot;)" office:value-type="string" office:string-value="0" calcext:value-type="string">
            <text:p>0</text:p>
          </table:table-cell>
          <table:table-cell table:formula="of:=IF(AND([.B372]=1;[.C372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48683" calcext:value-type="float">
            <text:p>4868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73]=[.B373];&quot;match&quot;;&quot;not&quot;)" office:value-type="string" office:string-value="match" calcext:value-type="string">
            <text:p>match</text:p>
          </table:table-cell>
          <table:table-cell table:formula="of:=IF(AND([.B373]=1;[.E373]=&quot;match&quot;);&quot;1&quot;;&quot;0&quot;)" office:value-type="string" office:string-value="0" calcext:value-type="string">
            <text:p>0</text:p>
          </table:table-cell>
          <table:table-cell table:formula="of:=IF(AND([.B373]=0;[.E373]=&quot;match&quot;);&quot;1&quot;;&quot;0&quot;)" office:value-type="string" office:string-value="1" calcext:value-type="string">
            <text:p>1</text:p>
          </table:table-cell>
          <table:table-cell table:formula="of:=IF(AND([.B373]=0;[.C373]=1);&quot;1&quot;;&quot;0&quot;)" office:value-type="string" office:string-value="0" calcext:value-type="string">
            <text:p>0</text:p>
          </table:table-cell>
          <table:table-cell table:formula="of:=IF(AND([.B373]=1;[.C373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06380" calcext:value-type="float">
            <text:p>20638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74]=[.B374];&quot;match&quot;;&quot;not&quot;)" office:value-type="string" office:string-value="match" calcext:value-type="string">
            <text:p>match</text:p>
          </table:table-cell>
          <table:table-cell table:formula="of:=IF(AND([.B374]=1;[.E374]=&quot;match&quot;);&quot;1&quot;;&quot;0&quot;)" office:value-type="string" office:string-value="0" calcext:value-type="string">
            <text:p>0</text:p>
          </table:table-cell>
          <table:table-cell table:formula="of:=IF(AND([.B374]=0;[.E374]=&quot;match&quot;);&quot;1&quot;;&quot;0&quot;)" office:value-type="string" office:string-value="1" calcext:value-type="string">
            <text:p>1</text:p>
          </table:table-cell>
          <table:table-cell table:formula="of:=IF(AND([.B374]=0;[.C374]=1);&quot;1&quot;;&quot;0&quot;)" office:value-type="string" office:string-value="0" calcext:value-type="string">
            <text:p>0</text:p>
          </table:table-cell>
          <table:table-cell table:formula="of:=IF(AND([.B374]=1;[.C374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28557" calcext:value-type="float">
            <text:p>12855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75]=[.B375];&quot;match&quot;;&quot;not&quot;)" office:value-type="string" office:string-value="match" calcext:value-type="string">
            <text:p>match</text:p>
          </table:table-cell>
          <table:table-cell table:formula="of:=IF(AND([.B375]=1;[.E375]=&quot;match&quot;);&quot;1&quot;;&quot;0&quot;)" office:value-type="string" office:string-value="0" calcext:value-type="string">
            <text:p>0</text:p>
          </table:table-cell>
          <table:table-cell table:formula="of:=IF(AND([.B375]=0;[.E375]=&quot;match&quot;);&quot;1&quot;;&quot;0&quot;)" office:value-type="string" office:string-value="1" calcext:value-type="string">
            <text:p>1</text:p>
          </table:table-cell>
          <table:table-cell table:formula="of:=IF(AND([.B375]=0;[.C375]=1);&quot;1&quot;;&quot;0&quot;)" office:value-type="string" office:string-value="0" calcext:value-type="string">
            <text:p>0</text:p>
          </table:table-cell>
          <table:table-cell table:formula="of:=IF(AND([.B375]=1;[.C375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49395" calcext:value-type="float">
            <text:p>24939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76]=[.B376];&quot;match&quot;;&quot;not&quot;)" office:value-type="string" office:string-value="match" calcext:value-type="string">
            <text:p>match</text:p>
          </table:table-cell>
          <table:table-cell table:formula="of:=IF(AND([.B376]=1;[.E376]=&quot;match&quot;);&quot;1&quot;;&quot;0&quot;)" office:value-type="string" office:string-value="0" calcext:value-type="string">
            <text:p>0</text:p>
          </table:table-cell>
          <table:table-cell table:formula="of:=IF(AND([.B376]=0;[.E376]=&quot;match&quot;);&quot;1&quot;;&quot;0&quot;)" office:value-type="string" office:string-value="1" calcext:value-type="string">
            <text:p>1</text:p>
          </table:table-cell>
          <table:table-cell table:formula="of:=IF(AND([.B376]=0;[.C376]=1);&quot;1&quot;;&quot;0&quot;)" office:value-type="string" office:string-value="0" calcext:value-type="string">
            <text:p>0</text:p>
          </table:table-cell>
          <table:table-cell table:formula="of:=IF(AND([.B376]=1;[.C376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36407" calcext:value-type="float">
            <text:p>3640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77]=[.B377];&quot;match&quot;;&quot;not&quot;)" office:value-type="string" office:string-value="match" calcext:value-type="string">
            <text:p>match</text:p>
          </table:table-cell>
          <table:table-cell table:formula="of:=IF(AND([.B377]=1;[.E377]=&quot;match&quot;);&quot;1&quot;;&quot;0&quot;)" office:value-type="string" office:string-value="0" calcext:value-type="string">
            <text:p>0</text:p>
          </table:table-cell>
          <table:table-cell table:formula="of:=IF(AND([.B377]=0;[.E377]=&quot;match&quot;);&quot;1&quot;;&quot;0&quot;)" office:value-type="string" office:string-value="1" calcext:value-type="string">
            <text:p>1</text:p>
          </table:table-cell>
          <table:table-cell table:formula="of:=IF(AND([.B377]=0;[.C377]=1);&quot;1&quot;;&quot;0&quot;)" office:value-type="string" office:string-value="0" calcext:value-type="string">
            <text:p>0</text:p>
          </table:table-cell>
          <table:table-cell table:formula="of:=IF(AND([.B377]=1;[.C377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90009" calcext:value-type="float">
            <text:p>1900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78]=[.B378];&quot;match&quot;;&quot;not&quot;)" office:value-type="string" office:string-value="match" calcext:value-type="string">
            <text:p>match</text:p>
          </table:table-cell>
          <table:table-cell table:formula="of:=IF(AND([.B378]=1;[.E378]=&quot;match&quot;);&quot;1&quot;;&quot;0&quot;)" office:value-type="string" office:string-value="0" calcext:value-type="string">
            <text:p>0</text:p>
          </table:table-cell>
          <table:table-cell table:formula="of:=IF(AND([.B378]=0;[.E378]=&quot;match&quot;);&quot;1&quot;;&quot;0&quot;)" office:value-type="string" office:string-value="1" calcext:value-type="string">
            <text:p>1</text:p>
          </table:table-cell>
          <table:table-cell table:formula="of:=IF(AND([.B378]=0;[.C378]=1);&quot;1&quot;;&quot;0&quot;)" office:value-type="string" office:string-value="0" calcext:value-type="string">
            <text:p>0</text:p>
          </table:table-cell>
          <table:table-cell table:formula="of:=IF(AND([.B378]=1;[.C378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44959" calcext:value-type="float">
            <text:p>14495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79]=[.B379];&quot;match&quot;;&quot;not&quot;)" office:value-type="string" office:string-value="match" calcext:value-type="string">
            <text:p>match</text:p>
          </table:table-cell>
          <table:table-cell table:formula="of:=IF(AND([.B379]=1;[.E379]=&quot;match&quot;);&quot;1&quot;;&quot;0&quot;)" office:value-type="string" office:string-value="0" calcext:value-type="string">
            <text:p>0</text:p>
          </table:table-cell>
          <table:table-cell table:formula="of:=IF(AND([.B379]=0;[.E379]=&quot;match&quot;);&quot;1&quot;;&quot;0&quot;)" office:value-type="string" office:string-value="1" calcext:value-type="string">
            <text:p>1</text:p>
          </table:table-cell>
          <table:table-cell table:formula="of:=IF(AND([.B379]=0;[.C379]=1);&quot;1&quot;;&quot;0&quot;)" office:value-type="string" office:string-value="0" calcext:value-type="string">
            <text:p>0</text:p>
          </table:table-cell>
          <table:table-cell table:formula="of:=IF(AND([.B379]=1;[.C379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08449" calcext:value-type="float">
            <text:p>2084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80]=[.B380];&quot;match&quot;;&quot;not&quot;)" office:value-type="string" office:string-value="match" calcext:value-type="string">
            <text:p>match</text:p>
          </table:table-cell>
          <table:table-cell table:formula="of:=IF(AND([.B380]=1;[.E380]=&quot;match&quot;);&quot;1&quot;;&quot;0&quot;)" office:value-type="string" office:string-value="0" calcext:value-type="string">
            <text:p>0</text:p>
          </table:table-cell>
          <table:table-cell table:formula="of:=IF(AND([.B380]=0;[.E380]=&quot;match&quot;);&quot;1&quot;;&quot;0&quot;)" office:value-type="string" office:string-value="1" calcext:value-type="string">
            <text:p>1</text:p>
          </table:table-cell>
          <table:table-cell table:formula="of:=IF(AND([.B380]=0;[.C380]=1);&quot;1&quot;;&quot;0&quot;)" office:value-type="string" office:string-value="0" calcext:value-type="string">
            <text:p>0</text:p>
          </table:table-cell>
          <table:table-cell table:formula="of:=IF(AND([.B380]=1;[.C380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30283" calcext:value-type="float">
            <text:p>3028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81]=[.B381];&quot;match&quot;;&quot;not&quot;)" office:value-type="string" office:string-value="match" calcext:value-type="string">
            <text:p>match</text:p>
          </table:table-cell>
          <table:table-cell table:formula="of:=IF(AND([.B381]=1;[.E381]=&quot;match&quot;);&quot;1&quot;;&quot;0&quot;)" office:value-type="string" office:string-value="0" calcext:value-type="string">
            <text:p>0</text:p>
          </table:table-cell>
          <table:table-cell table:formula="of:=IF(AND([.B381]=0;[.E381]=&quot;match&quot;);&quot;1&quot;;&quot;0&quot;)" office:value-type="string" office:string-value="1" calcext:value-type="string">
            <text:p>1</text:p>
          </table:table-cell>
          <table:table-cell table:formula="of:=IF(AND([.B381]=0;[.C381]=1);&quot;1&quot;;&quot;0&quot;)" office:value-type="string" office:string-value="0" calcext:value-type="string">
            <text:p>0</text:p>
          </table:table-cell>
          <table:table-cell table:formula="of:=IF(AND([.B381]=1;[.C381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10156" calcext:value-type="float">
            <text:p>1101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82]=[.B382];&quot;match&quot;;&quot;not&quot;)" office:value-type="string" office:string-value="match" calcext:value-type="string">
            <text:p>match</text:p>
          </table:table-cell>
          <table:table-cell table:formula="of:=IF(AND([.B382]=1;[.E382]=&quot;match&quot;);&quot;1&quot;;&quot;0&quot;)" office:value-type="string" office:string-value="0" calcext:value-type="string">
            <text:p>0</text:p>
          </table:table-cell>
          <table:table-cell table:formula="of:=IF(AND([.B382]=0;[.E382]=&quot;match&quot;);&quot;1&quot;;&quot;0&quot;)" office:value-type="string" office:string-value="1" calcext:value-type="string">
            <text:p>1</text:p>
          </table:table-cell>
          <table:table-cell table:formula="of:=IF(AND([.B382]=0;[.C382]=1);&quot;1&quot;;&quot;0&quot;)" office:value-type="string" office:string-value="0" calcext:value-type="string">
            <text:p>0</text:p>
          </table:table-cell>
          <table:table-cell table:formula="of:=IF(AND([.B382]=1;[.C382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59661" calcext:value-type="float">
            <text:p>2596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83]=[.B383];&quot;match&quot;;&quot;not&quot;)" office:value-type="string" office:string-value="match" calcext:value-type="string">
            <text:p>match</text:p>
          </table:table-cell>
          <table:table-cell table:formula="of:=IF(AND([.B383]=1;[.E383]=&quot;match&quot;);&quot;1&quot;;&quot;0&quot;)" office:value-type="string" office:string-value="0" calcext:value-type="string">
            <text:p>0</text:p>
          </table:table-cell>
          <table:table-cell table:formula="of:=IF(AND([.B383]=0;[.E383]=&quot;match&quot;);&quot;1&quot;;&quot;0&quot;)" office:value-type="string" office:string-value="1" calcext:value-type="string">
            <text:p>1</text:p>
          </table:table-cell>
          <table:table-cell table:formula="of:=IF(AND([.B383]=0;[.C383]=1);&quot;1&quot;;&quot;0&quot;)" office:value-type="string" office:string-value="0" calcext:value-type="string">
            <text:p>0</text:p>
          </table:table-cell>
          <table:table-cell table:formula="of:=IF(AND([.B383]=1;[.C383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14610" calcext:value-type="float">
            <text:p>2146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84]=[.B384];&quot;match&quot;;&quot;not&quot;)" office:value-type="string" office:string-value="match" calcext:value-type="string">
            <text:p>match</text:p>
          </table:table-cell>
          <table:table-cell table:formula="of:=IF(AND([.B384]=1;[.E384]=&quot;match&quot;);&quot;1&quot;;&quot;0&quot;)" office:value-type="string" office:string-value="0" calcext:value-type="string">
            <text:p>0</text:p>
          </table:table-cell>
          <table:table-cell table:formula="of:=IF(AND([.B384]=0;[.E384]=&quot;match&quot;);&quot;1&quot;;&quot;0&quot;)" office:value-type="string" office:string-value="1" calcext:value-type="string">
            <text:p>1</text:p>
          </table:table-cell>
          <table:table-cell table:formula="of:=IF(AND([.B384]=0;[.C384]=1);&quot;1&quot;;&quot;0&quot;)" office:value-type="string" office:string-value="0" calcext:value-type="string">
            <text:p>0</text:p>
          </table:table-cell>
          <table:table-cell table:formula="of:=IF(AND([.B384]=1;[.C384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85]=[.B385];&quot;match&quot;;&quot;not&quot;)" office:value-type="string" office:string-value="match" calcext:value-type="string">
            <text:p>match</text:p>
          </table:table-cell>
          <table:table-cell table:formula="of:=IF(AND([.B385]=1;[.E385]=&quot;match&quot;);&quot;1&quot;;&quot;0&quot;)" office:value-type="string" office:string-value="0" calcext:value-type="string">
            <text:p>0</text:p>
          </table:table-cell>
          <table:table-cell table:formula="of:=IF(AND([.B385]=0;[.E385]=&quot;match&quot;);&quot;1&quot;;&quot;0&quot;)" office:value-type="string" office:string-value="1" calcext:value-type="string">
            <text:p>1</text:p>
          </table:table-cell>
          <table:table-cell table:formula="of:=IF(AND([.B385]=0;[.C385]=1);&quot;1&quot;;&quot;0&quot;)" office:value-type="string" office:string-value="0" calcext:value-type="string">
            <text:p>0</text:p>
          </table:table-cell>
          <table:table-cell table:formula="of:=IF(AND([.B385]=1;[.C385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06069" calcext:value-type="float">
            <text:p>1060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86]=[.B386];&quot;match&quot;;&quot;not&quot;)" office:value-type="string" office:string-value="match" calcext:value-type="string">
            <text:p>match</text:p>
          </table:table-cell>
          <table:table-cell table:formula="of:=IF(AND([.B386]=1;[.E386]=&quot;match&quot;);&quot;1&quot;;&quot;0&quot;)" office:value-type="string" office:string-value="0" calcext:value-type="string">
            <text:p>0</text:p>
          </table:table-cell>
          <table:table-cell table:formula="of:=IF(AND([.B386]=0;[.E386]=&quot;match&quot;);&quot;1&quot;;&quot;0&quot;)" office:value-type="string" office:string-value="1" calcext:value-type="string">
            <text:p>1</text:p>
          </table:table-cell>
          <table:table-cell table:formula="of:=IF(AND([.B386]=0;[.C386]=1);&quot;1&quot;;&quot;0&quot;)" office:value-type="string" office:string-value="0" calcext:value-type="string">
            <text:p>0</text:p>
          </table:table-cell>
          <table:table-cell table:formula="of:=IF(AND([.B386]=1;[.C386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5962" calcext:value-type="float">
            <text:p>1596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87]=[.B387];&quot;match&quot;;&quot;not&quot;)" office:value-type="string" office:string-value="match" calcext:value-type="string">
            <text:p>match</text:p>
          </table:table-cell>
          <table:table-cell table:formula="of:=IF(AND([.B387]=1;[.E387]=&quot;match&quot;);&quot;1&quot;;&quot;0&quot;)" office:value-type="string" office:string-value="0" calcext:value-type="string">
            <text:p>0</text:p>
          </table:table-cell>
          <table:table-cell table:formula="of:=IF(AND([.B387]=0;[.E387]=&quot;match&quot;);&quot;1&quot;;&quot;0&quot;)" office:value-type="string" office:string-value="1" calcext:value-type="string">
            <text:p>1</text:p>
          </table:table-cell>
          <table:table-cell table:formula="of:=IF(AND([.B387]=0;[.C387]=1);&quot;1&quot;;&quot;0&quot;)" office:value-type="string" office:string-value="0" calcext:value-type="string">
            <text:p>0</text:p>
          </table:table-cell>
          <table:table-cell table:formula="of:=IF(AND([.B387]=1;[.C387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59324" calcext:value-type="float">
            <text:p>1593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88]=[.B388];&quot;match&quot;;&quot;not&quot;)" office:value-type="string" office:string-value="match" calcext:value-type="string">
            <text:p>match</text:p>
          </table:table-cell>
          <table:table-cell table:formula="of:=IF(AND([.B388]=1;[.E388]=&quot;match&quot;);&quot;1&quot;;&quot;0&quot;)" office:value-type="string" office:string-value="0" calcext:value-type="string">
            <text:p>0</text:p>
          </table:table-cell>
          <table:table-cell table:formula="of:=IF(AND([.B388]=0;[.E388]=&quot;match&quot;);&quot;1&quot;;&quot;0&quot;)" office:value-type="string" office:string-value="1" calcext:value-type="string">
            <text:p>1</text:p>
          </table:table-cell>
          <table:table-cell table:formula="of:=IF(AND([.B388]=0;[.C388]=1);&quot;1&quot;;&quot;0&quot;)" office:value-type="string" office:string-value="0" calcext:value-type="string">
            <text:p>0</text:p>
          </table:table-cell>
          <table:table-cell table:formula="of:=IF(AND([.B388]=1;[.C388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51135" calcext:value-type="float">
            <text:p>1511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89]=[.B389];&quot;match&quot;;&quot;not&quot;)" office:value-type="string" office:string-value="match" calcext:value-type="string">
            <text:p>match</text:p>
          </table:table-cell>
          <table:table-cell table:formula="of:=IF(AND([.B389]=1;[.E389]=&quot;match&quot;);&quot;1&quot;;&quot;0&quot;)" office:value-type="string" office:string-value="0" calcext:value-type="string">
            <text:p>0</text:p>
          </table:table-cell>
          <table:table-cell table:formula="of:=IF(AND([.B389]=0;[.E389]=&quot;match&quot;);&quot;1&quot;;&quot;0&quot;)" office:value-type="string" office:string-value="1" calcext:value-type="string">
            <text:p>1</text:p>
          </table:table-cell>
          <table:table-cell table:formula="of:=IF(AND([.B389]=0;[.C389]=1);&quot;1&quot;;&quot;0&quot;)" office:value-type="string" office:string-value="0" calcext:value-type="string">
            <text:p>0</text:p>
          </table:table-cell>
          <table:table-cell table:formula="of:=IF(AND([.B389]=1;[.C389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53538" calcext:value-type="float">
            <text:p>2535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90]=[.B390];&quot;match&quot;;&quot;not&quot;)" office:value-type="string" office:string-value="match" calcext:value-type="string">
            <text:p>match</text:p>
          </table:table-cell>
          <table:table-cell table:formula="of:=IF(AND([.B390]=1;[.E390]=&quot;match&quot;);&quot;1&quot;;&quot;0&quot;)" office:value-type="string" office:string-value="0" calcext:value-type="string">
            <text:p>0</text:p>
          </table:table-cell>
          <table:table-cell table:formula="of:=IF(AND([.B390]=0;[.E390]=&quot;match&quot;);&quot;1&quot;;&quot;0&quot;)" office:value-type="string" office:string-value="1" calcext:value-type="string">
            <text:p>1</text:p>
          </table:table-cell>
          <table:table-cell table:formula="of:=IF(AND([.B390]=0;[.C390]=1);&quot;1&quot;;&quot;0&quot;)" office:value-type="string" office:string-value="0" calcext:value-type="string">
            <text:p>0</text:p>
          </table:table-cell>
          <table:table-cell table:formula="of:=IF(AND([.B390]=1;[.C390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90052" calcext:value-type="float">
            <text:p>1900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91]=[.B391];&quot;match&quot;;&quot;not&quot;)" office:value-type="string" office:string-value="match" calcext:value-type="string">
            <text:p>match</text:p>
          </table:table-cell>
          <table:table-cell table:formula="of:=IF(AND([.B391]=1;[.E391]=&quot;match&quot;);&quot;1&quot;;&quot;0&quot;)" office:value-type="string" office:string-value="0" calcext:value-type="string">
            <text:p>0</text:p>
          </table:table-cell>
          <table:table-cell table:formula="of:=IF(AND([.B391]=0;[.E391]=&quot;match&quot;);&quot;1&quot;;&quot;0&quot;)" office:value-type="string" office:string-value="1" calcext:value-type="string">
            <text:p>1</text:p>
          </table:table-cell>
          <table:table-cell table:formula="of:=IF(AND([.B391]=0;[.C391]=1);&quot;1&quot;;&quot;0&quot;)" office:value-type="string" office:string-value="0" calcext:value-type="string">
            <text:p>0</text:p>
          </table:table-cell>
          <table:table-cell table:formula="of:=IF(AND([.B391]=1;[.C391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27146" calcext:value-type="float">
            <text:p>2271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92]=[.B392];&quot;match&quot;;&quot;not&quot;)" office:value-type="string" office:string-value="match" calcext:value-type="string">
            <text:p>match</text:p>
          </table:table-cell>
          <table:table-cell table:formula="of:=IF(AND([.B392]=1;[.E392]=&quot;match&quot;);&quot;1&quot;;&quot;0&quot;)" office:value-type="string" office:string-value="0" calcext:value-type="string">
            <text:p>0</text:p>
          </table:table-cell>
          <table:table-cell table:formula="of:=IF(AND([.B392]=0;[.E392]=&quot;match&quot;);&quot;1&quot;;&quot;0&quot;)" office:value-type="string" office:string-value="1" calcext:value-type="string">
            <text:p>1</text:p>
          </table:table-cell>
          <table:table-cell table:formula="of:=IF(AND([.B392]=0;[.C392]=1);&quot;1&quot;;&quot;0&quot;)" office:value-type="string" office:string-value="0" calcext:value-type="string">
            <text:p>0</text:p>
          </table:table-cell>
          <table:table-cell table:formula="of:=IF(AND([.B392]=1;[.C392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39214" calcext:value-type="float">
            <text:p>2392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93]=[.B393];&quot;match&quot;;&quot;not&quot;)" office:value-type="string" office:string-value="match" calcext:value-type="string">
            <text:p>match</text:p>
          </table:table-cell>
          <table:table-cell table:formula="of:=IF(AND([.B393]=1;[.E393]=&quot;match&quot;);&quot;1&quot;;&quot;0&quot;)" office:value-type="string" office:string-value="0" calcext:value-type="string">
            <text:p>0</text:p>
          </table:table-cell>
          <table:table-cell table:formula="of:=IF(AND([.B393]=0;[.E393]=&quot;match&quot;);&quot;1&quot;;&quot;0&quot;)" office:value-type="string" office:string-value="1" calcext:value-type="string">
            <text:p>1</text:p>
          </table:table-cell>
          <table:table-cell table:formula="of:=IF(AND([.B393]=0;[.C393]=1);&quot;1&quot;;&quot;0&quot;)" office:value-type="string" office:string-value="0" calcext:value-type="string">
            <text:p>0</text:p>
          </table:table-cell>
          <table:table-cell table:formula="of:=IF(AND([.B393]=1;[.C393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38519" calcext:value-type="float">
            <text:p>385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94]=[.B394];&quot;match&quot;;&quot;not&quot;)" office:value-type="string" office:string-value="match" calcext:value-type="string">
            <text:p>match</text:p>
          </table:table-cell>
          <table:table-cell table:formula="of:=IF(AND([.B394]=1;[.E394]=&quot;match&quot;);&quot;1&quot;;&quot;0&quot;)" office:value-type="string" office:string-value="0" calcext:value-type="string">
            <text:p>0</text:p>
          </table:table-cell>
          <table:table-cell table:formula="of:=IF(AND([.B394]=0;[.E394]=&quot;match&quot;);&quot;1&quot;;&quot;0&quot;)" office:value-type="string" office:string-value="1" calcext:value-type="string">
            <text:p>1</text:p>
          </table:table-cell>
          <table:table-cell table:formula="of:=IF(AND([.B394]=0;[.C394]=1);&quot;1&quot;;&quot;0&quot;)" office:value-type="string" office:string-value="0" calcext:value-type="string">
            <text:p>0</text:p>
          </table:table-cell>
          <table:table-cell table:formula="of:=IF(AND([.B394]=1;[.C394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38525" calcext:value-type="float">
            <text:p>385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95]=[.B395];&quot;match&quot;;&quot;not&quot;)" office:value-type="string" office:string-value="match" calcext:value-type="string">
            <text:p>match</text:p>
          </table:table-cell>
          <table:table-cell table:formula="of:=IF(AND([.B395]=1;[.E395]=&quot;match&quot;);&quot;1&quot;;&quot;0&quot;)" office:value-type="string" office:string-value="0" calcext:value-type="string">
            <text:p>0</text:p>
          </table:table-cell>
          <table:table-cell table:formula="of:=IF(AND([.B395]=0;[.E395]=&quot;match&quot;);&quot;1&quot;;&quot;0&quot;)" office:value-type="string" office:string-value="1" calcext:value-type="string">
            <text:p>1</text:p>
          </table:table-cell>
          <table:table-cell table:formula="of:=IF(AND([.B395]=0;[.C395]=1);&quot;1&quot;;&quot;0&quot;)" office:value-type="string" office:string-value="0" calcext:value-type="string">
            <text:p>0</text:p>
          </table:table-cell>
          <table:table-cell table:formula="of:=IF(AND([.B395]=1;[.C395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90078" calcext:value-type="float">
            <text:p>1900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96]=[.B396];&quot;match&quot;;&quot;not&quot;)" office:value-type="string" office:string-value="match" calcext:value-type="string">
            <text:p>match</text:p>
          </table:table-cell>
          <table:table-cell table:formula="of:=IF(AND([.B396]=1;[.E396]=&quot;match&quot;);&quot;1&quot;;&quot;0&quot;)" office:value-type="string" office:string-value="0" calcext:value-type="string">
            <text:p>0</text:p>
          </table:table-cell>
          <table:table-cell table:formula="of:=IF(AND([.B396]=0;[.E396]=&quot;match&quot;);&quot;1&quot;;&quot;0&quot;)" office:value-type="string" office:string-value="1" calcext:value-type="string">
            <text:p>1</text:p>
          </table:table-cell>
          <table:table-cell table:formula="of:=IF(AND([.B396]=0;[.C396]=1);&quot;1&quot;;&quot;0&quot;)" office:value-type="string" office:string-value="0" calcext:value-type="string">
            <text:p>0</text:p>
          </table:table-cell>
          <table:table-cell table:formula="of:=IF(AND([.B396]=1;[.C396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73703" calcext:value-type="float">
            <text:p>17370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97]=[.B397];&quot;match&quot;;&quot;not&quot;)" office:value-type="string" office:string-value="match" calcext:value-type="string">
            <text:p>match</text:p>
          </table:table-cell>
          <table:table-cell table:formula="of:=IF(AND([.B397]=1;[.E397]=&quot;match&quot;);&quot;1&quot;;&quot;0&quot;)" office:value-type="string" office:string-value="0" calcext:value-type="string">
            <text:p>0</text:p>
          </table:table-cell>
          <table:table-cell table:formula="of:=IF(AND([.B397]=0;[.E397]=&quot;match&quot;);&quot;1&quot;;&quot;0&quot;)" office:value-type="string" office:string-value="1" calcext:value-type="string">
            <text:p>1</text:p>
          </table:table-cell>
          <table:table-cell table:formula="of:=IF(AND([.B397]=0;[.C397]=1);&quot;1&quot;;&quot;0&quot;)" office:value-type="string" office:string-value="0" calcext:value-type="string">
            <text:p>0</text:p>
          </table:table-cell>
          <table:table-cell table:formula="of:=IF(AND([.B397]=1;[.C397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16361" calcext:value-type="float">
            <text:p>1163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98]=[.B398];&quot;match&quot;;&quot;not&quot;)" office:value-type="string" office:string-value="match" calcext:value-type="string">
            <text:p>match</text:p>
          </table:table-cell>
          <table:table-cell table:formula="of:=IF(AND([.B398]=1;[.E398]=&quot;match&quot;);&quot;1&quot;;&quot;0&quot;)" office:value-type="string" office:string-value="0" calcext:value-type="string">
            <text:p>0</text:p>
          </table:table-cell>
          <table:table-cell table:formula="of:=IF(AND([.B398]=0;[.E398]=&quot;match&quot;);&quot;1&quot;;&quot;0&quot;)" office:value-type="string" office:string-value="1" calcext:value-type="string">
            <text:p>1</text:p>
          </table:table-cell>
          <table:table-cell table:formula="of:=IF(AND([.B398]=0;[.C398]=1);&quot;1&quot;;&quot;0&quot;)" office:value-type="string" office:string-value="0" calcext:value-type="string">
            <text:p>0</text:p>
          </table:table-cell>
          <table:table-cell table:formula="of:=IF(AND([.B398]=1;[.C398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30699" calcext:value-type="float">
            <text:p>1306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99]=[.B399];&quot;match&quot;;&quot;not&quot;)" office:value-type="string" office:string-value="match" calcext:value-type="string">
            <text:p>match</text:p>
          </table:table-cell>
          <table:table-cell table:formula="of:=IF(AND([.B399]=1;[.E399]=&quot;match&quot;);&quot;1&quot;;&quot;0&quot;)" office:value-type="string" office:string-value="0" calcext:value-type="string">
            <text:p>0</text:p>
          </table:table-cell>
          <table:table-cell table:formula="of:=IF(AND([.B399]=0;[.E399]=&quot;match&quot;);&quot;1&quot;;&quot;0&quot;)" office:value-type="string" office:string-value="1" calcext:value-type="string">
            <text:p>1</text:p>
          </table:table-cell>
          <table:table-cell table:formula="of:=IF(AND([.B399]=0;[.C399]=1);&quot;1&quot;;&quot;0&quot;)" office:value-type="string" office:string-value="0" calcext:value-type="string">
            <text:p>0</text:p>
          </table:table-cell>
          <table:table-cell table:formula="of:=IF(AND([.B399]=1;[.C399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79852" calcext:value-type="float">
            <text:p>1798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00]=[.B400];&quot;match&quot;;&quot;not&quot;)" office:value-type="string" office:string-value="match" calcext:value-type="string">
            <text:p>match</text:p>
          </table:table-cell>
          <table:table-cell table:formula="of:=IF(AND([.B400]=1;[.E400]=&quot;match&quot;);&quot;1&quot;;&quot;0&quot;)" office:value-type="string" office:string-value="0" calcext:value-type="string">
            <text:p>0</text:p>
          </table:table-cell>
          <table:table-cell table:formula="of:=IF(AND([.B400]=0;[.E400]=&quot;match&quot;);&quot;1&quot;;&quot;0&quot;)" office:value-type="string" office:string-value="1" calcext:value-type="string">
            <text:p>1</text:p>
          </table:table-cell>
          <table:table-cell table:formula="of:=IF(AND([.B400]=0;[.C400]=1);&quot;1&quot;;&quot;0&quot;)" office:value-type="string" office:string-value="0" calcext:value-type="string">
            <text:p>0</text:p>
          </table:table-cell>
          <table:table-cell table:formula="of:=IF(AND([.B400]=1;[.C400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32397" calcext:value-type="float">
            <text:p>3239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01]=[.B401];&quot;match&quot;;&quot;not&quot;)" office:value-type="string" office:string-value="match" calcext:value-type="string">
            <text:p>match</text:p>
          </table:table-cell>
          <table:table-cell table:formula="of:=IF(AND([.B401]=1;[.E401]=&quot;match&quot;);&quot;1&quot;;&quot;0&quot;)" office:value-type="string" office:string-value="0" calcext:value-type="string">
            <text:p>0</text:p>
          </table:table-cell>
          <table:table-cell table:formula="of:=IF(AND([.B401]=0;[.E401]=&quot;match&quot;);&quot;1&quot;;&quot;0&quot;)" office:value-type="string" office:string-value="1" calcext:value-type="string">
            <text:p>1</text:p>
          </table:table-cell>
          <table:table-cell table:formula="of:=IF(AND([.B401]=0;[.C401]=1);&quot;1&quot;;&quot;0&quot;)" office:value-type="string" office:string-value="0" calcext:value-type="string">
            <text:p>0</text:p>
          </table:table-cell>
          <table:table-cell table:formula="of:=IF(AND([.B401]=1;[.C401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93838" calcext:value-type="float">
            <text:p>938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02]=[.B402];&quot;match&quot;;&quot;not&quot;)" office:value-type="string" office:string-value="match" calcext:value-type="string">
            <text:p>match</text:p>
          </table:table-cell>
          <table:table-cell table:formula="of:=IF(AND([.B402]=1;[.E402]=&quot;match&quot;);&quot;1&quot;;&quot;0&quot;)" office:value-type="string" office:string-value="0" calcext:value-type="string">
            <text:p>0</text:p>
          </table:table-cell>
          <table:table-cell table:formula="of:=IF(AND([.B402]=0;[.E402]=&quot;match&quot;);&quot;1&quot;;&quot;0&quot;)" office:value-type="string" office:string-value="1" calcext:value-type="string">
            <text:p>1</text:p>
          </table:table-cell>
          <table:table-cell table:formula="of:=IF(AND([.B402]=0;[.C402]=1);&quot;1&quot;;&quot;0&quot;)" office:value-type="string" office:string-value="0" calcext:value-type="string">
            <text:p>0</text:p>
          </table:table-cell>
          <table:table-cell table:formula="of:=IF(AND([.B402]=1;[.C402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55632" calcext:value-type="float">
            <text:p>2556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03]=[.B403];&quot;match&quot;;&quot;not&quot;)" office:value-type="string" office:string-value="match" calcext:value-type="string">
            <text:p>match</text:p>
          </table:table-cell>
          <table:table-cell table:formula="of:=IF(AND([.B403]=1;[.E403]=&quot;match&quot;);&quot;1&quot;;&quot;0&quot;)" office:value-type="string" office:string-value="0" calcext:value-type="string">
            <text:p>0</text:p>
          </table:table-cell>
          <table:table-cell table:formula="of:=IF(AND([.B403]=0;[.E403]=&quot;match&quot;);&quot;1&quot;;&quot;0&quot;)" office:value-type="string" office:string-value="1" calcext:value-type="string">
            <text:p>1</text:p>
          </table:table-cell>
          <table:table-cell table:formula="of:=IF(AND([.B403]=0;[.C403]=1);&quot;1&quot;;&quot;0&quot;)" office:value-type="string" office:string-value="0" calcext:value-type="string">
            <text:p>0</text:p>
          </table:table-cell>
          <table:table-cell table:formula="of:=IF(AND([.B403]=1;[.C403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12637" calcext:value-type="float">
            <text:p>2126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04]=[.B404];&quot;match&quot;;&quot;not&quot;)" office:value-type="string" office:string-value="match" calcext:value-type="string">
            <text:p>match</text:p>
          </table:table-cell>
          <table:table-cell table:formula="of:=IF(AND([.B404]=1;[.E404]=&quot;match&quot;);&quot;1&quot;;&quot;0&quot;)" office:value-type="string" office:string-value="0" calcext:value-type="string">
            <text:p>0</text:p>
          </table:table-cell>
          <table:table-cell table:formula="of:=IF(AND([.B404]=0;[.E404]=&quot;match&quot;);&quot;1&quot;;&quot;0&quot;)" office:value-type="string" office:string-value="1" calcext:value-type="string">
            <text:p>1</text:p>
          </table:table-cell>
          <table:table-cell table:formula="of:=IF(AND([.B404]=0;[.C404]=1);&quot;1&quot;;&quot;0&quot;)" office:value-type="string" office:string-value="0" calcext:value-type="string">
            <text:p>0</text:p>
          </table:table-cell>
          <table:table-cell table:formula="of:=IF(AND([.B404]=1;[.C404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51201" calcext:value-type="float">
            <text:p>1512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05]=[.B405];&quot;match&quot;;&quot;not&quot;)" office:value-type="string" office:string-value="match" calcext:value-type="string">
            <text:p>match</text:p>
          </table:table-cell>
          <table:table-cell table:formula="of:=IF(AND([.B405]=1;[.E405]=&quot;match&quot;);&quot;1&quot;;&quot;0&quot;)" office:value-type="string" office:string-value="0" calcext:value-type="string">
            <text:p>0</text:p>
          </table:table-cell>
          <table:table-cell table:formula="of:=IF(AND([.B405]=0;[.E405]=&quot;match&quot;);&quot;1&quot;;&quot;0&quot;)" office:value-type="string" office:string-value="1" calcext:value-type="string">
            <text:p>1</text:p>
          </table:table-cell>
          <table:table-cell table:formula="of:=IF(AND([.B405]=0;[.C405]=1);&quot;1&quot;;&quot;0&quot;)" office:value-type="string" office:string-value="0" calcext:value-type="string">
            <text:p>0</text:p>
          </table:table-cell>
          <table:table-cell table:formula="of:=IF(AND([.B405]=1;[.C405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45060" calcext:value-type="float">
            <text:p>1450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06]=[.B406];&quot;match&quot;;&quot;not&quot;)" office:value-type="string" office:string-value="match" calcext:value-type="string">
            <text:p>match</text:p>
          </table:table-cell>
          <table:table-cell table:formula="of:=IF(AND([.B406]=1;[.E406]=&quot;match&quot;);&quot;1&quot;;&quot;0&quot;)" office:value-type="string" office:string-value="0" calcext:value-type="string">
            <text:p>0</text:p>
          </table:table-cell>
          <table:table-cell table:formula="of:=IF(AND([.B406]=0;[.E406]=&quot;match&quot;);&quot;1&quot;;&quot;0&quot;)" office:value-type="string" office:string-value="1" calcext:value-type="string">
            <text:p>1</text:p>
          </table:table-cell>
          <table:table-cell table:formula="of:=IF(AND([.B406]=0;[.C406]=1);&quot;1&quot;;&quot;0&quot;)" office:value-type="string" office:string-value="0" calcext:value-type="string">
            <text:p>0</text:p>
          </table:table-cell>
          <table:table-cell table:formula="of:=IF(AND([.B406]=1;[.C406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59045" calcext:value-type="float">
            <text:p>590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07]=[.B407];&quot;match&quot;;&quot;not&quot;)" office:value-type="string" office:string-value="match" calcext:value-type="string">
            <text:p>match</text:p>
          </table:table-cell>
          <table:table-cell table:formula="of:=IF(AND([.B407]=1;[.E407]=&quot;match&quot;);&quot;1&quot;;&quot;0&quot;)" office:value-type="string" office:string-value="0" calcext:value-type="string">
            <text:p>0</text:p>
          </table:table-cell>
          <table:table-cell table:formula="of:=IF(AND([.B407]=0;[.E407]=&quot;match&quot;);&quot;1&quot;;&quot;0&quot;)" office:value-type="string" office:string-value="1" calcext:value-type="string">
            <text:p>1</text:p>
          </table:table-cell>
          <table:table-cell table:formula="of:=IF(AND([.B407]=0;[.C407]=1);&quot;1&quot;;&quot;0&quot;)" office:value-type="string" office:string-value="0" calcext:value-type="string">
            <text:p>0</text:p>
          </table:table-cell>
          <table:table-cell table:formula="of:=IF(AND([.B407]=1;[.C407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12299" calcext:value-type="float">
            <text:p>11229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C408]=[.B408];&quot;match&quot;;&quot;not&quot;)" office:value-type="string" office:string-value="match" calcext:value-type="string">
            <text:p>match</text:p>
          </table:table-cell>
          <table:table-cell table:formula="of:=IF(AND([.B408]=1;[.E408]=&quot;match&quot;);&quot;1&quot;;&quot;0&quot;)" office:value-type="string" office:string-value="1" calcext:value-type="string">
            <text:p>1</text:p>
          </table:table-cell>
          <table:table-cell table:formula="of:=IF(AND([.B408]=0;[.E408]=&quot;match&quot;);&quot;1&quot;;&quot;0&quot;)" office:value-type="string" office:string-value="0" calcext:value-type="string">
            <text:p>0</text:p>
          </table:table-cell>
          <table:table-cell table:formula="of:=IF(AND([.B408]=0;[.C408]=1);&quot;1&quot;;&quot;0&quot;)" office:value-type="string" office:string-value="0" calcext:value-type="string">
            <text:p>0</text:p>
          </table:table-cell>
          <table:table-cell table:formula="of:=IF(AND([.B408]=1;[.C408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96268" calcext:value-type="float">
            <text:p>19626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09]=[.B409];&quot;match&quot;;&quot;not&quot;)" office:value-type="string" office:string-value="match" calcext:value-type="string">
            <text:p>match</text:p>
          </table:table-cell>
          <table:table-cell table:formula="of:=IF(AND([.B409]=1;[.E409]=&quot;match&quot;);&quot;1&quot;;&quot;0&quot;)" office:value-type="string" office:string-value="0" calcext:value-type="string">
            <text:p>0</text:p>
          </table:table-cell>
          <table:table-cell table:formula="of:=IF(AND([.B409]=0;[.E409]=&quot;match&quot;);&quot;1&quot;;&quot;0&quot;)" office:value-type="string" office:string-value="1" calcext:value-type="string">
            <text:p>1</text:p>
          </table:table-cell>
          <table:table-cell table:formula="of:=IF(AND([.B409]=0;[.C409]=1);&quot;1&quot;;&quot;0&quot;)" office:value-type="string" office:string-value="0" calcext:value-type="string">
            <text:p>0</text:p>
          </table:table-cell>
          <table:table-cell table:formula="of:=IF(AND([.B409]=1;[.C409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83984" calcext:value-type="float">
            <text:p>1839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10]=[.B410];&quot;match&quot;;&quot;not&quot;)" office:value-type="string" office:string-value="match" calcext:value-type="string">
            <text:p>match</text:p>
          </table:table-cell>
          <table:table-cell table:formula="of:=IF(AND([.B410]=1;[.E410]=&quot;match&quot;);&quot;1&quot;;&quot;0&quot;)" office:value-type="string" office:string-value="0" calcext:value-type="string">
            <text:p>0</text:p>
          </table:table-cell>
          <table:table-cell table:formula="of:=IF(AND([.B410]=0;[.E410]=&quot;match&quot;);&quot;1&quot;;&quot;0&quot;)" office:value-type="string" office:string-value="1" calcext:value-type="string">
            <text:p>1</text:p>
          </table:table-cell>
          <table:table-cell table:formula="of:=IF(AND([.B410]=0;[.C410]=1);&quot;1&quot;;&quot;0&quot;)" office:value-type="string" office:string-value="0" calcext:value-type="string">
            <text:p>0</text:p>
          </table:table-cell>
          <table:table-cell table:formula="of:=IF(AND([.B410]=1;[.C410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73395" calcext:value-type="float">
            <text:p>7339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11]=[.B411];&quot;match&quot;;&quot;not&quot;)" office:value-type="string" office:string-value="match" calcext:value-type="string">
            <text:p>match</text:p>
          </table:table-cell>
          <table:table-cell table:formula="of:=IF(AND([.B411]=1;[.E411]=&quot;match&quot;);&quot;1&quot;;&quot;0&quot;)" office:value-type="string" office:string-value="0" calcext:value-type="string">
            <text:p>0</text:p>
          </table:table-cell>
          <table:table-cell table:formula="of:=IF(AND([.B411]=0;[.E411]=&quot;match&quot;);&quot;1&quot;;&quot;0&quot;)" office:value-type="string" office:string-value="1" calcext:value-type="string">
            <text:p>1</text:p>
          </table:table-cell>
          <table:table-cell table:formula="of:=IF(AND([.B411]=0;[.C411]=1);&quot;1&quot;;&quot;0&quot;)" office:value-type="string" office:string-value="0" calcext:value-type="string">
            <text:p>0</text:p>
          </table:table-cell>
          <table:table-cell table:formula="of:=IF(AND([.B411]=1;[.C411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86037" calcext:value-type="float">
            <text:p>18603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C412]=[.B412];&quot;match&quot;;&quot;not&quot;)" office:value-type="string" office:string-value="match" calcext:value-type="string">
            <text:p>match</text:p>
          </table:table-cell>
          <table:table-cell table:formula="of:=IF(AND([.B412]=1;[.E412]=&quot;match&quot;);&quot;1&quot;;&quot;0&quot;)" office:value-type="string" office:string-value="1" calcext:value-type="string">
            <text:p>1</text:p>
          </table:table-cell>
          <table:table-cell table:formula="of:=IF(AND([.B412]=0;[.E412]=&quot;match&quot;);&quot;1&quot;;&quot;0&quot;)" office:value-type="string" office:string-value="0" calcext:value-type="string">
            <text:p>0</text:p>
          </table:table-cell>
          <table:table-cell table:formula="of:=IF(AND([.B412]=0;[.C412]=1);&quot;1&quot;;&quot;0&quot;)" office:value-type="string" office:string-value="0" calcext:value-type="string">
            <text:p>0</text:p>
          </table:table-cell>
          <table:table-cell table:formula="of:=IF(AND([.B412]=1;[.C412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36888" calcext:value-type="float">
            <text:p>13688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C413]=[.B413];&quot;match&quot;;&quot;not&quot;)" office:value-type="string" office:string-value="match" calcext:value-type="string">
            <text:p>match</text:p>
          </table:table-cell>
          <table:table-cell table:formula="of:=IF(AND([.B413]=1;[.E413]=&quot;match&quot;);&quot;1&quot;;&quot;0&quot;)" office:value-type="string" office:string-value="1" calcext:value-type="string">
            <text:p>1</text:p>
          </table:table-cell>
          <table:table-cell table:formula="of:=IF(AND([.B413]=0;[.E413]=&quot;match&quot;);&quot;1&quot;;&quot;0&quot;)" office:value-type="string" office:string-value="0" calcext:value-type="string">
            <text:p>0</text:p>
          </table:table-cell>
          <table:table-cell table:formula="of:=IF(AND([.B413]=0;[.C413]=1);&quot;1&quot;;&quot;0&quot;)" office:value-type="string" office:string-value="0" calcext:value-type="string">
            <text:p>0</text:p>
          </table:table-cell>
          <table:table-cell table:formula="of:=IF(AND([.B413]=1;[.C413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57019" calcext:value-type="float">
            <text:p>570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14]=[.B414];&quot;match&quot;;&quot;not&quot;)" office:value-type="string" office:string-value="match" calcext:value-type="string">
            <text:p>match</text:p>
          </table:table-cell>
          <table:table-cell table:formula="of:=IF(AND([.B414]=1;[.E414]=&quot;match&quot;);&quot;1&quot;;&quot;0&quot;)" office:value-type="string" office:string-value="0" calcext:value-type="string">
            <text:p>0</text:p>
          </table:table-cell>
          <table:table-cell table:formula="of:=IF(AND([.B414]=0;[.E414]=&quot;match&quot;);&quot;1&quot;;&quot;0&quot;)" office:value-type="string" office:string-value="1" calcext:value-type="string">
            <text:p>1</text:p>
          </table:table-cell>
          <table:table-cell table:formula="of:=IF(AND([.B414]=0;[.C414]=1);&quot;1&quot;;&quot;0&quot;)" office:value-type="string" office:string-value="0" calcext:value-type="string">
            <text:p>0</text:p>
          </table:table-cell>
          <table:table-cell table:formula="of:=IF(AND([.B414]=1;[.C414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44682" calcext:value-type="float">
            <text:p>24468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15]=[.B415];&quot;match&quot;;&quot;not&quot;)" office:value-type="string" office:string-value="match" calcext:value-type="string">
            <text:p>match</text:p>
          </table:table-cell>
          <table:table-cell table:formula="of:=IF(AND([.B415]=1;[.E415]=&quot;match&quot;);&quot;1&quot;;&quot;0&quot;)" office:value-type="string" office:string-value="0" calcext:value-type="string">
            <text:p>0</text:p>
          </table:table-cell>
          <table:table-cell table:formula="of:=IF(AND([.B415]=0;[.E415]=&quot;match&quot;);&quot;1&quot;;&quot;0&quot;)" office:value-type="string" office:string-value="1" calcext:value-type="string">
            <text:p>1</text:p>
          </table:table-cell>
          <table:table-cell table:formula="of:=IF(AND([.B415]=0;[.C415]=1);&quot;1&quot;;&quot;0&quot;)" office:value-type="string" office:string-value="0" calcext:value-type="string">
            <text:p>0</text:p>
          </table:table-cell>
          <table:table-cell table:formula="of:=IF(AND([.B415]=1;[.C415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08226" calcext:value-type="float">
            <text:p>1082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16]=[.B416];&quot;match&quot;;&quot;not&quot;)" office:value-type="string" office:string-value="match" calcext:value-type="string">
            <text:p>match</text:p>
          </table:table-cell>
          <table:table-cell table:formula="of:=IF(AND([.B416]=1;[.E416]=&quot;match&quot;);&quot;1&quot;;&quot;0&quot;)" office:value-type="string" office:string-value="0" calcext:value-type="string">
            <text:p>0</text:p>
          </table:table-cell>
          <table:table-cell table:formula="of:=IF(AND([.B416]=0;[.E416]=&quot;match&quot;);&quot;1&quot;;&quot;0&quot;)" office:value-type="string" office:string-value="1" calcext:value-type="string">
            <text:p>1</text:p>
          </table:table-cell>
          <table:table-cell table:formula="of:=IF(AND([.B416]=0;[.C416]=1);&quot;1&quot;;&quot;0&quot;)" office:value-type="string" office:string-value="0" calcext:value-type="string">
            <text:p>0</text:p>
          </table:table-cell>
          <table:table-cell table:formula="of:=IF(AND([.B416]=1;[.C416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83651" calcext:value-type="float">
            <text:p>836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17]=[.B417];&quot;match&quot;;&quot;not&quot;)" office:value-type="string" office:string-value="match" calcext:value-type="string">
            <text:p>match</text:p>
          </table:table-cell>
          <table:table-cell table:formula="of:=IF(AND([.B417]=1;[.E417]=&quot;match&quot;);&quot;1&quot;;&quot;0&quot;)" office:value-type="string" office:string-value="0" calcext:value-type="string">
            <text:p>0</text:p>
          </table:table-cell>
          <table:table-cell table:formula="of:=IF(AND([.B417]=0;[.E417]=&quot;match&quot;);&quot;1&quot;;&quot;0&quot;)" office:value-type="string" office:string-value="1" calcext:value-type="string">
            <text:p>1</text:p>
          </table:table-cell>
          <table:table-cell table:formula="of:=IF(AND([.B417]=0;[.C417]=1);&quot;1&quot;;&quot;0&quot;)" office:value-type="string" office:string-value="0" calcext:value-type="string">
            <text:p>0</text:p>
          </table:table-cell>
          <table:table-cell table:formula="of:=IF(AND([.B417]=1;[.C417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94245" calcext:value-type="float">
            <text:p>1942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18]=[.B418];&quot;match&quot;;&quot;not&quot;)" office:value-type="string" office:string-value="match" calcext:value-type="string">
            <text:p>match</text:p>
          </table:table-cell>
          <table:table-cell table:formula="of:=IF(AND([.B418]=1;[.E418]=&quot;match&quot;);&quot;1&quot;;&quot;0&quot;)" office:value-type="string" office:string-value="0" calcext:value-type="string">
            <text:p>0</text:p>
          </table:table-cell>
          <table:table-cell table:formula="of:=IF(AND([.B418]=0;[.E418]=&quot;match&quot;);&quot;1&quot;;&quot;0&quot;)" office:value-type="string" office:string-value="1" calcext:value-type="string">
            <text:p>1</text:p>
          </table:table-cell>
          <table:table-cell table:formula="of:=IF(AND([.B418]=0;[.C418]=1);&quot;1&quot;;&quot;0&quot;)" office:value-type="string" office:string-value="0" calcext:value-type="string">
            <text:p>0</text:p>
          </table:table-cell>
          <table:table-cell table:formula="of:=IF(AND([.B418]=1;[.C418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34103" calcext:value-type="float">
            <text:p>23410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19]=[.B419];&quot;match&quot;;&quot;not&quot;)" office:value-type="string" office:string-value="match" calcext:value-type="string">
            <text:p>match</text:p>
          </table:table-cell>
          <table:table-cell table:formula="of:=IF(AND([.B419]=1;[.E419]=&quot;match&quot;);&quot;1&quot;;&quot;0&quot;)" office:value-type="string" office:string-value="0" calcext:value-type="string">
            <text:p>0</text:p>
          </table:table-cell>
          <table:table-cell table:formula="of:=IF(AND([.B419]=0;[.E419]=&quot;match&quot;);&quot;1&quot;;&quot;0&quot;)" office:value-type="string" office:string-value="1" calcext:value-type="string">
            <text:p>1</text:p>
          </table:table-cell>
          <table:table-cell table:formula="of:=IF(AND([.B419]=0;[.C419]=1);&quot;1&quot;;&quot;0&quot;)" office:value-type="string" office:string-value="0" calcext:value-type="string">
            <text:p>0</text:p>
          </table:table-cell>
          <table:table-cell table:formula="of:=IF(AND([.B419]=1;[.C419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28717" calcext:value-type="float">
            <text:p>1287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20]=[.B420];&quot;match&quot;;&quot;not&quot;)" office:value-type="string" office:string-value="match" calcext:value-type="string">
            <text:p>match</text:p>
          </table:table-cell>
          <table:table-cell table:formula="of:=IF(AND([.B420]=1;[.E420]=&quot;match&quot;);&quot;1&quot;;&quot;0&quot;)" office:value-type="string" office:string-value="0" calcext:value-type="string">
            <text:p>0</text:p>
          </table:table-cell>
          <table:table-cell table:formula="of:=IF(AND([.B420]=0;[.E420]=&quot;match&quot;);&quot;1&quot;;&quot;0&quot;)" office:value-type="string" office:string-value="1" calcext:value-type="string">
            <text:p>1</text:p>
          </table:table-cell>
          <table:table-cell table:formula="of:=IF(AND([.B420]=0;[.C420]=1);&quot;1&quot;;&quot;0&quot;)" office:value-type="string" office:string-value="0" calcext:value-type="string">
            <text:p>0</text:p>
          </table:table-cell>
          <table:table-cell table:formula="of:=IF(AND([.B420]=1;[.C420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77520" calcext:value-type="float">
            <text:p>775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21]=[.B421];&quot;match&quot;;&quot;not&quot;)" office:value-type="string" office:string-value="match" calcext:value-type="string">
            <text:p>match</text:p>
          </table:table-cell>
          <table:table-cell table:formula="of:=IF(AND([.B421]=1;[.E421]=&quot;match&quot;);&quot;1&quot;;&quot;0&quot;)" office:value-type="string" office:string-value="0" calcext:value-type="string">
            <text:p>0</text:p>
          </table:table-cell>
          <table:table-cell table:formula="of:=IF(AND([.B421]=0;[.E421]=&quot;match&quot;);&quot;1&quot;;&quot;0&quot;)" office:value-type="string" office:string-value="1" calcext:value-type="string">
            <text:p>1</text:p>
          </table:table-cell>
          <table:table-cell table:formula="of:=IF(AND([.B421]=0;[.C421]=1);&quot;1&quot;;&quot;0&quot;)" office:value-type="string" office:string-value="0" calcext:value-type="string">
            <text:p>0</text:p>
          </table:table-cell>
          <table:table-cell table:formula="of:=IF(AND([.B421]=1;[.C421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65237" calcext:value-type="float">
            <text:p>652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22]=[.B422];&quot;match&quot;;&quot;not&quot;)" office:value-type="string" office:string-value="match" calcext:value-type="string">
            <text:p>match</text:p>
          </table:table-cell>
          <table:table-cell table:formula="of:=IF(AND([.B422]=1;[.E422]=&quot;match&quot;);&quot;1&quot;;&quot;0&quot;)" office:value-type="string" office:string-value="0" calcext:value-type="string">
            <text:p>0</text:p>
          </table:table-cell>
          <table:table-cell table:formula="of:=IF(AND([.B422]=0;[.E422]=&quot;match&quot;);&quot;1&quot;;&quot;0&quot;)" office:value-type="string" office:string-value="1" calcext:value-type="string">
            <text:p>1</text:p>
          </table:table-cell>
          <table:table-cell table:formula="of:=IF(AND([.B422]=0;[.C422]=1);&quot;1&quot;;&quot;0&quot;)" office:value-type="string" office:string-value="0" calcext:value-type="string">
            <text:p>0</text:p>
          </table:table-cell>
          <table:table-cell table:formula="of:=IF(AND([.B422]=1;[.C422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52950" calcext:value-type="float">
            <text:p>529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23]=[.B423];&quot;match&quot;;&quot;not&quot;)" office:value-type="string" office:string-value="match" calcext:value-type="string">
            <text:p>match</text:p>
          </table:table-cell>
          <table:table-cell table:formula="of:=IF(AND([.B423]=1;[.E423]=&quot;match&quot;);&quot;1&quot;;&quot;0&quot;)" office:value-type="string" office:string-value="0" calcext:value-type="string">
            <text:p>0</text:p>
          </table:table-cell>
          <table:table-cell table:formula="of:=IF(AND([.B423]=0;[.E423]=&quot;match&quot;);&quot;1&quot;;&quot;0&quot;)" office:value-type="string" office:string-value="1" calcext:value-type="string">
            <text:p>1</text:p>
          </table:table-cell>
          <table:table-cell table:formula="of:=IF(AND([.B423]=0;[.C423]=1);&quot;1&quot;;&quot;0&quot;)" office:value-type="string" office:string-value="0" calcext:value-type="string">
            <text:p>0</text:p>
          </table:table-cell>
          <table:table-cell table:formula="of:=IF(AND([.B423]=1;[.C423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77879" calcext:value-type="float">
            <text:p>17787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24]=[.B424];&quot;match&quot;;&quot;not&quot;)" office:value-type="string" office:string-value="match" calcext:value-type="string">
            <text:p>match</text:p>
          </table:table-cell>
          <table:table-cell table:formula="of:=IF(AND([.B424]=1;[.E424]=&quot;match&quot;);&quot;1&quot;;&quot;0&quot;)" office:value-type="string" office:string-value="0" calcext:value-type="string">
            <text:p>0</text:p>
          </table:table-cell>
          <table:table-cell table:formula="of:=IF(AND([.B424]=0;[.E424]=&quot;match&quot;);&quot;1&quot;;&quot;0&quot;)" office:value-type="string" office:string-value="1" calcext:value-type="string">
            <text:p>1</text:p>
          </table:table-cell>
          <table:table-cell table:formula="of:=IF(AND([.B424]=0;[.C424]=1);&quot;1&quot;;&quot;0&quot;)" office:value-type="string" office:string-value="0" calcext:value-type="string">
            <text:p>0</text:p>
          </table:table-cell>
          <table:table-cell table:formula="of:=IF(AND([.B424]=1;[.C424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47168" calcext:value-type="float">
            <text:p>14716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25]=[.B425];&quot;match&quot;;&quot;not&quot;)" office:value-type="string" office:string-value="match" calcext:value-type="string">
            <text:p>match</text:p>
          </table:table-cell>
          <table:table-cell table:formula="of:=IF(AND([.B425]=1;[.E425]=&quot;match&quot;);&quot;1&quot;;&quot;0&quot;)" office:value-type="string" office:string-value="0" calcext:value-type="string">
            <text:p>0</text:p>
          </table:table-cell>
          <table:table-cell table:formula="of:=IF(AND([.B425]=0;[.E425]=&quot;match&quot;);&quot;1&quot;;&quot;0&quot;)" office:value-type="string" office:string-value="1" calcext:value-type="string">
            <text:p>1</text:p>
          </table:table-cell>
          <table:table-cell table:formula="of:=IF(AND([.B425]=0;[.C425]=1);&quot;1&quot;;&quot;0&quot;)" office:value-type="string" office:string-value="0" calcext:value-type="string">
            <text:p>0</text:p>
          </table:table-cell>
          <table:table-cell table:formula="of:=IF(AND([.B425]=1;[.C425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21819" calcext:value-type="float">
            <text:p>2218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26]=[.B426];&quot;match&quot;;&quot;not&quot;)" office:value-type="string" office:string-value="match" calcext:value-type="string">
            <text:p>match</text:p>
          </table:table-cell>
          <table:table-cell table:formula="of:=IF(AND([.B426]=1;[.E426]=&quot;match&quot;);&quot;1&quot;;&quot;0&quot;)" office:value-type="string" office:string-value="0" calcext:value-type="string">
            <text:p>0</text:p>
          </table:table-cell>
          <table:table-cell table:formula="of:=IF(AND([.B426]=0;[.E426]=&quot;match&quot;);&quot;1&quot;;&quot;0&quot;)" office:value-type="string" office:string-value="1" calcext:value-type="string">
            <text:p>1</text:p>
          </table:table-cell>
          <table:table-cell table:formula="of:=IF(AND([.B426]=0;[.C426]=1);&quot;1&quot;;&quot;0&quot;)" office:value-type="string" office:string-value="0" calcext:value-type="string">
            <text:p>0</text:p>
          </table:table-cell>
          <table:table-cell table:formula="of:=IF(AND([.B426]=1;[.C426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47173" calcext:value-type="float">
            <text:p>14717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27]=[.B427];&quot;match&quot;;&quot;not&quot;)" office:value-type="string" office:string-value="match" calcext:value-type="string">
            <text:p>match</text:p>
          </table:table-cell>
          <table:table-cell table:formula="of:=IF(AND([.B427]=1;[.E427]=&quot;match&quot;);&quot;1&quot;;&quot;0&quot;)" office:value-type="string" office:string-value="0" calcext:value-type="string">
            <text:p>0</text:p>
          </table:table-cell>
          <table:table-cell table:formula="of:=IF(AND([.B427]=0;[.E427]=&quot;match&quot;);&quot;1&quot;;&quot;0&quot;)" office:value-type="string" office:string-value="1" calcext:value-type="string">
            <text:p>1</text:p>
          </table:table-cell>
          <table:table-cell table:formula="of:=IF(AND([.B427]=0;[.C427]=1);&quot;1&quot;;&quot;0&quot;)" office:value-type="string" office:string-value="0" calcext:value-type="string">
            <text:p>0</text:p>
          </table:table-cell>
          <table:table-cell table:formula="of:=IF(AND([.B427]=1;[.C427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94283" calcext:value-type="float">
            <text:p>19428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C428]=[.B428];&quot;match&quot;;&quot;not&quot;)" office:value-type="string" office:string-value="match" calcext:value-type="string">
            <text:p>match</text:p>
          </table:table-cell>
          <table:table-cell table:formula="of:=IF(AND([.B428]=1;[.E428]=&quot;match&quot;);&quot;1&quot;;&quot;0&quot;)" office:value-type="string" office:string-value="1" calcext:value-type="string">
            <text:p>1</text:p>
          </table:table-cell>
          <table:table-cell table:formula="of:=IF(AND([.B428]=0;[.E428]=&quot;match&quot;);&quot;1&quot;;&quot;0&quot;)" office:value-type="string" office:string-value="0" calcext:value-type="string">
            <text:p>0</text:p>
          </table:table-cell>
          <table:table-cell table:formula="of:=IF(AND([.B428]=0;[.C428]=1);&quot;1&quot;;&quot;0&quot;)" office:value-type="string" office:string-value="0" calcext:value-type="string">
            <text:p>0</text:p>
          </table:table-cell>
          <table:table-cell table:formula="of:=IF(AND([.B428]=1;[.C428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90189" calcext:value-type="float">
            <text:p>1901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29]=[.B429];&quot;match&quot;;&quot;not&quot;)" office:value-type="string" office:string-value="match" calcext:value-type="string">
            <text:p>match</text:p>
          </table:table-cell>
          <table:table-cell table:formula="of:=IF(AND([.B429]=1;[.E429]=&quot;match&quot;);&quot;1&quot;;&quot;0&quot;)" office:value-type="string" office:string-value="0" calcext:value-type="string">
            <text:p>0</text:p>
          </table:table-cell>
          <table:table-cell table:formula="of:=IF(AND([.B429]=0;[.E429]=&quot;match&quot;);&quot;1&quot;;&quot;0&quot;)" office:value-type="string" office:string-value="1" calcext:value-type="string">
            <text:p>1</text:p>
          </table:table-cell>
          <table:table-cell table:formula="of:=IF(AND([.B429]=0;[.C429]=1);&quot;1&quot;;&quot;0&quot;)" office:value-type="string" office:string-value="0" calcext:value-type="string">
            <text:p>0</text:p>
          </table:table-cell>
          <table:table-cell table:formula="of:=IF(AND([.B429]=1;[.C429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75865" calcext:value-type="float">
            <text:p>17586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30]=[.B430];&quot;match&quot;;&quot;not&quot;)" office:value-type="string" office:string-value="match" calcext:value-type="string">
            <text:p>match</text:p>
          </table:table-cell>
          <table:table-cell table:formula="of:=IF(AND([.B430]=1;[.E430]=&quot;match&quot;);&quot;1&quot;;&quot;0&quot;)" office:value-type="string" office:string-value="0" calcext:value-type="string">
            <text:p>0</text:p>
          </table:table-cell>
          <table:table-cell table:formula="of:=IF(AND([.B430]=0;[.E430]=&quot;match&quot;);&quot;1&quot;;&quot;0&quot;)" office:value-type="string" office:string-value="1" calcext:value-type="string">
            <text:p>1</text:p>
          </table:table-cell>
          <table:table-cell table:formula="of:=IF(AND([.B430]=0;[.C430]=1);&quot;1&quot;;&quot;0&quot;)" office:value-type="string" office:string-value="0" calcext:value-type="string">
            <text:p>0</text:p>
          </table:table-cell>
          <table:table-cell table:formula="of:=IF(AND([.B430]=1;[.C430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42836" calcext:value-type="float">
            <text:p>24283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C431]=[.B431];&quot;match&quot;;&quot;not&quot;)" office:value-type="string" office:string-value="match" calcext:value-type="string">
            <text:p>match</text:p>
          </table:table-cell>
          <table:table-cell table:formula="of:=IF(AND([.B431]=1;[.E431]=&quot;match&quot;);&quot;1&quot;;&quot;0&quot;)" office:value-type="string" office:string-value="1" calcext:value-type="string">
            <text:p>1</text:p>
          </table:table-cell>
          <table:table-cell table:formula="of:=IF(AND([.B431]=0;[.E431]=&quot;match&quot;);&quot;1&quot;;&quot;0&quot;)" office:value-type="string" office:string-value="0" calcext:value-type="string">
            <text:p>0</text:p>
          </table:table-cell>
          <table:table-cell table:formula="of:=IF(AND([.B431]=0;[.C431]=1);&quot;1&quot;;&quot;0&quot;)" office:value-type="string" office:string-value="0" calcext:value-type="string">
            <text:p>0</text:p>
          </table:table-cell>
          <table:table-cell table:formula="of:=IF(AND([.B431]=1;[.C431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46856" calcext:value-type="float">
            <text:p>468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32]=[.B432];&quot;match&quot;;&quot;not&quot;)" office:value-type="string" office:string-value="match" calcext:value-type="string">
            <text:p>match</text:p>
          </table:table-cell>
          <table:table-cell table:formula="of:=IF(AND([.B432]=1;[.E432]=&quot;match&quot;);&quot;1&quot;;&quot;0&quot;)" office:value-type="string" office:string-value="0" calcext:value-type="string">
            <text:p>0</text:p>
          </table:table-cell>
          <table:table-cell table:formula="of:=IF(AND([.B432]=0;[.E432]=&quot;match&quot;);&quot;1&quot;;&quot;0&quot;)" office:value-type="string" office:string-value="1" calcext:value-type="string">
            <text:p>1</text:p>
          </table:table-cell>
          <table:table-cell table:formula="of:=IF(AND([.B432]=0;[.C432]=1);&quot;1&quot;;&quot;0&quot;)" office:value-type="string" office:string-value="0" calcext:value-type="string">
            <text:p>0</text:p>
          </table:table-cell>
          <table:table-cell table:formula="of:=IF(AND([.B432]=1;[.C432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31177" calcext:value-type="float">
            <text:p>23117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33]=[.B433];&quot;match&quot;;&quot;not&quot;)" office:value-type="string" office:string-value="match" calcext:value-type="string">
            <text:p>match</text:p>
          </table:table-cell>
          <table:table-cell table:formula="of:=IF(AND([.B433]=1;[.E433]=&quot;match&quot;);&quot;1&quot;;&quot;0&quot;)" office:value-type="string" office:string-value="0" calcext:value-type="string">
            <text:p>0</text:p>
          </table:table-cell>
          <table:table-cell table:formula="of:=IF(AND([.B433]=0;[.E433]=&quot;match&quot;);&quot;1&quot;;&quot;0&quot;)" office:value-type="string" office:string-value="1" calcext:value-type="string">
            <text:p>1</text:p>
          </table:table-cell>
          <table:table-cell table:formula="of:=IF(AND([.B433]=0;[.C433]=1);&quot;1&quot;;&quot;0&quot;)" office:value-type="string" office:string-value="0" calcext:value-type="string">
            <text:p>0</text:p>
          </table:table-cell>
          <table:table-cell table:formula="of:=IF(AND([.B433]=1;[.C433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4104" calcext:value-type="float">
            <text:p>1410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34]=[.B434];&quot;match&quot;;&quot;not&quot;)" office:value-type="string" office:string-value="match" calcext:value-type="string">
            <text:p>match</text:p>
          </table:table-cell>
          <table:table-cell table:formula="of:=IF(AND([.B434]=1;[.E434]=&quot;match&quot;);&quot;1&quot;;&quot;0&quot;)" office:value-type="string" office:string-value="0" calcext:value-type="string">
            <text:p>0</text:p>
          </table:table-cell>
          <table:table-cell table:formula="of:=IF(AND([.B434]=0;[.E434]=&quot;match&quot;);&quot;1&quot;;&quot;0&quot;)" office:value-type="string" office:string-value="1" calcext:value-type="string">
            <text:p>1</text:p>
          </table:table-cell>
          <table:table-cell table:formula="of:=IF(AND([.B434]=0;[.C434]=1);&quot;1&quot;;&quot;0&quot;)" office:value-type="string" office:string-value="0" calcext:value-type="string">
            <text:p>0</text:p>
          </table:table-cell>
          <table:table-cell table:formula="of:=IF(AND([.B434]=1;[.C434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55417" calcext:value-type="float">
            <text:p>1554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35]=[.B435];&quot;match&quot;;&quot;not&quot;)" office:value-type="string" office:string-value="match" calcext:value-type="string">
            <text:p>match</text:p>
          </table:table-cell>
          <table:table-cell table:formula="of:=IF(AND([.B435]=1;[.E435]=&quot;match&quot;);&quot;1&quot;;&quot;0&quot;)" office:value-type="string" office:string-value="0" calcext:value-type="string">
            <text:p>0</text:p>
          </table:table-cell>
          <table:table-cell table:formula="of:=IF(AND([.B435]=0;[.E435]=&quot;match&quot;);&quot;1&quot;;&quot;0&quot;)" office:value-type="string" office:string-value="1" calcext:value-type="string">
            <text:p>1</text:p>
          </table:table-cell>
          <table:table-cell table:formula="of:=IF(AND([.B435]=0;[.C435]=1);&quot;1&quot;;&quot;0&quot;)" office:value-type="string" office:string-value="0" calcext:value-type="string">
            <text:p>0</text:p>
          </table:table-cell>
          <table:table-cell table:formula="of:=IF(AND([.B435]=1;[.C435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49627" calcext:value-type="float">
            <text:p>2496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36]=[.B436];&quot;match&quot;;&quot;not&quot;)" office:value-type="string" office:string-value="match" calcext:value-type="string">
            <text:p>match</text:p>
          </table:table-cell>
          <table:table-cell table:formula="of:=IF(AND([.B436]=1;[.E436]=&quot;match&quot;);&quot;1&quot;;&quot;0&quot;)" office:value-type="string" office:string-value="0" calcext:value-type="string">
            <text:p>0</text:p>
          </table:table-cell>
          <table:table-cell table:formula="of:=IF(AND([.B436]=0;[.E436]=&quot;match&quot;);&quot;1&quot;;&quot;0&quot;)" office:value-type="string" office:string-value="1" calcext:value-type="string">
            <text:p>1</text:p>
          </table:table-cell>
          <table:table-cell table:formula="of:=IF(AND([.B436]=0;[.C436]=1);&quot;1&quot;;&quot;0&quot;)" office:value-type="string" office:string-value="0" calcext:value-type="string">
            <text:p>0</text:p>
          </table:table-cell>
          <table:table-cell table:formula="of:=IF(AND([.B436]=1;[.C436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63264" calcext:value-type="float">
            <text:p>6326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37]=[.B437];&quot;match&quot;;&quot;not&quot;)" office:value-type="string" office:string-value="match" calcext:value-type="string">
            <text:p>match</text:p>
          </table:table-cell>
          <table:table-cell table:formula="of:=IF(AND([.B437]=1;[.E437]=&quot;match&quot;);&quot;1&quot;;&quot;0&quot;)" office:value-type="string" office:string-value="0" calcext:value-type="string">
            <text:p>0</text:p>
          </table:table-cell>
          <table:table-cell table:formula="of:=IF(AND([.B437]=0;[.E437]=&quot;match&quot;);&quot;1&quot;;&quot;0&quot;)" office:value-type="string" office:string-value="1" calcext:value-type="string">
            <text:p>1</text:p>
          </table:table-cell>
          <table:table-cell table:formula="of:=IF(AND([.B437]=0;[.C437]=1);&quot;1&quot;;&quot;0&quot;)" office:value-type="string" office:string-value="0" calcext:value-type="string">
            <text:p>0</text:p>
          </table:table-cell>
          <table:table-cell table:formula="of:=IF(AND([.B437]=1;[.C437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47235" calcext:value-type="float">
            <text:p>1472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38]=[.B438];&quot;match&quot;;&quot;not&quot;)" office:value-type="string" office:string-value="match" calcext:value-type="string">
            <text:p>match</text:p>
          </table:table-cell>
          <table:table-cell table:formula="of:=IF(AND([.B438]=1;[.E438]=&quot;match&quot;);&quot;1&quot;;&quot;0&quot;)" office:value-type="string" office:string-value="0" calcext:value-type="string">
            <text:p>0</text:p>
          </table:table-cell>
          <table:table-cell table:formula="of:=IF(AND([.B438]=0;[.E438]=&quot;match&quot;);&quot;1&quot;;&quot;0&quot;)" office:value-type="string" office:string-value="1" calcext:value-type="string">
            <text:p>1</text:p>
          </table:table-cell>
          <table:table-cell table:formula="of:=IF(AND([.B438]=0;[.C438]=1);&quot;1&quot;;&quot;0&quot;)" office:value-type="string" office:string-value="0" calcext:value-type="string">
            <text:p>0</text:p>
          </table:table-cell>
          <table:table-cell table:formula="of:=IF(AND([.B438]=1;[.C438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53387" calcext:value-type="float">
            <text:p>15338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39]=[.B439];&quot;match&quot;;&quot;not&quot;)" office:value-type="string" office:string-value="match" calcext:value-type="string">
            <text:p>match</text:p>
          </table:table-cell>
          <table:table-cell table:formula="of:=IF(AND([.B439]=1;[.E439]=&quot;match&quot;);&quot;1&quot;;&quot;0&quot;)" office:value-type="string" office:string-value="0" calcext:value-type="string">
            <text:p>0</text:p>
          </table:table-cell>
          <table:table-cell table:formula="of:=IF(AND([.B439]=0;[.E439]=&quot;match&quot;);&quot;1&quot;;&quot;0&quot;)" office:value-type="string" office:string-value="1" calcext:value-type="string">
            <text:p>1</text:p>
          </table:table-cell>
          <table:table-cell table:formula="of:=IF(AND([.B439]=0;[.C439]=1);&quot;1&quot;;&quot;0&quot;)" office:value-type="string" office:string-value="0" calcext:value-type="string">
            <text:p>0</text:p>
          </table:table-cell>
          <table:table-cell table:formula="of:=IF(AND([.B439]=1;[.C439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34608" calcext:value-type="float">
            <text:p>3460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40]=[.B440];&quot;match&quot;;&quot;not&quot;)" office:value-type="string" office:string-value="match" calcext:value-type="string">
            <text:p>match</text:p>
          </table:table-cell>
          <table:table-cell table:formula="of:=IF(AND([.B440]=1;[.E440]=&quot;match&quot;);&quot;1&quot;;&quot;0&quot;)" office:value-type="string" office:string-value="0" calcext:value-type="string">
            <text:p>0</text:p>
          </table:table-cell>
          <table:table-cell table:formula="of:=IF(AND([.B440]=0;[.E440]=&quot;match&quot;);&quot;1&quot;;&quot;0&quot;)" office:value-type="string" office:string-value="1" calcext:value-type="string">
            <text:p>1</text:p>
          </table:table-cell>
          <table:table-cell table:formula="of:=IF(AND([.B440]=0;[.C440]=1);&quot;1&quot;;&quot;0&quot;)" office:value-type="string" office:string-value="0" calcext:value-type="string">
            <text:p>0</text:p>
          </table:table-cell>
          <table:table-cell table:formula="of:=IF(AND([.B440]=1;[.C440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6182" calcext:value-type="float">
            <text:p>1618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41]=[.B441];&quot;match&quot;;&quot;not&quot;)" office:value-type="string" office:string-value="match" calcext:value-type="string">
            <text:p>match</text:p>
          </table:table-cell>
          <table:table-cell table:formula="of:=IF(AND([.B441]=1;[.E441]=&quot;match&quot;);&quot;1&quot;;&quot;0&quot;)" office:value-type="string" office:string-value="0" calcext:value-type="string">
            <text:p>0</text:p>
          </table:table-cell>
          <table:table-cell table:formula="of:=IF(AND([.B441]=0;[.E441]=&quot;match&quot;);&quot;1&quot;;&quot;0&quot;)" office:value-type="string" office:string-value="1" calcext:value-type="string">
            <text:p>1</text:p>
          </table:table-cell>
          <table:table-cell table:formula="of:=IF(AND([.B441]=0;[.C441]=1);&quot;1&quot;;&quot;0&quot;)" office:value-type="string" office:string-value="0" calcext:value-type="string">
            <text:p>0</text:p>
          </table:table-cell>
          <table:table-cell table:formula="of:=IF(AND([.B441]=1;[.C441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63642" calcext:value-type="float">
            <text:p>1636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42]=[.B442];&quot;match&quot;;&quot;not&quot;)" office:value-type="string" office:string-value="match" calcext:value-type="string">
            <text:p>match</text:p>
          </table:table-cell>
          <table:table-cell table:formula="of:=IF(AND([.B442]=1;[.E442]=&quot;match&quot;);&quot;1&quot;;&quot;0&quot;)" office:value-type="string" office:string-value="0" calcext:value-type="string">
            <text:p>0</text:p>
          </table:table-cell>
          <table:table-cell table:formula="of:=IF(AND([.B442]=0;[.E442]=&quot;match&quot;);&quot;1&quot;;&quot;0&quot;)" office:value-type="string" office:string-value="1" calcext:value-type="string">
            <text:p>1</text:p>
          </table:table-cell>
          <table:table-cell table:formula="of:=IF(AND([.B442]=0;[.C442]=1);&quot;1&quot;;&quot;0&quot;)" office:value-type="string" office:string-value="0" calcext:value-type="string">
            <text:p>0</text:p>
          </table:table-cell>
          <table:table-cell table:formula="of:=IF(AND([.B442]=1;[.C442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92318" calcext:value-type="float">
            <text:p>1923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43]=[.B443];&quot;match&quot;;&quot;not&quot;)" office:value-type="string" office:string-value="match" calcext:value-type="string">
            <text:p>match</text:p>
          </table:table-cell>
          <table:table-cell table:formula="of:=IF(AND([.B443]=1;[.E443]=&quot;match&quot;);&quot;1&quot;;&quot;0&quot;)" office:value-type="string" office:string-value="0" calcext:value-type="string">
            <text:p>0</text:p>
          </table:table-cell>
          <table:table-cell table:formula="of:=IF(AND([.B443]=0;[.E443]=&quot;match&quot;);&quot;1&quot;;&quot;0&quot;)" office:value-type="string" office:string-value="1" calcext:value-type="string">
            <text:p>1</text:p>
          </table:table-cell>
          <table:table-cell table:formula="of:=IF(AND([.B443]=0;[.C443]=1);&quot;1&quot;;&quot;0&quot;)" office:value-type="string" office:string-value="0" calcext:value-type="string">
            <text:p>0</text:p>
          </table:table-cell>
          <table:table-cell table:formula="of:=IF(AND([.B443]=1;[.C443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75946" calcext:value-type="float">
            <text:p>1759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44]=[.B444];&quot;match&quot;;&quot;not&quot;)" office:value-type="string" office:string-value="match" calcext:value-type="string">
            <text:p>match</text:p>
          </table:table-cell>
          <table:table-cell table:formula="of:=IF(AND([.B444]=1;[.E444]=&quot;match&quot;);&quot;1&quot;;&quot;0&quot;)" office:value-type="string" office:string-value="0" calcext:value-type="string">
            <text:p>0</text:p>
          </table:table-cell>
          <table:table-cell table:formula="of:=IF(AND([.B444]=0;[.E444]=&quot;match&quot;);&quot;1&quot;;&quot;0&quot;)" office:value-type="string" office:string-value="1" calcext:value-type="string">
            <text:p>1</text:p>
          </table:table-cell>
          <table:table-cell table:formula="of:=IF(AND([.B444]=0;[.C444]=1);&quot;1&quot;;&quot;0&quot;)" office:value-type="string" office:string-value="0" calcext:value-type="string">
            <text:p>0</text:p>
          </table:table-cell>
          <table:table-cell table:formula="of:=IF(AND([.B444]=1;[.C444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61964" calcext:value-type="float">
            <text:p>26196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45]=[.B445];&quot;match&quot;;&quot;not&quot;)" office:value-type="string" office:string-value="match" calcext:value-type="string">
            <text:p>match</text:p>
          </table:table-cell>
          <table:table-cell table:formula="of:=IF(AND([.B445]=1;[.E445]=&quot;match&quot;);&quot;1&quot;;&quot;0&quot;)" office:value-type="string" office:string-value="0" calcext:value-type="string">
            <text:p>0</text:p>
          </table:table-cell>
          <table:table-cell table:formula="of:=IF(AND([.B445]=0;[.E445]=&quot;match&quot;);&quot;1&quot;;&quot;0&quot;)" office:value-type="string" office:string-value="1" calcext:value-type="string">
            <text:p>1</text:p>
          </table:table-cell>
          <table:table-cell table:formula="of:=IF(AND([.B445]=0;[.C445]=1);&quot;1&quot;;&quot;0&quot;)" office:value-type="string" office:string-value="0" calcext:value-type="string">
            <text:p>0</text:p>
          </table:table-cell>
          <table:table-cell table:formula="of:=IF(AND([.B445]=1;[.C445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30897" calcext:value-type="float">
            <text:p>13089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46]=[.B446];&quot;match&quot;;&quot;not&quot;)" office:value-type="string" office:string-value="match" calcext:value-type="string">
            <text:p>match</text:p>
          </table:table-cell>
          <table:table-cell table:formula="of:=IF(AND([.B446]=1;[.E446]=&quot;match&quot;);&quot;1&quot;;&quot;0&quot;)" office:value-type="string" office:string-value="0" calcext:value-type="string">
            <text:p>0</text:p>
          </table:table-cell>
          <table:table-cell table:formula="of:=IF(AND([.B446]=0;[.E446]=&quot;match&quot;);&quot;1&quot;;&quot;0&quot;)" office:value-type="string" office:string-value="1" calcext:value-type="string">
            <text:p>1</text:p>
          </table:table-cell>
          <table:table-cell table:formula="of:=IF(AND([.B446]=0;[.C446]=1);&quot;1&quot;;&quot;0&quot;)" office:value-type="string" office:string-value="0" calcext:value-type="string">
            <text:p>0</text:p>
          </table:table-cell>
          <table:table-cell table:formula="of:=IF(AND([.B446]=1;[.C446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42834" calcext:value-type="float">
            <text:p>428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47]=[.B447];&quot;match&quot;;&quot;not&quot;)" office:value-type="string" office:string-value="match" calcext:value-type="string">
            <text:p>match</text:p>
          </table:table-cell>
          <table:table-cell table:formula="of:=IF(AND([.B447]=1;[.E447]=&quot;match&quot;);&quot;1&quot;;&quot;0&quot;)" office:value-type="string" office:string-value="0" calcext:value-type="string">
            <text:p>0</text:p>
          </table:table-cell>
          <table:table-cell table:formula="of:=IF(AND([.B447]=0;[.E447]=&quot;match&quot;);&quot;1&quot;;&quot;0&quot;)" office:value-type="string" office:string-value="1" calcext:value-type="string">
            <text:p>1</text:p>
          </table:table-cell>
          <table:table-cell table:formula="of:=IF(AND([.B447]=0;[.C447]=1);&quot;1&quot;;&quot;0&quot;)" office:value-type="string" office:string-value="0" calcext:value-type="string">
            <text:p>0</text:p>
          </table:table-cell>
          <table:table-cell table:formula="of:=IF(AND([.B447]=1;[.C447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65518" calcext:value-type="float">
            <text:p>1655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C448]=[.B448];&quot;match&quot;;&quot;not&quot;)" office:value-type="string" office:string-value="match" calcext:value-type="string">
            <text:p>match</text:p>
          </table:table-cell>
          <table:table-cell table:formula="of:=IF(AND([.B448]=1;[.E448]=&quot;match&quot;);&quot;1&quot;;&quot;0&quot;)" office:value-type="string" office:string-value="1" calcext:value-type="string">
            <text:p>1</text:p>
          </table:table-cell>
          <table:table-cell table:formula="of:=IF(AND([.B448]=0;[.E448]=&quot;match&quot;);&quot;1&quot;;&quot;0&quot;)" office:value-type="string" office:string-value="0" calcext:value-type="string">
            <text:p>0</text:p>
          </table:table-cell>
          <table:table-cell table:formula="of:=IF(AND([.B448]=0;[.C448]=1);&quot;1&quot;;&quot;0&quot;)" office:value-type="string" office:string-value="0" calcext:value-type="string">
            <text:p>0</text:p>
          </table:table-cell>
          <table:table-cell table:formula="of:=IF(AND([.B448]=1;[.C448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8506" calcext:value-type="float">
            <text:p>2850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49]=[.B449];&quot;match&quot;;&quot;not&quot;)" office:value-type="string" office:string-value="match" calcext:value-type="string">
            <text:p>match</text:p>
          </table:table-cell>
          <table:table-cell table:formula="of:=IF(AND([.B449]=1;[.E449]=&quot;match&quot;);&quot;1&quot;;&quot;0&quot;)" office:value-type="string" office:string-value="0" calcext:value-type="string">
            <text:p>0</text:p>
          </table:table-cell>
          <table:table-cell table:formula="of:=IF(AND([.B449]=0;[.E449]=&quot;match&quot;);&quot;1&quot;;&quot;0&quot;)" office:value-type="string" office:string-value="1" calcext:value-type="string">
            <text:p>1</text:p>
          </table:table-cell>
          <table:table-cell table:formula="of:=IF(AND([.B449]=0;[.C449]=1);&quot;1&quot;;&quot;0&quot;)" office:value-type="string" office:string-value="0" calcext:value-type="string">
            <text:p>0</text:p>
          </table:table-cell>
          <table:table-cell table:formula="of:=IF(AND([.B449]=1;[.C449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55485" calcext:value-type="float">
            <text:p>15548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50]=[.B450];&quot;match&quot;;&quot;not&quot;)" office:value-type="string" office:string-value="match" calcext:value-type="string">
            <text:p>match</text:p>
          </table:table-cell>
          <table:table-cell table:formula="of:=IF(AND([.B450]=1;[.E450]=&quot;match&quot;);&quot;1&quot;;&quot;0&quot;)" office:value-type="string" office:string-value="0" calcext:value-type="string">
            <text:p>0</text:p>
          </table:table-cell>
          <table:table-cell table:formula="of:=IF(AND([.B450]=0;[.E450]=&quot;match&quot;);&quot;1&quot;;&quot;0&quot;)" office:value-type="string" office:string-value="1" calcext:value-type="string">
            <text:p>1</text:p>
          </table:table-cell>
          <table:table-cell table:formula="of:=IF(AND([.B450]=0;[.C450]=1);&quot;1&quot;;&quot;0&quot;)" office:value-type="string" office:string-value="0" calcext:value-type="string">
            <text:p>0</text:p>
          </table:table-cell>
          <table:table-cell table:formula="of:=IF(AND([.B450]=1;[.C450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61990" calcext:value-type="float">
            <text:p>2619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51]=[.B451];&quot;match&quot;;&quot;not&quot;)" office:value-type="string" office:string-value="match" calcext:value-type="string">
            <text:p>match</text:p>
          </table:table-cell>
          <table:table-cell table:formula="of:=IF(AND([.B451]=1;[.E451]=&quot;match&quot;);&quot;1&quot;;&quot;0&quot;)" office:value-type="string" office:string-value="0" calcext:value-type="string">
            <text:p>0</text:p>
          </table:table-cell>
          <table:table-cell table:formula="of:=IF(AND([.B451]=0;[.E451]=&quot;match&quot;);&quot;1&quot;;&quot;0&quot;)" office:value-type="string" office:string-value="1" calcext:value-type="string">
            <text:p>1</text:p>
          </table:table-cell>
          <table:table-cell table:formula="of:=IF(AND([.B451]=0;[.C451]=1);&quot;1&quot;;&quot;0&quot;)" office:value-type="string" office:string-value="0" calcext:value-type="string">
            <text:p>0</text:p>
          </table:table-cell>
          <table:table-cell table:formula="of:=IF(AND([.B451]=1;[.C451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18992" calcext:value-type="float">
            <text:p>21899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52]=[.B452];&quot;match&quot;;&quot;not&quot;)" office:value-type="string" office:string-value="match" calcext:value-type="string">
            <text:p>match</text:p>
          </table:table-cell>
          <table:table-cell table:formula="of:=IF(AND([.B452]=1;[.E452]=&quot;match&quot;);&quot;1&quot;;&quot;0&quot;)" office:value-type="string" office:string-value="0" calcext:value-type="string">
            <text:p>0</text:p>
          </table:table-cell>
          <table:table-cell table:formula="of:=IF(AND([.B452]=0;[.E452]=&quot;match&quot;);&quot;1&quot;;&quot;0&quot;)" office:value-type="string" office:string-value="1" calcext:value-type="string">
            <text:p>1</text:p>
          </table:table-cell>
          <table:table-cell table:formula="of:=IF(AND([.B452]=0;[.C452]=1);&quot;1&quot;;&quot;0&quot;)" office:value-type="string" office:string-value="0" calcext:value-type="string">
            <text:p>0</text:p>
          </table:table-cell>
          <table:table-cell table:formula="of:=IF(AND([.B452]=1;[.C452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96584" calcext:value-type="float">
            <text:p>1965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53]=[.B453];&quot;match&quot;;&quot;not&quot;)" office:value-type="string" office:string-value="match" calcext:value-type="string">
            <text:p>match</text:p>
          </table:table-cell>
          <table:table-cell table:formula="of:=IF(AND([.B453]=1;[.E453]=&quot;match&quot;);&quot;1&quot;;&quot;0&quot;)" office:value-type="string" office:string-value="0" calcext:value-type="string">
            <text:p>0</text:p>
          </table:table-cell>
          <table:table-cell table:formula="of:=IF(AND([.B453]=0;[.E453]=&quot;match&quot;);&quot;1&quot;;&quot;0&quot;)" office:value-type="string" office:string-value="1" calcext:value-type="string">
            <text:p>1</text:p>
          </table:table-cell>
          <table:table-cell table:formula="of:=IF(AND([.B453]=0;[.C453]=1);&quot;1&quot;;&quot;0&quot;)" office:value-type="string" office:string-value="0" calcext:value-type="string">
            <text:p>0</text:p>
          </table:table-cell>
          <table:table-cell table:formula="of:=IF(AND([.B453]=1;[.C453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40820" calcext:value-type="float">
            <text:p>408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54]=[.B454];&quot;match&quot;;&quot;not&quot;)" office:value-type="string" office:string-value="match" calcext:value-type="string">
            <text:p>match</text:p>
          </table:table-cell>
          <table:table-cell table:formula="of:=IF(AND([.B454]=1;[.E454]=&quot;match&quot;);&quot;1&quot;;&quot;0&quot;)" office:value-type="string" office:string-value="0" calcext:value-type="string">
            <text:p>0</text:p>
          </table:table-cell>
          <table:table-cell table:formula="of:=IF(AND([.B454]=0;[.E454]=&quot;match&quot;);&quot;1&quot;;&quot;0&quot;)" office:value-type="string" office:string-value="1" calcext:value-type="string">
            <text:p>1</text:p>
          </table:table-cell>
          <table:table-cell table:formula="of:=IF(AND([.B454]=0;[.C454]=1);&quot;1&quot;;&quot;0&quot;)" office:value-type="string" office:string-value="0" calcext:value-type="string">
            <text:p>0</text:p>
          </table:table-cell>
          <table:table-cell table:formula="of:=IF(AND([.B454]=1;[.C454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62006" calcext:value-type="float">
            <text:p>26200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55]=[.B455];&quot;match&quot;;&quot;not&quot;)" office:value-type="string" office:string-value="match" calcext:value-type="string">
            <text:p>match</text:p>
          </table:table-cell>
          <table:table-cell table:formula="of:=IF(AND([.B455]=1;[.E455]=&quot;match&quot;);&quot;1&quot;;&quot;0&quot;)" office:value-type="string" office:string-value="0" calcext:value-type="string">
            <text:p>0</text:p>
          </table:table-cell>
          <table:table-cell table:formula="of:=IF(AND([.B455]=0;[.E455]=&quot;match&quot;);&quot;1&quot;;&quot;0&quot;)" office:value-type="string" office:string-value="1" calcext:value-type="string">
            <text:p>1</text:p>
          </table:table-cell>
          <table:table-cell table:formula="of:=IF(AND([.B455]=0;[.C455]=1);&quot;1&quot;;&quot;0&quot;)" office:value-type="string" office:string-value="0" calcext:value-type="string">
            <text:p>0</text:p>
          </table:table-cell>
          <table:table-cell table:formula="of:=IF(AND([.B455]=1;[.C455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14557" calcext:value-type="float">
            <text:p>11455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56]=[.B456];&quot;match&quot;;&quot;not&quot;)" office:value-type="string" office:string-value="match" calcext:value-type="string">
            <text:p>match</text:p>
          </table:table-cell>
          <table:table-cell table:formula="of:=IF(AND([.B456]=1;[.E456]=&quot;match&quot;);&quot;1&quot;;&quot;0&quot;)" office:value-type="string" office:string-value="0" calcext:value-type="string">
            <text:p>0</text:p>
          </table:table-cell>
          <table:table-cell table:formula="of:=IF(AND([.B456]=0;[.E456]=&quot;match&quot;);&quot;1&quot;;&quot;0&quot;)" office:value-type="string" office:string-value="1" calcext:value-type="string">
            <text:p>1</text:p>
          </table:table-cell>
          <table:table-cell table:formula="of:=IF(AND([.B456]=0;[.C456]=1);&quot;1&quot;;&quot;0&quot;)" office:value-type="string" office:string-value="0" calcext:value-type="string">
            <text:p>0</text:p>
          </table:table-cell>
          <table:table-cell table:formula="of:=IF(AND([.B456]=1;[.C456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87029" calcext:value-type="float">
            <text:p>1870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57]=[.B457];&quot;match&quot;;&quot;not&quot;)" office:value-type="string" office:string-value="match" calcext:value-type="string">
            <text:p>match</text:p>
          </table:table-cell>
          <table:table-cell table:formula="of:=IF(AND([.B457]=1;[.E457]=&quot;match&quot;);&quot;1&quot;;&quot;0&quot;)" office:value-type="string" office:string-value="0" calcext:value-type="string">
            <text:p>0</text:p>
          </table:table-cell>
          <table:table-cell table:formula="of:=IF(AND([.B457]=0;[.E457]=&quot;match&quot;);&quot;1&quot;;&quot;0&quot;)" office:value-type="string" office:string-value="1" calcext:value-type="string">
            <text:p>1</text:p>
          </table:table-cell>
          <table:table-cell table:formula="of:=IF(AND([.B457]=0;[.C457]=1);&quot;1&quot;;&quot;0&quot;)" office:value-type="string" office:string-value="0" calcext:value-type="string">
            <text:p>0</text:p>
          </table:table-cell>
          <table:table-cell table:formula="of:=IF(AND([.B457]=1;[.C457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01991" calcext:value-type="float">
            <text:p>20199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C458]=[.B458];&quot;match&quot;;&quot;not&quot;)" office:value-type="string" office:string-value="match" calcext:value-type="string">
            <text:p>match</text:p>
          </table:table-cell>
          <table:table-cell table:formula="of:=IF(AND([.B458]=1;[.E458]=&quot;match&quot;);&quot;1&quot;;&quot;0&quot;)" office:value-type="string" office:string-value="1" calcext:value-type="string">
            <text:p>1</text:p>
          </table:table-cell>
          <table:table-cell table:formula="of:=IF(AND([.B458]=0;[.E458]=&quot;match&quot;);&quot;1&quot;;&quot;0&quot;)" office:value-type="string" office:string-value="0" calcext:value-type="string">
            <text:p>0</text:p>
          </table:table-cell>
          <table:table-cell table:formula="of:=IF(AND([.B458]=0;[.C458]=1);&quot;1&quot;;&quot;0&quot;)" office:value-type="string" office:string-value="0" calcext:value-type="string">
            <text:p>0</text:p>
          </table:table-cell>
          <table:table-cell table:formula="of:=IF(AND([.B458]=1;[.C458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62443" calcext:value-type="float">
            <text:p>624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59]=[.B459];&quot;match&quot;;&quot;not&quot;)" office:value-type="string" office:string-value="match" calcext:value-type="string">
            <text:p>match</text:p>
          </table:table-cell>
          <table:table-cell table:formula="of:=IF(AND([.B459]=1;[.E459]=&quot;match&quot;);&quot;1&quot;;&quot;0&quot;)" office:value-type="string" office:string-value="0" calcext:value-type="string">
            <text:p>0</text:p>
          </table:table-cell>
          <table:table-cell table:formula="of:=IF(AND([.B459]=0;[.E459]=&quot;match&quot;);&quot;1&quot;;&quot;0&quot;)" office:value-type="string" office:string-value="1" calcext:value-type="string">
            <text:p>1</text:p>
          </table:table-cell>
          <table:table-cell table:formula="of:=IF(AND([.B459]=0;[.C459]=1);&quot;1&quot;;&quot;0&quot;)" office:value-type="string" office:string-value="0" calcext:value-type="string">
            <text:p>0</text:p>
          </table:table-cell>
          <table:table-cell table:formula="of:=IF(AND([.B459]=1;[.C459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12869" calcext:value-type="float">
            <text:p>2128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60]=[.B460];&quot;match&quot;;&quot;not&quot;)" office:value-type="string" office:string-value="match" calcext:value-type="string">
            <text:p>match</text:p>
          </table:table-cell>
          <table:table-cell table:formula="of:=IF(AND([.B460]=1;[.E460]=&quot;match&quot;);&quot;1&quot;;&quot;0&quot;)" office:value-type="string" office:string-value="0" calcext:value-type="string">
            <text:p>0</text:p>
          </table:table-cell>
          <table:table-cell table:formula="of:=IF(AND([.B460]=0;[.E460]=&quot;match&quot;);&quot;1&quot;;&quot;0&quot;)" office:value-type="string" office:string-value="1" calcext:value-type="string">
            <text:p>1</text:p>
          </table:table-cell>
          <table:table-cell table:formula="of:=IF(AND([.B460]=0;[.C460]=1);&quot;1&quot;;&quot;0&quot;)" office:value-type="string" office:string-value="0" calcext:value-type="string">
            <text:p>0</text:p>
          </table:table-cell>
          <table:table-cell table:formula="of:=IF(AND([.B460]=1;[.C460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61671" calcext:value-type="float">
            <text:p>16167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61]=[.B461];&quot;match&quot;;&quot;not&quot;)" office:value-type="string" office:string-value="match" calcext:value-type="string">
            <text:p>match</text:p>
          </table:table-cell>
          <table:table-cell table:formula="of:=IF(AND([.B461]=1;[.E461]=&quot;match&quot;);&quot;1&quot;;&quot;0&quot;)" office:value-type="string" office:string-value="0" calcext:value-type="string">
            <text:p>0</text:p>
          </table:table-cell>
          <table:table-cell table:formula="of:=IF(AND([.B461]=0;[.E461]=&quot;match&quot;);&quot;1&quot;;&quot;0&quot;)" office:value-type="string" office:string-value="1" calcext:value-type="string">
            <text:p>1</text:p>
          </table:table-cell>
          <table:table-cell table:formula="of:=IF(AND([.B461]=0;[.C461]=1);&quot;1&quot;;&quot;0&quot;)" office:value-type="string" office:string-value="0" calcext:value-type="string">
            <text:p>0</text:p>
          </table:table-cell>
          <table:table-cell table:formula="of:=IF(AND([.B461]=1;[.C461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67817" calcext:value-type="float">
            <text:p>1678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462]=[.B462];&quot;match&quot;;&quot;not&quot;)" office:value-type="string" office:string-value="not" calcext:value-type="string">
            <text:p>not</text:p>
          </table:table-cell>
          <table:table-cell table:formula="of:=IF(AND([.B462]=1;[.E462]=&quot;match&quot;);&quot;1&quot;;&quot;0&quot;)" office:value-type="string" office:string-value="0" calcext:value-type="string">
            <text:p>0</text:p>
          </table:table-cell>
          <table:table-cell table:formula="of:=IF(AND([.B462]=0;[.E462]=&quot;match&quot;);&quot;1&quot;;&quot;0&quot;)" office:value-type="string" office:string-value="0" calcext:value-type="string">
            <text:p>0</text:p>
          </table:table-cell>
          <table:table-cell table:formula="of:=IF(AND([.B462]=0;[.C462]=1);&quot;1&quot;;&quot;0&quot;)" office:value-type="string" office:string-value="0" calcext:value-type="string">
            <text:p>0</text:p>
          </table:table-cell>
          <table:table-cell table:formula="of:=IF(AND([.B462]=1;[.C462]=0);&quot;1&quot;;&quot;0&quot;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122764" calcext:value-type="float">
            <text:p>12276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63]=[.B463];&quot;match&quot;;&quot;not&quot;)" office:value-type="string" office:string-value="match" calcext:value-type="string">
            <text:p>match</text:p>
          </table:table-cell>
          <table:table-cell table:formula="of:=IF(AND([.B463]=1;[.E463]=&quot;match&quot;);&quot;1&quot;;&quot;0&quot;)" office:value-type="string" office:string-value="0" calcext:value-type="string">
            <text:p>0</text:p>
          </table:table-cell>
          <table:table-cell table:formula="of:=IF(AND([.B463]=0;[.E463]=&quot;match&quot;);&quot;1&quot;;&quot;0&quot;)" office:value-type="string" office:string-value="1" calcext:value-type="string">
            <text:p>1</text:p>
          </table:table-cell>
          <table:table-cell table:formula="of:=IF(AND([.B463]=0;[.C463]=1);&quot;1&quot;;&quot;0&quot;)" office:value-type="string" office:string-value="0" calcext:value-type="string">
            <text:p>0</text:p>
          </table:table-cell>
          <table:table-cell table:formula="of:=IF(AND([.B463]=1;[.C463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04687" calcext:value-type="float">
            <text:p>20468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64]=[.B464];&quot;match&quot;;&quot;not&quot;)" office:value-type="string" office:string-value="match" calcext:value-type="string">
            <text:p>match</text:p>
          </table:table-cell>
          <table:table-cell table:formula="of:=IF(AND([.B464]=1;[.E464]=&quot;match&quot;);&quot;1&quot;;&quot;0&quot;)" office:value-type="string" office:string-value="0" calcext:value-type="string">
            <text:p>0</text:p>
          </table:table-cell>
          <table:table-cell table:formula="of:=IF(AND([.B464]=0;[.E464]=&quot;match&quot;);&quot;1&quot;;&quot;0&quot;)" office:value-type="string" office:string-value="1" calcext:value-type="string">
            <text:p>1</text:p>
          </table:table-cell>
          <table:table-cell table:formula="of:=IF(AND([.B464]=0;[.C464]=1);&quot;1&quot;;&quot;0&quot;)" office:value-type="string" office:string-value="0" calcext:value-type="string">
            <text:p>0</text:p>
          </table:table-cell>
          <table:table-cell table:formula="of:=IF(AND([.B464]=1;[.C464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94098" calcext:value-type="float">
            <text:p>9409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65]=[.B465];&quot;match&quot;;&quot;not&quot;)" office:value-type="string" office:string-value="match" calcext:value-type="string">
            <text:p>match</text:p>
          </table:table-cell>
          <table:table-cell table:formula="of:=IF(AND([.B465]=1;[.E465]=&quot;match&quot;);&quot;1&quot;;&quot;0&quot;)" office:value-type="string" office:string-value="0" calcext:value-type="string">
            <text:p>0</text:p>
          </table:table-cell>
          <table:table-cell table:formula="of:=IF(AND([.B465]=0;[.E465]=&quot;match&quot;);&quot;1&quot;;&quot;0&quot;)" office:value-type="string" office:string-value="1" calcext:value-type="string">
            <text:p>1</text:p>
          </table:table-cell>
          <table:table-cell table:formula="of:=IF(AND([.B465]=0;[.C465]=1);&quot;1&quot;;&quot;0&quot;)" office:value-type="string" office:string-value="0" calcext:value-type="string">
            <text:p>0</text:p>
          </table:table-cell>
          <table:table-cell table:formula="of:=IF(AND([.B465]=1;[.C465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69523" calcext:value-type="float">
            <text:p>695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66]=[.B466];&quot;match&quot;;&quot;not&quot;)" office:value-type="string" office:string-value="match" calcext:value-type="string">
            <text:p>match</text:p>
          </table:table-cell>
          <table:table-cell table:formula="of:=IF(AND([.B466]=1;[.E466]=&quot;match&quot;);&quot;1&quot;;&quot;0&quot;)" office:value-type="string" office:string-value="0" calcext:value-type="string">
            <text:p>0</text:p>
          </table:table-cell>
          <table:table-cell table:formula="of:=IF(AND([.B466]=0;[.E466]=&quot;match&quot;);&quot;1&quot;;&quot;0&quot;)" office:value-type="string" office:string-value="1" calcext:value-type="string">
            <text:p>1</text:p>
          </table:table-cell>
          <table:table-cell table:formula="of:=IF(AND([.B466]=0;[.C466]=1);&quot;1&quot;;&quot;0&quot;)" office:value-type="string" office:string-value="0" calcext:value-type="string">
            <text:p>0</text:p>
          </table:table-cell>
          <table:table-cell table:formula="of:=IF(AND([.B466]=1;[.C466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35064" calcext:value-type="float">
            <text:p>13506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67]=[.B467];&quot;match&quot;;&quot;not&quot;)" office:value-type="string" office:string-value="match" calcext:value-type="string">
            <text:p>match</text:p>
          </table:table-cell>
          <table:table-cell table:formula="of:=IF(AND([.B467]=1;[.E467]=&quot;match&quot;);&quot;1&quot;;&quot;0&quot;)" office:value-type="string" office:string-value="0" calcext:value-type="string">
            <text:p>0</text:p>
          </table:table-cell>
          <table:table-cell table:formula="of:=IF(AND([.B467]=0;[.E467]=&quot;match&quot;);&quot;1&quot;;&quot;0&quot;)" office:value-type="string" office:string-value="1" calcext:value-type="string">
            <text:p>1</text:p>
          </table:table-cell>
          <table:table-cell table:formula="of:=IF(AND([.B467]=0;[.C467]=1);&quot;1&quot;;&quot;0&quot;)" office:value-type="string" office:string-value="0" calcext:value-type="string">
            <text:p>0</text:p>
          </table:table-cell>
          <table:table-cell table:formula="of:=IF(AND([.B467]=1;[.C467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02650" calcext:value-type="float">
            <text:p>2026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68]=[.B468];&quot;match&quot;;&quot;not&quot;)" office:value-type="string" office:string-value="match" calcext:value-type="string">
            <text:p>match</text:p>
          </table:table-cell>
          <table:table-cell table:formula="of:=IF(AND([.B468]=1;[.E468]=&quot;match&quot;);&quot;1&quot;;&quot;0&quot;)" office:value-type="string" office:string-value="0" calcext:value-type="string">
            <text:p>0</text:p>
          </table:table-cell>
          <table:table-cell table:formula="of:=IF(AND([.B468]=0;[.E468]=&quot;match&quot;);&quot;1&quot;;&quot;0&quot;)" office:value-type="string" office:string-value="1" calcext:value-type="string">
            <text:p>1</text:p>
          </table:table-cell>
          <table:table-cell table:formula="of:=IF(AND([.B468]=0;[.C468]=1);&quot;1&quot;;&quot;0&quot;)" office:value-type="string" office:string-value="0" calcext:value-type="string">
            <text:p>0</text:p>
          </table:table-cell>
          <table:table-cell table:formula="of:=IF(AND([.B468]=1;[.C468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69]=[.B469];&quot;match&quot;;&quot;not&quot;)" office:value-type="string" office:string-value="match" calcext:value-type="string">
            <text:p>match</text:p>
          </table:table-cell>
          <table:table-cell table:formula="of:=IF(AND([.B469]=1;[.E469]=&quot;match&quot;);&quot;1&quot;;&quot;0&quot;)" office:value-type="string" office:string-value="0" calcext:value-type="string">
            <text:p>0</text:p>
          </table:table-cell>
          <table:table-cell table:formula="of:=IF(AND([.B469]=0;[.E469]=&quot;match&quot;);&quot;1&quot;;&quot;0&quot;)" office:value-type="string" office:string-value="1" calcext:value-type="string">
            <text:p>1</text:p>
          </table:table-cell>
          <table:table-cell table:formula="of:=IF(AND([.B469]=0;[.C469]=1);&quot;1&quot;;&quot;0&quot;)" office:value-type="string" office:string-value="0" calcext:value-type="string">
            <text:p>0</text:p>
          </table:table-cell>
          <table:table-cell table:formula="of:=IF(AND([.B469]=1;[.C469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53152" calcext:value-type="float">
            <text:p>531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70]=[.B470];&quot;match&quot;;&quot;not&quot;)" office:value-type="string" office:string-value="match" calcext:value-type="string">
            <text:p>match</text:p>
          </table:table-cell>
          <table:table-cell table:formula="of:=IF(AND([.B470]=1;[.E470]=&quot;match&quot;);&quot;1&quot;;&quot;0&quot;)" office:value-type="string" office:string-value="0" calcext:value-type="string">
            <text:p>0</text:p>
          </table:table-cell>
          <table:table-cell table:formula="of:=IF(AND([.B470]=0;[.E470]=&quot;match&quot;);&quot;1&quot;;&quot;0&quot;)" office:value-type="string" office:string-value="1" calcext:value-type="string">
            <text:p>1</text:p>
          </table:table-cell>
          <table:table-cell table:formula="of:=IF(AND([.B470]=0;[.C470]=1);&quot;1&quot;;&quot;0&quot;)" office:value-type="string" office:string-value="0" calcext:value-type="string">
            <text:p>0</text:p>
          </table:table-cell>
          <table:table-cell table:formula="of:=IF(AND([.B470]=1;[.C470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2434" calcext:value-type="float">
            <text:p>224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71]=[.B471];&quot;match&quot;;&quot;not&quot;)" office:value-type="string" office:string-value="match" calcext:value-type="string">
            <text:p>match</text:p>
          </table:table-cell>
          <table:table-cell table:formula="of:=IF(AND([.B471]=1;[.E471]=&quot;match&quot;);&quot;1&quot;;&quot;0&quot;)" office:value-type="string" office:string-value="0" calcext:value-type="string">
            <text:p>0</text:p>
          </table:table-cell>
          <table:table-cell table:formula="of:=IF(AND([.B471]=0;[.E471]=&quot;match&quot;);&quot;1&quot;;&quot;0&quot;)" office:value-type="string" office:string-value="1" calcext:value-type="string">
            <text:p>1</text:p>
          </table:table-cell>
          <table:table-cell table:formula="of:=IF(AND([.B471]=0;[.C471]=1);&quot;1&quot;;&quot;0&quot;)" office:value-type="string" office:string-value="0" calcext:value-type="string">
            <text:p>0</text:p>
          </table:table-cell>
          <table:table-cell table:formula="of:=IF(AND([.B471]=1;[.C471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32676" calcext:value-type="float">
            <text:p>326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72]=[.B472];&quot;match&quot;;&quot;not&quot;)" office:value-type="string" office:string-value="match" calcext:value-type="string">
            <text:p>match</text:p>
          </table:table-cell>
          <table:table-cell table:formula="of:=IF(AND([.B472]=1;[.E472]=&quot;match&quot;);&quot;1&quot;;&quot;0&quot;)" office:value-type="string" office:string-value="0" calcext:value-type="string">
            <text:p>0</text:p>
          </table:table-cell>
          <table:table-cell table:formula="of:=IF(AND([.B472]=0;[.E472]=&quot;match&quot;);&quot;1&quot;;&quot;0&quot;)" office:value-type="string" office:string-value="1" calcext:value-type="string">
            <text:p>1</text:p>
          </table:table-cell>
          <table:table-cell table:formula="of:=IF(AND([.B472]=0;[.C472]=1);&quot;1&quot;;&quot;0&quot;)" office:value-type="string" office:string-value="0" calcext:value-type="string">
            <text:p>0</text:p>
          </table:table-cell>
          <table:table-cell table:formula="of:=IF(AND([.B472]=1;[.C472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69893" calcext:value-type="float">
            <text:p>16989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73]=[.B473];&quot;match&quot;;&quot;not&quot;)" office:value-type="string" office:string-value="match" calcext:value-type="string">
            <text:p>match</text:p>
          </table:table-cell>
          <table:table-cell table:formula="of:=IF(AND([.B473]=1;[.E473]=&quot;match&quot;);&quot;1&quot;;&quot;0&quot;)" office:value-type="string" office:string-value="0" calcext:value-type="string">
            <text:p>0</text:p>
          </table:table-cell>
          <table:table-cell table:formula="of:=IF(AND([.B473]=0;[.E473]=&quot;match&quot;);&quot;1&quot;;&quot;0&quot;)" office:value-type="string" office:string-value="1" calcext:value-type="string">
            <text:p>1</text:p>
          </table:table-cell>
          <table:table-cell table:formula="of:=IF(AND([.B473]=0;[.C473]=1);&quot;1&quot;;&quot;0&quot;)" office:value-type="string" office:string-value="0" calcext:value-type="string">
            <text:p>0</text:p>
          </table:table-cell>
          <table:table-cell table:formula="of:=IF(AND([.B473]=1;[.C473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57258" calcext:value-type="float">
            <text:p>5725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74]=[.B474];&quot;match&quot;;&quot;not&quot;)" office:value-type="string" office:string-value="match" calcext:value-type="string">
            <text:p>match</text:p>
          </table:table-cell>
          <table:table-cell table:formula="of:=IF(AND([.B474]=1;[.E474]=&quot;match&quot;);&quot;1&quot;;&quot;0&quot;)" office:value-type="string" office:string-value="0" calcext:value-type="string">
            <text:p>0</text:p>
          </table:table-cell>
          <table:table-cell table:formula="of:=IF(AND([.B474]=0;[.E474]=&quot;match&quot;);&quot;1&quot;;&quot;0&quot;)" office:value-type="string" office:string-value="1" calcext:value-type="string">
            <text:p>1</text:p>
          </table:table-cell>
          <table:table-cell table:formula="of:=IF(AND([.B474]=0;[.C474]=1);&quot;1&quot;;&quot;0&quot;)" office:value-type="string" office:string-value="0" calcext:value-type="string">
            <text:p>0</text:p>
          </table:table-cell>
          <table:table-cell table:formula="of:=IF(AND([.B474]=1;[.C474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6299" calcext:value-type="float">
            <text:p>162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75]=[.B475];&quot;match&quot;;&quot;not&quot;)" office:value-type="string" office:string-value="match" calcext:value-type="string">
            <text:p>match</text:p>
          </table:table-cell>
          <table:table-cell table:formula="of:=IF(AND([.B475]=1;[.E475]=&quot;match&quot;);&quot;1&quot;;&quot;0&quot;)" office:value-type="string" office:string-value="0" calcext:value-type="string">
            <text:p>0</text:p>
          </table:table-cell>
          <table:table-cell table:formula="of:=IF(AND([.B475]=0;[.E475]=&quot;match&quot;);&quot;1&quot;;&quot;0&quot;)" office:value-type="string" office:string-value="1" calcext:value-type="string">
            <text:p>1</text:p>
          </table:table-cell>
          <table:table-cell table:formula="of:=IF(AND([.B475]=0;[.C475]=1);&quot;1&quot;;&quot;0&quot;)" office:value-type="string" office:string-value="0" calcext:value-type="string">
            <text:p>0</text:p>
          </table:table-cell>
          <table:table-cell table:formula="of:=IF(AND([.B475]=1;[.C475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33392" calcext:value-type="float">
            <text:p>23339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76]=[.B476];&quot;match&quot;;&quot;not&quot;)" office:value-type="string" office:string-value="match" calcext:value-type="string">
            <text:p>match</text:p>
          </table:table-cell>
          <table:table-cell table:formula="of:=IF(AND([.B476]=1;[.E476]=&quot;match&quot;);&quot;1&quot;;&quot;0&quot;)" office:value-type="string" office:string-value="0" calcext:value-type="string">
            <text:p>0</text:p>
          </table:table-cell>
          <table:table-cell table:formula="of:=IF(AND([.B476]=0;[.E476]=&quot;match&quot;);&quot;1&quot;;&quot;0&quot;)" office:value-type="string" office:string-value="1" calcext:value-type="string">
            <text:p>1</text:p>
          </table:table-cell>
          <table:table-cell table:formula="of:=IF(AND([.B476]=0;[.C476]=1);&quot;1&quot;;&quot;0&quot;)" office:value-type="string" office:string-value="0" calcext:value-type="string">
            <text:p>0</text:p>
          </table:table-cell>
          <table:table-cell table:formula="of:=IF(AND([.B476]=1;[.C476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31350" calcext:value-type="float">
            <text:p>2313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77]=[.B477];&quot;match&quot;;&quot;not&quot;)" office:value-type="string" office:string-value="match" calcext:value-type="string">
            <text:p>match</text:p>
          </table:table-cell>
          <table:table-cell table:formula="of:=IF(AND([.B477]=1;[.E477]=&quot;match&quot;);&quot;1&quot;;&quot;0&quot;)" office:value-type="string" office:string-value="0" calcext:value-type="string">
            <text:p>0</text:p>
          </table:table-cell>
          <table:table-cell table:formula="of:=IF(AND([.B477]=0;[.E477]=&quot;match&quot;);&quot;1&quot;;&quot;0&quot;)" office:value-type="string" office:string-value="1" calcext:value-type="string">
            <text:p>1</text:p>
          </table:table-cell>
          <table:table-cell table:formula="of:=IF(AND([.B477]=0;[.C477]=1);&quot;1&quot;;&quot;0&quot;)" office:value-type="string" office:string-value="0" calcext:value-type="string">
            <text:p>0</text:p>
          </table:table-cell>
          <table:table-cell table:formula="of:=IF(AND([.B477]=1;[.C477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14969" calcext:value-type="float">
            <text:p>2149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78]=[.B478];&quot;match&quot;;&quot;not&quot;)" office:value-type="string" office:string-value="match" calcext:value-type="string">
            <text:p>match</text:p>
          </table:table-cell>
          <table:table-cell table:formula="of:=IF(AND([.B478]=1;[.E478]=&quot;match&quot;);&quot;1&quot;;&quot;0&quot;)" office:value-type="string" office:string-value="0" calcext:value-type="string">
            <text:p>0</text:p>
          </table:table-cell>
          <table:table-cell table:formula="of:=IF(AND([.B478]=0;[.E478]=&quot;match&quot;);&quot;1&quot;;&quot;0&quot;)" office:value-type="string" office:string-value="1" calcext:value-type="string">
            <text:p>1</text:p>
          </table:table-cell>
          <table:table-cell table:formula="of:=IF(AND([.B478]=0;[.C478]=1);&quot;1&quot;;&quot;0&quot;)" office:value-type="string" office:string-value="0" calcext:value-type="string">
            <text:p>0</text:p>
          </table:table-cell>
          <table:table-cell table:formula="of:=IF(AND([.B478]=1;[.C478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86299" calcext:value-type="float">
            <text:p>1862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79]=[.B479];&quot;match&quot;;&quot;not&quot;)" office:value-type="string" office:string-value="match" calcext:value-type="string">
            <text:p>match</text:p>
          </table:table-cell>
          <table:table-cell table:formula="of:=IF(AND([.B479]=1;[.E479]=&quot;match&quot;);&quot;1&quot;;&quot;0&quot;)" office:value-type="string" office:string-value="0" calcext:value-type="string">
            <text:p>0</text:p>
          </table:table-cell>
          <table:table-cell table:formula="of:=IF(AND([.B479]=0;[.E479]=&quot;match&quot;);&quot;1&quot;;&quot;0&quot;)" office:value-type="string" office:string-value="1" calcext:value-type="string">
            <text:p>1</text:p>
          </table:table-cell>
          <table:table-cell table:formula="of:=IF(AND([.B479]=0;[.C479]=1);&quot;1&quot;;&quot;0&quot;)" office:value-type="string" office:string-value="0" calcext:value-type="string">
            <text:p>0</text:p>
          </table:table-cell>
          <table:table-cell table:formula="of:=IF(AND([.B479]=1;[.C479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21116" calcext:value-type="float">
            <text:p>2211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80]=[.B480];&quot;match&quot;;&quot;not&quot;)" office:value-type="string" office:string-value="match" calcext:value-type="string">
            <text:p>match</text:p>
          </table:table-cell>
          <table:table-cell table:formula="of:=IF(AND([.B480]=1;[.E480]=&quot;match&quot;);&quot;1&quot;;&quot;0&quot;)" office:value-type="string" office:string-value="0" calcext:value-type="string">
            <text:p>0</text:p>
          </table:table-cell>
          <table:table-cell table:formula="of:=IF(AND([.B480]=0;[.E480]=&quot;match&quot;);&quot;1&quot;;&quot;0&quot;)" office:value-type="string" office:string-value="1" calcext:value-type="string">
            <text:p>1</text:p>
          </table:table-cell>
          <table:table-cell table:formula="of:=IF(AND([.B480]=0;[.C480]=1);&quot;1&quot;;&quot;0&quot;)" office:value-type="string" office:string-value="0" calcext:value-type="string">
            <text:p>0</text:p>
          </table:table-cell>
          <table:table-cell table:formula="of:=IF(AND([.B480]=1;[.C480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98592" calcext:value-type="float">
            <text:p>19859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81]=[.B481];&quot;match&quot;;&quot;not&quot;)" office:value-type="string" office:string-value="match" calcext:value-type="string">
            <text:p>match</text:p>
          </table:table-cell>
          <table:table-cell table:formula="of:=IF(AND([.B481]=1;[.E481]=&quot;match&quot;);&quot;1&quot;;&quot;0&quot;)" office:value-type="string" office:string-value="0" calcext:value-type="string">
            <text:p>0</text:p>
          </table:table-cell>
          <table:table-cell table:formula="of:=IF(AND([.B481]=0;[.E481]=&quot;match&quot;);&quot;1&quot;;&quot;0&quot;)" office:value-type="string" office:string-value="1" calcext:value-type="string">
            <text:p>1</text:p>
          </table:table-cell>
          <table:table-cell table:formula="of:=IF(AND([.B481]=0;[.C481]=1);&quot;1&quot;;&quot;0&quot;)" office:value-type="string" office:string-value="0" calcext:value-type="string">
            <text:p>0</text:p>
          </table:table-cell>
          <table:table-cell table:formula="of:=IF(AND([.B481]=1;[.C481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45348" calcext:value-type="float">
            <text:p>1453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82]=[.B482];&quot;match&quot;;&quot;not&quot;)" office:value-type="string" office:string-value="match" calcext:value-type="string">
            <text:p>match</text:p>
          </table:table-cell>
          <table:table-cell table:formula="of:=IF(AND([.B482]=1;[.E482]=&quot;match&quot;);&quot;1&quot;;&quot;0&quot;)" office:value-type="string" office:string-value="0" calcext:value-type="string">
            <text:p>0</text:p>
          </table:table-cell>
          <table:table-cell table:formula="of:=IF(AND([.B482]=0;[.E482]=&quot;match&quot;);&quot;1&quot;;&quot;0&quot;)" office:value-type="string" office:string-value="1" calcext:value-type="string">
            <text:p>1</text:p>
          </table:table-cell>
          <table:table-cell table:formula="of:=IF(AND([.B482]=0;[.C482]=1);&quot;1&quot;;&quot;0&quot;)" office:value-type="string" office:string-value="0" calcext:value-type="string">
            <text:p>0</text:p>
          </table:table-cell>
          <table:table-cell table:formula="of:=IF(AND([.B482]=1;[.C482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12936" calcext:value-type="float">
            <text:p>2129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83]=[.B483];&quot;match&quot;;&quot;not&quot;)" office:value-type="string" office:string-value="match" calcext:value-type="string">
            <text:p>match</text:p>
          </table:table-cell>
          <table:table-cell table:formula="of:=IF(AND([.B483]=1;[.E483]=&quot;match&quot;);&quot;1&quot;;&quot;0&quot;)" office:value-type="string" office:string-value="0" calcext:value-type="string">
            <text:p>0</text:p>
          </table:table-cell>
          <table:table-cell table:formula="of:=IF(AND([.B483]=0;[.E483]=&quot;match&quot;);&quot;1&quot;;&quot;0&quot;)" office:value-type="string" office:string-value="1" calcext:value-type="string">
            <text:p>1</text:p>
          </table:table-cell>
          <table:table-cell table:formula="of:=IF(AND([.B483]=0;[.C483]=1);&quot;1&quot;;&quot;0&quot;)" office:value-type="string" office:string-value="0" calcext:value-type="string">
            <text:p>0</text:p>
          </table:table-cell>
          <table:table-cell table:formula="of:=IF(AND([.B483]=1;[.C483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47406" calcext:value-type="float">
            <text:p>14740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84]=[.B484];&quot;match&quot;;&quot;not&quot;)" office:value-type="string" office:string-value="match" calcext:value-type="string">
            <text:p>match</text:p>
          </table:table-cell>
          <table:table-cell table:formula="of:=IF(AND([.B484]=1;[.E484]=&quot;match&quot;);&quot;1&quot;;&quot;0&quot;)" office:value-type="string" office:string-value="0" calcext:value-type="string">
            <text:p>0</text:p>
          </table:table-cell>
          <table:table-cell table:formula="of:=IF(AND([.B484]=0;[.E484]=&quot;match&quot;);&quot;1&quot;;&quot;0&quot;)" office:value-type="string" office:string-value="1" calcext:value-type="string">
            <text:p>1</text:p>
          </table:table-cell>
          <table:table-cell table:formula="of:=IF(AND([.B484]=0;[.C484]=1);&quot;1&quot;;&quot;0&quot;)" office:value-type="string" office:string-value="0" calcext:value-type="string">
            <text:p>0</text:p>
          </table:table-cell>
          <table:table-cell table:formula="of:=IF(AND([.B484]=1;[.C484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2480" calcext:value-type="float">
            <text:p>2248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85]=[.B485];&quot;match&quot;;&quot;not&quot;)" office:value-type="string" office:string-value="match" calcext:value-type="string">
            <text:p>match</text:p>
          </table:table-cell>
          <table:table-cell table:formula="of:=IF(AND([.B485]=1;[.E485]=&quot;match&quot;);&quot;1&quot;;&quot;0&quot;)" office:value-type="string" office:string-value="0" calcext:value-type="string">
            <text:p>0</text:p>
          </table:table-cell>
          <table:table-cell table:formula="of:=IF(AND([.B485]=0;[.E485]=&quot;match&quot;);&quot;1&quot;;&quot;0&quot;)" office:value-type="string" office:string-value="1" calcext:value-type="string">
            <text:p>1</text:p>
          </table:table-cell>
          <table:table-cell table:formula="of:=IF(AND([.B485]=0;[.C485]=1);&quot;1&quot;;&quot;0&quot;)" office:value-type="string" office:string-value="0" calcext:value-type="string">
            <text:p>0</text:p>
          </table:table-cell>
          <table:table-cell table:formula="of:=IF(AND([.B485]=1;[.C485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82230" calcext:value-type="float">
            <text:p>1822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86]=[.B486];&quot;match&quot;;&quot;not&quot;)" office:value-type="string" office:string-value="match" calcext:value-type="string">
            <text:p>match</text:p>
          </table:table-cell>
          <table:table-cell table:formula="of:=IF(AND([.B486]=1;[.E486]=&quot;match&quot;);&quot;1&quot;;&quot;0&quot;)" office:value-type="string" office:string-value="0" calcext:value-type="string">
            <text:p>0</text:p>
          </table:table-cell>
          <table:table-cell table:formula="of:=IF(AND([.B486]=0;[.E486]=&quot;match&quot;);&quot;1&quot;;&quot;0&quot;)" office:value-type="string" office:string-value="1" calcext:value-type="string">
            <text:p>1</text:p>
          </table:table-cell>
          <table:table-cell table:formula="of:=IF(AND([.B486]=0;[.C486]=1);&quot;1&quot;;&quot;0&quot;)" office:value-type="string" office:string-value="0" calcext:value-type="string">
            <text:p>0</text:p>
          </table:table-cell>
          <table:table-cell table:formula="of:=IF(AND([.B486]=1;[.C486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45729" calcext:value-type="float">
            <text:p>2457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87]=[.B487];&quot;match&quot;;&quot;not&quot;)" office:value-type="string" office:string-value="match" calcext:value-type="string">
            <text:p>match</text:p>
          </table:table-cell>
          <table:table-cell table:formula="of:=IF(AND([.B487]=1;[.E487]=&quot;match&quot;);&quot;1&quot;;&quot;0&quot;)" office:value-type="string" office:string-value="0" calcext:value-type="string">
            <text:p>0</text:p>
          </table:table-cell>
          <table:table-cell table:formula="of:=IF(AND([.B487]=0;[.E487]=&quot;match&quot;);&quot;1&quot;;&quot;0&quot;)" office:value-type="string" office:string-value="1" calcext:value-type="string">
            <text:p>1</text:p>
          </table:table-cell>
          <table:table-cell table:formula="of:=IF(AND([.B487]=0;[.C487]=1);&quot;1&quot;;&quot;0&quot;)" office:value-type="string" office:string-value="0" calcext:value-type="string">
            <text:p>0</text:p>
          </table:table-cell>
          <table:table-cell table:formula="of:=IF(AND([.B487]=1;[.C487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6114" calcext:value-type="float">
            <text:p>61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88]=[.B488];&quot;match&quot;;&quot;not&quot;)" office:value-type="string" office:string-value="match" calcext:value-type="string">
            <text:p>match</text:p>
          </table:table-cell>
          <table:table-cell table:formula="of:=IF(AND([.B488]=1;[.E488]=&quot;match&quot;);&quot;1&quot;;&quot;0&quot;)" office:value-type="string" office:string-value="0" calcext:value-type="string">
            <text:p>0</text:p>
          </table:table-cell>
          <table:table-cell table:formula="of:=IF(AND([.B488]=0;[.E488]=&quot;match&quot;);&quot;1&quot;;&quot;0&quot;)" office:value-type="string" office:string-value="1" calcext:value-type="string">
            <text:p>1</text:p>
          </table:table-cell>
          <table:table-cell table:formula="of:=IF(AND([.B488]=0;[.C488]=1);&quot;1&quot;;&quot;0&quot;)" office:value-type="string" office:string-value="0" calcext:value-type="string">
            <text:p>0</text:p>
          </table:table-cell>
          <table:table-cell table:formula="of:=IF(AND([.B488]=1;[.C488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20803" calcext:value-type="float">
            <text:p>12080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89]=[.B489];&quot;match&quot;;&quot;not&quot;)" office:value-type="string" office:string-value="match" calcext:value-type="string">
            <text:p>match</text:p>
          </table:table-cell>
          <table:table-cell table:formula="of:=IF(AND([.B489]=1;[.E489]=&quot;match&quot;);&quot;1&quot;;&quot;0&quot;)" office:value-type="string" office:string-value="0" calcext:value-type="string">
            <text:p>0</text:p>
          </table:table-cell>
          <table:table-cell table:formula="of:=IF(AND([.B489]=0;[.E489]=&quot;match&quot;);&quot;1&quot;;&quot;0&quot;)" office:value-type="string" office:string-value="1" calcext:value-type="string">
            <text:p>1</text:p>
          </table:table-cell>
          <table:table-cell table:formula="of:=IF(AND([.B489]=0;[.C489]=1);&quot;1&quot;;&quot;0&quot;)" office:value-type="string" office:string-value="0" calcext:value-type="string">
            <text:p>0</text:p>
          </table:table-cell>
          <table:table-cell table:formula="of:=IF(AND([.B489]=1;[.C489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45384" calcext:value-type="float">
            <text:p>1453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90]=[.B490];&quot;match&quot;;&quot;not&quot;)" office:value-type="string" office:string-value="match" calcext:value-type="string">
            <text:p>match</text:p>
          </table:table-cell>
          <table:table-cell table:formula="of:=IF(AND([.B490]=1;[.E490]=&quot;match&quot;);&quot;1&quot;;&quot;0&quot;)" office:value-type="string" office:string-value="0" calcext:value-type="string">
            <text:p>0</text:p>
          </table:table-cell>
          <table:table-cell table:formula="of:=IF(AND([.B490]=0;[.E490]=&quot;match&quot;);&quot;1&quot;;&quot;0&quot;)" office:value-type="string" office:string-value="1" calcext:value-type="string">
            <text:p>1</text:p>
          </table:table-cell>
          <table:table-cell table:formula="of:=IF(AND([.B490]=0;[.C490]=1);&quot;1&quot;;&quot;0&quot;)" office:value-type="string" office:string-value="0" calcext:value-type="string">
            <text:p>0</text:p>
          </table:table-cell>
          <table:table-cell table:formula="of:=IF(AND([.B490]=1;[.C490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55625" calcext:value-type="float">
            <text:p>1556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91]=[.B491];&quot;match&quot;;&quot;not&quot;)" office:value-type="string" office:string-value="match" calcext:value-type="string">
            <text:p>match</text:p>
          </table:table-cell>
          <table:table-cell table:formula="of:=IF(AND([.B491]=1;[.E491]=&quot;match&quot;);&quot;1&quot;;&quot;0&quot;)" office:value-type="string" office:string-value="0" calcext:value-type="string">
            <text:p>0</text:p>
          </table:table-cell>
          <table:table-cell table:formula="of:=IF(AND([.B491]=0;[.E491]=&quot;match&quot;);&quot;1&quot;;&quot;0&quot;)" office:value-type="string" office:string-value="1" calcext:value-type="string">
            <text:p>1</text:p>
          </table:table-cell>
          <table:table-cell table:formula="of:=IF(AND([.B491]=0;[.C491]=1);&quot;1&quot;;&quot;0&quot;)" office:value-type="string" office:string-value="0" calcext:value-type="string">
            <text:p>0</text:p>
          </table:table-cell>
          <table:table-cell table:formula="of:=IF(AND([.B491]=1;[.C491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35847" calcext:value-type="float">
            <text:p>13584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C492]=[.B492];&quot;match&quot;;&quot;not&quot;)" office:value-type="string" office:string-value="match" calcext:value-type="string">
            <text:p>match</text:p>
          </table:table-cell>
          <table:table-cell table:formula="of:=IF(AND([.B492]=1;[.E492]=&quot;match&quot;);&quot;1&quot;;&quot;0&quot;)" office:value-type="string" office:string-value="1" calcext:value-type="string">
            <text:p>1</text:p>
          </table:table-cell>
          <table:table-cell table:formula="of:=IF(AND([.B492]=0;[.E492]=&quot;match&quot;);&quot;1&quot;;&quot;0&quot;)" office:value-type="string" office:string-value="0" calcext:value-type="string">
            <text:p>0</text:p>
          </table:table-cell>
          <table:table-cell table:formula="of:=IF(AND([.B492]=0;[.C492]=1);&quot;1&quot;;&quot;0&quot;)" office:value-type="string" office:string-value="0" calcext:value-type="string">
            <text:p>0</text:p>
          </table:table-cell>
          <table:table-cell table:formula="of:=IF(AND([.B492]=1;[.C492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75756" calcext:value-type="float">
            <text:p>757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93]=[.B493];&quot;match&quot;;&quot;not&quot;)" office:value-type="string" office:string-value="match" calcext:value-type="string">
            <text:p>match</text:p>
          </table:table-cell>
          <table:table-cell table:formula="of:=IF(AND([.B493]=1;[.E493]=&quot;match&quot;);&quot;1&quot;;&quot;0&quot;)" office:value-type="string" office:string-value="0" calcext:value-type="string">
            <text:p>0</text:p>
          </table:table-cell>
          <table:table-cell table:formula="of:=IF(AND([.B493]=0;[.E493]=&quot;match&quot;);&quot;1&quot;;&quot;0&quot;)" office:value-type="string" office:string-value="1" calcext:value-type="string">
            <text:p>1</text:p>
          </table:table-cell>
          <table:table-cell table:formula="of:=IF(AND([.B493]=0;[.C493]=1);&quot;1&quot;;&quot;0&quot;)" office:value-type="string" office:string-value="0" calcext:value-type="string">
            <text:p>0</text:p>
          </table:table-cell>
          <table:table-cell table:formula="of:=IF(AND([.B493]=1;[.C493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51195" calcext:value-type="float">
            <text:p>5119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94]=[.B494];&quot;match&quot;;&quot;not&quot;)" office:value-type="string" office:string-value="match" calcext:value-type="string">
            <text:p>match</text:p>
          </table:table-cell>
          <table:table-cell table:formula="of:=IF(AND([.B494]=1;[.E494]=&quot;match&quot;);&quot;1&quot;;&quot;0&quot;)" office:value-type="string" office:string-value="0" calcext:value-type="string">
            <text:p>0</text:p>
          </table:table-cell>
          <table:table-cell table:formula="of:=IF(AND([.B494]=0;[.E494]=&quot;match&quot;);&quot;1&quot;;&quot;0&quot;)" office:value-type="string" office:string-value="1" calcext:value-type="string">
            <text:p>1</text:p>
          </table:table-cell>
          <table:table-cell table:formula="of:=IF(AND([.B494]=0;[.C494]=1);&quot;1&quot;;&quot;0&quot;)" office:value-type="string" office:string-value="0" calcext:value-type="string">
            <text:p>0</text:p>
          </table:table-cell>
          <table:table-cell table:formula="of:=IF(AND([.B494]=1;[.C494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47454" calcext:value-type="float">
            <text:p>1474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95]=[.B495];&quot;match&quot;;&quot;not&quot;)" office:value-type="string" office:string-value="match" calcext:value-type="string">
            <text:p>match</text:p>
          </table:table-cell>
          <table:table-cell table:formula="of:=IF(AND([.B495]=1;[.E495]=&quot;match&quot;);&quot;1&quot;;&quot;0&quot;)" office:value-type="string" office:string-value="0" calcext:value-type="string">
            <text:p>0</text:p>
          </table:table-cell>
          <table:table-cell table:formula="of:=IF(AND([.B495]=0;[.E495]=&quot;match&quot;);&quot;1&quot;;&quot;0&quot;)" office:value-type="string" office:string-value="1" calcext:value-type="string">
            <text:p>1</text:p>
          </table:table-cell>
          <table:table-cell table:formula="of:=IF(AND([.B495]=0;[.C495]=1);&quot;1&quot;;&quot;0&quot;)" office:value-type="string" office:string-value="0" calcext:value-type="string">
            <text:p>0</text:p>
          </table:table-cell>
          <table:table-cell table:formula="of:=IF(AND([.B495]=1;[.C495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39937" calcext:value-type="float">
            <text:p>399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96]=[.B496];&quot;match&quot;;&quot;not&quot;)" office:value-type="string" office:string-value="match" calcext:value-type="string">
            <text:p>match</text:p>
          </table:table-cell>
          <table:table-cell table:formula="of:=IF(AND([.B496]=1;[.E496]=&quot;match&quot;);&quot;1&quot;;&quot;0&quot;)" office:value-type="string" office:string-value="0" calcext:value-type="string">
            <text:p>0</text:p>
          </table:table-cell>
          <table:table-cell table:formula="of:=IF(AND([.B496]=0;[.E496]=&quot;match&quot;);&quot;1&quot;;&quot;0&quot;)" office:value-type="string" office:string-value="1" calcext:value-type="string">
            <text:p>1</text:p>
          </table:table-cell>
          <table:table-cell table:formula="of:=IF(AND([.B496]=0;[.C496]=1);&quot;1&quot;;&quot;0&quot;)" office:value-type="string" office:string-value="0" calcext:value-type="string">
            <text:p>0</text:p>
          </table:table-cell>
          <table:table-cell table:formula="of:=IF(AND([.B496]=1;[.C496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21197" calcext:value-type="float">
            <text:p>22119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97]=[.B497];&quot;match&quot;;&quot;not&quot;)" office:value-type="string" office:string-value="match" calcext:value-type="string">
            <text:p>match</text:p>
          </table:table-cell>
          <table:table-cell table:formula="of:=IF(AND([.B497]=1;[.E497]=&quot;match&quot;);&quot;1&quot;;&quot;0&quot;)" office:value-type="string" office:string-value="0" calcext:value-type="string">
            <text:p>0</text:p>
          </table:table-cell>
          <table:table-cell table:formula="of:=IF(AND([.B497]=0;[.E497]=&quot;match&quot;);&quot;1&quot;;&quot;0&quot;)" office:value-type="string" office:string-value="1" calcext:value-type="string">
            <text:p>1</text:p>
          </table:table-cell>
          <table:table-cell table:formula="of:=IF(AND([.B497]=0;[.C497]=1);&quot;1&quot;;&quot;0&quot;)" office:value-type="string" office:string-value="0" calcext:value-type="string">
            <text:p>0</text:p>
          </table:table-cell>
          <table:table-cell table:formula="of:=IF(AND([.B497]=1;[.C497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54639" calcext:value-type="float">
            <text:p>1546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98]=[.B498];&quot;match&quot;;&quot;not&quot;)" office:value-type="string" office:string-value="match" calcext:value-type="string">
            <text:p>match</text:p>
          </table:table-cell>
          <table:table-cell table:formula="of:=IF(AND([.B498]=1;[.E498]=&quot;match&quot;);&quot;1&quot;;&quot;0&quot;)" office:value-type="string" office:string-value="0" calcext:value-type="string">
            <text:p>0</text:p>
          </table:table-cell>
          <table:table-cell table:formula="of:=IF(AND([.B498]=0;[.E498]=&quot;match&quot;);&quot;1&quot;;&quot;0&quot;)" office:value-type="string" office:string-value="1" calcext:value-type="string">
            <text:p>1</text:p>
          </table:table-cell>
          <table:table-cell table:formula="of:=IF(AND([.B498]=0;[.C498]=1);&quot;1&quot;;&quot;0&quot;)" office:value-type="string" office:string-value="0" calcext:value-type="string">
            <text:p>0</text:p>
          </table:table-cell>
          <table:table-cell table:formula="of:=IF(AND([.B498]=1;[.C498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06515" calcext:value-type="float">
            <text:p>1065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99]=[.B499];&quot;match&quot;;&quot;not&quot;)" office:value-type="string" office:string-value="match" calcext:value-type="string">
            <text:p>match</text:p>
          </table:table-cell>
          <table:table-cell table:formula="of:=IF(AND([.B499]=1;[.E499]=&quot;match&quot;);&quot;1&quot;;&quot;0&quot;)" office:value-type="string" office:string-value="0" calcext:value-type="string">
            <text:p>0</text:p>
          </table:table-cell>
          <table:table-cell table:formula="of:=IF(AND([.B499]=0;[.E499]=&quot;match&quot;);&quot;1&quot;;&quot;0&quot;)" office:value-type="string" office:string-value="1" calcext:value-type="string">
            <text:p>1</text:p>
          </table:table-cell>
          <table:table-cell table:formula="of:=IF(AND([.B499]=0;[.C499]=1);&quot;1&quot;;&quot;0&quot;)" office:value-type="string" office:string-value="0" calcext:value-type="string">
            <text:p>0</text:p>
          </table:table-cell>
          <table:table-cell table:formula="of:=IF(AND([.B499]=1;[.C499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58244" calcext:value-type="float">
            <text:p>1582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500]=[.B500];&quot;match&quot;;&quot;not&quot;)" office:value-type="string" office:string-value="match" calcext:value-type="string">
            <text:p>match</text:p>
          </table:table-cell>
          <table:table-cell table:formula="of:=IF(AND([.B500]=1;[.E500]=&quot;match&quot;);&quot;1&quot;;&quot;0&quot;)" office:value-type="string" office:string-value="0" calcext:value-type="string">
            <text:p>0</text:p>
          </table:table-cell>
          <table:table-cell table:formula="of:=IF(AND([.B500]=0;[.E500]=&quot;match&quot;);&quot;1&quot;;&quot;0&quot;)" office:value-type="string" office:string-value="1" calcext:value-type="string">
            <text:p>1</text:p>
          </table:table-cell>
          <table:table-cell table:formula="of:=IF(AND([.B500]=0;[.C500]=1);&quot;1&quot;;&quot;0&quot;)" office:value-type="string" office:string-value="0" calcext:value-type="string">
            <text:p>0</text:p>
          </table:table-cell>
          <table:table-cell table:formula="of:=IF(AND([.B500]=1;[.C500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06373" calcext:value-type="float">
            <text:p>20637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501]=[.B501];&quot;match&quot;;&quot;not&quot;)" office:value-type="string" office:string-value="match" calcext:value-type="string">
            <text:p>match</text:p>
          </table:table-cell>
          <table:table-cell table:formula="of:=IF(AND([.B501]=1;[.E501]=&quot;match&quot;);&quot;1&quot;;&quot;0&quot;)" office:value-type="string" office:string-value="0" calcext:value-type="string">
            <text:p>0</text:p>
          </table:table-cell>
          <table:table-cell table:formula="of:=IF(AND([.B501]=0;[.E501]=&quot;match&quot;);&quot;1&quot;;&quot;0&quot;)" office:value-type="string" office:string-value="1" calcext:value-type="string">
            <text:p>1</text:p>
          </table:table-cell>
          <table:table-cell table:formula="of:=IF(AND([.B501]=0;[.C501]=1);&quot;1&quot;;&quot;0&quot;)" office:value-type="string" office:string-value="0" calcext:value-type="string">
            <text:p>0</text:p>
          </table:table-cell>
          <table:table-cell table:formula="of:=IF(AND([.B501]=1;[.C501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47343" calcext:value-type="float">
            <text:p>2473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502]=[.B502];&quot;match&quot;;&quot;not&quot;)" office:value-type="string" office:string-value="match" calcext:value-type="string">
            <text:p>match</text:p>
          </table:table-cell>
          <table:table-cell table:formula="of:=IF(AND([.B502]=1;[.E502]=&quot;match&quot;);&quot;1&quot;;&quot;0&quot;)" office:value-type="string" office:string-value="0" calcext:value-type="string">
            <text:p>0</text:p>
          </table:table-cell>
          <table:table-cell table:formula="of:=IF(AND([.B502]=0;[.E502]=&quot;match&quot;);&quot;1&quot;;&quot;0&quot;)" office:value-type="string" office:string-value="1" calcext:value-type="string">
            <text:p>1</text:p>
          </table:table-cell>
          <table:table-cell table:formula="of:=IF(AND([.B502]=0;[.C502]=1);&quot;1&quot;;&quot;0&quot;)" office:value-type="string" office:string-value="0" calcext:value-type="string">
            <text:p>0</text:p>
          </table:table-cell>
          <table:table-cell table:formula="of:=IF(AND([.B502]=1;[.C502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1313" calcext:value-type="float">
            <text:p>113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503]=[.B503];&quot;match&quot;;&quot;not&quot;)" office:value-type="string" office:string-value="match" calcext:value-type="string">
            <text:p>match</text:p>
          </table:table-cell>
          <table:table-cell table:formula="of:=IF(AND([.B503]=1;[.E503]=&quot;match&quot;);&quot;1&quot;;&quot;0&quot;)" office:value-type="string" office:string-value="0" calcext:value-type="string">
            <text:p>0</text:p>
          </table:table-cell>
          <table:table-cell table:formula="of:=IF(AND([.B503]=0;[.E503]=&quot;match&quot;);&quot;1&quot;;&quot;0&quot;)" office:value-type="string" office:string-value="1" calcext:value-type="string">
            <text:p>1</text:p>
          </table:table-cell>
          <table:table-cell table:formula="of:=IF(AND([.B503]=0;[.C503]=1);&quot;1&quot;;&quot;0&quot;)" office:value-type="string" office:string-value="0" calcext:value-type="string">
            <text:p>0</text:p>
          </table:table-cell>
          <table:table-cell table:formula="of:=IF(AND([.B503]=1;[.C503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29080" calcext:value-type="float">
            <text:p>12908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504]=[.B504];&quot;match&quot;;&quot;not&quot;)" office:value-type="string" office:string-value="match" calcext:value-type="string">
            <text:p>match</text:p>
          </table:table-cell>
          <table:table-cell table:formula="of:=IF(AND([.B504]=1;[.E504]=&quot;match&quot;);&quot;1&quot;;&quot;0&quot;)" office:value-type="string" office:string-value="0" calcext:value-type="string">
            <text:p>0</text:p>
          </table:table-cell>
          <table:table-cell table:formula="of:=IF(AND([.B504]=0;[.E504]=&quot;match&quot;);&quot;1&quot;;&quot;0&quot;)" office:value-type="string" office:string-value="1" calcext:value-type="string">
            <text:p>1</text:p>
          </table:table-cell>
          <table:table-cell table:formula="of:=IF(AND([.B504]=0;[.C504]=1);&quot;1&quot;;&quot;0&quot;)" office:value-type="string" office:string-value="0" calcext:value-type="string">
            <text:p>0</text:p>
          </table:table-cell>
          <table:table-cell table:formula="of:=IF(AND([.B504]=1;[.C504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97178" calcext:value-type="float">
            <text:p>1971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505]=[.B505];&quot;match&quot;;&quot;not&quot;)" office:value-type="string" office:string-value="match" calcext:value-type="string">
            <text:p>match</text:p>
          </table:table-cell>
          <table:table-cell table:formula="of:=IF(AND([.B505]=1;[.E505]=&quot;match&quot;);&quot;1&quot;;&quot;0&quot;)" office:value-type="string" office:string-value="0" calcext:value-type="string">
            <text:p>0</text:p>
          </table:table-cell>
          <table:table-cell table:formula="of:=IF(AND([.B505]=0;[.E505]=&quot;match&quot;);&quot;1&quot;;&quot;0&quot;)" office:value-type="string" office:string-value="1" calcext:value-type="string">
            <text:p>1</text:p>
          </table:table-cell>
          <table:table-cell table:formula="of:=IF(AND([.B505]=0;[.C505]=1);&quot;1&quot;;&quot;0&quot;)" office:value-type="string" office:string-value="0" calcext:value-type="string">
            <text:p>0</text:p>
          </table:table-cell>
          <table:table-cell table:formula="of:=IF(AND([.B505]=1;[.C505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7195" calcext:value-type="float">
            <text:p>2719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506]=[.B506];&quot;match&quot;;&quot;not&quot;)" office:value-type="string" office:string-value="match" calcext:value-type="string">
            <text:p>match</text:p>
          </table:table-cell>
          <table:table-cell table:formula="of:=IF(AND([.B506]=1;[.E506]=&quot;match&quot;);&quot;1&quot;;&quot;0&quot;)" office:value-type="string" office:string-value="0" calcext:value-type="string">
            <text:p>0</text:p>
          </table:table-cell>
          <table:table-cell table:formula="of:=IF(AND([.B506]=0;[.E506]=&quot;match&quot;);&quot;1&quot;;&quot;0&quot;)" office:value-type="string" office:string-value="1" calcext:value-type="string">
            <text:p>1</text:p>
          </table:table-cell>
          <table:table-cell table:formula="of:=IF(AND([.B506]=0;[.C506]=1);&quot;1&quot;;&quot;0&quot;)" office:value-type="string" office:string-value="0" calcext:value-type="string">
            <text:p>0</text:p>
          </table:table-cell>
          <table:table-cell table:formula="of:=IF(AND([.B506]=1;[.C506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2861" calcext:value-type="float">
            <text:p>128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507]=[.B507];&quot;match&quot;;&quot;not&quot;)" office:value-type="string" office:string-value="match" calcext:value-type="string">
            <text:p>match</text:p>
          </table:table-cell>
          <table:table-cell table:formula="of:=IF(AND([.B507]=1;[.E507]=&quot;match&quot;);&quot;1&quot;;&quot;0&quot;)" office:value-type="string" office:string-value="0" calcext:value-type="string">
            <text:p>0</text:p>
          </table:table-cell>
          <table:table-cell table:formula="of:=IF(AND([.B507]=0;[.E507]=&quot;match&quot;);&quot;1&quot;;&quot;0&quot;)" office:value-type="string" office:string-value="1" calcext:value-type="string">
            <text:p>1</text:p>
          </table:table-cell>
          <table:table-cell table:formula="of:=IF(AND([.B507]=0;[.C507]=1);&quot;1&quot;;&quot;0&quot;)" office:value-type="string" office:string-value="0" calcext:value-type="string">
            <text:p>0</text:p>
          </table:table-cell>
          <table:table-cell table:formula="of:=IF(AND([.B507]=1;[.C507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05024" calcext:value-type="float">
            <text:p>1050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508]=[.B508];&quot;match&quot;;&quot;not&quot;)" office:value-type="string" office:string-value="match" calcext:value-type="string">
            <text:p>match</text:p>
          </table:table-cell>
          <table:table-cell table:formula="of:=IF(AND([.B508]=1;[.E508]=&quot;match&quot;);&quot;1&quot;;&quot;0&quot;)" office:value-type="string" office:string-value="0" calcext:value-type="string">
            <text:p>0</text:p>
          </table:table-cell>
          <table:table-cell table:formula="of:=IF(AND([.B508]=0;[.E508]=&quot;match&quot;);&quot;1&quot;;&quot;0&quot;)" office:value-type="string" office:string-value="1" calcext:value-type="string">
            <text:p>1</text:p>
          </table:table-cell>
          <table:table-cell table:formula="of:=IF(AND([.B508]=0;[.C508]=1);&quot;1&quot;;&quot;0&quot;)" office:value-type="string" office:string-value="0" calcext:value-type="string">
            <text:p>0</text:p>
          </table:table-cell>
          <table:table-cell table:formula="of:=IF(AND([.B508]=1;[.C508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07941" calcext:value-type="float">
            <text:p>2079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509]=[.B509];&quot;match&quot;;&quot;not&quot;)" office:value-type="string" office:string-value="match" calcext:value-type="string">
            <text:p>match</text:p>
          </table:table-cell>
          <table:table-cell table:formula="of:=IF(AND([.B509]=1;[.E509]=&quot;match&quot;);&quot;1&quot;;&quot;0&quot;)" office:value-type="string" office:string-value="0" calcext:value-type="string">
            <text:p>0</text:p>
          </table:table-cell>
          <table:table-cell table:formula="of:=IF(AND([.B509]=0;[.E509]=&quot;match&quot;);&quot;1&quot;;&quot;0&quot;)" office:value-type="string" office:string-value="1" calcext:value-type="string">
            <text:p>1</text:p>
          </table:table-cell>
          <table:table-cell table:formula="of:=IF(AND([.B509]=0;[.C509]=1);&quot;1&quot;;&quot;0&quot;)" office:value-type="string" office:string-value="0" calcext:value-type="string">
            <text:p>0</text:p>
          </table:table-cell>
          <table:table-cell table:formula="of:=IF(AND([.B509]=1;[.C509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77897" calcext:value-type="float">
            <text:p>7789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510]=[.B510];&quot;match&quot;;&quot;not&quot;)" office:value-type="string" office:string-value="match" calcext:value-type="string">
            <text:p>match</text:p>
          </table:table-cell>
          <table:table-cell table:formula="of:=IF(AND([.B510]=1;[.E510]=&quot;match&quot;);&quot;1&quot;;&quot;0&quot;)" office:value-type="string" office:string-value="0" calcext:value-type="string">
            <text:p>0</text:p>
          </table:table-cell>
          <table:table-cell table:formula="of:=IF(AND([.B510]=0;[.E510]=&quot;match&quot;);&quot;1&quot;;&quot;0&quot;)" office:value-type="string" office:string-value="1" calcext:value-type="string">
            <text:p>1</text:p>
          </table:table-cell>
          <table:table-cell table:formula="of:=IF(AND([.B510]=0;[.C510]=1);&quot;1&quot;;&quot;0&quot;)" office:value-type="string" office:string-value="0" calcext:value-type="string">
            <text:p>0</text:p>
          </table:table-cell>
          <table:table-cell table:formula="of:=IF(AND([.B510]=1;[.C510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635" calcext:value-type="float">
            <text:p>26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511]=[.B511];&quot;match&quot;;&quot;not&quot;)" office:value-type="string" office:string-value="match" calcext:value-type="string">
            <text:p>match</text:p>
          </table:table-cell>
          <table:table-cell table:formula="of:=IF(AND([.B511]=1;[.E511]=&quot;match&quot;);&quot;1&quot;;&quot;0&quot;)" office:value-type="string" office:string-value="0" calcext:value-type="string">
            <text:p>0</text:p>
          </table:table-cell>
          <table:table-cell table:formula="of:=IF(AND([.B511]=0;[.E511]=&quot;match&quot;);&quot;1&quot;;&quot;0&quot;)" office:value-type="string" office:string-value="1" calcext:value-type="string">
            <text:p>1</text:p>
          </table:table-cell>
          <table:table-cell table:formula="of:=IF(AND([.B511]=0;[.C511]=1);&quot;1&quot;;&quot;0&quot;)" office:value-type="string" office:string-value="0" calcext:value-type="string">
            <text:p>0</text:p>
          </table:table-cell>
          <table:table-cell table:formula="of:=IF(AND([.B511]=1;[.C511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9023" calcext:value-type="float">
            <text:p>190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512]=[.B512];&quot;match&quot;;&quot;not&quot;)" office:value-type="string" office:string-value="match" calcext:value-type="string">
            <text:p>match</text:p>
          </table:table-cell>
          <table:table-cell table:formula="of:=IF(AND([.B512]=1;[.E512]=&quot;match&quot;);&quot;1&quot;;&quot;0&quot;)" office:value-type="string" office:string-value="0" calcext:value-type="string">
            <text:p>0</text:p>
          </table:table-cell>
          <table:table-cell table:formula="of:=IF(AND([.B512]=0;[.E512]=&quot;match&quot;);&quot;1&quot;;&quot;0&quot;)" office:value-type="string" office:string-value="1" calcext:value-type="string">
            <text:p>1</text:p>
          </table:table-cell>
          <table:table-cell table:formula="of:=IF(AND([.B512]=0;[.C512]=1);&quot;1&quot;;&quot;0&quot;)" office:value-type="string" office:string-value="0" calcext:value-type="string">
            <text:p>0</text:p>
          </table:table-cell>
          <table:table-cell table:formula="of:=IF(AND([.B512]=1;[.C512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96695" calcext:value-type="float">
            <text:p>19669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513]=[.B513];&quot;match&quot;;&quot;not&quot;)" office:value-type="string" office:string-value="match" calcext:value-type="string">
            <text:p>match</text:p>
          </table:table-cell>
          <table:table-cell table:formula="of:=IF(AND([.B513]=1;[.E513]=&quot;match&quot;);&quot;1&quot;;&quot;0&quot;)" office:value-type="string" office:string-value="0" calcext:value-type="string">
            <text:p>0</text:p>
          </table:table-cell>
          <table:table-cell table:formula="of:=IF(AND([.B513]=0;[.E513]=&quot;match&quot;);&quot;1&quot;;&quot;0&quot;)" office:value-type="string" office:string-value="1" calcext:value-type="string">
            <text:p>1</text:p>
          </table:table-cell>
          <table:table-cell table:formula="of:=IF(AND([.B513]=0;[.C513]=1);&quot;1&quot;;&quot;0&quot;)" office:value-type="string" office:string-value="0" calcext:value-type="string">
            <text:p>0</text:p>
          </table:table-cell>
          <table:table-cell table:formula="of:=IF(AND([.B513]=1;[.C513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23481" calcext:value-type="float">
            <text:p>12348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514]=[.B514];&quot;match&quot;;&quot;not&quot;)" office:value-type="string" office:string-value="match" calcext:value-type="string">
            <text:p>match</text:p>
          </table:table-cell>
          <table:table-cell table:formula="of:=IF(AND([.B514]=1;[.E514]=&quot;match&quot;);&quot;1&quot;;&quot;0&quot;)" office:value-type="string" office:string-value="0" calcext:value-type="string">
            <text:p>0</text:p>
          </table:table-cell>
          <table:table-cell table:formula="of:=IF(AND([.B514]=0;[.E514]=&quot;match&quot;);&quot;1&quot;;&quot;0&quot;)" office:value-type="string" office:string-value="1" calcext:value-type="string">
            <text:p>1</text:p>
          </table:table-cell>
          <table:table-cell table:formula="of:=IF(AND([.B514]=0;[.C514]=1);&quot;1&quot;;&quot;0&quot;)" office:value-type="string" office:string-value="0" calcext:value-type="string">
            <text:p>0</text:p>
          </table:table-cell>
          <table:table-cell table:formula="of:=IF(AND([.B514]=1;[.C514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90203" calcext:value-type="float">
            <text:p>9020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515]=[.B515];&quot;match&quot;;&quot;not&quot;)" office:value-type="string" office:string-value="match" calcext:value-type="string">
            <text:p>match</text:p>
          </table:table-cell>
          <table:table-cell table:formula="of:=IF(AND([.B515]=1;[.E515]=&quot;match&quot;);&quot;1&quot;;&quot;0&quot;)" office:value-type="string" office:string-value="0" calcext:value-type="string">
            <text:p>0</text:p>
          </table:table-cell>
          <table:table-cell table:formula="of:=IF(AND([.B515]=0;[.E515]=&quot;match&quot;);&quot;1&quot;;&quot;0&quot;)" office:value-type="string" office:string-value="1" calcext:value-type="string">
            <text:p>1</text:p>
          </table:table-cell>
          <table:table-cell table:formula="of:=IF(AND([.B515]=0;[.C515]=1);&quot;1&quot;;&quot;0&quot;)" office:value-type="string" office:string-value="0" calcext:value-type="string">
            <text:p>0</text:p>
          </table:table-cell>
          <table:table-cell table:formula="of:=IF(AND([.B515]=1;[.C515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49613" calcext:value-type="float">
            <text:p>1496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516]=[.B516];&quot;match&quot;;&quot;not&quot;)" office:value-type="string" office:string-value="match" calcext:value-type="string">
            <text:p>match</text:p>
          </table:table-cell>
          <table:table-cell table:formula="of:=IF(AND([.B516]=1;[.E516]=&quot;match&quot;);&quot;1&quot;;&quot;0&quot;)" office:value-type="string" office:string-value="0" calcext:value-type="string">
            <text:p>0</text:p>
          </table:table-cell>
          <table:table-cell table:formula="of:=IF(AND([.B516]=0;[.E516]=&quot;match&quot;);&quot;1&quot;;&quot;0&quot;)" office:value-type="string" office:string-value="1" calcext:value-type="string">
            <text:p>1</text:p>
          </table:table-cell>
          <table:table-cell table:formula="of:=IF(AND([.B516]=0;[.C516]=1);&quot;1&quot;;&quot;0&quot;)" office:value-type="string" office:string-value="0" calcext:value-type="string">
            <text:p>0</text:p>
          </table:table-cell>
          <table:table-cell table:formula="of:=IF(AND([.B516]=1;[.C516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90592" calcext:value-type="float">
            <text:p>19059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C517]=[.B517];&quot;match&quot;;&quot;not&quot;)" office:value-type="string" office:string-value="match" calcext:value-type="string">
            <text:p>match</text:p>
          </table:table-cell>
          <table:table-cell table:formula="of:=IF(AND([.B517]=1;[.E517]=&quot;match&quot;);&quot;1&quot;;&quot;0&quot;)" office:value-type="string" office:string-value="1" calcext:value-type="string">
            <text:p>1</text:p>
          </table:table-cell>
          <table:table-cell table:formula="of:=IF(AND([.B517]=0;[.E517]=&quot;match&quot;);&quot;1&quot;;&quot;0&quot;)" office:value-type="string" office:string-value="0" calcext:value-type="string">
            <text:p>0</text:p>
          </table:table-cell>
          <table:table-cell table:formula="of:=IF(AND([.B517]=0;[.C517]=1);&quot;1&quot;;&quot;0&quot;)" office:value-type="string" office:string-value="0" calcext:value-type="string">
            <text:p>0</text:p>
          </table:table-cell>
          <table:table-cell table:formula="of:=IF(AND([.B517]=1;[.C517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47074" calcext:value-type="float">
            <text:p>14707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518]=[.B518];&quot;match&quot;;&quot;not&quot;)" office:value-type="string" office:string-value="match" calcext:value-type="string">
            <text:p>match</text:p>
          </table:table-cell>
          <table:table-cell table:formula="of:=IF(AND([.B518]=1;[.E518]=&quot;match&quot;);&quot;1&quot;;&quot;0&quot;)" office:value-type="string" office:string-value="0" calcext:value-type="string">
            <text:p>0</text:p>
          </table:table-cell>
          <table:table-cell table:formula="of:=IF(AND([.B518]=0;[.E518]=&quot;match&quot;);&quot;1&quot;;&quot;0&quot;)" office:value-type="string" office:string-value="1" calcext:value-type="string">
            <text:p>1</text:p>
          </table:table-cell>
          <table:table-cell table:formula="of:=IF(AND([.B518]=0;[.C518]=1);&quot;1&quot;;&quot;0&quot;)" office:value-type="string" office:string-value="0" calcext:value-type="string">
            <text:p>0</text:p>
          </table:table-cell>
          <table:table-cell table:formula="of:=IF(AND([.B518]=1;[.C518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04948" calcext:value-type="float">
            <text:p>2049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519]=[.B519];&quot;match&quot;;&quot;not&quot;)" office:value-type="string" office:string-value="match" calcext:value-type="string">
            <text:p>match</text:p>
          </table:table-cell>
          <table:table-cell table:formula="of:=IF(AND([.B519]=1;[.E519]=&quot;match&quot;);&quot;1&quot;;&quot;0&quot;)" office:value-type="string" office:string-value="0" calcext:value-type="string">
            <text:p>0</text:p>
          </table:table-cell>
          <table:table-cell table:formula="of:=IF(AND([.B519]=0;[.E519]=&quot;match&quot;);&quot;1&quot;;&quot;0&quot;)" office:value-type="string" office:string-value="1" calcext:value-type="string">
            <text:p>1</text:p>
          </table:table-cell>
          <table:table-cell table:formula="of:=IF(AND([.B519]=0;[.C519]=1);&quot;1&quot;;&quot;0&quot;)" office:value-type="string" office:string-value="0" calcext:value-type="string">
            <text:p>0</text:p>
          </table:table-cell>
          <table:table-cell table:formula="of:=IF(AND([.B519]=1;[.C519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72861" calcext:value-type="float">
            <text:p>728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520]=[.B520];&quot;match&quot;;&quot;not&quot;)" office:value-type="string" office:string-value="match" calcext:value-type="string">
            <text:p>match</text:p>
          </table:table-cell>
          <table:table-cell table:formula="of:=IF(AND([.B520]=1;[.E520]=&quot;match&quot;);&quot;1&quot;;&quot;0&quot;)" office:value-type="string" office:string-value="0" calcext:value-type="string">
            <text:p>0</text:p>
          </table:table-cell>
          <table:table-cell table:formula="of:=IF(AND([.B520]=0;[.E520]=&quot;match&quot;);&quot;1&quot;;&quot;0&quot;)" office:value-type="string" office:string-value="1" calcext:value-type="string">
            <text:p>1</text:p>
          </table:table-cell>
          <table:table-cell table:formula="of:=IF(AND([.B520]=0;[.C520]=1);&quot;1&quot;;&quot;0&quot;)" office:value-type="string" office:string-value="0" calcext:value-type="string">
            <text:p>0</text:p>
          </table:table-cell>
          <table:table-cell table:formula="of:=IF(AND([.B520]=1;[.C520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55136" calcext:value-type="float">
            <text:p>2551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521]=[.B521];&quot;match&quot;;&quot;not&quot;)" office:value-type="string" office:string-value="match" calcext:value-type="string">
            <text:p>match</text:p>
          </table:table-cell>
          <table:table-cell table:formula="of:=IF(AND([.B521]=1;[.E521]=&quot;match&quot;);&quot;1&quot;;&quot;0&quot;)" office:value-type="string" office:string-value="0" calcext:value-type="string">
            <text:p>0</text:p>
          </table:table-cell>
          <table:table-cell table:formula="of:=IF(AND([.B521]=0;[.E521]=&quot;match&quot;);&quot;1&quot;;&quot;0&quot;)" office:value-type="string" office:string-value="1" calcext:value-type="string">
            <text:p>1</text:p>
          </table:table-cell>
          <table:table-cell table:formula="of:=IF(AND([.B521]=0;[.C521]=1);&quot;1&quot;;&quot;0&quot;)" office:value-type="string" office:string-value="0" calcext:value-type="string">
            <text:p>0</text:p>
          </table:table-cell>
          <table:table-cell table:formula="of:=IF(AND([.B521]=1;[.C521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37083" calcext:value-type="float">
            <text:p>23708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522]=[.B522];&quot;match&quot;;&quot;not&quot;)" office:value-type="string" office:string-value="match" calcext:value-type="string">
            <text:p>match</text:p>
          </table:table-cell>
          <table:table-cell table:formula="of:=IF(AND([.B522]=1;[.E522]=&quot;match&quot;);&quot;1&quot;;&quot;0&quot;)" office:value-type="string" office:string-value="0" calcext:value-type="string">
            <text:p>0</text:p>
          </table:table-cell>
          <table:table-cell table:formula="of:=IF(AND([.B522]=0;[.E522]=&quot;match&quot;);&quot;1&quot;;&quot;0&quot;)" office:value-type="string" office:string-value="1" calcext:value-type="string">
            <text:p>1</text:p>
          </table:table-cell>
          <table:table-cell table:formula="of:=IF(AND([.B522]=0;[.C522]=1);&quot;1&quot;;&quot;0&quot;)" office:value-type="string" office:string-value="0" calcext:value-type="string">
            <text:p>0</text:p>
          </table:table-cell>
          <table:table-cell table:formula="of:=IF(AND([.B522]=1;[.C522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81416" calcext:value-type="float">
            <text:p>1814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523]=[.B523];&quot;match&quot;;&quot;not&quot;)" office:value-type="string" office:string-value="match" calcext:value-type="string">
            <text:p>match</text:p>
          </table:table-cell>
          <table:table-cell table:formula="of:=IF(AND([.B523]=1;[.E523]=&quot;match&quot;);&quot;1&quot;;&quot;0&quot;)" office:value-type="string" office:string-value="0" calcext:value-type="string">
            <text:p>0</text:p>
          </table:table-cell>
          <table:table-cell table:formula="of:=IF(AND([.B523]=0;[.E523]=&quot;match&quot;);&quot;1&quot;;&quot;0&quot;)" office:value-type="string" office:string-value="1" calcext:value-type="string">
            <text:p>1</text:p>
          </table:table-cell>
          <table:table-cell table:formula="of:=IF(AND([.B523]=0;[.C523]=1);&quot;1&quot;;&quot;0&quot;)" office:value-type="string" office:string-value="0" calcext:value-type="string">
            <text:p>0</text:p>
          </table:table-cell>
          <table:table-cell table:formula="of:=IF(AND([.B523]=1;[.C523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79018" calcext:value-type="float">
            <text:p>790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524]=[.B524];&quot;match&quot;;&quot;not&quot;)" office:value-type="string" office:string-value="match" calcext:value-type="string">
            <text:p>match</text:p>
          </table:table-cell>
          <table:table-cell table:formula="of:=IF(AND([.B524]=1;[.E524]=&quot;match&quot;);&quot;1&quot;;&quot;0&quot;)" office:value-type="string" office:string-value="0" calcext:value-type="string">
            <text:p>0</text:p>
          </table:table-cell>
          <table:table-cell table:formula="of:=IF(AND([.B524]=0;[.E524]=&quot;match&quot;);&quot;1&quot;;&quot;0&quot;)" office:value-type="string" office:string-value="1" calcext:value-type="string">
            <text:p>1</text:p>
          </table:table-cell>
          <table:table-cell table:formula="of:=IF(AND([.B524]=0;[.C524]=1);&quot;1&quot;;&quot;0&quot;)" office:value-type="string" office:string-value="0" calcext:value-type="string">
            <text:p>0</text:p>
          </table:table-cell>
          <table:table-cell table:formula="of:=IF(AND([.B524]=1;[.C524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13838" calcext:value-type="float">
            <text:p>1138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525]=[.B525];&quot;match&quot;;&quot;not&quot;)" office:value-type="string" office:string-value="match" calcext:value-type="string">
            <text:p>match</text:p>
          </table:table-cell>
          <table:table-cell table:formula="of:=IF(AND([.B525]=1;[.E525]=&quot;match&quot;);&quot;1&quot;;&quot;0&quot;)" office:value-type="string" office:string-value="0" calcext:value-type="string">
            <text:p>0</text:p>
          </table:table-cell>
          <table:table-cell table:formula="of:=IF(AND([.B525]=0;[.E525]=&quot;match&quot;);&quot;1&quot;;&quot;0&quot;)" office:value-type="string" office:string-value="1" calcext:value-type="string">
            <text:p>1</text:p>
          </table:table-cell>
          <table:table-cell table:formula="of:=IF(AND([.B525]=0;[.C525]=1);&quot;1&quot;;&quot;0&quot;)" office:value-type="string" office:string-value="0" calcext:value-type="string">
            <text:p>0</text:p>
          </table:table-cell>
          <table:table-cell table:formula="of:=IF(AND([.B525]=1;[.C525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06164" calcext:value-type="float">
            <text:p>10616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526]=[.B526];&quot;match&quot;;&quot;not&quot;)" office:value-type="string" office:string-value="match" calcext:value-type="string">
            <text:p>match</text:p>
          </table:table-cell>
          <table:table-cell table:formula="of:=IF(AND([.B526]=1;[.E526]=&quot;match&quot;);&quot;1&quot;;&quot;0&quot;)" office:value-type="string" office:string-value="0" calcext:value-type="string">
            <text:p>0</text:p>
          </table:table-cell>
          <table:table-cell table:formula="of:=IF(AND([.B526]=0;[.E526]=&quot;match&quot;);&quot;1&quot;;&quot;0&quot;)" office:value-type="string" office:string-value="1" calcext:value-type="string">
            <text:p>1</text:p>
          </table:table-cell>
          <table:table-cell table:formula="of:=IF(AND([.B526]=0;[.C526]=1);&quot;1&quot;;&quot;0&quot;)" office:value-type="string" office:string-value="0" calcext:value-type="string">
            <text:p>0</text:p>
          </table:table-cell>
          <table:table-cell table:formula="of:=IF(AND([.B526]=1;[.C526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7838" calcext:value-type="float">
            <text:p>278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527]=[.B527];&quot;match&quot;;&quot;not&quot;)" office:value-type="string" office:string-value="match" calcext:value-type="string">
            <text:p>match</text:p>
          </table:table-cell>
          <table:table-cell table:formula="of:=IF(AND([.B527]=1;[.E527]=&quot;match&quot;);&quot;1&quot;;&quot;0&quot;)" office:value-type="string" office:string-value="0" calcext:value-type="string">
            <text:p>0</text:p>
          </table:table-cell>
          <table:table-cell table:formula="of:=IF(AND([.B527]=0;[.E527]=&quot;match&quot;);&quot;1&quot;;&quot;0&quot;)" office:value-type="string" office:string-value="1" calcext:value-type="string">
            <text:p>1</text:p>
          </table:table-cell>
          <table:table-cell table:formula="of:=IF(AND([.B527]=0;[.C527]=1);&quot;1&quot;;&quot;0&quot;)" office:value-type="string" office:string-value="0" calcext:value-type="string">
            <text:p>0</text:p>
          </table:table-cell>
          <table:table-cell table:formula="of:=IF(AND([.B527]=1;[.C527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62339" calcext:value-type="float">
            <text:p>2623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528]=[.B528];&quot;match&quot;;&quot;not&quot;)" office:value-type="string" office:string-value="match" calcext:value-type="string">
            <text:p>match</text:p>
          </table:table-cell>
          <table:table-cell table:formula="of:=IF(AND([.B528]=1;[.E528]=&quot;match&quot;);&quot;1&quot;;&quot;0&quot;)" office:value-type="string" office:string-value="0" calcext:value-type="string">
            <text:p>0</text:p>
          </table:table-cell>
          <table:table-cell table:formula="of:=IF(AND([.B528]=0;[.E528]=&quot;match&quot;);&quot;1&quot;;&quot;0&quot;)" office:value-type="string" office:string-value="1" calcext:value-type="string">
            <text:p>1</text:p>
          </table:table-cell>
          <table:table-cell table:formula="of:=IF(AND([.B528]=0;[.C528]=1);&quot;1&quot;;&quot;0&quot;)" office:value-type="string" office:string-value="0" calcext:value-type="string">
            <text:p>0</text:p>
          </table:table-cell>
          <table:table-cell table:formula="of:=IF(AND([.B528]=1;[.C528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70854" calcext:value-type="float">
            <text:p>708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529]=[.B529];&quot;match&quot;;&quot;not&quot;)" office:value-type="string" office:string-value="match" calcext:value-type="string">
            <text:p>match</text:p>
          </table:table-cell>
          <table:table-cell table:formula="of:=IF(AND([.B529]=1;[.E529]=&quot;match&quot;);&quot;1&quot;;&quot;0&quot;)" office:value-type="string" office:string-value="0" calcext:value-type="string">
            <text:p>0</text:p>
          </table:table-cell>
          <table:table-cell table:formula="of:=IF(AND([.B529]=0;[.E529]=&quot;match&quot;);&quot;1&quot;;&quot;0&quot;)" office:value-type="string" office:string-value="1" calcext:value-type="string">
            <text:p>1</text:p>
          </table:table-cell>
          <table:table-cell table:formula="of:=IF(AND([.B529]=0;[.C529]=1);&quot;1&quot;;&quot;0&quot;)" office:value-type="string" office:string-value="0" calcext:value-type="string">
            <text:p>0</text:p>
          </table:table-cell>
          <table:table-cell table:formula="of:=IF(AND([.B529]=1;[.C529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64722" calcext:value-type="float">
            <text:p>6472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C530]=[.B530];&quot;match&quot;;&quot;not&quot;)" office:value-type="string" office:string-value="match" calcext:value-type="string">
            <text:p>match</text:p>
          </table:table-cell>
          <table:table-cell table:formula="of:=IF(AND([.B530]=1;[.E530]=&quot;match&quot;);&quot;1&quot;;&quot;0&quot;)" office:value-type="string" office:string-value="1" calcext:value-type="string">
            <text:p>1</text:p>
          </table:table-cell>
          <table:table-cell table:formula="of:=IF(AND([.B530]=0;[.E530]=&quot;match&quot;);&quot;1&quot;;&quot;0&quot;)" office:value-type="string" office:string-value="0" calcext:value-type="string">
            <text:p>0</text:p>
          </table:table-cell>
          <table:table-cell table:formula="of:=IF(AND([.B530]=0;[.C530]=1);&quot;1&quot;;&quot;0&quot;)" office:value-type="string" office:string-value="0" calcext:value-type="string">
            <text:p>0</text:p>
          </table:table-cell>
          <table:table-cell table:formula="of:=IF(AND([.B530]=1;[.C530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51260" calcext:value-type="float">
            <text:p>1512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531]=[.B531];&quot;match&quot;;&quot;not&quot;)" office:value-type="string" office:string-value="match" calcext:value-type="string">
            <text:p>match</text:p>
          </table:table-cell>
          <table:table-cell table:formula="of:=IF(AND([.B531]=1;[.E531]=&quot;match&quot;);&quot;1&quot;;&quot;0&quot;)" office:value-type="string" office:string-value="0" calcext:value-type="string">
            <text:p>0</text:p>
          </table:table-cell>
          <table:table-cell table:formula="of:=IF(AND([.B531]=0;[.E531]=&quot;match&quot;);&quot;1&quot;;&quot;0&quot;)" office:value-type="string" office:string-value="1" calcext:value-type="string">
            <text:p>1</text:p>
          </table:table-cell>
          <table:table-cell table:formula="of:=IF(AND([.B531]=0;[.C531]=1);&quot;1&quot;;&quot;0&quot;)" office:value-type="string" office:string-value="0" calcext:value-type="string">
            <text:p>0</text:p>
          </table:table-cell>
          <table:table-cell table:formula="of:=IF(AND([.B531]=1;[.C531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47167" calcext:value-type="float">
            <text:p>1471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532]=[.B532];&quot;match&quot;;&quot;not&quot;)" office:value-type="string" office:string-value="match" calcext:value-type="string">
            <text:p>match</text:p>
          </table:table-cell>
          <table:table-cell table:formula="of:=IF(AND([.B532]=1;[.E532]=&quot;match&quot;);&quot;1&quot;;&quot;0&quot;)" office:value-type="string" office:string-value="0" calcext:value-type="string">
            <text:p>0</text:p>
          </table:table-cell>
          <table:table-cell table:formula="of:=IF(AND([.B532]=0;[.E532]=&quot;match&quot;);&quot;1&quot;;&quot;0&quot;)" office:value-type="string" office:string-value="1" calcext:value-type="string">
            <text:p>1</text:p>
          </table:table-cell>
          <table:table-cell table:formula="of:=IF(AND([.B532]=0;[.C532]=1);&quot;1&quot;;&quot;0&quot;)" office:value-type="string" office:string-value="0" calcext:value-type="string">
            <text:p>0</text:p>
          </table:table-cell>
          <table:table-cell table:formula="of:=IF(AND([.B532]=1;[.C532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533]=[.B533];&quot;match&quot;;&quot;not&quot;)" office:value-type="string" office:string-value="match" calcext:value-type="string">
            <text:p>match</text:p>
          </table:table-cell>
          <table:table-cell table:formula="of:=IF(AND([.B533]=1;[.E533]=&quot;match&quot;);&quot;1&quot;;&quot;0&quot;)" office:value-type="string" office:string-value="0" calcext:value-type="string">
            <text:p>0</text:p>
          </table:table-cell>
          <table:table-cell table:formula="of:=IF(AND([.B533]=0;[.E533]=&quot;match&quot;);&quot;1&quot;;&quot;0&quot;)" office:value-type="string" office:string-value="1" calcext:value-type="string">
            <text:p>1</text:p>
          </table:table-cell>
          <table:table-cell table:formula="of:=IF(AND([.B533]=0;[.C533]=1);&quot;1&quot;;&quot;0&quot;)" office:value-type="string" office:string-value="0" calcext:value-type="string">
            <text:p>0</text:p>
          </table:table-cell>
          <table:table-cell table:formula="of:=IF(AND([.B533]=1;[.C533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39663" calcext:value-type="float">
            <text:p>3966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C534]=[.B534];&quot;match&quot;;&quot;not&quot;)" office:value-type="string" office:string-value="match" calcext:value-type="string">
            <text:p>match</text:p>
          </table:table-cell>
          <table:table-cell table:formula="of:=IF(AND([.B534]=1;[.E534]=&quot;match&quot;);&quot;1&quot;;&quot;0&quot;)" office:value-type="string" office:string-value="1" calcext:value-type="string">
            <text:p>1</text:p>
          </table:table-cell>
          <table:table-cell table:formula="of:=IF(AND([.B534]=0;[.E534]=&quot;match&quot;);&quot;1&quot;;&quot;0&quot;)" office:value-type="string" office:string-value="0" calcext:value-type="string">
            <text:p>0</text:p>
          </table:table-cell>
          <table:table-cell table:formula="of:=IF(AND([.B534]=0;[.C534]=1);&quot;1&quot;;&quot;0&quot;)" office:value-type="string" office:string-value="0" calcext:value-type="string">
            <text:p>0</text:p>
          </table:table-cell>
          <table:table-cell table:formula="of:=IF(AND([.B534]=1;[.C534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52305" calcext:value-type="float">
            <text:p>15230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535]=[.B535];&quot;match&quot;;&quot;not&quot;)" office:value-type="string" office:string-value="match" calcext:value-type="string">
            <text:p>match</text:p>
          </table:table-cell>
          <table:table-cell table:formula="of:=IF(AND([.B535]=1;[.E535]=&quot;match&quot;);&quot;1&quot;;&quot;0&quot;)" office:value-type="string" office:string-value="0" calcext:value-type="string">
            <text:p>0</text:p>
          </table:table-cell>
          <table:table-cell table:formula="of:=IF(AND([.B535]=0;[.E535]=&quot;match&quot;);&quot;1&quot;;&quot;0&quot;)" office:value-type="string" office:string-value="1" calcext:value-type="string">
            <text:p>1</text:p>
          </table:table-cell>
          <table:table-cell table:formula="of:=IF(AND([.B535]=0;[.C535]=1);&quot;1&quot;;&quot;0&quot;)" office:value-type="string" office:string-value="0" calcext:value-type="string">
            <text:p>0</text:p>
          </table:table-cell>
          <table:table-cell table:formula="of:=IF(AND([.B535]=1;[.C535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87638" calcext:value-type="float">
            <text:p>1876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536]=[.B536];&quot;match&quot;;&quot;not&quot;)" office:value-type="string" office:string-value="match" calcext:value-type="string">
            <text:p>match</text:p>
          </table:table-cell>
          <table:table-cell table:formula="of:=IF(AND([.B536]=1;[.E536]=&quot;match&quot;);&quot;1&quot;;&quot;0&quot;)" office:value-type="string" office:string-value="0" calcext:value-type="string">
            <text:p>0</text:p>
          </table:table-cell>
          <table:table-cell table:formula="of:=IF(AND([.B536]=0;[.E536]=&quot;match&quot;);&quot;1&quot;;&quot;0&quot;)" office:value-type="string" office:string-value="1" calcext:value-type="string">
            <text:p>1</text:p>
          </table:table-cell>
          <table:table-cell table:formula="of:=IF(AND([.B536]=0;[.C536]=1);&quot;1&quot;;&quot;0&quot;)" office:value-type="string" office:string-value="0" calcext:value-type="string">
            <text:p>0</text:p>
          </table:table-cell>
          <table:table-cell table:formula="of:=IF(AND([.B536]=1;[.C536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22103" calcext:value-type="float">
            <text:p>12210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537]=[.B537];&quot;match&quot;;&quot;not&quot;)" office:value-type="string" office:string-value="match" calcext:value-type="string">
            <text:p>match</text:p>
          </table:table-cell>
          <table:table-cell table:formula="of:=IF(AND([.B537]=1;[.E537]=&quot;match&quot;);&quot;1&quot;;&quot;0&quot;)" office:value-type="string" office:string-value="0" calcext:value-type="string">
            <text:p>0</text:p>
          </table:table-cell>
          <table:table-cell table:formula="of:=IF(AND([.B537]=0;[.E537]=&quot;match&quot;);&quot;1&quot;;&quot;0&quot;)" office:value-type="string" office:string-value="1" calcext:value-type="string">
            <text:p>1</text:p>
          </table:table-cell>
          <table:table-cell table:formula="of:=IF(AND([.B537]=0;[.C537]=1);&quot;1&quot;;&quot;0&quot;)" office:value-type="string" office:string-value="0" calcext:value-type="string">
            <text:p>0</text:p>
          </table:table-cell>
          <table:table-cell table:formula="of:=IF(AND([.B537]=1;[.C537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0500" calcext:value-type="float">
            <text:p>105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538]=[.B538];&quot;match&quot;;&quot;not&quot;)" office:value-type="string" office:string-value="match" calcext:value-type="string">
            <text:p>match</text:p>
          </table:table-cell>
          <table:table-cell table:formula="of:=IF(AND([.B538]=1;[.E538]=&quot;match&quot;);&quot;1&quot;;&quot;0&quot;)" office:value-type="string" office:string-value="0" calcext:value-type="string">
            <text:p>0</text:p>
          </table:table-cell>
          <table:table-cell table:formula="of:=IF(AND([.B538]=0;[.E538]=&quot;match&quot;);&quot;1&quot;;&quot;0&quot;)" office:value-type="string" office:string-value="1" calcext:value-type="string">
            <text:p>1</text:p>
          </table:table-cell>
          <table:table-cell table:formula="of:=IF(AND([.B538]=0;[.C538]=1);&quot;1&quot;;&quot;0&quot;)" office:value-type="string" office:string-value="0" calcext:value-type="string">
            <text:p>0</text:p>
          </table:table-cell>
          <table:table-cell table:formula="of:=IF(AND([.B538]=1;[.C538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48230" calcext:value-type="float">
            <text:p>1482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539]=[.B539];&quot;match&quot;;&quot;not&quot;)" office:value-type="string" office:string-value="match" calcext:value-type="string">
            <text:p>match</text:p>
          </table:table-cell>
          <table:table-cell table:formula="of:=IF(AND([.B539]=1;[.E539]=&quot;match&quot;);&quot;1&quot;;&quot;0&quot;)" office:value-type="string" office:string-value="0" calcext:value-type="string">
            <text:p>0</text:p>
          </table:table-cell>
          <table:table-cell table:formula="of:=IF(AND([.B539]=0;[.E539]=&quot;match&quot;);&quot;1&quot;;&quot;0&quot;)" office:value-type="string" office:string-value="1" calcext:value-type="string">
            <text:p>1</text:p>
          </table:table-cell>
          <table:table-cell table:formula="of:=IF(AND([.B539]=0;[.C539]=1);&quot;1&quot;;&quot;0&quot;)" office:value-type="string" office:string-value="0" calcext:value-type="string">
            <text:p>0</text:p>
          </table:table-cell>
          <table:table-cell table:formula="of:=IF(AND([.B539]=1;[.C539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47728" calcext:value-type="float">
            <text:p>1477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540]=[.B540];&quot;match&quot;;&quot;not&quot;)" office:value-type="string" office:string-value="match" calcext:value-type="string">
            <text:p>match</text:p>
          </table:table-cell>
          <table:table-cell table:formula="of:=IF(AND([.B540]=1;[.E540]=&quot;match&quot;);&quot;1&quot;;&quot;0&quot;)" office:value-type="string" office:string-value="0" calcext:value-type="string">
            <text:p>0</text:p>
          </table:table-cell>
          <table:table-cell table:formula="of:=IF(AND([.B540]=0;[.E540]=&quot;match&quot;);&quot;1&quot;;&quot;0&quot;)" office:value-type="string" office:string-value="1" calcext:value-type="string">
            <text:p>1</text:p>
          </table:table-cell>
          <table:table-cell table:formula="of:=IF(AND([.B540]=0;[.C540]=1);&quot;1&quot;;&quot;0&quot;)" office:value-type="string" office:string-value="0" calcext:value-type="string">
            <text:p>0</text:p>
          </table:table-cell>
          <table:table-cell table:formula="of:=IF(AND([.B540]=1;[.C540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34769" calcext:value-type="float">
            <text:p>2347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541]=[.B541];&quot;match&quot;;&quot;not&quot;)" office:value-type="string" office:string-value="match" calcext:value-type="string">
            <text:p>match</text:p>
          </table:table-cell>
          <table:table-cell table:formula="of:=IF(AND([.B541]=1;[.E541]=&quot;match&quot;);&quot;1&quot;;&quot;0&quot;)" office:value-type="string" office:string-value="0" calcext:value-type="string">
            <text:p>0</text:p>
          </table:table-cell>
          <table:table-cell table:formula="of:=IF(AND([.B541]=0;[.E541]=&quot;match&quot;);&quot;1&quot;;&quot;0&quot;)" office:value-type="string" office:string-value="1" calcext:value-type="string">
            <text:p>1</text:p>
          </table:table-cell>
          <table:table-cell table:formula="of:=IF(AND([.B541]=0;[.C541]=1);&quot;1&quot;;&quot;0&quot;)" office:value-type="string" office:string-value="0" calcext:value-type="string">
            <text:p>0</text:p>
          </table:table-cell>
          <table:table-cell table:formula="of:=IF(AND([.B541]=1;[.C541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09842" calcext:value-type="float">
            <text:p>1098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542]=[.B542];&quot;match&quot;;&quot;not&quot;)" office:value-type="string" office:string-value="match" calcext:value-type="string">
            <text:p>match</text:p>
          </table:table-cell>
          <table:table-cell table:formula="of:=IF(AND([.B542]=1;[.E542]=&quot;match&quot;);&quot;1&quot;;&quot;0&quot;)" office:value-type="string" office:string-value="0" calcext:value-type="string">
            <text:p>0</text:p>
          </table:table-cell>
          <table:table-cell table:formula="of:=IF(AND([.B542]=0;[.E542]=&quot;match&quot;);&quot;1&quot;;&quot;0&quot;)" office:value-type="string" office:string-value="1" calcext:value-type="string">
            <text:p>1</text:p>
          </table:table-cell>
          <table:table-cell table:formula="of:=IF(AND([.B542]=0;[.C542]=1);&quot;1&quot;;&quot;0&quot;)" office:value-type="string" office:string-value="0" calcext:value-type="string">
            <text:p>0</text:p>
          </table:table-cell>
          <table:table-cell table:formula="of:=IF(AND([.B542]=1;[.C542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51320" calcext:value-type="float">
            <text:p>1513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543]=[.B543];&quot;match&quot;;&quot;not&quot;)" office:value-type="string" office:string-value="match" calcext:value-type="string">
            <text:p>match</text:p>
          </table:table-cell>
          <table:table-cell table:formula="of:=IF(AND([.B543]=1;[.E543]=&quot;match&quot;);&quot;1&quot;;&quot;0&quot;)" office:value-type="string" office:string-value="0" calcext:value-type="string">
            <text:p>0</text:p>
          </table:table-cell>
          <table:table-cell table:formula="of:=IF(AND([.B543]=0;[.E543]=&quot;match&quot;);&quot;1&quot;;&quot;0&quot;)" office:value-type="string" office:string-value="1" calcext:value-type="string">
            <text:p>1</text:p>
          </table:table-cell>
          <table:table-cell table:formula="of:=IF(AND([.B543]=0;[.C543]=1);&quot;1&quot;;&quot;0&quot;)" office:value-type="string" office:string-value="0" calcext:value-type="string">
            <text:p>0</text:p>
          </table:table-cell>
          <table:table-cell table:formula="of:=IF(AND([.B543]=1;[.C543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92793" calcext:value-type="float">
            <text:p>19279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544]=[.B544];&quot;match&quot;;&quot;not&quot;)" office:value-type="string" office:string-value="match" calcext:value-type="string">
            <text:p>match</text:p>
          </table:table-cell>
          <table:table-cell table:formula="of:=IF(AND([.B544]=1;[.E544]=&quot;match&quot;);&quot;1&quot;;&quot;0&quot;)" office:value-type="string" office:string-value="0" calcext:value-type="string">
            <text:p>0</text:p>
          </table:table-cell>
          <table:table-cell table:formula="of:=IF(AND([.B544]=0;[.E544]=&quot;match&quot;);&quot;1&quot;;&quot;0&quot;)" office:value-type="string" office:string-value="1" calcext:value-type="string">
            <text:p>1</text:p>
          </table:table-cell>
          <table:table-cell table:formula="of:=IF(AND([.B544]=0;[.C544]=1);&quot;1&quot;;&quot;0&quot;)" office:value-type="string" office:string-value="0" calcext:value-type="string">
            <text:p>0</text:p>
          </table:table-cell>
          <table:table-cell table:formula="of:=IF(AND([.B544]=1;[.C544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67883" calcext:value-type="float">
            <text:p>6788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C545]=[.B545];&quot;match&quot;;&quot;not&quot;)" office:value-type="string" office:string-value="match" calcext:value-type="string">
            <text:p>match</text:p>
          </table:table-cell>
          <table:table-cell table:formula="of:=IF(AND([.B545]=1;[.E545]=&quot;match&quot;);&quot;1&quot;;&quot;0&quot;)" office:value-type="string" office:string-value="1" calcext:value-type="string">
            <text:p>1</text:p>
          </table:table-cell>
          <table:table-cell table:formula="of:=IF(AND([.B545]=0;[.E545]=&quot;match&quot;);&quot;1&quot;;&quot;0&quot;)" office:value-type="string" office:string-value="0" calcext:value-type="string">
            <text:p>0</text:p>
          </table:table-cell>
          <table:table-cell table:formula="of:=IF(AND([.B545]=0;[.C545]=1);&quot;1&quot;;&quot;0&quot;)" office:value-type="string" office:string-value="0" calcext:value-type="string">
            <text:p>0</text:p>
          </table:table-cell>
          <table:table-cell table:formula="of:=IF(AND([.B545]=1;[.C545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17549" calcext:value-type="float">
            <text:p>1175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546]=[.B546];&quot;match&quot;;&quot;not&quot;)" office:value-type="string" office:string-value="match" calcext:value-type="string">
            <text:p>match</text:p>
          </table:table-cell>
          <table:table-cell table:formula="of:=IF(AND([.B546]=1;[.E546]=&quot;match&quot;);&quot;1&quot;;&quot;0&quot;)" office:value-type="string" office:string-value="0" calcext:value-type="string">
            <text:p>0</text:p>
          </table:table-cell>
          <table:table-cell table:formula="of:=IF(AND([.B546]=0;[.E546]=&quot;match&quot;);&quot;1&quot;;&quot;0&quot;)" office:value-type="string" office:string-value="1" calcext:value-type="string">
            <text:p>1</text:p>
          </table:table-cell>
          <table:table-cell table:formula="of:=IF(AND([.B546]=0;[.C546]=1);&quot;1&quot;;&quot;0&quot;)" office:value-type="string" office:string-value="0" calcext:value-type="string">
            <text:p>0</text:p>
          </table:table-cell>
          <table:table-cell table:formula="of:=IF(AND([.B546]=1;[.C546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10734" calcext:value-type="float">
            <text:p>2107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547]=[.B547];&quot;match&quot;;&quot;not&quot;)" office:value-type="string" office:string-value="match" calcext:value-type="string">
            <text:p>match</text:p>
          </table:table-cell>
          <table:table-cell table:formula="of:=IF(AND([.B547]=1;[.E547]=&quot;match&quot;);&quot;1&quot;;&quot;0&quot;)" office:value-type="string" office:string-value="0" calcext:value-type="string">
            <text:p>0</text:p>
          </table:table-cell>
          <table:table-cell table:formula="of:=IF(AND([.B547]=0;[.E547]=&quot;match&quot;);&quot;1&quot;;&quot;0&quot;)" office:value-type="string" office:string-value="1" calcext:value-type="string">
            <text:p>1</text:p>
          </table:table-cell>
          <table:table-cell table:formula="of:=IF(AND([.B547]=0;[.C547]=1);&quot;1&quot;;&quot;0&quot;)" office:value-type="string" office:string-value="0" calcext:value-type="string">
            <text:p>0</text:p>
          </table:table-cell>
          <table:table-cell table:formula="of:=IF(AND([.B547]=1;[.C547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43664" calcext:value-type="float">
            <text:p>1436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548]=[.B548];&quot;match&quot;;&quot;not&quot;)" office:value-type="string" office:string-value="not" calcext:value-type="string">
            <text:p>not</text:p>
          </table:table-cell>
          <table:table-cell table:formula="of:=IF(AND([.B548]=1;[.E548]=&quot;match&quot;);&quot;1&quot;;&quot;0&quot;)" office:value-type="string" office:string-value="0" calcext:value-type="string">
            <text:p>0</text:p>
          </table:table-cell>
          <table:table-cell table:formula="of:=IF(AND([.B548]=0;[.E548]=&quot;match&quot;);&quot;1&quot;;&quot;0&quot;)" office:value-type="string" office:string-value="0" calcext:value-type="string">
            <text:p>0</text:p>
          </table:table-cell>
          <table:table-cell table:formula="of:=IF(AND([.B548]=0;[.C548]=1);&quot;1&quot;;&quot;0&quot;)" office:value-type="string" office:string-value="0" calcext:value-type="string">
            <text:p>0</text:p>
          </table:table-cell>
          <table:table-cell table:formula="of:=IF(AND([.B548]=1;[.C548]=0);&quot;1&quot;;&quot;0&quot;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260404" calcext:value-type="float">
            <text:p>26040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549]=[.B549];&quot;match&quot;;&quot;not&quot;)" office:value-type="string" office:string-value="match" calcext:value-type="string">
            <text:p>match</text:p>
          </table:table-cell>
          <table:table-cell table:formula="of:=IF(AND([.B549]=1;[.E549]=&quot;match&quot;);&quot;1&quot;;&quot;0&quot;)" office:value-type="string" office:string-value="0" calcext:value-type="string">
            <text:p>0</text:p>
          </table:table-cell>
          <table:table-cell table:formula="of:=IF(AND([.B549]=0;[.E549]=&quot;match&quot;);&quot;1&quot;;&quot;0&quot;)" office:value-type="string" office:string-value="1" calcext:value-type="string">
            <text:p>1</text:p>
          </table:table-cell>
          <table:table-cell table:formula="of:=IF(AND([.B549]=0;[.C549]=1);&quot;1&quot;;&quot;0&quot;)" office:value-type="string" office:string-value="0" calcext:value-type="string">
            <text:p>0</text:p>
          </table:table-cell>
          <table:table-cell table:formula="of:=IF(AND([.B549]=1;[.C549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52535" calcext:value-type="float">
            <text:p>525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550]=[.B550];&quot;match&quot;;&quot;not&quot;)" office:value-type="string" office:string-value="match" calcext:value-type="string">
            <text:p>match</text:p>
          </table:table-cell>
          <table:table-cell table:formula="of:=IF(AND([.B550]=1;[.E550]=&quot;match&quot;);&quot;1&quot;;&quot;0&quot;)" office:value-type="string" office:string-value="0" calcext:value-type="string">
            <text:p>0</text:p>
          </table:table-cell>
          <table:table-cell table:formula="of:=IF(AND([.B550]=0;[.E550]=&quot;match&quot;);&quot;1&quot;;&quot;0&quot;)" office:value-type="string" office:string-value="1" calcext:value-type="string">
            <text:p>1</text:p>
          </table:table-cell>
          <table:table-cell table:formula="of:=IF(AND([.B550]=0;[.C550]=1);&quot;1&quot;;&quot;0&quot;)" office:value-type="string" office:string-value="0" calcext:value-type="string">
            <text:p>0</text:p>
          </table:table-cell>
          <table:table-cell table:formula="of:=IF(AND([.B550]=1;[.C550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39741" calcext:value-type="float">
            <text:p>397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551]=[.B551];&quot;match&quot;;&quot;not&quot;)" office:value-type="string" office:string-value="match" calcext:value-type="string">
            <text:p>match</text:p>
          </table:table-cell>
          <table:table-cell table:formula="of:=IF(AND([.B551]=1;[.E551]=&quot;match&quot;);&quot;1&quot;;&quot;0&quot;)" office:value-type="string" office:string-value="0" calcext:value-type="string">
            <text:p>0</text:p>
          </table:table-cell>
          <table:table-cell table:formula="of:=IF(AND([.B551]=0;[.E551]=&quot;match&quot;);&quot;1&quot;;&quot;0&quot;)" office:value-type="string" office:string-value="1" calcext:value-type="string">
            <text:p>1</text:p>
          </table:table-cell>
          <table:table-cell table:formula="of:=IF(AND([.B551]=0;[.C551]=1);&quot;1&quot;;&quot;0&quot;)" office:value-type="string" office:string-value="0" calcext:value-type="string">
            <text:p>0</text:p>
          </table:table-cell>
          <table:table-cell table:formula="of:=IF(AND([.B551]=1;[.C551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87365" calcext:value-type="float">
            <text:p>8736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552]=[.B552];&quot;match&quot;;&quot;not&quot;)" office:value-type="string" office:string-value="match" calcext:value-type="string">
            <text:p>match</text:p>
          </table:table-cell>
          <table:table-cell table:formula="of:=IF(AND([.B552]=1;[.E552]=&quot;match&quot;);&quot;1&quot;;&quot;0&quot;)" office:value-type="string" office:string-value="0" calcext:value-type="string">
            <text:p>0</text:p>
          </table:table-cell>
          <table:table-cell table:formula="of:=IF(AND([.B552]=0;[.E552]=&quot;match&quot;);&quot;1&quot;;&quot;0&quot;)" office:value-type="string" office:string-value="1" calcext:value-type="string">
            <text:p>1</text:p>
          </table:table-cell>
          <table:table-cell table:formula="of:=IF(AND([.B552]=0;[.C552]=1);&quot;1&quot;;&quot;0&quot;)" office:value-type="string" office:string-value="0" calcext:value-type="string">
            <text:p>0</text:p>
          </table:table-cell>
          <table:table-cell table:formula="of:=IF(AND([.B552]=1;[.C552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61095" calcext:value-type="float">
            <text:p>16109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553]=[.B553];&quot;match&quot;;&quot;not&quot;)" office:value-type="string" office:string-value="match" calcext:value-type="string">
            <text:p>match</text:p>
          </table:table-cell>
          <table:table-cell table:formula="of:=IF(AND([.B553]=1;[.E553]=&quot;match&quot;);&quot;1&quot;;&quot;0&quot;)" office:value-type="string" office:string-value="0" calcext:value-type="string">
            <text:p>0</text:p>
          </table:table-cell>
          <table:table-cell table:formula="of:=IF(AND([.B553]=0;[.E553]=&quot;match&quot;);&quot;1&quot;;&quot;0&quot;)" office:value-type="string" office:string-value="1" calcext:value-type="string">
            <text:p>1</text:p>
          </table:table-cell>
          <table:table-cell table:formula="of:=IF(AND([.B553]=0;[.C553]=1);&quot;1&quot;;&quot;0&quot;)" office:value-type="string" office:string-value="0" calcext:value-type="string">
            <text:p>0</text:p>
          </table:table-cell>
          <table:table-cell table:formula="of:=IF(AND([.B553]=1;[.C553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91819" calcext:value-type="float">
            <text:p>1918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554]=[.B554];&quot;match&quot;;&quot;not&quot;)" office:value-type="string" office:string-value="match" calcext:value-type="string">
            <text:p>match</text:p>
          </table:table-cell>
          <table:table-cell table:formula="of:=IF(AND([.B554]=1;[.E554]=&quot;match&quot;);&quot;1&quot;;&quot;0&quot;)" office:value-type="string" office:string-value="0" calcext:value-type="string">
            <text:p>0</text:p>
          </table:table-cell>
          <table:table-cell table:formula="of:=IF(AND([.B554]=0;[.E554]=&quot;match&quot;);&quot;1&quot;;&quot;0&quot;)" office:value-type="string" office:string-value="1" calcext:value-type="string">
            <text:p>1</text:p>
          </table:table-cell>
          <table:table-cell table:formula="of:=IF(AND([.B554]=0;[.C554]=1);&quot;1&quot;;&quot;0&quot;)" office:value-type="string" office:string-value="0" calcext:value-type="string">
            <text:p>0</text:p>
          </table:table-cell>
          <table:table-cell table:formula="of:=IF(AND([.B554]=1;[.C554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42668" calcext:value-type="float">
            <text:p>14266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555]=[.B555];&quot;match&quot;;&quot;not&quot;)" office:value-type="string" office:string-value="match" calcext:value-type="string">
            <text:p>match</text:p>
          </table:table-cell>
          <table:table-cell table:formula="of:=IF(AND([.B555]=1;[.E555]=&quot;match&quot;);&quot;1&quot;;&quot;0&quot;)" office:value-type="string" office:string-value="0" calcext:value-type="string">
            <text:p>0</text:p>
          </table:table-cell>
          <table:table-cell table:formula="of:=IF(AND([.B555]=0;[.E555]=&quot;match&quot;);&quot;1&quot;;&quot;0&quot;)" office:value-type="string" office:string-value="1" calcext:value-type="string">
            <text:p>1</text:p>
          </table:table-cell>
          <table:table-cell table:formula="of:=IF(AND([.B555]=0;[.C555]=1);&quot;1&quot;;&quot;0&quot;)" office:value-type="string" office:string-value="0" calcext:value-type="string">
            <text:p>0</text:p>
          </table:table-cell>
          <table:table-cell table:formula="of:=IF(AND([.B555]=1;[.C555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20493" calcext:value-type="float">
            <text:p>22049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C556]=[.B556];&quot;match&quot;;&quot;not&quot;)" office:value-type="string" office:string-value="match" calcext:value-type="string">
            <text:p>match</text:p>
          </table:table-cell>
          <table:table-cell table:formula="of:=IF(AND([.B556]=1;[.E556]=&quot;match&quot;);&quot;1&quot;;&quot;0&quot;)" office:value-type="string" office:string-value="1" calcext:value-type="string">
            <text:p>1</text:p>
          </table:table-cell>
          <table:table-cell table:formula="of:=IF(AND([.B556]=0;[.E556]=&quot;match&quot;);&quot;1&quot;;&quot;0&quot;)" office:value-type="string" office:string-value="0" calcext:value-type="string">
            <text:p>0</text:p>
          </table:table-cell>
          <table:table-cell table:formula="of:=IF(AND([.B556]=0;[.C556]=1);&quot;1&quot;;&quot;0&quot;)" office:value-type="string" office:string-value="0" calcext:value-type="string">
            <text:p>0</text:p>
          </table:table-cell>
          <table:table-cell table:formula="of:=IF(AND([.B556]=1;[.C556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31249" calcext:value-type="float">
            <text:p>231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557]=[.B557];&quot;match&quot;;&quot;not&quot;)" office:value-type="string" office:string-value="match" calcext:value-type="string">
            <text:p>match</text:p>
          </table:table-cell>
          <table:table-cell table:formula="of:=IF(AND([.B557]=1;[.E557]=&quot;match&quot;);&quot;1&quot;;&quot;0&quot;)" office:value-type="string" office:string-value="0" calcext:value-type="string">
            <text:p>0</text:p>
          </table:table-cell>
          <table:table-cell table:formula="of:=IF(AND([.B557]=0;[.E557]=&quot;match&quot;);&quot;1&quot;;&quot;0&quot;)" office:value-type="string" office:string-value="1" calcext:value-type="string">
            <text:p>1</text:p>
          </table:table-cell>
          <table:table-cell table:formula="of:=IF(AND([.B557]=0;[.C557]=1);&quot;1&quot;;&quot;0&quot;)" office:value-type="string" office:string-value="0" calcext:value-type="string">
            <text:p>0</text:p>
          </table:table-cell>
          <table:table-cell table:formula="of:=IF(AND([.B557]=1;[.C557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09235" calcext:value-type="float">
            <text:p>2092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558]=[.B558];&quot;match&quot;;&quot;not&quot;)" office:value-type="string" office:string-value="match" calcext:value-type="string">
            <text:p>match</text:p>
          </table:table-cell>
          <table:table-cell table:formula="of:=IF(AND([.B558]=1;[.E558]=&quot;match&quot;);&quot;1&quot;;&quot;0&quot;)" office:value-type="string" office:string-value="0" calcext:value-type="string">
            <text:p>0</text:p>
          </table:table-cell>
          <table:table-cell table:formula="of:=IF(AND([.B558]=0;[.E558]=&quot;match&quot;);&quot;1&quot;;&quot;0&quot;)" office:value-type="string" office:string-value="1" calcext:value-type="string">
            <text:p>1</text:p>
          </table:table-cell>
          <table:table-cell table:formula="of:=IF(AND([.B558]=0;[.C558]=1);&quot;1&quot;;&quot;0&quot;)" office:value-type="string" office:string-value="0" calcext:value-type="string">
            <text:p>0</text:p>
          </table:table-cell>
          <table:table-cell table:formula="of:=IF(AND([.B558]=1;[.C558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47641" calcext:value-type="float">
            <text:p>2476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559]=[.B559];&quot;match&quot;;&quot;not&quot;)" office:value-type="string" office:string-value="not" calcext:value-type="string">
            <text:p>not</text:p>
          </table:table-cell>
          <table:table-cell table:formula="of:=IF(AND([.B559]=1;[.E559]=&quot;match&quot;);&quot;1&quot;;&quot;0&quot;)" office:value-type="string" office:string-value="0" calcext:value-type="string">
            <text:p>0</text:p>
          </table:table-cell>
          <table:table-cell table:formula="of:=IF(AND([.B559]=0;[.E559]=&quot;match&quot;);&quot;1&quot;;&quot;0&quot;)" office:value-type="string" office:string-value="0" calcext:value-type="string">
            <text:p>0</text:p>
          </table:table-cell>
          <table:table-cell table:formula="of:=IF(AND([.B559]=0;[.C559]=1);&quot;1&quot;;&quot;0&quot;)" office:value-type="string" office:string-value="0" calcext:value-type="string">
            <text:p>0</text:p>
          </table:table-cell>
          <table:table-cell table:formula="of:=IF(AND([.B559]=1;[.C559]=0);&quot;1&quot;;&quot;0&quot;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201563" calcext:value-type="float">
            <text:p>20156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560]=[.B560];&quot;match&quot;;&quot;not&quot;)" office:value-type="string" office:string-value="match" calcext:value-type="string">
            <text:p>match</text:p>
          </table:table-cell>
          <table:table-cell table:formula="of:=IF(AND([.B560]=1;[.E560]=&quot;match&quot;);&quot;1&quot;;&quot;0&quot;)" office:value-type="string" office:string-value="0" calcext:value-type="string">
            <text:p>0</text:p>
          </table:table-cell>
          <table:table-cell table:formula="of:=IF(AND([.B560]=0;[.E560]=&quot;match&quot;);&quot;1&quot;;&quot;0&quot;)" office:value-type="string" office:string-value="1" calcext:value-type="string">
            <text:p>1</text:p>
          </table:table-cell>
          <table:table-cell table:formula="of:=IF(AND([.B560]=0;[.C560]=1);&quot;1&quot;;&quot;0&quot;)" office:value-type="string" office:string-value="0" calcext:value-type="string">
            <text:p>0</text:p>
          </table:table-cell>
          <table:table-cell table:formula="of:=IF(AND([.B560]=1;[.C560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0078" calcext:value-type="float">
            <text:p>100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561]=[.B561];&quot;match&quot;;&quot;not&quot;)" office:value-type="string" office:string-value="match" calcext:value-type="string">
            <text:p>match</text:p>
          </table:table-cell>
          <table:table-cell table:formula="of:=IF(AND([.B561]=1;[.E561]=&quot;match&quot;);&quot;1&quot;;&quot;0&quot;)" office:value-type="string" office:string-value="0" calcext:value-type="string">
            <text:p>0</text:p>
          </table:table-cell>
          <table:table-cell table:formula="of:=IF(AND([.B561]=0;[.E561]=&quot;match&quot;);&quot;1&quot;;&quot;0&quot;)" office:value-type="string" office:string-value="1" calcext:value-type="string">
            <text:p>1</text:p>
          </table:table-cell>
          <table:table-cell table:formula="of:=IF(AND([.B561]=0;[.C561]=1);&quot;1&quot;;&quot;0&quot;)" office:value-type="string" office:string-value="0" calcext:value-type="string">
            <text:p>0</text:p>
          </table:table-cell>
          <table:table-cell table:formula="of:=IF(AND([.B561]=1;[.C561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92002" calcext:value-type="float">
            <text:p>9200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562]=[.B562];&quot;match&quot;;&quot;not&quot;)" office:value-type="string" office:string-value="match" calcext:value-type="string">
            <text:p>match</text:p>
          </table:table-cell>
          <table:table-cell table:formula="of:=IF(AND([.B562]=1;[.E562]=&quot;match&quot;);&quot;1&quot;;&quot;0&quot;)" office:value-type="string" office:string-value="0" calcext:value-type="string">
            <text:p>0</text:p>
          </table:table-cell>
          <table:table-cell table:formula="of:=IF(AND([.B562]=0;[.E562]=&quot;match&quot;);&quot;1&quot;;&quot;0&quot;)" office:value-type="string" office:string-value="1" calcext:value-type="string">
            <text:p>1</text:p>
          </table:table-cell>
          <table:table-cell table:formula="of:=IF(AND([.B562]=0;[.C562]=1);&quot;1&quot;;&quot;0&quot;)" office:value-type="string" office:string-value="0" calcext:value-type="string">
            <text:p>0</text:p>
          </table:table-cell>
          <table:table-cell table:formula="of:=IF(AND([.B562]=1;[.C562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58213" calcext:value-type="float">
            <text:p>5821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C563]=[.B563];&quot;match&quot;;&quot;not&quot;)" office:value-type="string" office:string-value="match" calcext:value-type="string">
            <text:p>match</text:p>
          </table:table-cell>
          <table:table-cell table:formula="of:=IF(AND([.B563]=1;[.E563]=&quot;match&quot;);&quot;1&quot;;&quot;0&quot;)" office:value-type="string" office:string-value="1" calcext:value-type="string">
            <text:p>1</text:p>
          </table:table-cell>
          <table:table-cell table:formula="of:=IF(AND([.B563]=0;[.E563]=&quot;match&quot;);&quot;1&quot;;&quot;0&quot;)" office:value-type="string" office:string-value="0" calcext:value-type="string">
            <text:p>0</text:p>
          </table:table-cell>
          <table:table-cell table:formula="of:=IF(AND([.B563]=0;[.C563]=1);&quot;1&quot;;&quot;0&quot;)" office:value-type="string" office:string-value="0" calcext:value-type="string">
            <text:p>0</text:p>
          </table:table-cell>
          <table:table-cell table:formula="of:=IF(AND([.B563]=1;[.C563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3670" calcext:value-type="float">
            <text:p>1367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564]=[.B564];&quot;match&quot;;&quot;not&quot;)" office:value-type="string" office:string-value="match" calcext:value-type="string">
            <text:p>match</text:p>
          </table:table-cell>
          <table:table-cell table:formula="of:=IF(AND([.B564]=1;[.E564]=&quot;match&quot;);&quot;1&quot;;&quot;0&quot;)" office:value-type="string" office:string-value="0" calcext:value-type="string">
            <text:p>0</text:p>
          </table:table-cell>
          <table:table-cell table:formula="of:=IF(AND([.B564]=0;[.E564]=&quot;match&quot;);&quot;1&quot;;&quot;0&quot;)" office:value-type="string" office:string-value="1" calcext:value-type="string">
            <text:p>1</text:p>
          </table:table-cell>
          <table:table-cell table:formula="of:=IF(AND([.B564]=0;[.C564]=1);&quot;1&quot;;&quot;0&quot;)" office:value-type="string" office:string-value="0" calcext:value-type="string">
            <text:p>0</text:p>
          </table:table-cell>
          <table:table-cell table:formula="of:=IF(AND([.B564]=1;[.C564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9577" calcext:value-type="float">
            <text:p>957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565]=[.B565];&quot;match&quot;;&quot;not&quot;)" office:value-type="string" office:string-value="match" calcext:value-type="string">
            <text:p>match</text:p>
          </table:table-cell>
          <table:table-cell table:formula="of:=IF(AND([.B565]=1;[.E565]=&quot;match&quot;);&quot;1&quot;;&quot;0&quot;)" office:value-type="string" office:string-value="0" calcext:value-type="string">
            <text:p>0</text:p>
          </table:table-cell>
          <table:table-cell table:formula="of:=IF(AND([.B565]=0;[.E565]=&quot;match&quot;);&quot;1&quot;;&quot;0&quot;)" office:value-type="string" office:string-value="1" calcext:value-type="string">
            <text:p>1</text:p>
          </table:table-cell>
          <table:table-cell table:formula="of:=IF(AND([.B565]=0;[.C565]=1);&quot;1&quot;;&quot;0&quot;)" office:value-type="string" office:string-value="0" calcext:value-type="string">
            <text:p>0</text:p>
          </table:table-cell>
          <table:table-cell table:formula="of:=IF(AND([.B565]=1;[.C565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34671" calcext:value-type="float">
            <text:p>3467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566]=[.B566];&quot;match&quot;;&quot;not&quot;)" office:value-type="string" office:string-value="match" calcext:value-type="string">
            <text:p>match</text:p>
          </table:table-cell>
          <table:table-cell table:formula="of:=IF(AND([.B566]=1;[.E566]=&quot;match&quot;);&quot;1&quot;;&quot;0&quot;)" office:value-type="string" office:string-value="0" calcext:value-type="string">
            <text:p>0</text:p>
          </table:table-cell>
          <table:table-cell table:formula="of:=IF(AND([.B566]=0;[.E566]=&quot;match&quot;);&quot;1&quot;;&quot;0&quot;)" office:value-type="string" office:string-value="1" calcext:value-type="string">
            <text:p>1</text:p>
          </table:table-cell>
          <table:table-cell table:formula="of:=IF(AND([.B566]=0;[.C566]=1);&quot;1&quot;;&quot;0&quot;)" office:value-type="string" office:string-value="0" calcext:value-type="string">
            <text:p>0</text:p>
          </table:table-cell>
          <table:table-cell table:formula="of:=IF(AND([.B566]=1;[.C566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4434" calcext:value-type="float">
            <text:p>244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567]=[.B567];&quot;match&quot;;&quot;not&quot;)" office:value-type="string" office:string-value="match" calcext:value-type="string">
            <text:p>match</text:p>
          </table:table-cell>
          <table:table-cell table:formula="of:=IF(AND([.B567]=1;[.E567]=&quot;match&quot;);&quot;1&quot;;&quot;0&quot;)" office:value-type="string" office:string-value="0" calcext:value-type="string">
            <text:p>0</text:p>
          </table:table-cell>
          <table:table-cell table:formula="of:=IF(AND([.B567]=0;[.E567]=&quot;match&quot;);&quot;1&quot;;&quot;0&quot;)" office:value-type="string" office:string-value="1" calcext:value-type="string">
            <text:p>1</text:p>
          </table:table-cell>
          <table:table-cell table:formula="of:=IF(AND([.B567]=0;[.C567]=1);&quot;1&quot;;&quot;0&quot;)" office:value-type="string" office:string-value="0" calcext:value-type="string">
            <text:p>0</text:p>
          </table:table-cell>
          <table:table-cell table:formula="of:=IF(AND([.B567]=1;[.C567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26167" calcext:value-type="float">
            <text:p>2261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568]=[.B568];&quot;match&quot;;&quot;not&quot;)" office:value-type="string" office:string-value="match" calcext:value-type="string">
            <text:p>match</text:p>
          </table:table-cell>
          <table:table-cell table:formula="of:=IF(AND([.B568]=1;[.E568]=&quot;match&quot;);&quot;1&quot;;&quot;0&quot;)" office:value-type="string" office:string-value="0" calcext:value-type="string">
            <text:p>0</text:p>
          </table:table-cell>
          <table:table-cell table:formula="of:=IF(AND([.B568]=0;[.E568]=&quot;match&quot;);&quot;1&quot;;&quot;0&quot;)" office:value-type="string" office:string-value="1" calcext:value-type="string">
            <text:p>1</text:p>
          </table:table-cell>
          <table:table-cell table:formula="of:=IF(AND([.B568]=0;[.C568]=1);&quot;1&quot;;&quot;0&quot;)" office:value-type="string" office:string-value="0" calcext:value-type="string">
            <text:p>0</text:p>
          </table:table-cell>
          <table:table-cell table:formula="of:=IF(AND([.B568]=1;[.C568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29760" calcext:value-type="float">
            <text:p>2297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569]=[.B569];&quot;match&quot;;&quot;not&quot;)" office:value-type="string" office:string-value="match" calcext:value-type="string">
            <text:p>match</text:p>
          </table:table-cell>
          <table:table-cell table:formula="of:=IF(AND([.B569]=1;[.E569]=&quot;match&quot;);&quot;1&quot;;&quot;0&quot;)" office:value-type="string" office:string-value="0" calcext:value-type="string">
            <text:p>0</text:p>
          </table:table-cell>
          <table:table-cell table:formula="of:=IF(AND([.B569]=0;[.E569]=&quot;match&quot;);&quot;1&quot;;&quot;0&quot;)" office:value-type="string" office:string-value="1" calcext:value-type="string">
            <text:p>1</text:p>
          </table:table-cell>
          <table:table-cell table:formula="of:=IF(AND([.B569]=0;[.C569]=1);&quot;1&quot;;&quot;0&quot;)" office:value-type="string" office:string-value="0" calcext:value-type="string">
            <text:p>0</text:p>
          </table:table-cell>
          <table:table-cell table:formula="of:=IF(AND([.B569]=1;[.C569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30437" calcext:value-type="float">
            <text:p>1304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570]=[.B570];&quot;match&quot;;&quot;not&quot;)" office:value-type="string" office:string-value="not" calcext:value-type="string">
            <text:p>not</text:p>
          </table:table-cell>
          <table:table-cell table:formula="of:=IF(AND([.B570]=1;[.E570]=&quot;match&quot;);&quot;1&quot;;&quot;0&quot;)" office:value-type="string" office:string-value="0" calcext:value-type="string">
            <text:p>0</text:p>
          </table:table-cell>
          <table:table-cell table:formula="of:=IF(AND([.B570]=0;[.E570]=&quot;match&quot;);&quot;1&quot;;&quot;0&quot;)" office:value-type="string" office:string-value="0" calcext:value-type="string">
            <text:p>0</text:p>
          </table:table-cell>
          <table:table-cell table:formula="of:=IF(AND([.B570]=0;[.C570]=1);&quot;1&quot;;&quot;0&quot;)" office:value-type="string" office:string-value="0" calcext:value-type="string">
            <text:p>0</text:p>
          </table:table-cell>
          <table:table-cell table:formula="of:=IF(AND([.B570]=1;[.C570]=0);&quot;1&quot;;&quot;0&quot;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199046" calcext:value-type="float">
            <text:p>1990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571]=[.B571];&quot;match&quot;;&quot;not&quot;)" office:value-type="string" office:string-value="match" calcext:value-type="string">
            <text:p>match</text:p>
          </table:table-cell>
          <table:table-cell table:formula="of:=IF(AND([.B571]=1;[.E571]=&quot;match&quot;);&quot;1&quot;;&quot;0&quot;)" office:value-type="string" office:string-value="0" calcext:value-type="string">
            <text:p>0</text:p>
          </table:table-cell>
          <table:table-cell table:formula="of:=IF(AND([.B571]=0;[.E571]=&quot;match&quot;);&quot;1&quot;;&quot;0&quot;)" office:value-type="string" office:string-value="1" calcext:value-type="string">
            <text:p>1</text:p>
          </table:table-cell>
          <table:table-cell table:formula="of:=IF(AND([.B571]=0;[.C571]=1);&quot;1&quot;;&quot;0&quot;)" office:value-type="string" office:string-value="0" calcext:value-type="string">
            <text:p>0</text:p>
          </table:table-cell>
          <table:table-cell table:formula="of:=IF(AND([.B571]=1;[.C571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60657" calcext:value-type="float">
            <text:p>16065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572]=[.B572];&quot;match&quot;;&quot;not&quot;)" office:value-type="string" office:string-value="match" calcext:value-type="string">
            <text:p>match</text:p>
          </table:table-cell>
          <table:table-cell table:formula="of:=IF(AND([.B572]=1;[.E572]=&quot;match&quot;);&quot;1&quot;;&quot;0&quot;)" office:value-type="string" office:string-value="0" calcext:value-type="string">
            <text:p>0</text:p>
          </table:table-cell>
          <table:table-cell table:formula="of:=IF(AND([.B572]=0;[.E572]=&quot;match&quot;);&quot;1&quot;;&quot;0&quot;)" office:value-type="string" office:string-value="1" calcext:value-type="string">
            <text:p>1</text:p>
          </table:table-cell>
          <table:table-cell table:formula="of:=IF(AND([.B572]=0;[.C572]=1);&quot;1&quot;;&quot;0&quot;)" office:value-type="string" office:string-value="0" calcext:value-type="string">
            <text:p>0</text:p>
          </table:table-cell>
          <table:table-cell table:formula="of:=IF(AND([.B572]=1;[.C572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56997" calcext:value-type="float">
            <text:p>15699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573]=[.B573];&quot;match&quot;;&quot;not&quot;)" office:value-type="string" office:string-value="match" calcext:value-type="string">
            <text:p>match</text:p>
          </table:table-cell>
          <table:table-cell table:formula="of:=IF(AND([.B573]=1;[.E573]=&quot;match&quot;);&quot;1&quot;;&quot;0&quot;)" office:value-type="string" office:string-value="0" calcext:value-type="string">
            <text:p>0</text:p>
          </table:table-cell>
          <table:table-cell table:formula="of:=IF(AND([.B573]=0;[.E573]=&quot;match&quot;);&quot;1&quot;;&quot;0&quot;)" office:value-type="string" office:string-value="1" calcext:value-type="string">
            <text:p>1</text:p>
          </table:table-cell>
          <table:table-cell table:formula="of:=IF(AND([.B573]=0;[.C573]=1);&quot;1&quot;;&quot;0&quot;)" office:value-type="string" office:string-value="0" calcext:value-type="string">
            <text:p>0</text:p>
          </table:table-cell>
          <table:table-cell table:formula="of:=IF(AND([.B573]=1;[.C573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574]=[.B574];&quot;match&quot;;&quot;not&quot;)" office:value-type="string" office:string-value="match" calcext:value-type="string">
            <text:p>match</text:p>
          </table:table-cell>
          <table:table-cell table:formula="of:=IF(AND([.B574]=1;[.E574]=&quot;match&quot;);&quot;1&quot;;&quot;0&quot;)" office:value-type="string" office:string-value="0" calcext:value-type="string">
            <text:p>0</text:p>
          </table:table-cell>
          <table:table-cell table:formula="of:=IF(AND([.B574]=0;[.E574]=&quot;match&quot;);&quot;1&quot;;&quot;0&quot;)" office:value-type="string" office:string-value="1" calcext:value-type="string">
            <text:p>1</text:p>
          </table:table-cell>
          <table:table-cell table:formula="of:=IF(AND([.B574]=0;[.C574]=1);&quot;1&quot;;&quot;0&quot;)" office:value-type="string" office:string-value="0" calcext:value-type="string">
            <text:p>0</text:p>
          </table:table-cell>
          <table:table-cell table:formula="of:=IF(AND([.B574]=1;[.C574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33026" calcext:value-type="float">
            <text:p>1330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575]=[.B575];&quot;match&quot;;&quot;not&quot;)" office:value-type="string" office:string-value="match" calcext:value-type="string">
            <text:p>match</text:p>
          </table:table-cell>
          <table:table-cell table:formula="of:=IF(AND([.B575]=1;[.E575]=&quot;match&quot;);&quot;1&quot;;&quot;0&quot;)" office:value-type="string" office:string-value="0" calcext:value-type="string">
            <text:p>0</text:p>
          </table:table-cell>
          <table:table-cell table:formula="of:=IF(AND([.B575]=0;[.E575]=&quot;match&quot;);&quot;1&quot;;&quot;0&quot;)" office:value-type="string" office:string-value="1" calcext:value-type="string">
            <text:p>1</text:p>
          </table:table-cell>
          <table:table-cell table:formula="of:=IF(AND([.B575]=0;[.C575]=1);&quot;1&quot;;&quot;0&quot;)" office:value-type="string" office:string-value="0" calcext:value-type="string">
            <text:p>0</text:p>
          </table:table-cell>
          <table:table-cell table:formula="of:=IF(AND([.B575]=1;[.C575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53003" calcext:value-type="float">
            <text:p>15300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576]=[.B576];&quot;match&quot;;&quot;not&quot;)" office:value-type="string" office:string-value="match" calcext:value-type="string">
            <text:p>match</text:p>
          </table:table-cell>
          <table:table-cell table:formula="of:=IF(AND([.B576]=1;[.E576]=&quot;match&quot;);&quot;1&quot;;&quot;0&quot;)" office:value-type="string" office:string-value="0" calcext:value-type="string">
            <text:p>0</text:p>
          </table:table-cell>
          <table:table-cell table:formula="of:=IF(AND([.B576]=0;[.E576]=&quot;match&quot;);&quot;1&quot;;&quot;0&quot;)" office:value-type="string" office:string-value="1" calcext:value-type="string">
            <text:p>1</text:p>
          </table:table-cell>
          <table:table-cell table:formula="of:=IF(AND([.B576]=0;[.C576]=1);&quot;1&quot;;&quot;0&quot;)" office:value-type="string" office:string-value="0" calcext:value-type="string">
            <text:p>0</text:p>
          </table:table-cell>
          <table:table-cell table:formula="of:=IF(AND([.B576]=1;[.C576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58489" calcext:value-type="float">
            <text:p>2584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577]=[.B577];&quot;match&quot;;&quot;not&quot;)" office:value-type="string" office:string-value="match" calcext:value-type="string">
            <text:p>match</text:p>
          </table:table-cell>
          <table:table-cell table:formula="of:=IF(AND([.B577]=1;[.E577]=&quot;match&quot;);&quot;1&quot;;&quot;0&quot;)" office:value-type="string" office:string-value="0" calcext:value-type="string">
            <text:p>0</text:p>
          </table:table-cell>
          <table:table-cell table:formula="of:=IF(AND([.B577]=0;[.E577]=&quot;match&quot;);&quot;1&quot;;&quot;0&quot;)" office:value-type="string" office:string-value="1" calcext:value-type="string">
            <text:p>1</text:p>
          </table:table-cell>
          <table:table-cell table:formula="of:=IF(AND([.B577]=0;[.C577]=1);&quot;1&quot;;&quot;0&quot;)" office:value-type="string" office:string-value="0" calcext:value-type="string">
            <text:p>0</text:p>
          </table:table-cell>
          <table:table-cell table:formula="of:=IF(AND([.B577]=1;[.C577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73499" calcext:value-type="float">
            <text:p>1734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578]=[.B578];&quot;match&quot;;&quot;not&quot;)" office:value-type="string" office:string-value="match" calcext:value-type="string">
            <text:p>match</text:p>
          </table:table-cell>
          <table:table-cell table:formula="of:=IF(AND([.B578]=1;[.E578]=&quot;match&quot;);&quot;1&quot;;&quot;0&quot;)" office:value-type="string" office:string-value="0" calcext:value-type="string">
            <text:p>0</text:p>
          </table:table-cell>
          <table:table-cell table:formula="of:=IF(AND([.B578]=0;[.E578]=&quot;match&quot;);&quot;1&quot;;&quot;0&quot;)" office:value-type="string" office:string-value="1" calcext:value-type="string">
            <text:p>1</text:p>
          </table:table-cell>
          <table:table-cell table:formula="of:=IF(AND([.B578]=0;[.C578]=1);&quot;1&quot;;&quot;0&quot;)" office:value-type="string" office:string-value="0" calcext:value-type="string">
            <text:p>0</text:p>
          </table:table-cell>
          <table:table-cell table:formula="of:=IF(AND([.B578]=1;[.C578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26908" calcext:value-type="float">
            <text:p>12690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579]=[.B579];&quot;match&quot;;&quot;not&quot;)" office:value-type="string" office:string-value="match" calcext:value-type="string">
            <text:p>match</text:p>
          </table:table-cell>
          <table:table-cell table:formula="of:=IF(AND([.B579]=1;[.E579]=&quot;match&quot;);&quot;1&quot;;&quot;0&quot;)" office:value-type="string" office:string-value="0" calcext:value-type="string">
            <text:p>0</text:p>
          </table:table-cell>
          <table:table-cell table:formula="of:=IF(AND([.B579]=0;[.E579]=&quot;match&quot;);&quot;1&quot;;&quot;0&quot;)" office:value-type="string" office:string-value="1" calcext:value-type="string">
            <text:p>1</text:p>
          </table:table-cell>
          <table:table-cell table:formula="of:=IF(AND([.B579]=0;[.C579]=1);&quot;1&quot;;&quot;0&quot;)" office:value-type="string" office:string-value="0" calcext:value-type="string">
            <text:p>0</text:p>
          </table:table-cell>
          <table:table-cell table:formula="of:=IF(AND([.B579]=1;[.C579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08997" calcext:value-type="float">
            <text:p>10899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580]=[.B580];&quot;match&quot;;&quot;not&quot;)" office:value-type="string" office:string-value="match" calcext:value-type="string">
            <text:p>match</text:p>
          </table:table-cell>
          <table:table-cell table:formula="of:=IF(AND([.B580]=1;[.E580]=&quot;match&quot;);&quot;1&quot;;&quot;0&quot;)" office:value-type="string" office:string-value="0" calcext:value-type="string">
            <text:p>0</text:p>
          </table:table-cell>
          <table:table-cell table:formula="of:=IF(AND([.B580]=0;[.E580]=&quot;match&quot;);&quot;1&quot;;&quot;0&quot;)" office:value-type="string" office:string-value="1" calcext:value-type="string">
            <text:p>1</text:p>
          </table:table-cell>
          <table:table-cell table:formula="of:=IF(AND([.B580]=0;[.C580]=1);&quot;1&quot;;&quot;0&quot;)" office:value-type="string" office:string-value="0" calcext:value-type="string">
            <text:p>0</text:p>
          </table:table-cell>
          <table:table-cell table:formula="of:=IF(AND([.B580]=1;[.C580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64257" calcext:value-type="float">
            <text:p>16425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581]=[.B581];&quot;match&quot;;&quot;not&quot;)" office:value-type="string" office:string-value="match" calcext:value-type="string">
            <text:p>match</text:p>
          </table:table-cell>
          <table:table-cell table:formula="of:=IF(AND([.B581]=1;[.E581]=&quot;match&quot;);&quot;1&quot;;&quot;0&quot;)" office:value-type="string" office:string-value="0" calcext:value-type="string">
            <text:p>0</text:p>
          </table:table-cell>
          <table:table-cell table:formula="of:=IF(AND([.B581]=0;[.E581]=&quot;match&quot;);&quot;1&quot;;&quot;0&quot;)" office:value-type="string" office:string-value="1" calcext:value-type="string">
            <text:p>1</text:p>
          </table:table-cell>
          <table:table-cell table:formula="of:=IF(AND([.B581]=0;[.C581]=1);&quot;1&quot;;&quot;0&quot;)" office:value-type="string" office:string-value="0" calcext:value-type="string">
            <text:p>0</text:p>
          </table:table-cell>
          <table:table-cell table:formula="of:=IF(AND([.B581]=1;[.C581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55594" calcext:value-type="float">
            <text:p>15559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582]=[.B582];&quot;match&quot;;&quot;not&quot;)" office:value-type="string" office:string-value="match" calcext:value-type="string">
            <text:p>match</text:p>
          </table:table-cell>
          <table:table-cell table:formula="of:=IF(AND([.B582]=1;[.E582]=&quot;match&quot;);&quot;1&quot;;&quot;0&quot;)" office:value-type="string" office:string-value="0" calcext:value-type="string">
            <text:p>0</text:p>
          </table:table-cell>
          <table:table-cell table:formula="of:=IF(AND([.B582]=0;[.E582]=&quot;match&quot;);&quot;1&quot;;&quot;0&quot;)" office:value-type="string" office:string-value="1" calcext:value-type="string">
            <text:p>1</text:p>
          </table:table-cell>
          <table:table-cell table:formula="of:=IF(AND([.B582]=0;[.C582]=1);&quot;1&quot;;&quot;0&quot;)" office:value-type="string" office:string-value="0" calcext:value-type="string">
            <text:p>0</text:p>
          </table:table-cell>
          <table:table-cell table:formula="of:=IF(AND([.B582]=1;[.C582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33719" calcext:value-type="float">
            <text:p>2337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583]=[.B583];&quot;match&quot;;&quot;not&quot;)" office:value-type="string" office:string-value="match" calcext:value-type="string">
            <text:p>match</text:p>
          </table:table-cell>
          <table:table-cell table:formula="of:=IF(AND([.B583]=1;[.E583]=&quot;match&quot;);&quot;1&quot;;&quot;0&quot;)" office:value-type="string" office:string-value="0" calcext:value-type="string">
            <text:p>0</text:p>
          </table:table-cell>
          <table:table-cell table:formula="of:=IF(AND([.B583]=0;[.E583]=&quot;match&quot;);&quot;1&quot;;&quot;0&quot;)" office:value-type="string" office:string-value="1" calcext:value-type="string">
            <text:p>1</text:p>
          </table:table-cell>
          <table:table-cell table:formula="of:=IF(AND([.B583]=0;[.C583]=1);&quot;1&quot;;&quot;0&quot;)" office:value-type="string" office:string-value="0" calcext:value-type="string">
            <text:p>0</text:p>
          </table:table-cell>
          <table:table-cell table:formula="of:=IF(AND([.B583]=1;[.C583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37004" calcext:value-type="float">
            <text:p>23700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584]=[.B584];&quot;match&quot;;&quot;not&quot;)" office:value-type="string" office:string-value="match" calcext:value-type="string">
            <text:p>match</text:p>
          </table:table-cell>
          <table:table-cell table:formula="of:=IF(AND([.B584]=1;[.E584]=&quot;match&quot;);&quot;1&quot;;&quot;0&quot;)" office:value-type="string" office:string-value="0" calcext:value-type="string">
            <text:p>0</text:p>
          </table:table-cell>
          <table:table-cell table:formula="of:=IF(AND([.B584]=0;[.E584]=&quot;match&quot;);&quot;1&quot;;&quot;0&quot;)" office:value-type="string" office:string-value="1" calcext:value-type="string">
            <text:p>1</text:p>
          </table:table-cell>
          <table:table-cell table:formula="of:=IF(AND([.B584]=0;[.C584]=1);&quot;1&quot;;&quot;0&quot;)" office:value-type="string" office:string-value="0" calcext:value-type="string">
            <text:p>0</text:p>
          </table:table-cell>
          <table:table-cell table:formula="of:=IF(AND([.B584]=1;[.C584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54743" calcext:value-type="float">
            <text:p>547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585]=[.B585];&quot;match&quot;;&quot;not&quot;)" office:value-type="string" office:string-value="match" calcext:value-type="string">
            <text:p>match</text:p>
          </table:table-cell>
          <table:table-cell table:formula="of:=IF(AND([.B585]=1;[.E585]=&quot;match&quot;);&quot;1&quot;;&quot;0&quot;)" office:value-type="string" office:string-value="0" calcext:value-type="string">
            <text:p>0</text:p>
          </table:table-cell>
          <table:table-cell table:formula="of:=IF(AND([.B585]=0;[.E585]=&quot;match&quot;);&quot;1&quot;;&quot;0&quot;)" office:value-type="string" office:string-value="1" calcext:value-type="string">
            <text:p>1</text:p>
          </table:table-cell>
          <table:table-cell table:formula="of:=IF(AND([.B585]=0;[.C585]=1);&quot;1&quot;;&quot;0&quot;)" office:value-type="string" office:string-value="0" calcext:value-type="string">
            <text:p>0</text:p>
          </table:table-cell>
          <table:table-cell table:formula="of:=IF(AND([.B585]=1;[.C585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60071" calcext:value-type="float">
            <text:p>16007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586]=[.B586];&quot;match&quot;;&quot;not&quot;)" office:value-type="string" office:string-value="match" calcext:value-type="string">
            <text:p>match</text:p>
          </table:table-cell>
          <table:table-cell table:formula="of:=IF(AND([.B586]=1;[.E586]=&quot;match&quot;);&quot;1&quot;;&quot;0&quot;)" office:value-type="string" office:string-value="0" calcext:value-type="string">
            <text:p>0</text:p>
          </table:table-cell>
          <table:table-cell table:formula="of:=IF(AND([.B586]=0;[.E586]=&quot;match&quot;);&quot;1&quot;;&quot;0&quot;)" office:value-type="string" office:string-value="1" calcext:value-type="string">
            <text:p>1</text:p>
          </table:table-cell>
          <table:table-cell table:formula="of:=IF(AND([.B586]=0;[.C586]=1);&quot;1&quot;;&quot;0&quot;)" office:value-type="string" office:string-value="0" calcext:value-type="string">
            <text:p>0</text:p>
          </table:table-cell>
          <table:table-cell table:formula="of:=IF(AND([.B586]=1;[.C586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19624" calcext:value-type="float">
            <text:p>2196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587]=[.B587];&quot;match&quot;;&quot;not&quot;)" office:value-type="string" office:string-value="match" calcext:value-type="string">
            <text:p>match</text:p>
          </table:table-cell>
          <table:table-cell table:formula="of:=IF(AND([.B587]=1;[.E587]=&quot;match&quot;);&quot;1&quot;;&quot;0&quot;)" office:value-type="string" office:string-value="0" calcext:value-type="string">
            <text:p>0</text:p>
          </table:table-cell>
          <table:table-cell table:formula="of:=IF(AND([.B587]=0;[.E587]=&quot;match&quot;);&quot;1&quot;;&quot;0&quot;)" office:value-type="string" office:string-value="1" calcext:value-type="string">
            <text:p>1</text:p>
          </table:table-cell>
          <table:table-cell table:formula="of:=IF(AND([.B587]=0;[.C587]=1);&quot;1&quot;;&quot;0&quot;)" office:value-type="string" office:string-value="0" calcext:value-type="string">
            <text:p>0</text:p>
          </table:table-cell>
          <table:table-cell table:formula="of:=IF(AND([.B587]=1;[.C587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52716" calcext:value-type="float">
            <text:p>527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588]=[.B588];&quot;match&quot;;&quot;not&quot;)" office:value-type="string" office:string-value="match" calcext:value-type="string">
            <text:p>match</text:p>
          </table:table-cell>
          <table:table-cell table:formula="of:=IF(AND([.B588]=1;[.E588]=&quot;match&quot;);&quot;1&quot;;&quot;0&quot;)" office:value-type="string" office:string-value="0" calcext:value-type="string">
            <text:p>0</text:p>
          </table:table-cell>
          <table:table-cell table:formula="of:=IF(AND([.B588]=0;[.E588]=&quot;match&quot;);&quot;1&quot;;&quot;0&quot;)" office:value-type="string" office:string-value="1" calcext:value-type="string">
            <text:p>1</text:p>
          </table:table-cell>
          <table:table-cell table:formula="of:=IF(AND([.B588]=0;[.C588]=1);&quot;1&quot;;&quot;0&quot;)" office:value-type="string" office:string-value="0" calcext:value-type="string">
            <text:p>0</text:p>
          </table:table-cell>
          <table:table-cell table:formula="of:=IF(AND([.B588]=1;[.C588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3022" calcext:value-type="float">
            <text:p>230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589]=[.B589];&quot;match&quot;;&quot;not&quot;)" office:value-type="string" office:string-value="match" calcext:value-type="string">
            <text:p>match</text:p>
          </table:table-cell>
          <table:table-cell table:formula="of:=IF(AND([.B589]=1;[.E589]=&quot;match&quot;);&quot;1&quot;;&quot;0&quot;)" office:value-type="string" office:string-value="0" calcext:value-type="string">
            <text:p>0</text:p>
          </table:table-cell>
          <table:table-cell table:formula="of:=IF(AND([.B589]=0;[.E589]=&quot;match&quot;);&quot;1&quot;;&quot;0&quot;)" office:value-type="string" office:string-value="1" calcext:value-type="string">
            <text:p>1</text:p>
          </table:table-cell>
          <table:table-cell table:formula="of:=IF(AND([.B589]=0;[.C589]=1);&quot;1&quot;;&quot;0&quot;)" office:value-type="string" office:string-value="0" calcext:value-type="string">
            <text:p>0</text:p>
          </table:table-cell>
          <table:table-cell table:formula="of:=IF(AND([.B589]=1;[.C589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88400" calcext:value-type="float">
            <text:p>1884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590]=[.B590];&quot;match&quot;;&quot;not&quot;)" office:value-type="string" office:string-value="match" calcext:value-type="string">
            <text:p>match</text:p>
          </table:table-cell>
          <table:table-cell table:formula="of:=IF(AND([.B590]=1;[.E590]=&quot;match&quot;);&quot;1&quot;;&quot;0&quot;)" office:value-type="string" office:string-value="0" calcext:value-type="string">
            <text:p>0</text:p>
          </table:table-cell>
          <table:table-cell table:formula="of:=IF(AND([.B590]=0;[.E590]=&quot;match&quot;);&quot;1&quot;;&quot;0&quot;)" office:value-type="string" office:string-value="1" calcext:value-type="string">
            <text:p>1</text:p>
          </table:table-cell>
          <table:table-cell table:formula="of:=IF(AND([.B590]=0;[.C590]=1);&quot;1&quot;;&quot;0&quot;)" office:value-type="string" office:string-value="0" calcext:value-type="string">
            <text:p>0</text:p>
          </table:table-cell>
          <table:table-cell table:formula="of:=IF(AND([.B590]=1;[.C590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07016" calcext:value-type="float">
            <text:p>2070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591]=[.B591];&quot;match&quot;;&quot;not&quot;)" office:value-type="string" office:string-value="match" calcext:value-type="string">
            <text:p>match</text:p>
          </table:table-cell>
          <table:table-cell table:formula="of:=IF(AND([.B591]=1;[.E591]=&quot;match&quot;);&quot;1&quot;;&quot;0&quot;)" office:value-type="string" office:string-value="0" calcext:value-type="string">
            <text:p>0</text:p>
          </table:table-cell>
          <table:table-cell table:formula="of:=IF(AND([.B591]=0;[.E591]=&quot;match&quot;);&quot;1&quot;;&quot;0&quot;)" office:value-type="string" office:string-value="1" calcext:value-type="string">
            <text:p>1</text:p>
          </table:table-cell>
          <table:table-cell table:formula="of:=IF(AND([.B591]=0;[.C591]=1);&quot;1&quot;;&quot;0&quot;)" office:value-type="string" office:string-value="0" calcext:value-type="string">
            <text:p>0</text:p>
          </table:table-cell>
          <table:table-cell table:formula="of:=IF(AND([.B591]=1;[.C591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86355" calcext:value-type="float">
            <text:p>1863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592]=[.B592];&quot;match&quot;;&quot;not&quot;)" office:value-type="string" office:string-value="match" calcext:value-type="string">
            <text:p>match</text:p>
          </table:table-cell>
          <table:table-cell table:formula="of:=IF(AND([.B592]=1;[.E592]=&quot;match&quot;);&quot;1&quot;;&quot;0&quot;)" office:value-type="string" office:string-value="0" calcext:value-type="string">
            <text:p>0</text:p>
          </table:table-cell>
          <table:table-cell table:formula="of:=IF(AND([.B592]=0;[.E592]=&quot;match&quot;);&quot;1&quot;;&quot;0&quot;)" office:value-type="string" office:string-value="1" calcext:value-type="string">
            <text:p>1</text:p>
          </table:table-cell>
          <table:table-cell table:formula="of:=IF(AND([.B592]=0;[.C592]=1);&quot;1&quot;;&quot;0&quot;)" office:value-type="string" office:string-value="0" calcext:value-type="string">
            <text:p>0</text:p>
          </table:table-cell>
          <table:table-cell table:formula="of:=IF(AND([.B592]=1;[.C592]=0);&quot;1&quot;;&quot;0&quot;)" office:value-type="string" office:string-value="0" calcext:value-type="string">
            <text:p>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airID:TEX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Predicted</text:p>
          </table:table-cell>
          <table:table-cell table:number-columns-repeated="2"/>
          <table:table-cell table:style-name="Default" office:value-type="string" calcext:value-type="string">
            <text:p>T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P</text:p>
          </table:table-cell>
          <table:table-cell table:style-name="Default" office:value-type="string" calcext:value-type="string">
            <text:p>FN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count</text:p>
          </table:table-cell>
          <table:table-cell table:formula="of:=SUM([.B2:.B592])" office:value-type="float" office:value="41" calcext:value-type="float">
            <text:p>41</text:p>
          </table:table-cell>
          <table:table-cell table:formula="of:=SUM([.C2:.C592])" office:value-type="float" office:value="35" calcext:value-type="float">
            <text:p>35</text:p>
          </table:table-cell>
          <table:table-cell table:number-columns-repeated="2"/>
          <table:table-cell table:style-name="Default" table:formula="of:=COUNTIF([.F2:.F592];&quot;1&quot;)" office:value-type="float" office:value="34" calcext:value-type="float">
            <text:p>34</text:p>
          </table:table-cell>
          <table:table-cell table:formula="of:=COUNTIF([.G2:.G592];&quot;1&quot;)" office:value-type="float" office:value="549" calcext:value-type="float">
            <text:p>549</text:p>
          </table:table-cell>
          <table:table-cell table:formula="of:=COUNTIF([.H2:.H592];&quot;1&quot;)" office:value-type="float" office:value="1" calcext:value-type="float">
            <text:p>1</text:p>
          </table:table-cell>
          <table:table-cell table:style-name="Default" table:formula="of:=COUNTIF([.I2:.I592];&quot;1&quot;)" office:value-type="float" office:value="7" calcext:value-type="float">
            <text:p>7</text:p>
          </table:table-cell>
        </table:table-row>
        <table:table-row table:style-name="ro1">
          <table:table-cell/>
          <table:table-cell table:formula="of:=591-[.B596]" office:value-type="float" office:value="550" calcext:value-type="float">
            <text:p>550</text:p>
          </table:table-cell>
          <table:table-cell table:formula="of:=591-[.C596]" office:value-type="float" office:value="556" calcext:value-type="float">
            <text:p>556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ikat Gomes</meta:initial-creator>
    <meta:creation-date>2014-11-29T16:42:07.733414070</meta:creation-date>
    <meta:generator>LibreOffice/4.2.5.2$Linux_X86_64 LibreOffice_project/61cb170a04bb1f12e77c884eab9192be736ec5f5</meta:generator>
    <meta:document-statistic meta:table-count="1" meta:cell-count="4751" meta:object-count="0"/>
  </office:meta>
</office:document-meta>
</file>